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2.231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1e7ea9a" officeooo:paragraph-rsid="01e7ea9a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7" style:family="paragraph" style:parent-style-name="Standard">
      <style:text-properties officeooo:rsid="0011b025" officeooo:paragraph-rsid="0011b025"/>
    </style:style>
    <style:style style:name="P18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19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0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1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2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3" style:family="paragraph" style:parent-style-name="Standard">
      <style:text-properties fo:font-style="italic" officeooo:paragraph-rsid="00a75993" style:font-style-asian="italic" style:font-style-complex="italic"/>
    </style:style>
    <style:style style:name="P24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25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26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27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28" style:family="paragraph" style:parent-style-name="Standard">
      <style:text-properties fo:font-style="italic" officeooo:rsid="00d9c9e4" officeooo:paragraph-rsid="00d9c9e4" style:font-style-asian="italic" style:font-style-complex="italic"/>
    </style:style>
    <style:style style:name="P29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0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1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2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3" style:family="paragraph" style:parent-style-name="Standard">
      <style:text-properties fo:font-style="italic" officeooo:paragraph-rsid="013013d9" style:font-style-asian="italic" style:font-style-complex="italic"/>
    </style:style>
    <style:style style:name="P34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35" style:family="paragraph" style:parent-style-name="Standard">
      <style:text-properties fo:font-style="italic" officeooo:paragraph-rsid="01408f03" style:font-style-asian="italic" style:font-style-complex="italic"/>
    </style:style>
    <style:style style:name="P36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37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b2ffc5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27a74ed" officeooo:paragraph-rsid="027a74ed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285839b" officeooo:paragraph-rsid="0288fb00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73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8d7d5e" officeooo:paragraph-rsid="03963307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04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05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06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07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08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3c13113" officeooo:paragraph-rsid="03c13113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412d727" officeooo:paragraph-rsid="0412d727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36" style:family="paragraph" style:parent-style-name="Standard">
      <style:text-properties fo:font-style="italic" fo:font-weight="normal" officeooo:rsid="0486c03e" officeooo:paragraph-rsid="0486c03e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46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47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48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49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50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51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52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53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54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170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171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172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173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174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175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176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177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178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179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180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181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182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183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184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185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186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187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188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189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190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191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192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193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194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195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196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197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198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199" style:family="paragraph" style:parent-style-name="Standard">
      <style:text-properties officeooo:rsid="0015f1ff" officeooo:paragraph-rsid="0015f1ff"/>
    </style:style>
    <style:style style:name="P200" style:family="paragraph" style:parent-style-name="Standard">
      <style:text-properties officeooo:rsid="0015f1ff" officeooo:paragraph-rsid="0013268f"/>
    </style:style>
    <style:style style:name="P201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02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04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05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06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08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10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11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12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20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21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22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23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24" style:family="paragraph" style:parent-style-name="Standard">
      <style:text-properties fo:font-style="normal" officeooo:paragraph-rsid="02be3c45" style:font-style-asian="normal" style:font-style-complex="normal"/>
    </style:style>
    <style:style style:name="P225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26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27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28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29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30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31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32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33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34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35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36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37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38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39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40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41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42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43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44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45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246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247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248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249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251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252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253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254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255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257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258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259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260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261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65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266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267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268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269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270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271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272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273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274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275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276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277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3e0b30e" style:font-style-asian="normal" style:font-weight-asian="normal" style:font-style-complex="normal" style:font-weight-complex="normal"/>
    </style:style>
    <style:style style:name="P278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279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280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281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282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283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284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285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286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287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288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289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290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291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292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293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294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295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296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297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298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299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300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301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302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303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304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305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306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307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308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309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310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311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312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313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314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315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316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317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318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320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321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322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323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324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325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326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327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328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329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330" style:family="paragraph" style:parent-style-name="Standard">
      <style:text-properties fo:font-style="normal" style:text-underline-style="none" officeooo:rsid="00f5260b" officeooo:paragraph-rsid="00f5260b" style:font-style-asian="normal" style:font-style-complex="normal"/>
    </style:style>
    <style:style style:name="P331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332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333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334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335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336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337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338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339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340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341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342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343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344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345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346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347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348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349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53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355" style:family="paragraph" style:parent-style-name="Standard">
      <style:text-properties fo:font-style="normal" fo:font-weight="normal" officeooo:rsid="034f5b13" officeooo:paragraph-rsid="034f5b13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362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363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364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365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366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367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368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369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370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371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372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373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374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375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fo:font-style="normal" fo:font-weight="normal" officeooo:rsid="0453216f" officeooo:paragraph-rsid="0464d765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fo:font-style="normal" fo:font-weight="normal" officeooo:rsid="04592f7c" officeooo:paragraph-rsid="048bee3c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fo:font-style="normal" fo:font-weight="normal" officeooo:rsid="04592f7c" officeooo:paragraph-rsid="048df38c" style:font-style-asian="normal" style:font-weight-asian="normal" style:font-style-complex="normal" style:font-weight-complex="normal"/>
    </style:style>
    <style:style style:name="P390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391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00%"/>
      <style:text-properties fo:font-style="normal" fo:font-weight="normal" officeooo:rsid="040aae1c" officeooo:paragraph-rsid="0473548b" style:font-style-asian="normal" style:font-weight-asian="normal" style:font-style-complex="normal" style:font-weight-complex="normal"/>
    </style:style>
    <style:style style:name="P395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396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397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398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399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400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405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408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415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416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417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418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419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429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430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431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432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433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434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435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436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437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438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439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440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441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442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443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444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445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446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447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448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449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450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451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452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453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54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455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456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457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458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459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460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461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5f25572" officeooo:paragraph-rsid="05f3e7ac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506" style:family="paragraph" style:parent-style-name="Standard">
      <style:paragraph-properties fo:line-height="100%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507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508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509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510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511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512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513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514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515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516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517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518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519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520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521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522" style:family="paragraph" style:parent-style-name="Standard">
      <style:paragraph-properties fo:line-height="100%"/>
      <style:text-properties fo:font-style="normal" fo:font-weight="bold" officeooo:rsid="05f3e7ac" officeooo:paragraph-rsid="05f3e7ac" style:font-style-asian="normal" style:font-weight-asian="bold" style:font-style-complex="normal" style:font-weight-complex="bold"/>
    </style:style>
    <style:style style:name="P523" style:family="paragraph" style:parent-style-name="Standard">
      <style:text-properties officeooo:rsid="0033fbdf" officeooo:paragraph-rsid="0033fbdf"/>
    </style:style>
    <style:style style:name="P524" style:family="paragraph" style:parent-style-name="Standard">
      <style:text-properties officeooo:rsid="0034ed8b" officeooo:paragraph-rsid="0106c767"/>
    </style:style>
    <style:style style:name="P525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526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527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528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529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530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531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532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533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534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535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536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537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538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539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540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541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542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543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544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545" style:family="paragraph" style:parent-style-name="Standard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546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547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548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549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550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551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552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553" style:family="paragraph" style:parent-style-name="Standard">
      <style:paragraph-properties fo:line-height="100%"/>
      <style:text-properties fo:font-weight="normal" officeooo:rsid="03bf92cd" officeooo:paragraph-rsid="03c13113" style:font-weight-asian="normal" style:font-weight-complex="normal"/>
    </style:style>
    <style:style style:name="P554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555" style:family="paragraph" style:parent-style-name="Standard">
      <style:paragraph-properties fo:line-height="100%"/>
      <style:text-properties fo:font-weight="normal" officeooo:rsid="03bf92cd" officeooo:paragraph-rsid="03f0c84b" style:font-weight-asian="normal" style:font-weight-complex="normal"/>
    </style:style>
    <style:style style:name="P556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557" style:family="paragraph" style:parent-style-name="Standard">
      <style:paragraph-properties fo:line-height="100%"/>
      <style:text-properties fo:font-weight="normal" officeooo:rsid="03c34d65" officeooo:paragraph-rsid="03c51260" style:font-weight-asian="normal" style:font-weight-complex="normal"/>
    </style:style>
    <style:style style:name="P558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559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560" style:family="paragraph" style:parent-style-name="Standard">
      <style:paragraph-properties fo:line-height="100%"/>
      <style:text-properties fo:font-weight="normal" officeooo:rsid="03c39617" officeooo:paragraph-rsid="03d52c7f" style:font-weight-asian="normal" style:font-weight-complex="normal"/>
    </style:style>
    <style:style style:name="P561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562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563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564" style:family="paragraph" style:parent-style-name="Standard">
      <style:paragraph-properties fo:line-height="100%"/>
      <style:text-properties fo:font-weight="normal" officeooo:rsid="03d9bd6c" officeooo:paragraph-rsid="03de8421" style:font-weight-asian="normal" style:font-weight-complex="normal"/>
    </style:style>
    <style:style style:name="P565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566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567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568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569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570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571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572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573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574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575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576" style:family="paragraph" style:parent-style-name="Standard">
      <style:paragraph-properties fo:line-height="100%"/>
      <style:text-properties fo:font-weight="normal" officeooo:rsid="03ed0846" officeooo:paragraph-rsid="03e6bad7" style:font-weight-asian="normal" style:font-weight-complex="normal"/>
    </style:style>
    <style:style style:name="P577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578" style:family="paragraph" style:parent-style-name="Standard">
      <style:paragraph-properties fo:line-height="100%"/>
      <style:text-properties fo:font-weight="normal" officeooo:paragraph-rsid="04e915f4"/>
    </style:style>
    <style:style style:name="P579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580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581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582" style:family="paragraph" style:parent-style-name="Standard">
      <style:text-properties officeooo:rsid="0012a0dc" officeooo:paragraph-rsid="0012a0dc"/>
    </style:style>
    <style:style style:name="P583" style:family="paragraph" style:parent-style-name="Standard">
      <style:text-properties officeooo:paragraph-rsid="003eeb50"/>
    </style:style>
    <style:style style:name="P584" style:family="paragraph" style:parent-style-name="Standard">
      <style:text-properties officeooo:rsid="00205d85" officeooo:paragraph-rsid="005f7223"/>
    </style:style>
    <style:style style:name="P585" style:family="paragraph" style:parent-style-name="Standard">
      <style:text-properties officeooo:rsid="002436f5" officeooo:paragraph-rsid="00ed9297"/>
    </style:style>
    <style:style style:name="P586" style:family="paragraph" style:parent-style-name="Standard">
      <style:text-properties officeooo:rsid="0056d959" officeooo:paragraph-rsid="0056d959"/>
    </style:style>
    <style:style style:name="P587" style:family="paragraph" style:parent-style-name="Standard">
      <style:paragraph-properties fo:line-height="150%"/>
      <style:text-properties officeooo:paragraph-rsid="0013268f"/>
    </style:style>
    <style:style style:name="P588" style:family="paragraph" style:parent-style-name="Standard">
      <style:paragraph-properties fo:line-height="150%"/>
      <style:text-properties officeooo:paragraph-rsid="0040eb9d"/>
    </style:style>
    <style:style style:name="P589" style:family="paragraph" style:parent-style-name="Standard">
      <style:paragraph-properties fo:line-height="150%"/>
      <style:text-properties officeooo:paragraph-rsid="00c6421c"/>
    </style:style>
    <style:style style:name="P590" style:family="paragraph" style:parent-style-name="Standard">
      <style:paragraph-properties fo:line-height="150%"/>
      <style:text-properties officeooo:paragraph-rsid="0106c767"/>
    </style:style>
    <style:style style:name="P591" style:family="paragraph" style:parent-style-name="Standard">
      <style:paragraph-properties fo:line-height="150%"/>
      <style:text-properties officeooo:paragraph-rsid="01d80854"/>
    </style:style>
    <style:style style:name="P592" style:family="paragraph" style:parent-style-name="Standard">
      <style:paragraph-properties fo:line-height="150%"/>
      <style:text-properties officeooo:paragraph-rsid="020068b3"/>
    </style:style>
    <style:style style:name="P593" style:family="paragraph" style:parent-style-name="Standard">
      <style:paragraph-properties fo:line-height="150%"/>
      <style:text-properties officeooo:paragraph-rsid="0265f14b"/>
    </style:style>
    <style:style style:name="P594" style:family="paragraph" style:parent-style-name="Standard">
      <style:paragraph-properties fo:line-height="150%"/>
      <style:text-properties officeooo:paragraph-rsid="00cab904"/>
    </style:style>
    <style:style style:name="P595" style:family="paragraph" style:parent-style-name="Standard">
      <style:paragraph-properties fo:line-height="150%"/>
      <style:text-properties officeooo:paragraph-rsid="0339abb7"/>
    </style:style>
    <style:style style:name="P596" style:family="paragraph" style:parent-style-name="Standard">
      <style:paragraph-properties fo:line-height="150%"/>
      <style:text-properties officeooo:paragraph-rsid="031857c7"/>
    </style:style>
    <style:style style:name="P597" style:family="paragraph" style:parent-style-name="Standard">
      <style:paragraph-properties fo:line-height="150%"/>
      <style:text-properties officeooo:paragraph-rsid="0347bb43"/>
    </style:style>
    <style:style style:name="P598" style:family="paragraph" style:parent-style-name="Standard">
      <style:paragraph-properties fo:line-height="150%"/>
      <style:text-properties officeooo:paragraph-rsid="03af7bf7"/>
    </style:style>
    <style:style style:name="P599" style:family="paragraph" style:parent-style-name="Standard">
      <style:paragraph-properties fo:line-height="150%"/>
      <style:text-properties officeooo:paragraph-rsid="03becfb9"/>
    </style:style>
    <style:style style:name="P600" style:family="paragraph" style:parent-style-name="Standard">
      <style:paragraph-properties fo:line-height="150%"/>
      <style:text-properties officeooo:paragraph-rsid="03e90de3"/>
    </style:style>
    <style:style style:name="P601" style:family="paragraph" style:parent-style-name="Standard">
      <style:paragraph-properties fo:line-height="150%"/>
      <style:text-properties officeooo:paragraph-rsid="03ffa765"/>
    </style:style>
    <style:style style:name="P602" style:family="paragraph" style:parent-style-name="Standard">
      <style:paragraph-properties fo:line-height="150%"/>
      <style:text-properties officeooo:paragraph-rsid="04226783"/>
    </style:style>
    <style:style style:name="P603" style:family="paragraph" style:parent-style-name="Standard">
      <style:paragraph-properties fo:line-height="150%"/>
      <style:text-properties officeooo:paragraph-rsid="04ddd894"/>
    </style:style>
    <style:style style:name="P604" style:family="paragraph" style:parent-style-name="Standard">
      <style:paragraph-properties fo:line-height="150%"/>
      <style:text-properties officeooo:paragraph-rsid="05319739"/>
    </style:style>
    <style:style style:name="P605" style:family="paragraph" style:parent-style-name="Standard">
      <style:paragraph-properties fo:line-height="150%"/>
      <style:text-properties officeooo:paragraph-rsid="057d2115"/>
    </style:style>
    <style:style style:name="P606" style:family="paragraph" style:parent-style-name="Standard">
      <style:paragraph-properties fo:line-height="150%"/>
      <style:text-properties officeooo:paragraph-rsid="058bbc5e"/>
    </style:style>
    <style:style style:name="P607" style:family="paragraph" style:parent-style-name="Standard">
      <style:paragraph-properties fo:line-height="150%"/>
      <style:text-properties officeooo:paragraph-rsid="054d7055"/>
    </style:style>
    <style:style style:name="P608" style:family="paragraph" style:parent-style-name="Standard">
      <style:paragraph-properties fo:line-height="150%"/>
      <style:text-properties officeooo:paragraph-rsid="05cd3bc5"/>
    </style:style>
    <style:style style:name="P609" style:family="paragraph" style:parent-style-name="Standard">
      <style:paragraph-properties fo:line-height="150%"/>
      <style:text-properties officeooo:paragraph-rsid="05e46ca0"/>
    </style:style>
    <style:style style:name="P610" style:family="paragraph" style:parent-style-name="Standard">
      <style:paragraph-properties fo:line-height="150%"/>
      <style:text-properties officeooo:paragraph-rsid="05e8bd08"/>
    </style:style>
    <style:style style:name="P611" style:family="paragraph" style:parent-style-name="Standard">
      <style:paragraph-properties fo:line-height="150%"/>
      <style:text-properties officeooo:paragraph-rsid="05ef59a4"/>
    </style:style>
    <style:style style:name="P612" style:family="paragraph" style:parent-style-name="Standard">
      <style:text-properties officeooo:paragraph-rsid="00883289"/>
    </style:style>
    <style:style style:name="P613" style:family="paragraph" style:parent-style-name="Standard">
      <style:text-properties officeooo:rsid="008872eb" officeooo:paragraph-rsid="008872eb"/>
    </style:style>
    <style:style style:name="P614" style:family="paragraph" style:parent-style-name="Standard">
      <style:text-properties officeooo:paragraph-rsid="00a75993"/>
    </style:style>
    <style:style style:name="P615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616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617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618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df911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6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6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6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6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65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6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65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6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6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65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65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6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6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6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6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6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6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6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66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6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669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6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6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6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6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6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6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67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67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67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67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68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304fd19" style:font-style-asian="normal" style:font-weight-asian="normal" style:font-style-complex="normal" style:font-weight-complex="normal"/>
    </style:style>
    <style:style style:name="P68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68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683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68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68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686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687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68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68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69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69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6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6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6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69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6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6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6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6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7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7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7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7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70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70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70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70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70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70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71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71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71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71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714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715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716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717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718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719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720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721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722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723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724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725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726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727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728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729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730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731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732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733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734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735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736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737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738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739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740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741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742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743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744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745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746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747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748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749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750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751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752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753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754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755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756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757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758" style:family="paragraph" style:parent-style-name="Standard">
      <style:paragraph-properties fo:line-height="100%"/>
      <style:text-properties style:use-window-font-color="true" fo:font-style="normal" fo:font-weight="normal" officeooo:rsid="01c3ec8a" officeooo:paragraph-rsid="01c3ec8a" style:font-style-asian="normal" style:font-weight-asian="normal" style:font-style-complex="normal" style:font-weight-complex="normal"/>
    </style:style>
    <style:style style:name="P759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760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761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762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763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764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765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766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767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768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769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770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771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772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773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774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775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776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777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778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779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780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781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782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783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784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785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786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787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788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789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790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791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c0a42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814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815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816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817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818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819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820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821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822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825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italic" fo:font-weight="normal" officeooo:rsid="01ce728e" officeooo:paragraph-rsid="01ce728e" style:font-style-asian="italic" style:font-weight-asian="normal" style:font-style-complex="italic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855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858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859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867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8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8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8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8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8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72698b" officeooo:paragraph-rsid="02bd01a2" style:font-style-asian="italic" style:font-weight-asian="normal" style:font-style-complex="italic" style:font-weight-complex="normal"/>
    </style:style>
    <style:style style:name="P882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883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884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885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88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8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8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88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89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89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89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89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89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89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89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89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89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89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90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90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90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90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90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90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90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907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909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910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911" style:family="paragraph" style:parent-style-name="Standard">
      <style:text-properties style:use-window-font-color="true" officeooo:paragraph-rsid="02be3c45"/>
    </style:style>
    <style:style style:name="P912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913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91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91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e8a1b" officeooo:paragraph-rsid="02f2e947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919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924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925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926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927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928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929" style:family="paragraph" style:parent-style-name="Standard">
      <style:text-properties style:use-window-font-color="true" officeooo:paragraph-rsid="02ecf51e"/>
    </style:style>
    <style:style style:name="P930" style:family="paragraph" style:parent-style-name="Standard">
      <style:paragraph-properties fo:line-height="150%"/>
      <style:text-properties style:use-window-font-color="true" officeooo:paragraph-rsid="02edc963"/>
    </style:style>
    <style:style style:name="P931" style:family="paragraph" style:parent-style-name="Standard">
      <style:paragraph-properties fo:line-height="100%"/>
      <style:text-properties style:use-window-font-color="true" style:text-line-through-style="solid" style:text-line-through-type="single" fo:font-style="italic" style:text-underline-style="none" fo:font-weight="normal" officeooo:rsid="007a3a38" officeooo:paragraph-rsid="02f2e947" style:font-style-asian="italic" style:font-weight-asian="normal" style:font-style-complex="italic" style:font-weight-complex="normal"/>
    </style:style>
    <style:style style:name="P932" style:family="paragraph" style:parent-style-name="Standard">
      <style:paragraph-properties fo:line-height="100%"/>
      <style:text-properties style:use-window-font-color="true" style:text-line-through-style="solid" style:text-line-through-type="single" fo:font-style="normal" style:text-underline-style="none" fo:font-weight="normal" officeooo:rsid="03febd54" officeooo:paragraph-rsid="02f2e947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934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935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93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937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938" style:family="paragraph" style:parent-style-name="Standard">
      <style:text-properties officeooo:paragraph-rsid="00ba4170"/>
    </style:style>
    <style:style style:name="P939" style:family="paragraph" style:parent-style-name="Standard">
      <style:text-properties officeooo:paragraph-rsid="00bbbf73"/>
    </style:style>
    <style:style style:name="P940" style:family="paragraph" style:parent-style-name="Standard">
      <style:text-properties officeooo:rsid="00beb82f" officeooo:paragraph-rsid="00beb82f"/>
    </style:style>
    <style:style style:name="P941" style:family="paragraph" style:parent-style-name="Standard">
      <style:text-properties officeooo:paragraph-rsid="00beb82f"/>
    </style:style>
    <style:style style:name="P942" style:family="paragraph" style:parent-style-name="Standard">
      <style:text-properties officeooo:rsid="00c0d7c6" officeooo:paragraph-rsid="00c0d7c6"/>
    </style:style>
    <style:style style:name="P943" style:family="paragraph" style:parent-style-name="Standard">
      <style:text-properties officeooo:rsid="005521a3" officeooo:paragraph-rsid="005521a3"/>
    </style:style>
    <style:style style:name="P944" style:family="paragraph" style:parent-style-name="Standard">
      <style:text-properties officeooo:paragraph-rsid="00d2fc06"/>
    </style:style>
    <style:style style:name="P945" style:family="paragraph" style:parent-style-name="Standard">
      <style:paragraph-properties fo:line-height="150%"/>
      <style:text-properties officeooo:rsid="00d5826a" officeooo:paragraph-rsid="00d5826a"/>
    </style:style>
    <style:style style:name="P946" style:family="paragraph" style:parent-style-name="Standard">
      <style:text-properties officeooo:paragraph-rsid="00d77d7d"/>
    </style:style>
    <style:style style:name="P947" style:family="paragraph" style:parent-style-name="Standard">
      <style:text-properties officeooo:rsid="00d9c9e4" officeooo:paragraph-rsid="00d9c9e4"/>
    </style:style>
    <style:style style:name="P948" style:family="paragraph" style:parent-style-name="Standard">
      <style:text-properties officeooo:paragraph-rsid="00e5f586"/>
    </style:style>
    <style:style style:name="P949" style:family="paragraph" style:parent-style-name="Standard">
      <style:text-properties officeooo:paragraph-rsid="00eb50e0"/>
    </style:style>
    <style:style style:name="P950" style:family="paragraph" style:parent-style-name="Standard">
      <style:paragraph-properties fo:line-height="150%"/>
      <style:text-properties officeooo:rsid="00f2503e" officeooo:paragraph-rsid="00f2503e"/>
    </style:style>
    <style:style style:name="P951" style:family="paragraph" style:parent-style-name="Standard">
      <style:text-properties officeooo:rsid="00f2503e" officeooo:paragraph-rsid="01222be5"/>
    </style:style>
    <style:style style:name="P952" style:family="paragraph" style:parent-style-name="Standard">
      <style:text-properties officeooo:rsid="00d1487d" officeooo:paragraph-rsid="00d2fc06"/>
    </style:style>
    <style:style style:name="P953" style:family="paragraph" style:parent-style-name="Standard">
      <style:text-properties officeooo:paragraph-rsid="00f5260b"/>
    </style:style>
    <style:style style:name="P954" style:family="paragraph" style:parent-style-name="Standard">
      <style:text-properties officeooo:paragraph-rsid="010c486e"/>
    </style:style>
    <style:style style:name="P955" style:family="paragraph" style:parent-style-name="Standard">
      <style:text-properties officeooo:paragraph-rsid="00367935"/>
    </style:style>
    <style:style style:name="P956" style:family="paragraph" style:parent-style-name="Standard">
      <style:text-properties officeooo:paragraph-rsid="011fc384"/>
    </style:style>
    <style:style style:name="P957" style:family="paragraph" style:parent-style-name="Standard">
      <style:text-properties officeooo:paragraph-rsid="0122678f"/>
    </style:style>
    <style:style style:name="P958" style:family="paragraph" style:parent-style-name="Standard">
      <style:text-properties officeooo:paragraph-rsid="012dfde8"/>
    </style:style>
    <style:style style:name="P959" style:family="paragraph" style:parent-style-name="Standard">
      <style:text-properties officeooo:paragraph-rsid="0130fd48"/>
    </style:style>
    <style:style style:name="P960" style:family="paragraph" style:parent-style-name="Standard">
      <style:text-properties officeooo:paragraph-rsid="013282b3"/>
    </style:style>
    <style:style style:name="P961" style:family="paragraph" style:parent-style-name="Standard">
      <style:text-properties officeooo:paragraph-rsid="013f3c54"/>
    </style:style>
    <style:style style:name="P962" style:family="paragraph" style:parent-style-name="Standard">
      <style:text-properties officeooo:paragraph-rsid="0152f194"/>
    </style:style>
    <style:style style:name="P963" style:family="paragraph" style:parent-style-name="Standard">
      <style:text-properties officeooo:paragraph-rsid="0150aafa"/>
    </style:style>
    <style:style style:name="P964" style:family="paragraph" style:parent-style-name="Standard">
      <style:paragraph-properties fo:line-height="100%"/>
      <style:text-properties officeooo:paragraph-rsid="016aa5ac"/>
    </style:style>
    <style:style style:name="P965" style:family="paragraph" style:parent-style-name="Standard">
      <style:paragraph-properties fo:line-height="100%"/>
      <style:text-properties officeooo:paragraph-rsid="016d2800"/>
    </style:style>
    <style:style style:name="P966" style:family="paragraph" style:parent-style-name="Standard">
      <style:paragraph-properties fo:line-height="100%"/>
      <style:text-properties officeooo:paragraph-rsid="0171553b"/>
    </style:style>
    <style:style style:name="P967" style:family="paragraph" style:parent-style-name="Standard">
      <style:paragraph-properties fo:line-height="100%"/>
      <style:text-properties officeooo:paragraph-rsid="0176ee1b"/>
    </style:style>
    <style:style style:name="P968" style:family="paragraph" style:parent-style-name="Standard">
      <style:paragraph-properties fo:line-height="100%"/>
      <style:text-properties officeooo:paragraph-rsid="017941db"/>
    </style:style>
    <style:style style:name="P969" style:family="paragraph" style:parent-style-name="Standard">
      <style:paragraph-properties fo:line-height="100%"/>
      <style:text-properties officeooo:paragraph-rsid="017a7161"/>
    </style:style>
    <style:style style:name="P970" style:family="paragraph" style:parent-style-name="Standard">
      <style:paragraph-properties fo:line-height="100%"/>
      <style:text-properties officeooo:paragraph-rsid="018105ab"/>
    </style:style>
    <style:style style:name="P971" style:family="paragraph" style:parent-style-name="Standard">
      <style:paragraph-properties fo:line-height="100%"/>
      <style:text-properties officeooo:paragraph-rsid="01aaba73"/>
    </style:style>
    <style:style style:name="P972" style:family="paragraph" style:parent-style-name="Standard">
      <style:paragraph-properties fo:line-height="100%"/>
      <style:text-properties officeooo:paragraph-rsid="01abda5f"/>
    </style:style>
    <style:style style:name="P973" style:family="paragraph" style:parent-style-name="Standard">
      <style:paragraph-properties fo:line-height="100%"/>
      <style:text-properties officeooo:paragraph-rsid="01d3aa7e"/>
    </style:style>
    <style:style style:name="P974" style:family="paragraph" style:parent-style-name="Standard">
      <style:paragraph-properties fo:line-height="100%"/>
      <style:text-properties officeooo:paragraph-rsid="01e2b86d"/>
    </style:style>
    <style:style style:name="P975" style:family="paragraph" style:parent-style-name="Standard">
      <style:paragraph-properties fo:line-height="100%"/>
      <style:text-properties officeooo:paragraph-rsid="01e7ea9a"/>
    </style:style>
    <style:style style:name="P976" style:family="paragraph" style:parent-style-name="Standard">
      <style:paragraph-properties fo:line-height="100%"/>
      <style:text-properties officeooo:paragraph-rsid="01f79ca2"/>
    </style:style>
    <style:style style:name="P977" style:family="paragraph" style:parent-style-name="Standard">
      <style:paragraph-properties fo:line-height="100%"/>
      <style:text-properties officeooo:paragraph-rsid="020068b3"/>
    </style:style>
    <style:style style:name="P978" style:family="paragraph" style:parent-style-name="Standard">
      <style:paragraph-properties fo:line-height="100%"/>
      <style:text-properties officeooo:paragraph-rsid="0200b58e"/>
    </style:style>
    <style:style style:name="P979" style:family="paragraph" style:parent-style-name="Standard">
      <style:paragraph-properties fo:line-height="100%"/>
      <style:text-properties officeooo:paragraph-rsid="020131ae"/>
    </style:style>
    <style:style style:name="P980" style:family="paragraph" style:parent-style-name="Standard">
      <style:paragraph-properties fo:line-height="100%"/>
      <style:text-properties officeooo:paragraph-rsid="0212a48a"/>
    </style:style>
    <style:style style:name="P981" style:family="paragraph" style:parent-style-name="Standard">
      <style:paragraph-properties fo:line-height="100%"/>
      <style:text-properties officeooo:paragraph-rsid="01d522fe"/>
    </style:style>
    <style:style style:name="P982" style:family="paragraph" style:parent-style-name="Standard">
      <style:paragraph-properties fo:line-height="100%"/>
      <style:text-properties officeooo:paragraph-rsid="021920c6"/>
    </style:style>
    <style:style style:name="P983" style:family="paragraph" style:parent-style-name="Standard">
      <style:paragraph-properties fo:line-height="100%"/>
      <style:text-properties officeooo:paragraph-rsid="021bfb0f"/>
    </style:style>
    <style:style style:name="P984" style:family="paragraph" style:parent-style-name="Standard">
      <style:paragraph-properties fo:line-height="100%"/>
      <style:text-properties officeooo:paragraph-rsid="021d76dd"/>
    </style:style>
    <style:style style:name="P985" style:family="paragraph" style:parent-style-name="Standard">
      <style:paragraph-properties fo:line-height="100%"/>
      <style:text-properties officeooo:paragraph-rsid="01ec8e18"/>
    </style:style>
    <style:style style:name="P986" style:family="paragraph" style:parent-style-name="Standard">
      <style:paragraph-properties fo:line-height="100%"/>
      <style:text-properties officeooo:paragraph-rsid="0228bd00"/>
    </style:style>
    <style:style style:name="P987" style:family="paragraph" style:parent-style-name="Standard">
      <style:paragraph-properties fo:line-height="100%"/>
      <style:text-properties officeooo:paragraph-rsid="0239e044"/>
    </style:style>
    <style:style style:name="P988" style:family="paragraph" style:parent-style-name="Standard">
      <style:paragraph-properties fo:line-height="100%"/>
      <style:text-properties officeooo:paragraph-rsid="023e217a"/>
    </style:style>
    <style:style style:name="P989" style:family="paragraph" style:parent-style-name="Standard">
      <style:paragraph-properties fo:line-height="100%"/>
      <style:text-properties officeooo:paragraph-rsid="0245c9e7"/>
    </style:style>
    <style:style style:name="P990" style:family="paragraph" style:parent-style-name="Standard">
      <style:paragraph-properties fo:line-height="100%"/>
      <style:text-properties officeooo:paragraph-rsid="0248e2f5"/>
    </style:style>
    <style:style style:name="P991" style:family="paragraph" style:parent-style-name="Standard">
      <style:paragraph-properties fo:line-height="100%"/>
      <style:text-properties officeooo:paragraph-rsid="024d9b01"/>
    </style:style>
    <style:style style:name="P992" style:family="paragraph" style:parent-style-name="Standard">
      <style:paragraph-properties fo:line-height="100%"/>
      <style:text-properties officeooo:paragraph-rsid="02540cb9"/>
    </style:style>
    <style:style style:name="P993" style:family="paragraph" style:parent-style-name="Standard">
      <style:paragraph-properties fo:line-height="100%"/>
      <style:text-properties officeooo:paragraph-rsid="02656310"/>
    </style:style>
    <style:style style:name="P994" style:family="paragraph" style:parent-style-name="Standard">
      <style:paragraph-properties fo:line-height="100%"/>
      <style:text-properties officeooo:paragraph-rsid="0265f14b"/>
    </style:style>
    <style:style style:name="P995" style:family="paragraph" style:parent-style-name="Standard">
      <style:paragraph-properties fo:line-height="100%"/>
      <style:text-properties officeooo:paragraph-rsid="02778926"/>
    </style:style>
    <style:style style:name="P996" style:family="paragraph" style:parent-style-name="Standard">
      <style:paragraph-properties fo:line-height="100%"/>
      <style:text-properties officeooo:paragraph-rsid="0279658f"/>
    </style:style>
    <style:style style:name="P997" style:family="paragraph" style:parent-style-name="Standard">
      <style:paragraph-properties fo:line-height="100%"/>
      <style:text-properties officeooo:paragraph-rsid="027b57d1"/>
    </style:style>
    <style:style style:name="P998" style:family="paragraph" style:parent-style-name="Standard">
      <style:paragraph-properties fo:line-height="100%"/>
      <style:text-properties officeooo:paragraph-rsid="02819040"/>
    </style:style>
    <style:style style:name="P999" style:family="paragraph" style:parent-style-name="Standard">
      <style:paragraph-properties fo:line-height="100%"/>
      <style:text-properties officeooo:paragraph-rsid="028add40"/>
    </style:style>
    <style:style style:name="P1000" style:family="paragraph" style:parent-style-name="Standard">
      <style:paragraph-properties fo:line-height="100%"/>
      <style:text-properties officeooo:paragraph-rsid="02939b7b"/>
    </style:style>
    <style:style style:name="P1001" style:family="paragraph" style:parent-style-name="Standard">
      <style:paragraph-properties fo:line-height="100%"/>
      <style:text-properties officeooo:paragraph-rsid="0293a523"/>
    </style:style>
    <style:style style:name="P1002" style:family="paragraph" style:parent-style-name="Standard">
      <style:paragraph-properties fo:line-height="100%"/>
      <style:text-properties officeooo:paragraph-rsid="0297c923"/>
    </style:style>
    <style:style style:name="P1003" style:family="paragraph" style:parent-style-name="Standard">
      <style:paragraph-properties fo:line-height="100%"/>
      <style:text-properties officeooo:paragraph-rsid="029bb505"/>
    </style:style>
    <style:style style:name="P1004" style:family="paragraph" style:parent-style-name="Standard">
      <style:paragraph-properties fo:line-height="100%"/>
      <style:text-properties officeooo:paragraph-rsid="02a71f0b"/>
    </style:style>
    <style:style style:name="P1005" style:family="paragraph" style:parent-style-name="Standard">
      <style:paragraph-properties fo:line-height="100%"/>
      <style:text-properties officeooo:paragraph-rsid="027c1b85"/>
    </style:style>
    <style:style style:name="P1006" style:family="paragraph" style:parent-style-name="Standard">
      <style:paragraph-properties fo:line-height="100%"/>
      <style:text-properties officeooo:paragraph-rsid="0045286d"/>
    </style:style>
    <style:style style:name="P1007" style:family="paragraph" style:parent-style-name="Standard">
      <style:paragraph-properties fo:line-height="100%"/>
      <style:text-properties officeooo:paragraph-rsid="02bd01a2"/>
    </style:style>
    <style:style style:name="P1008" style:family="paragraph" style:parent-style-name="Standard">
      <style:paragraph-properties fo:line-height="100%"/>
      <style:text-properties officeooo:paragraph-rsid="02d5eaee"/>
    </style:style>
    <style:style style:name="P1009" style:family="paragraph" style:parent-style-name="Standard">
      <style:paragraph-properties fo:line-height="100%"/>
      <style:text-properties officeooo:paragraph-rsid="02e4f960"/>
    </style:style>
    <style:style style:name="P1010" style:family="paragraph" style:parent-style-name="Standard">
      <style:paragraph-properties fo:line-height="100%"/>
      <style:text-properties officeooo:paragraph-rsid="02eac01d"/>
    </style:style>
    <style:style style:name="P1011" style:family="paragraph" style:parent-style-name="Standard">
      <style:paragraph-properties fo:line-height="100%"/>
      <style:text-properties officeooo:paragraph-rsid="02f17ec6"/>
    </style:style>
    <style:style style:name="P1012" style:family="paragraph" style:parent-style-name="Standard">
      <style:paragraph-properties fo:line-height="100%"/>
      <style:text-properties officeooo:paragraph-rsid="02fda6ef"/>
    </style:style>
    <style:style style:name="P1013" style:family="paragraph" style:parent-style-name="Standard">
      <style:paragraph-properties fo:line-height="100%"/>
      <style:text-properties officeooo:paragraph-rsid="03040c1c"/>
    </style:style>
    <style:style style:name="P1014" style:family="paragraph" style:parent-style-name="Standard">
      <style:paragraph-properties fo:line-height="100%"/>
      <style:text-properties officeooo:paragraph-rsid="03049b98"/>
    </style:style>
    <style:style style:name="P1015" style:family="paragraph" style:parent-style-name="Standard">
      <style:paragraph-properties fo:line-height="100%"/>
      <style:text-properties officeooo:paragraph-rsid="0305aebe"/>
    </style:style>
    <style:style style:name="P1016" style:family="paragraph" style:parent-style-name="Standard">
      <style:paragraph-properties fo:line-height="100%"/>
      <style:text-properties officeooo:paragraph-rsid="03061f93"/>
    </style:style>
    <style:style style:name="P1017" style:family="paragraph" style:parent-style-name="Standard">
      <style:paragraph-properties fo:line-height="100%"/>
      <style:text-properties officeooo:paragraph-rsid="03153caa"/>
    </style:style>
    <style:style style:name="P1018" style:family="paragraph" style:parent-style-name="Standard">
      <style:paragraph-properties fo:line-height="100%"/>
      <style:text-properties officeooo:paragraph-rsid="03343ce6"/>
    </style:style>
    <style:style style:name="P1019" style:family="paragraph" style:parent-style-name="Standard">
      <style:paragraph-properties fo:line-height="100%"/>
      <style:text-properties officeooo:paragraph-rsid="03349842"/>
    </style:style>
    <style:style style:name="P1020" style:family="paragraph" style:parent-style-name="Standard">
      <style:paragraph-properties fo:line-height="100%"/>
      <style:text-properties officeooo:paragraph-rsid="033f17a3"/>
    </style:style>
    <style:style style:name="P1021" style:family="paragraph" style:parent-style-name="Standard">
      <style:paragraph-properties fo:line-height="100%"/>
      <style:text-properties officeooo:paragraph-rsid="034172a0"/>
    </style:style>
    <style:style style:name="P1022" style:family="paragraph" style:parent-style-name="Standard">
      <style:paragraph-properties fo:line-height="100%"/>
      <style:text-properties officeooo:paragraph-rsid="034adc9b"/>
    </style:style>
    <style:style style:name="P1023" style:family="paragraph" style:parent-style-name="Standard">
      <style:paragraph-properties fo:line-height="100%"/>
      <style:text-properties officeooo:paragraph-rsid="034f33b6"/>
    </style:style>
    <style:style style:name="P1024" style:family="paragraph" style:parent-style-name="Standard">
      <style:paragraph-properties fo:line-height="100%"/>
      <style:text-properties officeooo:paragraph-rsid="034f680a"/>
    </style:style>
    <style:style style:name="P1025" style:family="paragraph" style:parent-style-name="Standard">
      <style:paragraph-properties fo:line-height="100%"/>
      <style:text-properties officeooo:paragraph-rsid="035051aa"/>
    </style:style>
    <style:style style:name="P1026" style:family="paragraph" style:parent-style-name="Standard">
      <style:paragraph-properties fo:line-height="100%"/>
      <style:text-properties officeooo:paragraph-rsid="0369854f"/>
    </style:style>
    <style:style style:name="P1027" style:family="paragraph" style:parent-style-name="Standard">
      <style:paragraph-properties fo:line-height="100%"/>
      <style:text-properties officeooo:paragraph-rsid="03963307"/>
    </style:style>
    <style:style style:name="P1028" style:family="paragraph" style:parent-style-name="Standard">
      <style:paragraph-properties fo:line-height="100%"/>
      <style:text-properties officeooo:paragraph-rsid="039c640b"/>
    </style:style>
    <style:style style:name="P1029" style:family="paragraph" style:parent-style-name="Standard">
      <style:paragraph-properties fo:line-height="100%"/>
      <style:text-properties officeooo:paragraph-rsid="039e9821"/>
    </style:style>
    <style:style style:name="P1030" style:family="paragraph" style:parent-style-name="Standard">
      <style:paragraph-properties fo:line-height="100%"/>
      <style:text-properties officeooo:paragraph-rsid="03a073aa"/>
    </style:style>
    <style:style style:name="P1031" style:family="paragraph" style:parent-style-name="Standard">
      <style:paragraph-properties fo:line-height="100%"/>
      <style:text-properties officeooo:paragraph-rsid="03b1fbc9"/>
    </style:style>
    <style:style style:name="P1032" style:family="paragraph" style:parent-style-name="Standard">
      <style:paragraph-properties fo:line-height="100%"/>
      <style:text-properties officeooo:paragraph-rsid="03c51260"/>
    </style:style>
    <style:style style:name="P1033" style:family="paragraph" style:parent-style-name="Standard">
      <style:paragraph-properties fo:line-height="100%"/>
      <style:text-properties officeooo:paragraph-rsid="03eb005c"/>
    </style:style>
    <style:style style:name="P1034" style:family="paragraph" style:parent-style-name="Standard">
      <style:paragraph-properties fo:line-height="100%"/>
      <style:text-properties officeooo:paragraph-rsid="03f0c84b"/>
    </style:style>
    <style:style style:name="P1035" style:family="paragraph" style:parent-style-name="Standard">
      <style:paragraph-properties fo:line-height="100%"/>
      <style:text-properties officeooo:paragraph-rsid="03e90de3"/>
    </style:style>
    <style:style style:name="P1036" style:family="paragraph" style:parent-style-name="Standard">
      <style:paragraph-properties fo:line-height="100%"/>
      <style:text-properties officeooo:paragraph-rsid="03f27278"/>
    </style:style>
    <style:style style:name="P1037" style:family="paragraph" style:parent-style-name="Standard">
      <style:paragraph-properties fo:line-height="100%"/>
      <style:text-properties officeooo:paragraph-rsid="03fd5e01"/>
    </style:style>
    <style:style style:name="P1038" style:family="paragraph" style:parent-style-name="Standard">
      <style:paragraph-properties fo:line-height="100%"/>
      <style:text-properties officeooo:paragraph-rsid="0400a6e4"/>
    </style:style>
    <style:style style:name="P1039" style:family="paragraph" style:parent-style-name="Standard">
      <style:paragraph-properties fo:line-height="100%"/>
      <style:text-properties officeooo:paragraph-rsid="0404aa05"/>
    </style:style>
    <style:style style:name="P1040" style:family="paragraph" style:parent-style-name="Standard">
      <style:paragraph-properties fo:line-height="100%"/>
      <style:text-properties officeooo:paragraph-rsid="04102973"/>
    </style:style>
    <style:style style:name="P1041" style:family="paragraph" style:parent-style-name="Standard">
      <style:paragraph-properties fo:line-height="100%"/>
      <style:text-properties officeooo:paragraph-rsid="041e6a3e"/>
    </style:style>
    <style:style style:name="P1042" style:family="paragraph" style:parent-style-name="Standard">
      <style:paragraph-properties fo:line-height="100%"/>
      <style:text-properties officeooo:paragraph-rsid="03a31e81"/>
    </style:style>
    <style:style style:name="P1043" style:family="paragraph" style:parent-style-name="Standard">
      <style:paragraph-properties fo:line-height="100%"/>
      <style:text-properties officeooo:paragraph-rsid="043fc929"/>
    </style:style>
    <style:style style:name="P1044" style:family="paragraph" style:parent-style-name="Standard">
      <style:paragraph-properties fo:line-height="100%"/>
      <style:text-properties officeooo:paragraph-rsid="043a0ede"/>
    </style:style>
    <style:style style:name="P1045" style:family="paragraph" style:parent-style-name="Standard">
      <style:paragraph-properties fo:line-height="100%"/>
      <style:text-properties officeooo:paragraph-rsid="04518e70"/>
    </style:style>
    <style:style style:name="P1046" style:family="paragraph" style:parent-style-name="Standard">
      <style:paragraph-properties fo:line-height="100%"/>
      <style:text-properties officeooo:paragraph-rsid="04592f7c"/>
    </style:style>
    <style:style style:name="P1047" style:family="paragraph" style:parent-style-name="Standard">
      <style:paragraph-properties fo:line-height="100%"/>
      <style:text-properties officeooo:paragraph-rsid="03becfb9"/>
    </style:style>
    <style:style style:name="P1048" style:family="paragraph" style:parent-style-name="Standard">
      <style:paragraph-properties fo:line-height="100%"/>
      <style:text-properties officeooo:paragraph-rsid="0473548b"/>
    </style:style>
    <style:style style:name="P1049" style:family="paragraph" style:parent-style-name="Standard">
      <style:paragraph-properties fo:line-height="100%"/>
      <style:text-properties officeooo:paragraph-rsid="0411d16e"/>
    </style:style>
    <style:style style:name="P1050" style:family="paragraph" style:parent-style-name="Standard">
      <style:paragraph-properties fo:line-height="100%"/>
      <style:text-properties officeooo:paragraph-rsid="041746e7"/>
    </style:style>
    <style:style style:name="P1051" style:family="paragraph" style:parent-style-name="Standard">
      <style:paragraph-properties fo:line-height="100%"/>
      <style:text-properties officeooo:paragraph-rsid="043c6125"/>
    </style:style>
    <style:style style:name="P1052" style:family="paragraph" style:parent-style-name="Standard">
      <style:paragraph-properties fo:line-height="100%"/>
      <style:text-properties officeooo:paragraph-rsid="04472f62"/>
    </style:style>
    <style:style style:name="P1053" style:family="paragraph" style:parent-style-name="Standard">
      <style:paragraph-properties fo:line-height="100%"/>
      <style:text-properties officeooo:paragraph-rsid="03fc17c3"/>
    </style:style>
    <style:style style:name="P1054" style:family="paragraph" style:parent-style-name="Standard">
      <style:paragraph-properties fo:line-height="100%"/>
      <style:text-properties officeooo:paragraph-rsid="039292f6"/>
    </style:style>
    <style:style style:name="P1055" style:family="paragraph" style:parent-style-name="Standard">
      <style:paragraph-properties fo:line-height="100%"/>
      <style:text-properties officeooo:paragraph-rsid="0486c03e"/>
    </style:style>
    <style:style style:name="P1056" style:family="paragraph" style:parent-style-name="Standard">
      <style:paragraph-properties fo:line-height="100%"/>
      <style:text-properties officeooo:paragraph-rsid="048ffd4a"/>
    </style:style>
    <style:style style:name="P1057" style:family="paragraph" style:parent-style-name="Standard">
      <style:paragraph-properties fo:line-height="100%"/>
      <style:text-properties officeooo:paragraph-rsid="04915c32"/>
    </style:style>
    <style:style style:name="P1058" style:family="paragraph" style:parent-style-name="Standard">
      <style:paragraph-properties fo:line-height="100%"/>
      <style:text-properties officeooo:paragraph-rsid="0496a172"/>
    </style:style>
    <style:style style:name="P1059" style:family="paragraph" style:parent-style-name="Standard">
      <style:paragraph-properties fo:line-height="100%"/>
      <style:text-properties officeooo:paragraph-rsid="04a08898"/>
    </style:style>
    <style:style style:name="P1060" style:family="paragraph" style:parent-style-name="Standard">
      <style:paragraph-properties fo:line-height="100%"/>
      <style:text-properties officeooo:paragraph-rsid="04a6679a"/>
    </style:style>
    <style:style style:name="P1061" style:family="paragraph" style:parent-style-name="Standard">
      <style:paragraph-properties fo:line-height="100%"/>
      <style:text-properties officeooo:paragraph-rsid="04ad05fc"/>
    </style:style>
    <style:style style:name="P1062" style:family="paragraph" style:parent-style-name="Standard">
      <style:paragraph-properties fo:line-height="100%"/>
      <style:text-properties officeooo:paragraph-rsid="04b3c5c0"/>
    </style:style>
    <style:style style:name="P1063" style:family="paragraph" style:parent-style-name="Standard">
      <style:paragraph-properties fo:line-height="100%"/>
      <style:text-properties officeooo:paragraph-rsid="04ba1b39"/>
    </style:style>
    <style:style style:name="P1064" style:family="paragraph" style:parent-style-name="Standard">
      <style:paragraph-properties fo:line-height="100%"/>
      <style:text-properties officeooo:paragraph-rsid="04bc7059"/>
    </style:style>
    <style:style style:name="P1065" style:family="paragraph" style:parent-style-name="Standard">
      <style:paragraph-properties fo:line-height="100%"/>
      <style:text-properties officeooo:paragraph-rsid="02ec4cc6"/>
    </style:style>
    <style:style style:name="P1066" style:family="paragraph" style:parent-style-name="Standard">
      <style:paragraph-properties fo:line-height="100%"/>
      <style:text-properties officeooo:paragraph-rsid="04b80b14"/>
    </style:style>
    <style:style style:name="P1067" style:family="paragraph" style:parent-style-name="Standard">
      <style:paragraph-properties fo:line-height="100%"/>
      <style:text-properties officeooo:paragraph-rsid="04d7b913"/>
    </style:style>
    <style:style style:name="P1068" style:family="paragraph" style:parent-style-name="Standard">
      <style:paragraph-properties fo:line-height="100%"/>
      <style:text-properties officeooo:paragraph-rsid="04ddd894"/>
    </style:style>
    <style:style style:name="P1069" style:family="paragraph" style:parent-style-name="Standard">
      <style:paragraph-properties fo:line-height="100%"/>
      <style:text-properties officeooo:paragraph-rsid="04deac5d"/>
    </style:style>
    <style:style style:name="P1070" style:family="paragraph" style:parent-style-name="Standard">
      <style:paragraph-properties fo:line-height="100%"/>
      <style:text-properties officeooo:paragraph-rsid="04ee3d5e"/>
    </style:style>
    <style:style style:name="P1071" style:family="paragraph" style:parent-style-name="Standard">
      <style:paragraph-properties fo:line-height="100%"/>
      <style:text-properties officeooo:paragraph-rsid="04ee86bb"/>
    </style:style>
    <style:style style:name="P1072" style:family="paragraph" style:parent-style-name="Standard">
      <style:paragraph-properties fo:line-height="100%"/>
      <style:text-properties officeooo:paragraph-rsid="04f29906"/>
    </style:style>
    <style:style style:name="P1073" style:family="paragraph" style:parent-style-name="Standard">
      <style:paragraph-properties fo:line-height="100%"/>
      <style:text-properties officeooo:paragraph-rsid="04faca3a"/>
    </style:style>
    <style:style style:name="P1074" style:family="paragraph" style:parent-style-name="Standard">
      <style:paragraph-properties fo:line-height="100%"/>
      <style:text-properties officeooo:paragraph-rsid="051228a5"/>
    </style:style>
    <style:style style:name="P1075" style:family="paragraph" style:parent-style-name="Standard">
      <style:paragraph-properties fo:line-height="100%"/>
      <style:text-properties officeooo:paragraph-rsid="05149db7"/>
    </style:style>
    <style:style style:name="P1076" style:family="paragraph" style:parent-style-name="Standard">
      <style:paragraph-properties fo:line-height="100%"/>
      <style:text-properties officeooo:paragraph-rsid="051755b6"/>
    </style:style>
    <style:style style:name="P1077" style:family="paragraph" style:parent-style-name="Standard">
      <style:paragraph-properties fo:line-height="100%"/>
      <style:text-properties officeooo:paragraph-rsid="04f1c42d"/>
    </style:style>
    <style:style style:name="P1078" style:family="paragraph" style:parent-style-name="Standard">
      <style:paragraph-properties fo:line-height="100%"/>
      <style:text-properties officeooo:paragraph-rsid="052c470d"/>
    </style:style>
    <style:style style:name="P1079" style:family="paragraph" style:parent-style-name="Standard">
      <style:paragraph-properties fo:line-height="100%"/>
      <style:text-properties officeooo:paragraph-rsid="052e1d4e"/>
    </style:style>
    <style:style style:name="P1080" style:family="paragraph" style:parent-style-name="Standard">
      <style:paragraph-properties fo:line-height="100%"/>
      <style:text-properties officeooo:paragraph-rsid="052fd794"/>
    </style:style>
    <style:style style:name="P1081" style:family="paragraph" style:parent-style-name="Standard">
      <style:paragraph-properties fo:line-height="100%"/>
      <style:text-properties officeooo:paragraph-rsid="053faa40"/>
    </style:style>
    <style:style style:name="P1082" style:family="paragraph" style:parent-style-name="Standard">
      <style:paragraph-properties fo:line-height="100%"/>
      <style:text-properties officeooo:paragraph-rsid="054f83a7"/>
    </style:style>
    <style:style style:name="P1083" style:family="paragraph" style:parent-style-name="Standard">
      <style:paragraph-properties fo:line-height="100%"/>
      <style:text-properties officeooo:paragraph-rsid="0557f31f"/>
    </style:style>
    <style:style style:name="P1084" style:family="paragraph" style:parent-style-name="Standard">
      <style:paragraph-properties fo:line-height="100%"/>
      <style:text-properties officeooo:paragraph-rsid="055a623a"/>
    </style:style>
    <style:style style:name="P1085" style:family="paragraph" style:parent-style-name="Standard">
      <style:paragraph-properties fo:line-height="100%"/>
      <style:text-properties officeooo:paragraph-rsid="0569d9ca"/>
    </style:style>
    <style:style style:name="P1086" style:family="paragraph" style:parent-style-name="Standard">
      <style:paragraph-properties fo:line-height="100%"/>
      <style:text-properties officeooo:paragraph-rsid="056d9742"/>
    </style:style>
    <style:style style:name="P1087" style:family="paragraph" style:parent-style-name="Standard">
      <style:paragraph-properties fo:line-height="100%"/>
      <style:text-properties officeooo:paragraph-rsid="057cbee6"/>
    </style:style>
    <style:style style:name="P1088" style:family="paragraph" style:parent-style-name="Standard">
      <style:paragraph-properties fo:line-height="100%"/>
      <style:text-properties officeooo:paragraph-rsid="0580d52a"/>
    </style:style>
    <style:style style:name="P1089" style:family="paragraph" style:parent-style-name="Standard">
      <style:paragraph-properties fo:line-height="100%"/>
      <style:text-properties officeooo:paragraph-rsid="059e7836"/>
    </style:style>
    <style:style style:name="P1090" style:family="paragraph" style:parent-style-name="Standard">
      <style:paragraph-properties fo:line-height="100%"/>
      <style:text-properties officeooo:paragraph-rsid="05ab1076"/>
    </style:style>
    <style:style style:name="P1091" style:family="paragraph" style:parent-style-name="Standard">
      <style:paragraph-properties fo:line-height="100%"/>
      <style:text-properties officeooo:paragraph-rsid="05b1d6ac"/>
    </style:style>
    <style:style style:name="P1092" style:family="paragraph" style:parent-style-name="Standard">
      <style:paragraph-properties fo:line-height="100%"/>
      <style:text-properties officeooo:paragraph-rsid="05b6653b"/>
    </style:style>
    <style:style style:name="P1093" style:family="paragraph" style:parent-style-name="Standard">
      <style:paragraph-properties fo:line-height="100%"/>
      <style:text-properties officeooo:paragraph-rsid="05bc64d7"/>
    </style:style>
    <style:style style:name="P1094" style:family="paragraph" style:parent-style-name="Standard">
      <style:paragraph-properties fo:line-height="100%"/>
      <style:text-properties officeooo:paragraph-rsid="05d96232"/>
    </style:style>
    <style:style style:name="P1095" style:family="paragraph" style:parent-style-name="Standard">
      <style:paragraph-properties fo:line-height="100%"/>
      <style:text-properties officeooo:paragraph-rsid="05dd0971"/>
    </style:style>
    <style:style style:name="P1096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097" style:family="paragraph" style:parent-style-name="Standard">
      <style:text-properties fo:color="#c9211e"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098" style:family="paragraph" style:parent-style-name="Standard">
      <style:text-properties fo:color="#c9211e" fo:font-style="normal" style:text-underline-style="none" fo:font-weight="normal" officeooo:rsid="00ce5fa1" officeooo:paragraph-rsid="0122678f" style:font-style-asian="normal" style:font-weight-asian="normal" style:font-style-complex="normal" style:font-weight-complex="normal"/>
    </style:style>
    <style:style style:name="P1099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100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101" style:family="paragraph" style:parent-style-name="Standard">
      <style:text-properties fo:color="#c9211e" style:text-line-through-style="none" style:text-line-through-type="none" fo:font-style="normal" style:text-underline-style="none" fo:font-weight="normal" officeooo:rsid="003eeb50" officeooo:paragraph-rsid="00ac1d69" style:font-style-asian="normal" style:font-weight-asian="normal" style:font-style-complex="normal" style:font-weight-complex="normal"/>
    </style:style>
    <style:style style:name="P1102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103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104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105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106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107" style:family="paragraph" style:parent-style-name="Standard">
      <style:text-properties fo:color="#c9211e" officeooo:rsid="003eeb50" officeooo:paragraph-rsid="00ac1d69"/>
    </style:style>
    <style:style style:name="P1108" style:family="paragraph" style:parent-style-name="Standard">
      <style:text-properties fo:color="#c9211e" style:text-line-through-style="solid" style:text-line-through-type="single" fo:font-style="normal" style:text-underline-style="none" fo:font-weight="bold" officeooo:rsid="0081154c" officeooo:paragraph-rsid="00f8c8b1" style:font-style-asian="normal" style:font-weight-asian="bold" style:font-style-complex="normal" style:font-weight-complex="bold"/>
    </style:style>
    <style:style style:name="P1109" style:family="paragraph" style:parent-style-name="Standard">
      <style:paragraph-properties fo:line-height="100%"/>
      <style:text-properties officeooo:rsid="016b9044" officeooo:paragraph-rsid="016b9044"/>
    </style:style>
    <style:style style:name="P1110" style:family="paragraph" style:parent-style-name="Standard">
      <style:paragraph-properties fo:line-height="100%"/>
      <style:text-properties officeooo:rsid="01a2dcc2" officeooo:paragraph-rsid="01a2dcc2"/>
    </style:style>
    <style:style style:name="P1111" style:family="paragraph" style:parent-style-name="Standard">
      <style:paragraph-properties fo:line-height="100%"/>
      <style:text-properties officeooo:rsid="01a92b83" officeooo:paragraph-rsid="01abda5f"/>
    </style:style>
    <style:style style:name="P1112" style:family="paragraph" style:parent-style-name="Standard">
      <style:paragraph-properties fo:line-height="100%"/>
      <style:text-properties officeooo:rsid="01b78805" officeooo:paragraph-rsid="01b9977e"/>
    </style:style>
    <style:style style:name="P1113" style:family="paragraph" style:parent-style-name="Standard">
      <style:paragraph-properties fo:line-height="100%"/>
      <style:text-properties officeooo:rsid="01b78805" officeooo:paragraph-rsid="020d39a8"/>
    </style:style>
    <style:style style:name="P1114" style:family="paragraph" style:parent-style-name="Standard">
      <style:paragraph-properties fo:line-height="100%"/>
      <style:text-properties officeooo:rsid="01bcc73c" officeooo:paragraph-rsid="01bcc73c"/>
    </style:style>
    <style:style style:name="P1115" style:family="paragraph" style:parent-style-name="Standard">
      <style:paragraph-properties fo:line-height="100%"/>
      <style:text-properties officeooo:rsid="01cb0c6f" officeooo:paragraph-rsid="01cb0c6f"/>
    </style:style>
    <style:style style:name="P1116" style:family="paragraph" style:parent-style-name="Standard">
      <style:paragraph-properties fo:line-height="100%"/>
      <style:text-properties officeooo:rsid="01cd0839" officeooo:paragraph-rsid="01cd0839"/>
    </style:style>
    <style:style style:name="P1117" style:family="paragraph" style:parent-style-name="Standard">
      <style:paragraph-properties fo:line-height="100%"/>
      <style:text-properties officeooo:rsid="01e4a612" officeooo:paragraph-rsid="01e4a612"/>
    </style:style>
    <style:style style:name="P1118" style:family="paragraph" style:parent-style-name="Standard">
      <style:paragraph-properties fo:line-height="100%"/>
      <style:text-properties officeooo:rsid="022b7ea9" officeooo:paragraph-rsid="022b7ea9"/>
    </style:style>
    <style:style style:name="P1119" style:family="paragraph" style:parent-style-name="Standard">
      <style:paragraph-properties fo:line-height="100%"/>
      <style:text-properties officeooo:rsid="022dff2a" officeooo:paragraph-rsid="022dff2a"/>
    </style:style>
    <style:style style:name="P1120" style:family="paragraph" style:parent-style-name="Standard">
      <style:text-properties officeooo:paragraph-rsid="0275c15d"/>
    </style:style>
    <style:style style:name="P1121" style:family="paragraph" style:parent-style-name="Standard">
      <style:paragraph-properties fo:line-height="100%"/>
      <style:text-properties officeooo:rsid="02819040" officeooo:paragraph-rsid="028fc45c"/>
    </style:style>
    <style:style style:name="P1122" style:family="paragraph" style:parent-style-name="Standard">
      <style:paragraph-properties fo:line-height="100%"/>
      <style:text-properties officeooo:rsid="0285839b" officeooo:paragraph-rsid="0288fb00"/>
    </style:style>
    <style:style style:name="P1123" style:family="paragraph" style:parent-style-name="Standard">
      <style:paragraph-properties fo:line-height="100%"/>
      <style:text-properties officeooo:rsid="0297c923" officeooo:paragraph-rsid="0297c923"/>
    </style:style>
    <style:style style:name="P1124" style:family="paragraph" style:parent-style-name="Standard">
      <style:paragraph-properties fo:line-height="100%"/>
      <style:text-properties officeooo:rsid="029ac75f" officeooo:paragraph-rsid="029ac75f"/>
    </style:style>
    <style:style style:name="P1125" style:family="paragraph" style:parent-style-name="Standard">
      <style:text-properties officeooo:paragraph-rsid="00bfa17d"/>
    </style:style>
    <style:style style:name="P1126" style:family="paragraph" style:parent-style-name="Standard">
      <style:text-properties officeooo:paragraph-rsid="00bd11a0"/>
    </style:style>
    <style:style style:name="P1127" style:family="paragraph" style:parent-style-name="Standard">
      <style:paragraph-properties fo:line-height="100%"/>
      <style:text-properties officeooo:rsid="02540cb9" officeooo:paragraph-rsid="02bd01a2"/>
    </style:style>
    <style:style style:name="P1128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12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13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13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132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133" style:family="paragraph" style:parent-style-name="Standard">
      <style:paragraph-properties fo:line-height="100%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134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135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13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13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13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13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14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14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142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143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144" style:family="paragraph" style:parent-style-name="Standard">
      <style:paragraph-properties fo:line-height="100%"/>
      <style:text-properties officeooo:rsid="02da5175" officeooo:paragraph-rsid="02da5175"/>
    </style:style>
    <style:style style:name="P1145" style:family="paragraph" style:parent-style-name="Standard">
      <style:paragraph-properties fo:line-height="100%"/>
      <style:text-properties officeooo:rsid="02e4f960" officeooo:paragraph-rsid="02e4f960"/>
    </style:style>
    <style:style style:name="P1146" style:family="paragraph" style:parent-style-name="Standard">
      <style:paragraph-properties fo:line-height="100%"/>
      <style:text-properties officeooo:rsid="02eabaea" officeooo:paragraph-rsid="02eabaea"/>
    </style:style>
    <style:style style:name="P1147" style:family="paragraph" style:parent-style-name="Standard">
      <style:paragraph-properties fo:line-height="100%"/>
      <style:text-properties officeooo:rsid="02eac01d" officeooo:paragraph-rsid="02eac01d"/>
    </style:style>
    <style:style style:name="P1148" style:family="paragraph" style:parent-style-name="Standard">
      <style:paragraph-properties fo:line-height="100%"/>
      <style:text-properties officeooo:rsid="02eb27fd" officeooo:paragraph-rsid="02ec089f"/>
    </style:style>
    <style:style style:name="P1149" style:family="paragraph" style:parent-style-name="Standard">
      <style:text-properties officeooo:paragraph-rsid="02ecf51e"/>
    </style:style>
    <style:style style:name="P1150" style:family="paragraph" style:parent-style-name="Standard">
      <style:text-properties officeooo:paragraph-rsid="02f17ec6"/>
    </style:style>
    <style:style style:name="P1151" style:family="paragraph" style:parent-style-name="Standard">
      <style:paragraph-properties fo:line-height="100%"/>
      <style:text-properties officeooo:rsid="02e59398" officeooo:paragraph-rsid="03049b98"/>
    </style:style>
    <style:style style:name="P1152" style:family="paragraph" style:parent-style-name="Standard">
      <style:paragraph-properties fo:line-height="150%"/>
      <style:text-properties officeooo:rsid="02e59398" officeooo:paragraph-rsid="03049b98"/>
    </style:style>
    <style:style style:name="P1153" style:family="paragraph" style:parent-style-name="Standard">
      <style:paragraph-properties fo:line-height="100%"/>
      <style:text-properties officeooo:rsid="022ee1ec" officeooo:paragraph-rsid="022ee1ec"/>
    </style:style>
    <style:style style:name="P1154" style:family="paragraph" style:parent-style-name="Standard">
      <style:text-properties officeooo:paragraph-rsid="03061f93"/>
    </style:style>
    <style:style style:name="P1155" style:family="paragraph" style:parent-style-name="Standard">
      <style:paragraph-properties fo:line-height="100%"/>
      <style:text-properties officeooo:rsid="0346a444" officeooo:paragraph-rsid="0346a444"/>
    </style:style>
    <style:style style:name="P1156" style:family="paragraph" style:parent-style-name="Standard">
      <style:text-properties officeooo:paragraph-rsid="03733aab"/>
    </style:style>
    <style:style style:name="P1157" style:family="paragraph" style:parent-style-name="Standard">
      <style:paragraph-properties fo:line-height="100%"/>
      <style:text-properties officeooo:rsid="038a2c81" officeooo:paragraph-rsid="039e9821"/>
    </style:style>
    <style:style style:name="P1158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159" style:family="paragraph" style:parent-style-name="Standard">
      <style:paragraph-properties fo:line-height="100%"/>
      <style:text-properties style:text-line-through-style="solid" style:text-line-through-type="single" officeooo:paragraph-rsid="032c4fdc"/>
    </style:style>
    <style:style style:name="P1160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161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162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163" style:family="paragraph" style:parent-style-name="Standard">
      <style:paragraph-properties fo:line-height="100%"/>
      <style:text-properties style:text-line-through-style="solid" style:text-line-through-type="single" officeooo:rsid="05e036ab" officeooo:paragraph-rsid="05e036ab"/>
    </style:style>
    <style:style style:name="P1164" style:family="paragraph" style:parent-style-name="Standard">
      <style:paragraph-properties fo:line-height="100%"/>
      <style:text-properties fo:color="#ff0000" officeooo:rsid="03de8421" officeooo:paragraph-rsid="03de8421"/>
    </style:style>
    <style:style style:name="P1165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166" style:family="paragraph" style:parent-style-name="Standard">
      <style:paragraph-properties fo:line-height="100%"/>
      <style:text-properties fo:color="#ff0000" officeooo:rsid="03c39617" officeooo:paragraph-rsid="03c7f184"/>
    </style:style>
    <style:style style:name="P1167" style:family="paragraph" style:parent-style-name="Standard">
      <style:paragraph-properties fo:line-height="100%"/>
      <style:text-properties fo:color="#ff0000" officeooo:paragraph-rsid="042824b8"/>
    </style:style>
    <style:style style:name="P1168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169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170" style:family="paragraph" style:parent-style-name="Standard">
      <style:paragraph-properties fo:line-height="100%"/>
      <style:text-properties officeooo:rsid="03a4e520" officeooo:paragraph-rsid="03a4e520"/>
    </style:style>
    <style:style style:name="P1171" style:family="paragraph" style:parent-style-name="Standard">
      <style:paragraph-properties fo:line-height="100%"/>
      <style:text-properties officeooo:rsid="03a073aa" officeooo:paragraph-rsid="03a073aa"/>
    </style:style>
    <style:style style:name="P1172" style:family="paragraph" style:parent-style-name="Standard">
      <style:text-properties officeooo:paragraph-rsid="00c0d7c6"/>
    </style:style>
    <style:style style:name="P1173" style:family="paragraph" style:parent-style-name="Standard">
      <style:text-properties officeooo:paragraph-rsid="03e93625"/>
    </style:style>
    <style:style style:name="P1174" style:family="paragraph" style:parent-style-name="Standard">
      <style:text-properties officeooo:rsid="0019f535" officeooo:paragraph-rsid="03e93625"/>
    </style:style>
    <style:style style:name="P1175" style:family="paragraph" style:parent-style-name="Standard">
      <style:paragraph-properties fo:line-height="100%"/>
      <style:text-properties officeooo:rsid="045a6b37" officeooo:paragraph-rsid="045a6b37"/>
    </style:style>
    <style:style style:name="P1176" style:family="paragraph" style:parent-style-name="Standard">
      <style:text-properties officeooo:paragraph-rsid="00118c4a"/>
    </style:style>
    <style:style style:name="P1177" style:family="paragraph" style:parent-style-name="Standard">
      <style:paragraph-properties fo:line-height="100%"/>
      <style:text-properties officeooo:rsid="048fe3f8" officeooo:paragraph-rsid="048ffd4a"/>
    </style:style>
    <style:style style:name="P1178" style:family="paragraph" style:parent-style-name="Standard">
      <style:paragraph-properties fo:line-height="100%"/>
      <style:text-properties officeooo:rsid="0494bc64" officeooo:paragraph-rsid="0494bc64"/>
    </style:style>
    <style:style style:name="P1179" style:family="paragraph" style:parent-style-name="Standard">
      <style:paragraph-properties fo:line-height="100%"/>
      <style:text-properties officeooo:rsid="0497dc28" officeooo:paragraph-rsid="0497dc28"/>
    </style:style>
    <style:style style:name="P1180" style:family="paragraph" style:parent-style-name="Standard">
      <style:paragraph-properties fo:line-height="150%"/>
      <style:text-properties officeooo:rsid="049a8a7e" officeooo:paragraph-rsid="049a8a7e"/>
    </style:style>
    <style:style style:name="P1181" style:family="paragraph" style:parent-style-name="Standard">
      <style:paragraph-properties fo:line-height="100%"/>
      <style:text-properties officeooo:rsid="049c223c" officeooo:paragraph-rsid="049c223c"/>
    </style:style>
    <style:style style:name="P1182" style:family="paragraph" style:parent-style-name="Standard">
      <style:paragraph-properties fo:line-height="100%"/>
      <style:text-properties officeooo:rsid="04a08898" officeooo:paragraph-rsid="04a08898"/>
    </style:style>
    <style:style style:name="P1183" style:family="paragraph" style:parent-style-name="Standard">
      <style:paragraph-properties fo:line-height="100%"/>
      <style:text-properties officeooo:rsid="04ad05fc" officeooo:paragraph-rsid="04b3c5c0"/>
    </style:style>
    <style:style style:name="P1184" style:family="paragraph" style:parent-style-name="Standard">
      <style:paragraph-properties fo:line-height="100%"/>
      <style:text-properties officeooo:rsid="04ba1b39" officeooo:paragraph-rsid="04ba1b39"/>
    </style:style>
    <style:style style:name="P1185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186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187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188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189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190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191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192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193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194" style:family="paragraph" style:parent-style-name="Standard">
      <style:paragraph-properties fo:line-height="100%"/>
      <style:text-properties officeooo:rsid="04bc7059" officeooo:paragraph-rsid="04bc7059"/>
    </style:style>
    <style:style style:name="P1195" style:family="paragraph" style:parent-style-name="Standard">
      <style:paragraph-properties fo:line-height="100%"/>
      <style:text-properties officeooo:rsid="04a57ad8" officeooo:paragraph-rsid="04ba1b39"/>
    </style:style>
    <style:style style:name="P1196" style:family="paragraph" style:parent-style-name="Standard">
      <style:paragraph-properties fo:line-height="100%"/>
      <style:text-properties officeooo:rsid="051228a5" officeooo:paragraph-rsid="05270c2d"/>
    </style:style>
    <style:style style:name="P1197" style:family="paragraph" style:parent-style-name="Standard">
      <style:paragraph-properties fo:line-height="100%"/>
      <style:text-properties officeooo:rsid="05149db7" officeooo:paragraph-rsid="05149db7"/>
    </style:style>
    <style:style style:name="P1198" style:family="paragraph" style:parent-style-name="Standard">
      <style:paragraph-properties fo:line-height="100%"/>
      <style:text-properties officeooo:rsid="04f29906" officeooo:paragraph-rsid="051fdc2f"/>
    </style:style>
    <style:style style:name="P1199" style:family="paragraph" style:parent-style-name="Standard">
      <style:paragraph-properties fo:line-height="100%"/>
      <style:text-properties officeooo:rsid="052fd794" officeooo:paragraph-rsid="052fd794"/>
    </style:style>
    <style:style style:name="P1200" style:family="paragraph" style:parent-style-name="Standard">
      <style:paragraph-properties fo:line-height="100%"/>
      <style:text-properties officeooo:rsid="0569d9ca" officeooo:paragraph-rsid="0569d9ca"/>
    </style:style>
    <style:style style:name="P1201" style:family="paragraph" style:parent-style-name="Standard">
      <style:paragraph-properties fo:line-height="100%"/>
      <style:text-properties officeooo:rsid="058ba444" officeooo:paragraph-rsid="058ba444"/>
    </style:style>
    <style:style style:name="P1202" style:family="paragraph" style:parent-style-name="Standard">
      <style:paragraph-properties fo:line-height="100%"/>
      <style:text-properties officeooo:rsid="05e2db49" officeooo:paragraph-rsid="05ef59a4"/>
    </style:style>
    <style:style style:name="P1203" style:family="paragraph" style:parent-style-name="Standard">
      <style:paragraph-properties fo:line-height="100%"/>
      <style:text-properties officeooo:rsid="05e46ca0" officeooo:paragraph-rsid="05e5f887"/>
    </style:style>
    <style:style style:name="P1204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205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206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207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208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209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210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211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212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213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214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215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216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217" style:family="paragraph" style:parent-style-name="Table_20_Contents">
      <style:paragraph-properties fo:text-align="center" style:justify-single-word="false"/>
      <style:text-properties fo:font-weight="bold" officeooo:rsid="03becfb9" officeooo:paragraph-rsid="03becfb9" style:font-weight-asian="bold" style:font-weight-complex="bold"/>
    </style:style>
    <style:style style:name="P1218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219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220" style:family="paragraph" style:parent-style-name="Table_20_Contents">
      <style:paragraph-properties fo:text-align="center" style:justify-single-word="false"/>
    </style:style>
    <style:style style:name="P1221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222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223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224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225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226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227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228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229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230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231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232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233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234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235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236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237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238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239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240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241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242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243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244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245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246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247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248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249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250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251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252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253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254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255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256" style:family="paragraph" style:parent-style-name="Table_20_Contents">
      <style:paragraph-properties fo:text-align="center" style:justify-single-word="false"/>
      <style:text-properties officeooo:rsid="03becfb9" officeooo:paragraph-rsid="03becfb9"/>
    </style:style>
    <style:style style:name="P1257" style:family="paragraph" style:parent-style-name="Table_20_Contents">
      <style:paragraph-properties fo:text-align="center" style:justify-single-word="false"/>
      <style:text-properties officeooo:rsid="03bf675e" officeooo:paragraph-rsid="03bf675e"/>
    </style:style>
    <style:style style:name="P1258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259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260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261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262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263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264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265" style:family="paragraph" style:parent-style-name="Standard">
      <style:paragraph-properties fo:line-height="100%" fo:break-before="page"/>
      <style:text-properties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1266" style:family="paragraph" style:parent-style-name="Standard">
      <style:paragraph-properties fo:line-height="150%" fo:break-before="page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1267" style:family="paragraph" style:parent-style-name="Standard">
      <style:paragraph-properties fo:line-height="100%" fo:break-before="page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1268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269" style:family="paragraph" style:parent-style-name="Standard">
      <style:paragraph-properties fo:line-height="150%" fo:break-before="page"/>
      <style:text-properties officeooo:paragraph-rsid="02d98b08"/>
    </style:style>
    <style:style style:name="P1270" style:family="paragraph" style:parent-style-name="Standard">
      <style:paragraph-properties fo:line-height="150%" fo:break-before="page"/>
      <style:text-properties officeooo:paragraph-rsid="03fd5e01"/>
    </style:style>
    <style:style style:name="P1271" style:family="paragraph" style:parent-style-name="Standard">
      <style:paragraph-properties fo:line-height="100%" fo:break-before="page"/>
      <style:text-properties officeooo:paragraph-rsid="024c0a42"/>
    </style:style>
    <style:style style:name="P1272" style:family="paragraph" style:parent-style-name="Standard">
      <style:paragraph-properties fo:line-height="100%" fo:break-before="page"/>
      <style:text-properties officeooo:paragraph-rsid="05ab1076"/>
    </style:style>
    <style:style style:name="P1273" style:family="paragraph" style:parent-style-name="Standard">
      <style:paragraph-properties fo:line-height="100%" fo:break-before="page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274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1275" style:family="paragraph" style:parent-style-name="Standard">
      <style:paragraph-properties fo:line-height="100%" fo:break-before="page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1276" style:family="paragraph" style:parent-style-name="Standard">
      <style:paragraph-properties fo:break-before="page"/>
      <style:text-properties officeooo:paragraph-rsid="009622c6"/>
    </style:style>
    <style:style style:name="P1277" style:family="paragraph" style:parent-style-name="Standard">
      <style:paragraph-properties fo:break-before="page"/>
      <style:text-properties officeooo:paragraph-rsid="02be3c45"/>
    </style:style>
    <style:style style:name="P1278" style:family="paragraph" style:parent-style-name="Standard">
      <style:paragraph-properties fo:line-height="100%" fo:break-before="page"/>
      <style:text-properties fo:font-size="14pt" fo:font-style="normal" fo:font-weight="bold" officeooo:rsid="05193724" officeooo:paragraph-rsid="05193724" style:font-size-asian="14pt" style:font-style-asian="normal" style:font-weight-asian="bold" style:font-size-complex="14pt" style:font-style-complex="normal" style:font-weight-complex="bold"/>
    </style:style>
    <style:style style:name="P1279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280" style:family="paragraph" style:parent-style-name="Standard">
      <style:paragraph-properties fo:margin-left="0in" fo:margin-right="0in" fo:line-height="150%" fo:text-indent="0in" style:auto-text-indent="false"/>
      <style:text-properties fo:font-style="normal" style:text-underline-style="none" fo:font-weight="normal" officeooo:rsid="00912fec" officeooo:paragraph-rsid="00941856" style:font-style-asian="normal" style:font-weight-asian="normal" style:font-style-complex="normal" style:font-weight-complex="normal"/>
    </style:style>
    <style:style style:name="P1281" style:family="paragraph" style:parent-style-name="Standard" style:list-style-name="L1">
      <style:text-properties officeooo:paragraph-rsid="0013268f"/>
    </style:style>
    <style:style style:name="P1282" style:family="paragraph" style:parent-style-name="Standard" style:list-style-name="L1">
      <style:text-properties officeooo:rsid="0013268f" officeooo:paragraph-rsid="0013268f"/>
    </style:style>
    <style:style style:name="P1283" style:family="paragraph" style:parent-style-name="Standard" style:list-style-name="L2">
      <style:text-properties style:use-window-font-color="true" officeooo:paragraph-rsid="00118c4a"/>
    </style:style>
    <style:style style:name="P1284" style:family="paragraph" style:parent-style-name="Standard" style:list-style-name="L2">
      <style:text-properties style:use-window-font-color="true" officeooo:rsid="0011b025" officeooo:paragraph-rsid="0011b025"/>
    </style:style>
    <style:style style:name="P1285" style:family="paragraph" style:parent-style-name="Standard" style:list-style-name="L4">
      <style:text-properties style:use-window-font-color="true" officeooo:rsid="00a8a4b1" officeooo:paragraph-rsid="02be3c45"/>
    </style:style>
    <style:style style:name="P1286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287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288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289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290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291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292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293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294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295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296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297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298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299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300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301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302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303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304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05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06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07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08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309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310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11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312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313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314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315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316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317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318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319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320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321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322" style:family="paragraph" style:parent-style-name="Standard" style:list-style-name="L43">
      <style:text-properties style:use-window-font-color="true" officeooo:paragraph-rsid="02edc963"/>
    </style:style>
    <style:style style:name="P1323" style:family="paragraph" style:parent-style-name="Standard" style:list-style-name="L3">
      <style:text-properties officeooo:rsid="0012a0dc" officeooo:paragraph-rsid="0012a0dc"/>
    </style:style>
    <style:style style:name="P1324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325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326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327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328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329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330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331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332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333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334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335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36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37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338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339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340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341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342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343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344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345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346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347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348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349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350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351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352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353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354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355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356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357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358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359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360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361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362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363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364" style:family="paragraph" style:parent-style-name="Standard">
      <style:paragraph-properties fo:line-height="100%"/>
      <style:text-properties fo:font-style="normal" fo:font-weight="normal" officeooo:rsid="05de506a" officeooo:paragraph-rsid="05dd0971" style:font-style-asian="normal" style:font-weight-asian="normal" style:font-style-complex="normal" style:font-weight-complex="normal"/>
    </style:style>
    <style:style style:name="P1365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1366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1367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368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369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370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371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1372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1373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374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375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376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77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378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79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80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381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82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383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384" style:family="paragraph" style:parent-style-name="Standard">
      <style:paragraph-properties fo:line-height="150%"/>
      <style:text-properties fo:font-style="normal" style:text-underline-style="none" fo:font-weight="normal" officeooo:rsid="029fcca0" officeooo:paragraph-rsid="05f80830" style:font-style-asian="normal" style:font-weight-asian="normal" style:font-style-complex="normal" style:font-weight-complex="normal"/>
    </style:style>
    <style:style style:name="P1385" style:family="paragraph" style:parent-style-name="Standard">
      <style:paragraph-properties fo:line-height="150%"/>
      <style:text-properties fo:font-style="normal" style:text-underline-style="none" fo:font-weight="normal" officeooo:rsid="05f80830" officeooo:paragraph-rsid="05f80830" style:font-style-asian="normal" style:font-weight-asian="normal" style:font-style-complex="normal" style:font-weight-complex="normal"/>
    </style:style>
    <style:style style:name="P1386" style:family="paragraph" style:parent-style-name="Standard">
      <style:text-properties fo:font-style="normal" style:text-underline-style="none" fo:font-weight="normal" officeooo:rsid="05f80830" officeooo:paragraph-rsid="00b1e303" style:font-style-asian="normal" style:font-weight-asian="normal" style:font-style-complex="normal" style:font-weight-complex="normal"/>
    </style:style>
    <style:style style:name="P1387" style:family="paragraph" style:parent-style-name="Standard">
      <style:paragraph-properties fo:line-height="10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1388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389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390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391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392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393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394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395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396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397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398" style:family="paragraph" style:parent-style-name="Standard" style:list-style-name="L7">
      <style:text-properties officeooo:rsid="0033fbdf" officeooo:paragraph-rsid="0033fbdf"/>
    </style:style>
    <style:style style:name="P1399" style:family="paragraph" style:parent-style-name="Standard" style:list-style-name="L11">
      <style:text-properties officeooo:rsid="0033fbdf" officeooo:paragraph-rsid="0106c767"/>
    </style:style>
    <style:style style:name="P1400" style:family="paragraph" style:parent-style-name="Standard" style:list-style-name="L8">
      <style:text-properties officeooo:paragraph-rsid="005b5cd3"/>
    </style:style>
    <style:style style:name="P1401" style:family="paragraph" style:parent-style-name="Standard" style:list-style-name="L9">
      <style:text-properties officeooo:paragraph-rsid="00367935"/>
    </style:style>
    <style:style style:name="P1402" style:family="paragraph" style:parent-style-name="Standard" style:list-style-name="L9">
      <style:text-properties officeooo:rsid="00367935" officeooo:paragraph-rsid="00367935"/>
    </style:style>
    <style:style style:name="P1403" style:family="paragraph" style:parent-style-name="Standard" style:list-style-name="L10">
      <style:text-properties officeooo:rsid="00386ddb" officeooo:paragraph-rsid="00386ddb"/>
    </style:style>
    <style:style style:name="P1404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405" style:family="paragraph" style:parent-style-name="Standard" style:list-style-name="L20">
      <style:text-properties officeooo:paragraph-rsid="00a4ce44"/>
    </style:style>
    <style:style style:name="P1406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407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408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409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410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411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412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413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414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415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416" style:family="paragraph" style:parent-style-name="Standard" style:list-style-name="L25">
      <style:text-properties officeooo:paragraph-rsid="00beb82f"/>
    </style:style>
    <style:style style:name="P1417" style:family="paragraph" style:parent-style-name="Standard" style:list-style-name="L26">
      <style:text-properties officeooo:paragraph-rsid="00d139a0"/>
    </style:style>
    <style:style style:name="P1418" style:family="paragraph" style:parent-style-name="Standard" style:list-style-name="L29">
      <style:text-properties officeooo:paragraph-rsid="00f2503e"/>
    </style:style>
    <style:style style:name="P1419" style:family="paragraph" style:parent-style-name="Standard" style:list-style-name="L30">
      <style:text-properties officeooo:rsid="00f3f4f5" officeooo:paragraph-rsid="00f5260b"/>
    </style:style>
    <style:style style:name="P1420" style:family="paragraph" style:parent-style-name="Standard" style:list-style-name="L30">
      <style:text-properties officeooo:rsid="00f3f4f5" officeooo:paragraph-rsid="00f3f4f5"/>
    </style:style>
    <style:style style:name="P1421" style:family="paragraph" style:parent-style-name="Standard" style:list-style-name="L33">
      <style:paragraph-properties fo:line-height="100%"/>
      <style:text-properties officeooo:paragraph-rsid="01b5c969"/>
    </style:style>
    <style:style style:name="P1422" style:family="paragraph" style:parent-style-name="Standard" style:list-style-name="L58">
      <style:paragraph-properties fo:line-height="100%"/>
      <style:text-properties officeooo:paragraph-rsid="0346a444"/>
    </style:style>
    <style:style style:name="P1423" style:family="paragraph" style:parent-style-name="Standard" style:list-style-name="L63">
      <style:paragraph-properties fo:line-height="100%"/>
      <style:text-properties officeooo:paragraph-rsid="03ec3a95"/>
    </style:style>
    <style:style style:name="P1424" style:family="paragraph" style:parent-style-name="Standard" style:list-style-name="L64">
      <style:paragraph-properties fo:line-height="100%"/>
      <style:text-properties officeooo:paragraph-rsid="03ed0846"/>
    </style:style>
    <style:style style:name="P1425" style:family="paragraph" style:parent-style-name="Standard" style:list-style-name="L68">
      <style:paragraph-properties fo:line-height="100%"/>
      <style:text-properties officeooo:paragraph-rsid="04a57ad8"/>
    </style:style>
    <style:style style:name="P1426" style:family="paragraph" style:parent-style-name="Standard" style:list-style-name="L72">
      <style:paragraph-properties fo:line-height="100%"/>
      <style:text-properties officeooo:paragraph-rsid="04deac5d"/>
    </style:style>
    <style:style style:name="P1427" style:family="paragraph" style:parent-style-name="Standard" style:list-style-name="L83">
      <style:paragraph-properties fo:line-height="100%"/>
      <style:text-properties officeooo:paragraph-rsid="05cd3bc5"/>
    </style:style>
    <style:style style:name="P1428" style:family="paragraph" style:parent-style-name="Standard" style:list-style-name="L86">
      <style:paragraph-properties fo:line-height="100%"/>
      <style:text-properties officeooo:paragraph-rsid="05e7f406"/>
    </style:style>
    <style:style style:name="P1429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430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431" style:family="paragraph" style:parent-style-name="Standard" style:list-style-name="L44">
      <style:paragraph-properties fo:line-height="150%"/>
      <style:text-properties officeooo:paragraph-rsid="02df5c92"/>
    </style:style>
    <style:style style:name="P1432" style:family="paragraph" style:parent-style-name="Standard" style:list-style-name="L44">
      <style:paragraph-properties fo:line-height="150%"/>
      <style:text-properties officeooo:paragraph-rsid="02e142ec"/>
    </style:style>
    <style:style style:name="P1433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434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435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436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437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438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439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440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441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442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443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444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445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1446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447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448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449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450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451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452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453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454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455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456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457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1458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459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460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461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462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463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464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color="#ff0000" fo:font-weight="normal" style:font-weight-asian="normal" style:font-weight-complex="normal"/>
    </style:style>
    <style:style style:name="T18" style:family="text">
      <style:text-properties fo:color="#ff0000" fo:font-weight="normal" officeooo:rsid="038e531a" style:font-weight-asian="normal" style:font-weight-complex="normal"/>
    </style:style>
    <style:style style:name="T19" style:family="text">
      <style:text-properties fo:color="#ff0000" fo:font-weight="normal" officeooo:rsid="03a31e81" style:font-weight-asian="normal" style:font-weight-complex="normal"/>
    </style:style>
    <style:style style:name="T20" style:family="text">
      <style:text-properties fo:color="#ff0000" fo:font-weight="normal" officeooo:rsid="042824b8" style:font-weight-asian="normal" style:font-weight-complex="normal"/>
    </style:style>
    <style:style style:name="T21" style:family="text">
      <style:text-properties fo:color="#ff0000" officeooo:rsid="03886cfc"/>
    </style:style>
    <style:style style:name="T22" style:family="text">
      <style:text-properties officeooo:rsid="0012a0dc"/>
    </style:style>
    <style:style style:name="T23" style:family="text">
      <style:text-properties fo:color="#0000ff"/>
    </style:style>
    <style:style style:name="T24" style:family="text">
      <style:text-properties fo:color="#0000ff" officeooo:rsid="0011b025"/>
    </style:style>
    <style:style style:name="T25" style:family="text">
      <style:text-properties fo:color="#0000ff" officeooo:rsid="0012a0dc"/>
    </style:style>
    <style:style style:name="T26" style:family="text">
      <style:text-properties fo:color="#0000ff" fo:font-style="italic" style:font-style-asian="italic" style:font-style-complex="italic"/>
    </style:style>
    <style:style style:name="T27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0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1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2" style:family="text">
      <style:text-properties fo:color="#0000ff" style:text-underline-style="none" fo:font-weight="normal" style:font-weight-asian="normal" style:font-weight-complex="normal"/>
    </style:style>
    <style:style style:name="T33" style:family="text">
      <style:text-properties fo:color="#0000ff" style:text-underline-style="none" fo:font-weight="normal" officeooo:rsid="03182d82" style:font-weight-asian="normal" style:font-weight-complex="normal"/>
    </style:style>
    <style:style style:name="T34" style:family="text">
      <style:text-properties fo:color="#0000ff" officeooo:rsid="03153caa"/>
    </style:style>
    <style:style style:name="T35" style:family="text">
      <style:text-properties fo:color="#0000ff" officeooo:rsid="03429aa5"/>
    </style:style>
    <style:style style:name="T36" style:family="text">
      <style:text-properties fo:color="#0000ff" fo:font-weight="normal" style:font-weight-asian="normal" style:font-weight-complex="normal"/>
    </style:style>
    <style:style style:name="T37" style:family="text">
      <style:text-properties fo:color="#0000ff" officeooo:rsid="03886cfc"/>
    </style:style>
    <style:style style:name="T38" style:family="text">
      <style:text-properties fo:color="#8b4513"/>
    </style:style>
    <style:style style:name="T39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1" style:family="text">
      <style:text-properties style:use-window-font-color="true"/>
    </style:style>
    <style:style style:name="T42" style:family="text">
      <style:text-properties style:use-window-font-color="true" officeooo:rsid="0013268f"/>
    </style:style>
    <style:style style:name="T43" style:family="text">
      <style:text-properties style:use-window-font-color="true" officeooo:rsid="0044d7a4"/>
    </style:style>
    <style:style style:name="T44" style:family="text">
      <style:text-properties style:use-window-font-color="true" style:text-underline-style="none"/>
    </style:style>
    <style:style style:name="T45" style:family="text">
      <style:text-properties style:use-window-font-color="true" style:text-underline-style="none" fo:font-weight="normal" style:font-weight-asian="normal" style:font-weight-complex="normal"/>
    </style:style>
    <style:style style:name="T46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47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48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49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0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88fb00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3" style:family="text">
      <style:text-properties style:use-window-font-color="true" style:text-underline-style="none" fo:font-weight="bold" style:font-weight-asian="bold" style:font-weight-complex="bold"/>
    </style:style>
    <style:style style:name="T64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5" style:family="text">
      <style:text-properties style:use-window-font-color="true" style:text-underline-style="none" officeooo:rsid="031fc4b1"/>
    </style:style>
    <style:style style:name="T66" style:family="text">
      <style:text-properties style:use-window-font-color="true" style:text-underline-style="none" officeooo:rsid="0297c923"/>
    </style:style>
    <style:style style:name="T6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0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1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9612c8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style:font-style-asian="italic" style:font-style-complex="italic"/>
    </style:style>
    <style:style style:name="T98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99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0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0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0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0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0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0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1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1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1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style:font-style-asian="italic" style:font-style-complex="italic"/>
    </style:style>
    <style:style style:name="T144" style:family="text">
      <style:text-properties style:use-window-font-color="true" fo:font-style="italic" officeooo:rsid="016778b3" style:font-style-asian="italic" style:font-style-complex="italic"/>
    </style:style>
    <style:style style:name="T145" style:family="text">
      <style:text-properties style:use-window-font-color="true" fo:font-style="italic" officeooo:rsid="01e504ba" style:font-style-asian="italic" style:font-style-complex="italic"/>
    </style:style>
    <style:style style:name="T146" style:family="text">
      <style:text-properties style:use-window-font-color="true" fo:font-style="italic" officeooo:rsid="02ce8a1b" style:font-style-asian="italic" style:font-style-complex="italic"/>
    </style:style>
    <style:style style:name="T147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48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49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52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53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54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59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60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61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style:font-style-asian="normal" style:font-style-complex="normal"/>
    </style:style>
    <style:style style:name="T230" style:family="text">
      <style:text-properties style:use-window-font-color="true" fo:font-style="normal" officeooo:rsid="016860b9" style:font-style-asian="normal" style:font-style-complex="normal"/>
    </style:style>
    <style:style style:name="T231" style:family="text">
      <style:text-properties style:use-window-font-color="true" fo:font-style="normal" officeooo:rsid="0171553b" style:font-style-asian="normal" style:font-style-complex="normal"/>
    </style:style>
    <style:style style:name="T232" style:family="text">
      <style:text-properties style:use-window-font-color="true" fo:font-style="normal" officeooo:rsid="016c9d08" style:font-style-asian="normal" style:font-style-complex="normal"/>
    </style:style>
    <style:style style:name="T233" style:family="text">
      <style:text-properties style:use-window-font-color="true" fo:font-style="normal" officeooo:rsid="016778b3" style:font-style-asian="normal" style:font-style-complex="normal"/>
    </style:style>
    <style:style style:name="T234" style:family="text">
      <style:text-properties style:use-window-font-color="true" fo:font-style="normal" officeooo:rsid="01e2b86d" style:font-style-asian="normal" style:font-style-complex="normal"/>
    </style:style>
    <style:style style:name="T235" style:family="text">
      <style:text-properties style:use-window-font-color="true" fo:font-style="normal" officeooo:rsid="01e504ba" style:font-style-asian="normal" style:font-style-complex="normal"/>
    </style:style>
    <style:style style:name="T236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41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42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43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44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45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46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47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318ec45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080477a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06c1d47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2c4fdc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2f51e47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3febd54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4091292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441a098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style:font-style-asian="normal" style:font-style-complex="normal"/>
    </style:style>
    <style:style style:name="T316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17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18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19" style:family="text">
      <style:text-properties style:use-window-font-color="true" fo:font-weight="normal" style:font-weight-asian="normal" style:font-weight-complex="normal"/>
    </style:style>
    <style:style style:name="T320" style:family="text">
      <style:text-properties style:use-window-font-color="true" fo:font-weight="normal" officeooo:rsid="016aa5ac" style:font-weight-asian="normal" style:font-weight-complex="normal"/>
    </style:style>
    <style:style style:name="T321" style:family="text">
      <style:text-properties style:use-window-font-color="true" fo:font-weight="normal" officeooo:rsid="016a5b23" style:font-weight-asian="normal" style:font-weight-complex="normal"/>
    </style:style>
    <style:style style:name="T322" style:family="text">
      <style:text-properties style:use-window-font-color="true" fo:font-weight="normal" officeooo:rsid="0171553b" style:font-weight-asian="normal" style:font-weight-complex="normal"/>
    </style:style>
    <style:style style:name="T323" style:family="text">
      <style:text-properties style:use-window-font-color="true" fo:font-weight="normal" officeooo:rsid="01aaba73" style:font-weight-asian="normal" style:font-weight-complex="normal"/>
    </style:style>
    <style:style style:name="T324" style:family="text">
      <style:text-properties style:use-window-font-color="true" fo:font-weight="normal" officeooo:rsid="01b08253" style:font-weight-asian="normal" style:font-weight-complex="normal"/>
    </style:style>
    <style:style style:name="T325" style:family="text">
      <style:text-properties style:use-window-font-color="true" fo:font-weight="normal" officeooo:rsid="0226d9d6" style:font-weight-asian="normal" style:font-weight-complex="normal"/>
    </style:style>
    <style:style style:name="T326" style:family="text">
      <style:text-properties style:use-window-font-color="true" fo:font-weight="normal" officeooo:rsid="022c7d02" style:font-weight-asian="normal" style:font-weight-complex="normal"/>
    </style:style>
    <style:style style:name="T327" style:family="text">
      <style:text-properties style:use-window-font-color="true" fo:font-weight="normal" officeooo:rsid="023b3a5d" style:font-weight-asian="normal" style:font-weight-complex="normal"/>
    </style:style>
    <style:style style:name="T328" style:family="text">
      <style:text-properties style:use-window-font-color="true" fo:font-weight="normal" officeooo:rsid="023ce39d" style:font-weight-asian="normal" style:font-weight-complex="normal"/>
    </style:style>
    <style:style style:name="T329" style:family="text">
      <style:text-properties style:use-window-font-color="true" officeooo:rsid="016f0506"/>
    </style:style>
    <style:style style:name="T330" style:family="text">
      <style:text-properties style:use-window-font-color="true" fo:font-weight="bold" style:font-weight-asian="bold" style:font-weight-complex="bold"/>
    </style:style>
    <style:style style:name="T331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32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35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36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37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38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39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40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41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42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43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44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45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46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47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48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49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50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51" style:family="text">
      <style:text-properties style:use-window-font-color="true" officeooo:rsid="02efc49c"/>
    </style:style>
    <style:style style:name="T352" style:family="text">
      <style:text-properties style:use-window-font-color="true" officeooo:rsid="02ce8a1b"/>
    </style:style>
    <style:style style:name="T353" style:family="text">
      <style:text-properties style:use-window-font-color="true" officeooo:rsid="02d1510f"/>
    </style:style>
    <style:style style:name="T354" style:family="text">
      <style:text-properties style:use-window-font-color="true" officeooo:rsid="02f51e47"/>
    </style:style>
    <style:style style:name="T355" style:family="text">
      <style:text-properties style:use-window-font-color="true" officeooo:rsid="0069ae25"/>
    </style:style>
    <style:style style:name="T356" style:family="text">
      <style:text-properties style:use-window-font-color="true" officeooo:rsid="02f8c777"/>
    </style:style>
    <style:style style:name="T357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358" style:family="text">
      <style:text-properties style:use-window-font-color="true" fo:background-color="transparent" loext:char-shading-value="0"/>
    </style:style>
    <style:style style:name="T359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60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61" style:family="text">
      <style:text-properties style:use-window-font-color="true" officeooo:rsid="05d5c10e"/>
    </style:style>
    <style:style style:name="T362" style:family="text">
      <style:text-properties style:use-window-font-color="true" officeooo:rsid="05d8cd62"/>
    </style:style>
    <style:style style:name="T363" style:family="text">
      <style:text-properties style:use-window-font-color="true" officeooo:rsid="04a2554c"/>
    </style:style>
    <style:style style:name="T364" style:family="text">
      <style:text-properties style:use-window-font-color="true" officeooo:rsid="05dd0a36"/>
    </style:style>
    <style:style style:name="T365" style:family="text">
      <style:text-properties fo:font-weight="normal" style:font-weight-asian="normal" style:font-weight-complex="normal"/>
    </style:style>
    <style:style style:name="T366" style:family="text">
      <style:text-properties fo:font-weight="normal" officeooo:rsid="003c27f0" style:font-weight-asian="normal" style:font-weight-complex="normal"/>
    </style:style>
    <style:style style:name="T367" style:family="text">
      <style:text-properties fo:font-weight="normal" officeooo:rsid="003cb407" style:font-weight-asian="normal" style:font-weight-complex="normal"/>
    </style:style>
    <style:style style:name="T368" style:family="text">
      <style:text-properties fo:font-weight="normal" officeooo:rsid="00205d85" style:font-weight-asian="normal" style:font-weight-complex="normal"/>
    </style:style>
    <style:style style:name="T369" style:family="text">
      <style:text-properties fo:font-weight="normal" officeooo:rsid="00beb82f" style:font-weight-asian="normal" style:font-weight-complex="normal"/>
    </style:style>
    <style:style style:name="T370" style:family="text">
      <style:text-properties fo:font-weight="normal" officeooo:rsid="016860b9" style:font-weight-asian="normal" style:font-weight-complex="normal"/>
    </style:style>
    <style:style style:name="T371" style:family="text">
      <style:text-properties fo:font-weight="normal" officeooo:rsid="0377ec6e" style:font-weight-asian="normal" style:font-weight-complex="normal"/>
    </style:style>
    <style:style style:name="T372" style:family="text">
      <style:text-properties fo:font-weight="normal" officeooo:rsid="03778af6" style:font-weight-asian="normal" style:font-weight-complex="normal"/>
    </style:style>
    <style:style style:name="T373" style:family="text">
      <style:text-properties fo:font-weight="normal" officeooo:rsid="03886cfc" style:font-weight-asian="normal" style:font-weight-complex="normal"/>
    </style:style>
    <style:style style:name="T374" style:family="text">
      <style:text-properties fo:font-weight="normal" officeooo:rsid="038a2c81" style:font-weight-asian="normal" style:font-weight-complex="normal"/>
    </style:style>
    <style:style style:name="T375" style:family="text">
      <style:text-properties fo:font-weight="normal" officeooo:rsid="038bbdf6" style:font-weight-asian="normal" style:font-weight-complex="normal"/>
    </style:style>
    <style:style style:name="T376" style:family="text">
      <style:text-properties fo:font-weight="normal" officeooo:rsid="038d7d5e" style:font-weight-asian="normal" style:font-weight-complex="normal"/>
    </style:style>
    <style:style style:name="T377" style:family="text">
      <style:text-properties fo:font-weight="normal" officeooo:rsid="038e531a" style:font-weight-asian="normal" style:font-weight-complex="normal"/>
    </style:style>
    <style:style style:name="T378" style:family="text">
      <style:text-properties fo:font-weight="normal" officeooo:rsid="03963307" style:font-weight-asian="normal" style:font-weight-complex="normal"/>
    </style:style>
    <style:style style:name="T379" style:family="text">
      <style:text-properties fo:font-weight="normal" officeooo:rsid="039c640b" style:font-weight-asian="normal" style:font-weight-complex="normal"/>
    </style:style>
    <style:style style:name="T380" style:family="text">
      <style:text-properties fo:font-weight="normal" officeooo:rsid="039e438c" style:font-weight-asian="normal" style:font-weight-complex="normal"/>
    </style:style>
    <style:style style:name="T381" style:family="text">
      <style:text-properties fo:font-weight="normal" officeooo:rsid="03a073aa" style:font-weight-asian="normal" style:font-weight-complex="normal"/>
    </style:style>
    <style:style style:name="T382" style:family="text">
      <style:text-properties fo:font-weight="normal" officeooo:rsid="03a15cc8" style:font-weight-asian="normal" style:font-weight-complex="normal"/>
    </style:style>
    <style:style style:name="T383" style:family="text">
      <style:text-properties fo:font-weight="normal" officeooo:rsid="03a31e81" style:font-weight-asian="normal" style:font-weight-complex="normal"/>
    </style:style>
    <style:style style:name="T384" style:family="text">
      <style:text-properties fo:font-weight="normal" officeooo:rsid="03ac69a7" style:font-weight-asian="normal" style:font-weight-complex="normal"/>
    </style:style>
    <style:style style:name="T385" style:family="text">
      <style:text-properties fo:font-weight="normal" officeooo:rsid="03af7bf7" style:font-weight-asian="normal" style:font-weight-complex="normal"/>
    </style:style>
    <style:style style:name="T386" style:family="text">
      <style:text-properties fo:font-weight="normal" officeooo:rsid="03b1fbc9" style:font-weight-asian="normal" style:font-weight-complex="normal"/>
    </style:style>
    <style:style style:name="T387" style:family="text">
      <style:text-properties fo:font-weight="normal" officeooo:rsid="03becfb9" style:font-weight-asian="normal" style:font-weight-complex="normal"/>
    </style:style>
    <style:style style:name="T388" style:family="text">
      <style:text-properties fo:font-weight="normal" officeooo:rsid="03bf675e" style:font-weight-asian="normal" style:font-weight-complex="normal"/>
    </style:style>
    <style:style style:name="T389" style:family="text">
      <style:text-properties fo:font-weight="normal" officeooo:rsid="03bf92cd" style:font-weight-asian="normal" style:font-weight-complex="normal"/>
    </style:style>
    <style:style style:name="T390" style:family="text">
      <style:text-properties fo:font-weight="normal" officeooo:rsid="03c2a4d1" style:font-weight-asian="normal" style:font-weight-complex="normal"/>
    </style:style>
    <style:style style:name="T391" style:family="text">
      <style:text-properties fo:font-weight="normal" officeooo:rsid="03c34d65" style:font-weight-asian="normal" style:font-weight-complex="normal"/>
    </style:style>
    <style:style style:name="T392" style:family="text">
      <style:text-properties fo:font-weight="normal" officeooo:rsid="03c39617" style:font-weight-asian="normal" style:font-weight-complex="normal"/>
    </style:style>
    <style:style style:name="T393" style:family="text">
      <style:text-properties fo:font-weight="normal" officeooo:rsid="03c44ca6" style:font-weight-asian="normal" style:font-weight-complex="normal"/>
    </style:style>
    <style:style style:name="T394" style:family="text">
      <style:text-properties fo:font-weight="normal" officeooo:rsid="03c51260" style:font-weight-asian="normal" style:font-weight-complex="normal"/>
    </style:style>
    <style:style style:name="T395" style:family="text">
      <style:text-properties fo:font-weight="normal" officeooo:rsid="03c51463" style:font-weight-asian="normal" style:font-weight-complex="normal"/>
    </style:style>
    <style:style style:name="T396" style:family="text">
      <style:text-properties fo:font-weight="normal" officeooo:rsid="03c51c71" style:font-weight-asian="normal" style:font-weight-complex="normal"/>
    </style:style>
    <style:style style:name="T397" style:family="text">
      <style:text-properties fo:font-weight="normal" officeooo:rsid="03c6f534" style:font-weight-asian="normal" style:font-weight-complex="normal"/>
    </style:style>
    <style:style style:name="T398" style:family="text">
      <style:text-properties fo:font-weight="normal" officeooo:rsid="03cb2c07" style:font-weight-asian="normal" style:font-weight-complex="normal"/>
    </style:style>
    <style:style style:name="T399" style:family="text">
      <style:text-properties fo:font-weight="normal" officeooo:rsid="03d088e0" style:font-weight-asian="normal" style:font-weight-complex="normal"/>
    </style:style>
    <style:style style:name="T400" style:family="text">
      <style:text-properties fo:font-weight="normal" officeooo:rsid="03d7a2a4" style:font-weight-asian="normal" style:font-weight-complex="normal"/>
    </style:style>
    <style:style style:name="T401" style:family="text">
      <style:text-properties fo:font-weight="normal" officeooo:rsid="03d9bd6c" style:font-weight-asian="normal" style:font-weight-complex="normal"/>
    </style:style>
    <style:style style:name="T402" style:family="text">
      <style:text-properties fo:font-weight="normal" officeooo:rsid="03db91db" style:font-weight-asian="normal" style:font-weight-complex="normal"/>
    </style:style>
    <style:style style:name="T403" style:family="text">
      <style:text-properties fo:font-weight="normal" officeooo:rsid="03e4514e" style:font-weight-asian="normal" style:font-weight-complex="normal"/>
    </style:style>
    <style:style style:name="T404" style:family="text">
      <style:text-properties fo:font-weight="normal" officeooo:rsid="03e90de3" style:font-weight-asian="normal" style:font-weight-complex="normal"/>
    </style:style>
    <style:style style:name="T405" style:family="text">
      <style:text-properties fo:font-weight="normal" officeooo:rsid="03e93625" style:font-weight-asian="normal" style:font-weight-complex="normal"/>
    </style:style>
    <style:style style:name="T406" style:family="text">
      <style:text-properties fo:font-weight="normal" officeooo:rsid="03ea64bf" style:font-weight-asian="normal" style:font-weight-complex="normal"/>
    </style:style>
    <style:style style:name="T407" style:family="text">
      <style:text-properties fo:font-weight="normal" officeooo:rsid="03eb005c" style:font-weight-asian="normal" style:font-weight-complex="normal"/>
    </style:style>
    <style:style style:name="T408" style:family="text">
      <style:text-properties fo:font-weight="normal" officeooo:rsid="03ec3a95" style:font-weight-asian="normal" style:font-weight-complex="normal"/>
    </style:style>
    <style:style style:name="T409" style:family="text">
      <style:text-properties fo:font-weight="normal" officeooo:rsid="03ed0846" style:font-weight-asian="normal" style:font-weight-complex="normal"/>
    </style:style>
    <style:style style:name="T410" style:family="text">
      <style:text-properties fo:font-weight="normal" officeooo:rsid="03ede337" style:font-weight-asian="normal" style:font-weight-complex="normal"/>
    </style:style>
    <style:style style:name="T411" style:family="text">
      <style:text-properties fo:font-weight="normal" officeooo:rsid="03ee7eb1" style:font-weight-asian="normal" style:font-weight-complex="normal"/>
    </style:style>
    <style:style style:name="T412" style:family="text">
      <style:text-properties fo:font-weight="normal" officeooo:rsid="03de8421" style:font-weight-asian="normal" style:font-weight-complex="normal"/>
    </style:style>
    <style:style style:name="T413" style:family="text">
      <style:text-properties fo:font-weight="normal" officeooo:rsid="03f27278" style:font-weight-asian="normal" style:font-weight-complex="normal"/>
    </style:style>
    <style:style style:name="T414" style:family="text">
      <style:text-properties fo:font-weight="normal" officeooo:rsid="03f4b1ba" style:font-weight-asian="normal" style:font-weight-complex="normal"/>
    </style:style>
    <style:style style:name="T415" style:family="text">
      <style:text-properties fo:font-weight="normal" officeooo:rsid="03f501e7" style:font-weight-asian="normal" style:font-weight-complex="normal"/>
    </style:style>
    <style:style style:name="T416" style:family="text">
      <style:text-properties fo:font-weight="normal" officeooo:rsid="03f56006" style:font-weight-asian="normal" style:font-weight-complex="normal"/>
    </style:style>
    <style:style style:name="T417" style:family="text">
      <style:text-properties fo:font-weight="normal" officeooo:rsid="03f8c064" style:font-weight-asian="normal" style:font-weight-complex="normal"/>
    </style:style>
    <style:style style:name="T418" style:family="text">
      <style:text-properties fo:font-weight="normal" officeooo:rsid="03fc17c3" style:font-weight-asian="normal" style:font-weight-complex="normal"/>
    </style:style>
    <style:style style:name="T419" style:family="text">
      <style:text-properties fo:font-weight="normal" officeooo:rsid="03fc65b4" style:font-weight-asian="normal" style:font-weight-complex="normal"/>
    </style:style>
    <style:style style:name="T420" style:family="text">
      <style:text-properties fo:font-weight="normal" officeooo:rsid="03fd5e01" style:font-weight-asian="normal" style:font-weight-complex="normal"/>
    </style:style>
    <style:style style:name="T421" style:family="text">
      <style:text-properties fo:font-weight="normal" officeooo:rsid="040aae1c" style:font-weight-asian="normal" style:font-weight-complex="normal"/>
    </style:style>
    <style:style style:name="T422" style:family="text">
      <style:text-properties fo:font-weight="normal" officeooo:rsid="040ce935" style:font-weight-asian="normal" style:font-weight-complex="normal"/>
    </style:style>
    <style:style style:name="T423" style:family="text">
      <style:text-properties fo:font-weight="normal" officeooo:rsid="042824b8" style:font-weight-asian="normal" style:font-weight-complex="normal"/>
    </style:style>
    <style:style style:name="T424" style:family="text">
      <style:text-properties fo:font-weight="normal" officeooo:rsid="0427ec09" style:font-weight-asian="normal" style:font-weight-complex="normal"/>
    </style:style>
    <style:style style:name="T425" style:family="text">
      <style:text-properties fo:font-weight="normal" officeooo:rsid="0424a315" style:font-weight-asian="normal" style:font-weight-complex="normal"/>
    </style:style>
    <style:style style:name="T426" style:family="text">
      <style:text-properties fo:font-weight="normal" officeooo:rsid="03c13113" style:font-weight-asian="normal" style:font-weight-complex="normal"/>
    </style:style>
    <style:style style:name="T427" style:family="text">
      <style:text-properties fo:font-weight="normal" officeooo:rsid="0428c8e2" style:font-weight-asian="normal" style:font-weight-complex="normal"/>
    </style:style>
    <style:style style:name="T428" style:family="text">
      <style:text-properties fo:font-weight="normal" officeooo:rsid="045e6749" style:font-weight-asian="normal" style:font-weight-complex="normal"/>
    </style:style>
    <style:style style:name="T429" style:family="text">
      <style:text-properties fo:font-weight="normal" officeooo:rsid="04602400" style:font-weight-asian="normal" style:font-weight-complex="normal"/>
    </style:style>
    <style:style style:name="T430" style:family="text">
      <style:text-properties fo:font-weight="normal" officeooo:rsid="04161d3e" style:font-weight-asian="normal" style:font-weight-complex="normal"/>
    </style:style>
    <style:style style:name="T431" style:family="text">
      <style:text-properties fo:font-weight="normal" officeooo:rsid="041746e7" style:font-weight-asian="normal" style:font-weight-complex="normal"/>
    </style:style>
    <style:style style:name="T432" style:family="text">
      <style:text-properties fo:font-weight="normal" officeooo:rsid="041d4261" style:font-weight-asian="normal" style:font-weight-complex="normal"/>
    </style:style>
    <style:style style:name="T433" style:family="text">
      <style:text-properties fo:font-weight="normal" officeooo:rsid="0419037b" style:font-weight-asian="normal" style:font-weight-complex="normal"/>
    </style:style>
    <style:style style:name="T434" style:family="text">
      <style:text-properties fo:font-weight="normal" officeooo:rsid="04226783" style:font-weight-asian="normal" style:font-weight-complex="normal"/>
    </style:style>
    <style:style style:name="T435" style:family="text">
      <style:text-properties fo:font-weight="normal" officeooo:rsid="04329278" style:font-weight-asian="normal" style:font-weight-complex="normal"/>
    </style:style>
    <style:style style:name="T436" style:family="text">
      <style:text-properties fo:font-weight="normal" officeooo:rsid="042d7117" style:font-weight-asian="normal" style:font-weight-complex="normal"/>
    </style:style>
    <style:style style:name="T437" style:family="text">
      <style:text-properties fo:font-weight="normal" officeooo:rsid="04253c68" style:font-weight-asian="normal" style:font-weight-complex="normal"/>
    </style:style>
    <style:style style:name="T438" style:family="text">
      <style:text-properties fo:font-weight="normal" officeooo:rsid="043c6125" style:font-weight-asian="normal" style:font-weight-complex="normal"/>
    </style:style>
    <style:style style:name="T439" style:family="text">
      <style:text-properties fo:font-weight="normal" officeooo:rsid="044401b2" style:font-weight-asian="normal" style:font-weight-complex="normal"/>
    </style:style>
    <style:style style:name="T440" style:family="text">
      <style:text-properties fo:font-weight="normal" officeooo:rsid="043a3360" style:font-weight-asian="normal" style:font-weight-complex="normal"/>
    </style:style>
    <style:style style:name="T441" style:family="text">
      <style:text-properties fo:font-weight="normal" officeooo:rsid="04438193" style:font-weight-asian="normal" style:font-weight-complex="normal"/>
    </style:style>
    <style:style style:name="T442" style:family="text">
      <style:text-properties fo:font-weight="normal" officeooo:rsid="043fc929" style:font-weight-asian="normal" style:font-weight-complex="normal"/>
    </style:style>
    <style:style style:name="T443" style:family="text">
      <style:text-properties fo:font-weight="normal" officeooo:rsid="04496025" style:font-weight-asian="normal" style:font-weight-complex="normal"/>
    </style:style>
    <style:style style:name="T444" style:family="text">
      <style:text-properties fo:font-weight="normal" officeooo:rsid="04592f7c" style:font-weight-asian="normal" style:font-weight-complex="normal"/>
    </style:style>
    <style:style style:name="T445" style:family="text">
      <style:text-properties fo:font-weight="normal" officeooo:rsid="0480ffab" style:font-weight-asian="normal" style:font-weight-complex="normal"/>
    </style:style>
    <style:style style:name="T446" style:family="text">
      <style:text-properties fo:font-weight="normal" officeooo:rsid="04822256" style:font-weight-asian="normal" style:font-weight-complex="normal"/>
    </style:style>
    <style:style style:name="T447" style:family="text">
      <style:text-properties fo:font-weight="normal" officeooo:rsid="048ffd4a" style:font-weight-asian="normal" style:font-weight-complex="normal"/>
    </style:style>
    <style:style style:name="T448" style:family="text">
      <style:text-properties fo:font-weight="normal" officeooo:rsid="048fe3f8" style:font-weight-asian="normal" style:font-weight-complex="normal"/>
    </style:style>
    <style:style style:name="T449" style:family="text">
      <style:text-properties fo:font-weight="normal" officeooo:rsid="0494bc64" style:font-weight-asian="normal" style:font-weight-complex="normal"/>
    </style:style>
    <style:style style:name="T450" style:family="text">
      <style:text-properties fo:font-weight="normal" officeooo:rsid="049a8a7e" style:font-weight-asian="normal" style:font-weight-complex="normal"/>
    </style:style>
    <style:style style:name="T451" style:family="text">
      <style:text-properties fo:font-weight="normal" officeooo:rsid="04a57ad8" style:font-weight-asian="normal" style:font-weight-complex="normal"/>
    </style:style>
    <style:style style:name="T452" style:family="text">
      <style:text-properties fo:font-weight="normal" officeooo:rsid="04b2ffc5" style:font-weight-asian="normal" style:font-weight-complex="normal"/>
    </style:style>
    <style:style style:name="T453" style:family="text">
      <style:text-properties fo:font-weight="normal" officeooo:rsid="04ba1b39" style:font-weight-asian="normal" style:font-weight-complex="normal"/>
    </style:style>
    <style:style style:name="T454" style:family="text">
      <style:text-properties fo:font-weight="normal" officeooo:rsid="04b3c5c0" style:font-weight-asian="normal" style:font-weight-complex="normal"/>
    </style:style>
    <style:style style:name="T455" style:family="text">
      <style:text-properties fo:font-weight="normal" officeooo:rsid="04cce5bf" style:font-weight-asian="normal" style:font-weight-complex="normal"/>
    </style:style>
    <style:style style:name="T456" style:family="text">
      <style:text-properties fo:font-weight="normal" officeooo:rsid="050199cb" style:font-weight-asian="normal" style:font-weight-complex="normal"/>
    </style:style>
    <style:style style:name="T457" style:family="text">
      <style:text-properties fo:font-weight="normal" officeooo:rsid="0502c86e" style:font-weight-asian="normal" style:font-weight-complex="normal"/>
    </style:style>
    <style:style style:name="T458" style:family="text">
      <style:text-properties fo:font-weight="normal" officeooo:rsid="04f1c42d" style:font-weight-asian="normal" style:font-weight-complex="normal"/>
    </style:style>
    <style:style style:name="T459" style:family="text">
      <style:text-properties fo:font-weight="normal" officeooo:rsid="04f0bfd5" style:font-weight-asian="normal" style:font-weight-complex="normal"/>
    </style:style>
    <style:style style:name="T460" style:family="text">
      <style:text-properties fo:font-weight="normal" officeooo:rsid="05319739" style:font-weight-asian="normal" style:font-weight-complex="normal"/>
    </style:style>
    <style:style style:name="T461" style:family="text">
      <style:text-properties fo:font-weight="normal" officeooo:rsid="05604a7a" style:font-weight-asian="normal" style:font-weight-complex="normal"/>
    </style:style>
    <style:style style:name="T462" style:family="text">
      <style:text-properties fo:font-weight="normal" officeooo:rsid="0560f59c" style:font-weight-asian="normal" style:font-weight-complex="normal"/>
    </style:style>
    <style:style style:name="T463" style:family="text">
      <style:text-properties fo:font-weight="normal" officeooo:rsid="0569d9ca" style:font-weight-asian="normal" style:font-weight-complex="normal"/>
    </style:style>
    <style:style style:name="T464" style:family="text">
      <style:text-properties fo:font-weight="normal" officeooo:rsid="056aa2db" style:font-weight-asian="normal" style:font-weight-complex="normal"/>
    </style:style>
    <style:style style:name="T465" style:family="text">
      <style:text-properties fo:font-weight="normal" officeooo:rsid="0573ee33" style:font-weight-asian="normal" style:font-weight-complex="normal"/>
    </style:style>
    <style:style style:name="T466" style:family="text">
      <style:text-properties fo:font-weight="normal" officeooo:rsid="0577776f" style:font-weight-asian="normal" style:font-weight-complex="normal"/>
    </style:style>
    <style:style style:name="T467" style:family="text">
      <style:text-properties fo:font-weight="normal" officeooo:rsid="0580d52a" style:font-weight-asian="normal" style:font-weight-complex="normal"/>
    </style:style>
    <style:style style:name="T468" style:family="text">
      <style:text-properties fo:font-weight="normal" officeooo:rsid="058bbc5e" style:font-weight-asian="normal" style:font-weight-complex="normal"/>
    </style:style>
    <style:style style:name="T469" style:family="text">
      <style:text-properties fo:font-style="italic" style:font-style-asian="italic" style:font-style-complex="italic"/>
    </style:style>
    <style:style style:name="T470" style:family="text">
      <style:text-properties fo:font-style="italic" officeooo:rsid="00256ecc" style:font-style-asian="italic" style:font-style-complex="italic"/>
    </style:style>
    <style:style style:name="T471" style:family="text">
      <style:text-properties fo:font-style="italic" officeooo:rsid="006c1d47" style:font-style-asian="italic" style:font-style-complex="italic"/>
    </style:style>
    <style:style style:name="T472" style:family="text">
      <style:text-properties fo:font-style="italic" officeooo:rsid="00e09913" style:font-style-asian="italic" style:font-style-complex="italic"/>
    </style:style>
    <style:style style:name="T473" style:family="text">
      <style:text-properties fo:font-style="italic" officeooo:rsid="005b5cd3" style:font-style-asian="italic" style:font-style-complex="italic"/>
    </style:style>
    <style:style style:name="T474" style:family="text">
      <style:text-properties fo:font-style="italic" officeooo:rsid="0034ed8b" style:font-style-asian="italic" style:font-style-complex="italic"/>
    </style:style>
    <style:style style:name="T475" style:family="text">
      <style:text-properties fo:font-style="italic" officeooo:rsid="00367935" style:font-style-asian="italic" style:font-style-complex="italic"/>
    </style:style>
    <style:style style:name="T476" style:family="text">
      <style:text-properties fo:font-style="italic" officeooo:rsid="003b4e50" style:font-style-asian="italic" style:font-style-complex="italic"/>
    </style:style>
    <style:style style:name="T477" style:family="text">
      <style:text-properties fo:font-style="italic" officeooo:rsid="01758a0f" style:font-style-asian="italic" style:font-style-complex="italic"/>
    </style:style>
    <style:style style:name="T478" style:family="text">
      <style:text-properties fo:font-style="italic" officeooo:rsid="0080477a" style:font-style-asian="italic" style:font-style-complex="italic"/>
    </style:style>
    <style:style style:name="T479" style:family="text">
      <style:text-properties fo:font-style="italic" officeooo:rsid="01113d34" style:font-style-asian="italic" style:font-style-complex="italic"/>
    </style:style>
    <style:style style:name="T480" style:family="text">
      <style:text-properties fo:font-style="italic" officeooo:rsid="018c0d5b" style:font-style-asian="italic" style:font-style-complex="italic"/>
    </style:style>
    <style:style style:name="T481" style:family="text">
      <style:text-properties fo:font-style="italic" officeooo:rsid="01c64853" style:font-style-asian="italic" style:font-style-complex="italic"/>
    </style:style>
    <style:style style:name="T482" style:family="text">
      <style:text-properties fo:font-style="italic" officeooo:rsid="01d9cd4e" style:font-style-asian="italic" style:font-style-complex="italic"/>
    </style:style>
    <style:style style:name="T483" style:family="text">
      <style:text-properties fo:font-style="italic" officeooo:rsid="01dc67de" style:font-style-asian="italic" style:font-style-complex="italic"/>
    </style:style>
    <style:style style:name="T484" style:family="text">
      <style:text-properties fo:font-style="italic" officeooo:rsid="01ec8e18" style:font-style-asian="italic" style:font-style-complex="italic"/>
    </style:style>
    <style:style style:name="T485" style:family="text">
      <style:text-properties fo:font-style="italic" officeooo:rsid="019e70b3" style:font-style-asian="italic" style:font-style-complex="italic"/>
    </style:style>
    <style:style style:name="T486" style:family="text">
      <style:text-properties fo:font-style="italic" officeooo:rsid="02685e01" style:font-style-asian="italic" style:font-style-complex="italic"/>
    </style:style>
    <style:style style:name="T487" style:family="text">
      <style:text-properties fo:font-style="italic" officeooo:rsid="026b5506" style:font-style-asian="italic" style:font-style-complex="italic"/>
    </style:style>
    <style:style style:name="T488" style:family="text">
      <style:text-properties fo:font-style="italic" officeooo:rsid="0288fb00" style:font-style-asian="italic" style:font-style-complex="italic"/>
    </style:style>
    <style:style style:name="T489" style:family="text">
      <style:text-properties fo:font-style="italic" officeooo:rsid="02ccc8f6" style:font-style-asian="italic" style:font-style-complex="italic"/>
    </style:style>
    <style:style style:name="T490" style:family="text">
      <style:text-properties fo:font-style="italic" officeooo:rsid="0069ae25" style:font-style-asian="italic" style:font-style-complex="italic"/>
    </style:style>
    <style:style style:name="T491" style:family="text">
      <style:text-properties fo:font-style="italic" officeooo:rsid="0022c018" style:font-style-asian="italic" style:font-style-complex="italic"/>
    </style:style>
    <style:style style:name="T492" style:family="text">
      <style:text-properties fo:font-style="italic" officeooo:rsid="02efc49c" style:font-style-asian="italic" style:font-style-complex="italic"/>
    </style:style>
    <style:style style:name="T493" style:family="text">
      <style:text-properties fo:font-style="italic" officeooo:rsid="02ec089f" style:font-style-asian="italic" style:font-style-complex="italic"/>
    </style:style>
    <style:style style:name="T494" style:family="text">
      <style:text-properties fo:font-style="italic" officeooo:rsid="032c4fdc" style:font-style-asian="italic" style:font-style-complex="italic"/>
    </style:style>
    <style:style style:name="T495" style:family="text">
      <style:text-properties fo:font-style="italic" officeooo:rsid="0335ea2c" style:font-style-asian="italic" style:font-style-complex="italic"/>
    </style:style>
    <style:style style:name="T496" style:family="text">
      <style:text-properties fo:font-style="italic" officeooo:rsid="0346a444" style:font-style-asian="italic" style:font-style-complex="italic"/>
    </style:style>
    <style:style style:name="T497" style:family="text">
      <style:text-properties fo:font-style="italic" officeooo:rsid="03a24854" style:font-style-asian="italic" style:font-style-complex="italic"/>
    </style:style>
    <style:style style:name="T498" style:family="text">
      <style:text-properties fo:font-style="italic" officeooo:rsid="03804bbd" style:font-style-asian="italic" style:font-style-complex="italic"/>
    </style:style>
    <style:style style:name="T499" style:family="text">
      <style:text-properties fo:font-style="italic" officeooo:rsid="03aaef44" style:font-style-asian="italic" style:font-style-complex="italic"/>
    </style:style>
    <style:style style:name="T500" style:family="text">
      <style:text-properties fo:font-style="italic" officeooo:rsid="04a57ad8" style:font-style-asian="italic" style:font-style-complex="italic"/>
    </style:style>
    <style:style style:name="T501" style:family="text">
      <style:text-properties fo:font-style="italic" officeooo:rsid="04ba1b39" style:font-style-asian="italic" style:font-style-complex="italic"/>
    </style:style>
    <style:style style:name="T502" style:family="text">
      <style:text-properties fo:font-style="italic" officeooo:rsid="04a08898" style:font-style-asian="italic" style:font-style-complex="italic"/>
    </style:style>
    <style:style style:name="T503" style:family="text">
      <style:text-properties fo:font-style="italic" officeooo:rsid="051c4636" style:font-style-asian="italic" style:font-style-complex="italic"/>
    </style:style>
    <style:style style:name="T504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0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06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07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08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09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10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11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12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13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14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15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16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17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18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19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20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21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22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23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24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25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26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27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28" style:family="text">
      <style:text-properties fo:font-style="italic" style:text-underline-style="none" style:font-style-asian="italic" style:font-style-complex="italic"/>
    </style:style>
    <style:style style:name="T529" style:family="text">
      <style:text-properties fo:font-style="italic" style:text-underline-style="none" officeooo:rsid="00baae4f" style:font-style-asian="italic" style:font-style-complex="italic"/>
    </style:style>
    <style:style style:name="T530" style:family="text">
      <style:text-properties fo:font-style="italic" style:text-underline-style="none" officeooo:rsid="00d708a6" style:font-style-asian="italic" style:font-style-complex="italic"/>
    </style:style>
    <style:style style:name="T531" style:family="text">
      <style:text-properties fo:font-style="italic" style:text-underline-style="none" officeooo:rsid="00beb82f" style:font-style-asian="italic" style:font-style-complex="italic"/>
    </style:style>
    <style:style style:name="T532" style:family="text">
      <style:text-properties fo:font-style="italic" style:text-underline-style="none" officeooo:rsid="00d9c9e4" style:font-style-asian="italic" style:font-style-complex="italic"/>
    </style:style>
    <style:style style:name="T533" style:family="text">
      <style:text-properties fo:font-style="italic" style:text-underline-style="none" officeooo:rsid="00f55bb2" style:font-style-asian="italic" style:font-style-complex="italic"/>
    </style:style>
    <style:style style:name="T534" style:family="text">
      <style:text-properties fo:font-style="italic" style:text-underline-style="none" officeooo:rsid="00f74e17" style:font-style-asian="italic" style:font-style-complex="italic"/>
    </style:style>
    <style:style style:name="T535" style:family="text">
      <style:text-properties fo:font-style="italic" style:text-underline-style="none" officeooo:rsid="00fde6f2" style:font-style-asian="italic" style:font-style-complex="italic"/>
    </style:style>
    <style:style style:name="T536" style:family="text">
      <style:text-properties fo:font-style="italic" style:text-underline-style="none" officeooo:rsid="0130fd48" style:font-style-asian="italic" style:font-style-complex="italic"/>
    </style:style>
    <style:style style:name="T537" style:family="text">
      <style:text-properties fo:font-style="italic" style:text-underline-style="none" officeooo:rsid="013401b3" style:font-style-asian="italic" style:font-style-complex="italic"/>
    </style:style>
    <style:style style:name="T538" style:family="text">
      <style:text-properties fo:font-style="italic" style:text-underline-style="none" officeooo:rsid="013f3c54" style:font-style-asian="italic" style:font-style-complex="italic"/>
    </style:style>
    <style:style style:name="T539" style:family="text">
      <style:text-properties fo:font-style="italic" style:text-underline-style="none" officeooo:rsid="00bfa17d" style:font-style-asian="italic" style:font-style-complex="italic"/>
    </style:style>
    <style:style style:name="T540" style:family="text">
      <style:text-properties fo:font-style="italic" style:text-underline-style="none" officeooo:rsid="02a94de9" style:font-style-asian="italic" style:font-style-complex="italic"/>
    </style:style>
    <style:style style:name="T541" style:family="text">
      <style:text-properties fo:font-style="italic" style:text-underline-style="none" officeooo:rsid="00bbbf73" style:font-style-asian="italic" style:font-style-complex="italic"/>
    </style:style>
    <style:style style:name="T542" style:family="text">
      <style:text-properties fo:font-style="italic" style:text-underline-style="none" officeooo:rsid="00a639f7" style:font-style-asian="italic" style:font-style-complex="italic"/>
    </style:style>
    <style:style style:name="T543" style:family="text">
      <style:text-properties fo:font-style="italic" style:text-underline-style="none" officeooo:rsid="00bd11a0" style:font-style-asian="italic" style:font-style-complex="italic"/>
    </style:style>
    <style:style style:name="T5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45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546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547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548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549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550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551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552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553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554" style:family="text">
      <style:text-properties fo:font-style="italic" fo:font-weight="normal" officeooo:rsid="03c34d65" style:font-style-asian="italic" style:font-weight-asian="normal" style:font-style-complex="italic" style:font-weight-complex="normal"/>
    </style:style>
    <style:style style:name="T555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556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557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558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559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560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561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562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563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564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565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566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567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568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569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570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571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572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573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574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575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576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577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578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579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580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581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582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583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584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585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586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587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588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589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590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591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592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593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594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595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596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597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598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599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00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01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02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03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04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05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0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07" style:family="text">
      <style:text-properties fo:font-style="italic" fo:font-weight="bold" style:font-style-asian="italic" style:font-weight-asian="bold" style:font-style-complex="italic" style:font-weight-complex="bold"/>
    </style:style>
    <style:style style:name="T608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609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610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611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612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613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614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615" style:family="text">
      <style:text-properties officeooo:rsid="00205d85"/>
    </style:style>
    <style:style style:name="T616" style:family="text">
      <style:text-properties officeooo:rsid="0027fcfd"/>
    </style:style>
    <style:style style:name="T617" style:family="text">
      <style:text-properties officeooo:rsid="0029525d"/>
    </style:style>
    <style:style style:name="T618" style:family="text">
      <style:text-properties officeooo:rsid="0034ed8b"/>
    </style:style>
    <style:style style:name="T619" style:family="text">
      <style:text-properties officeooo:rsid="00367935"/>
    </style:style>
    <style:style style:name="T620" style:family="text">
      <style:text-properties officeooo:rsid="00398ddf"/>
    </style:style>
    <style:style style:name="T621" style:family="text">
      <style:text-properties officeooo:rsid="003b4e50"/>
    </style:style>
    <style:style style:name="T62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23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624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625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626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627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628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629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630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631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632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633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634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635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636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637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638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639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640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641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642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643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644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645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646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647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648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649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650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651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652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653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654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655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656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657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658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659" style:family="text">
      <style:text-properties fo:font-style="normal" style:text-underline-style="none" style:font-style-asian="normal" style:font-style-complex="normal"/>
    </style:style>
    <style:style style:name="T660" style:family="text">
      <style:text-properties fo:font-style="normal" style:text-underline-style="none" officeooo:rsid="00a8a4b1" style:font-style-asian="normal" style:font-style-complex="normal"/>
    </style:style>
    <style:style style:name="T661" style:family="text">
      <style:text-properties fo:font-style="normal" style:text-underline-style="none" officeooo:rsid="00ba4170" style:font-style-asian="normal" style:font-style-complex="normal"/>
    </style:style>
    <style:style style:name="T662" style:family="text">
      <style:text-properties fo:font-style="normal" style:text-underline-style="none" officeooo:rsid="00b1e303" style:font-style-asian="normal" style:font-style-complex="normal"/>
    </style:style>
    <style:style style:name="T663" style:family="text">
      <style:text-properties fo:font-style="normal" style:text-underline-style="none" officeooo:rsid="00baae4f" style:font-style-asian="normal" style:font-style-complex="normal"/>
    </style:style>
    <style:style style:name="T664" style:family="text">
      <style:text-properties fo:font-style="normal" style:text-underline-style="none" officeooo:rsid="00bbbf73" style:font-style-asian="normal" style:font-style-complex="normal"/>
    </style:style>
    <style:style style:name="T665" style:family="text">
      <style:text-properties fo:font-style="normal" style:text-underline-style="none" officeooo:rsid="00be4749" style:font-style-asian="normal" style:font-style-complex="normal"/>
    </style:style>
    <style:style style:name="T666" style:family="text">
      <style:text-properties fo:font-style="normal" style:text-underline-style="none" officeooo:rsid="00d139a0" style:font-style-asian="normal" style:font-style-complex="normal"/>
    </style:style>
    <style:style style:name="T667" style:family="text">
      <style:text-properties fo:font-style="normal" style:text-underline-style="none" officeooo:rsid="00d1487d" style:font-style-asian="normal" style:font-style-complex="normal"/>
    </style:style>
    <style:style style:name="T668" style:family="text">
      <style:text-properties fo:font-style="normal" style:text-underline-style="none" officeooo:rsid="00d2fc06" style:font-style-asian="normal" style:font-style-complex="normal"/>
    </style:style>
    <style:style style:name="T669" style:family="text">
      <style:text-properties fo:font-style="normal" style:text-underline-style="none" officeooo:rsid="00d40111" style:font-style-asian="normal" style:font-style-complex="normal"/>
    </style:style>
    <style:style style:name="T670" style:family="text">
      <style:text-properties fo:font-style="normal" style:text-underline-style="none" officeooo:rsid="00d4c5ce" style:font-style-asian="normal" style:font-style-complex="normal"/>
    </style:style>
    <style:style style:name="T671" style:family="text">
      <style:text-properties fo:font-style="normal" style:text-underline-style="none" officeooo:rsid="00d708a6" style:font-style-asian="normal" style:font-style-complex="normal"/>
    </style:style>
    <style:style style:name="T672" style:family="text">
      <style:text-properties fo:font-style="normal" style:text-underline-style="none" officeooo:rsid="00d77d7d" style:font-style-asian="normal" style:font-style-complex="normal"/>
    </style:style>
    <style:style style:name="T673" style:family="text">
      <style:text-properties fo:font-style="normal" style:text-underline-style="none" officeooo:rsid="00d83381" style:font-style-asian="normal" style:font-style-complex="normal"/>
    </style:style>
    <style:style style:name="T674" style:family="text">
      <style:text-properties fo:font-style="normal" style:text-underline-style="none" officeooo:rsid="00d75809" style:font-style-asian="normal" style:font-style-complex="normal"/>
    </style:style>
    <style:style style:name="T675" style:family="text">
      <style:text-properties fo:font-style="normal" style:text-underline-style="none" officeooo:rsid="00dd6c8d" style:font-style-asian="normal" style:font-style-complex="normal"/>
    </style:style>
    <style:style style:name="T676" style:family="text">
      <style:text-properties fo:font-style="normal" style:text-underline-style="none" officeooo:rsid="00dedcd7" style:font-style-asian="normal" style:font-style-complex="normal"/>
    </style:style>
    <style:style style:name="T677" style:family="text">
      <style:text-properties fo:font-style="normal" style:text-underline-style="none" officeooo:rsid="00beb82f" style:font-style-asian="normal" style:font-style-complex="normal"/>
    </style:style>
    <style:style style:name="T678" style:family="text">
      <style:text-properties fo:font-style="normal" style:text-underline-style="none" officeooo:rsid="00e4290b" style:font-style-asian="normal" style:font-style-complex="normal"/>
    </style:style>
    <style:style style:name="T679" style:family="text">
      <style:text-properties fo:font-style="normal" style:text-underline-style="none" officeooo:rsid="00eb50e0" style:font-style-asian="normal" style:font-style-complex="normal"/>
    </style:style>
    <style:style style:name="T680" style:family="text">
      <style:text-properties fo:font-style="normal" style:text-underline-style="none" officeooo:rsid="00d9c9e4" style:font-style-asian="normal" style:font-style-complex="normal"/>
    </style:style>
    <style:style style:name="T681" style:family="text">
      <style:text-properties fo:font-style="normal" style:text-underline-style="none" officeooo:rsid="00ec1e8c" style:font-style-asian="normal" style:font-style-complex="normal"/>
    </style:style>
    <style:style style:name="T682" style:family="text">
      <style:text-properties fo:font-style="normal" style:text-underline-style="none" officeooo:rsid="00f0f7f8" style:font-style-asian="normal" style:font-style-complex="normal"/>
    </style:style>
    <style:style style:name="T683" style:family="text">
      <style:text-properties fo:font-style="normal" style:text-underline-style="none" officeooo:rsid="00f2503e" style:font-style-asian="normal" style:font-style-complex="normal"/>
    </style:style>
    <style:style style:name="T684" style:family="text">
      <style:text-properties fo:font-style="normal" style:text-underline-style="none" officeooo:rsid="00f5260b" style:font-style-asian="normal" style:font-style-complex="normal"/>
    </style:style>
    <style:style style:name="T685" style:family="text">
      <style:text-properties fo:font-style="normal" style:text-underline-style="none" officeooo:rsid="00f55bb2" style:font-style-asian="normal" style:font-style-complex="normal"/>
    </style:style>
    <style:style style:name="T686" style:family="text">
      <style:text-properties fo:font-style="normal" style:text-underline-style="none" officeooo:rsid="00f74e17" style:font-style-asian="normal" style:font-style-complex="normal"/>
    </style:style>
    <style:style style:name="T687" style:family="text">
      <style:text-properties fo:font-style="normal" style:text-underline-style="none" officeooo:rsid="00fbef0d" style:font-style-asian="normal" style:font-style-complex="normal"/>
    </style:style>
    <style:style style:name="T688" style:family="text">
      <style:text-properties fo:font-style="normal" style:text-underline-style="none" officeooo:rsid="00fde6f2" style:font-style-asian="normal" style:font-style-complex="normal"/>
    </style:style>
    <style:style style:name="T689" style:family="text">
      <style:text-properties fo:font-style="normal" style:text-underline-style="none" officeooo:rsid="010185dc" style:font-style-asian="normal" style:font-style-complex="normal"/>
    </style:style>
    <style:style style:name="T690" style:family="text">
      <style:text-properties fo:font-style="normal" style:text-underline-style="none" officeooo:rsid="0103be48" style:font-style-asian="normal" style:font-style-complex="normal"/>
    </style:style>
    <style:style style:name="T691" style:family="text">
      <style:text-properties fo:font-style="normal" style:text-underline-style="none" officeooo:rsid="010c486e" style:font-style-asian="normal" style:font-style-complex="normal"/>
    </style:style>
    <style:style style:name="T692" style:family="text">
      <style:text-properties fo:font-style="normal" style:text-underline-style="none" officeooo:rsid="010db770" style:font-style-asian="normal" style:font-style-complex="normal"/>
    </style:style>
    <style:style style:name="T693" style:family="text">
      <style:text-properties fo:font-style="normal" style:text-underline-style="none" officeooo:rsid="011cabfd" style:font-style-asian="normal" style:font-style-complex="normal"/>
    </style:style>
    <style:style style:name="T694" style:family="text">
      <style:text-properties fo:font-style="normal" style:text-underline-style="none" officeooo:rsid="011d9595" style:font-style-asian="normal" style:font-style-complex="normal"/>
    </style:style>
    <style:style style:name="T695" style:family="text">
      <style:text-properties fo:font-style="normal" style:text-underline-style="none" officeooo:rsid="011fc384" style:font-style-asian="normal" style:font-style-complex="normal"/>
    </style:style>
    <style:style style:name="T696" style:family="text">
      <style:text-properties fo:font-style="normal" style:text-underline-style="none" officeooo:rsid="012dfde8" style:font-style-asian="normal" style:font-style-complex="normal"/>
    </style:style>
    <style:style style:name="T697" style:family="text">
      <style:text-properties fo:font-style="normal" style:text-underline-style="none" officeooo:rsid="0130fd48" style:font-style-asian="normal" style:font-style-complex="normal"/>
    </style:style>
    <style:style style:name="T698" style:family="text">
      <style:text-properties fo:font-style="normal" style:text-underline-style="none" officeooo:rsid="013282b3" style:font-style-asian="normal" style:font-style-complex="normal"/>
    </style:style>
    <style:style style:name="T699" style:family="text">
      <style:text-properties fo:font-style="normal" style:text-underline-style="none" officeooo:rsid="013401b3" style:font-style-asian="normal" style:font-style-complex="normal"/>
    </style:style>
    <style:style style:name="T700" style:family="text">
      <style:text-properties fo:font-style="normal" style:text-underline-style="none" officeooo:rsid="013a8584" style:font-style-asian="normal" style:font-style-complex="normal"/>
    </style:style>
    <style:style style:name="T701" style:family="text">
      <style:text-properties fo:font-style="normal" style:text-underline-style="none" officeooo:rsid="013f3c54" style:font-style-asian="normal" style:font-style-complex="normal"/>
    </style:style>
    <style:style style:name="T702" style:family="text">
      <style:text-properties fo:font-style="normal" style:text-underline-style="none" officeooo:rsid="013e347a" style:font-style-asian="normal" style:font-style-complex="normal"/>
    </style:style>
    <style:style style:name="T703" style:family="text">
      <style:text-properties fo:font-style="normal" style:text-underline-style="none" officeooo:rsid="01408f03" style:font-style-asian="normal" style:font-style-complex="normal"/>
    </style:style>
    <style:style style:name="T704" style:family="text">
      <style:text-properties fo:font-style="normal" style:text-underline-style="none" officeooo:rsid="013cc971" style:font-style-asian="normal" style:font-style-complex="normal"/>
    </style:style>
    <style:style style:name="T705" style:family="text">
      <style:text-properties fo:font-style="normal" style:text-underline-style="none" officeooo:rsid="0150aafa" style:font-style-asian="normal" style:font-style-complex="normal"/>
    </style:style>
    <style:style style:name="T706" style:family="text">
      <style:text-properties fo:font-style="normal" style:text-underline-style="none" officeooo:rsid="0152f194" style:font-style-asian="normal" style:font-style-complex="normal"/>
    </style:style>
    <style:style style:name="T707" style:family="text">
      <style:text-properties fo:font-style="normal" style:text-underline-style="none" officeooo:rsid="0157e2d4" style:font-style-asian="normal" style:font-style-complex="normal"/>
    </style:style>
    <style:style style:name="T708" style:family="text">
      <style:text-properties fo:font-style="normal" style:text-underline-style="none" officeooo:rsid="015c452a" style:font-style-asian="normal" style:font-style-complex="normal"/>
    </style:style>
    <style:style style:name="T709" style:family="text">
      <style:text-properties fo:font-style="normal" style:text-underline-style="none" officeooo:rsid="0176ee1b" style:font-style-asian="normal" style:font-style-complex="normal"/>
    </style:style>
    <style:style style:name="T710" style:family="text">
      <style:text-properties fo:font-style="normal" style:text-underline-style="none" officeooo:rsid="02b807dc" style:font-style-asian="normal" style:font-style-complex="normal"/>
    </style:style>
    <style:style style:name="T711" style:family="text">
      <style:text-properties fo:font-style="normal" style:text-underline-style="none" officeooo:rsid="00bd11a0" style:font-style-asian="normal" style:font-style-complex="normal"/>
    </style:style>
    <style:style style:name="T712" style:family="text">
      <style:text-properties fo:font-style="normal" style:text-underline-style="none" officeooo:rsid="02edc963" style:font-style-asian="normal" style:font-style-complex="normal"/>
    </style:style>
    <style:style style:name="T713" style:family="text">
      <style:text-properties fo:font-style="normal" style:font-style-asian="normal" style:font-style-complex="normal"/>
    </style:style>
    <style:style style:name="T714" style:family="text">
      <style:text-properties fo:font-style="normal" officeooo:rsid="00524926" style:font-style-asian="normal" style:font-style-complex="normal"/>
    </style:style>
    <style:style style:name="T715" style:family="text">
      <style:text-properties fo:font-style="normal" officeooo:rsid="0033fbdf" style:font-style-asian="normal" style:font-style-complex="normal"/>
    </style:style>
    <style:style style:name="T716" style:family="text">
      <style:text-properties fo:font-style="normal" officeooo:rsid="0034ed8b" style:font-style-asian="normal" style:font-style-complex="normal"/>
    </style:style>
    <style:style style:name="T717" style:family="text">
      <style:text-properties fo:font-style="normal" officeooo:rsid="0052a33a" style:font-style-asian="normal" style:font-style-complex="normal"/>
    </style:style>
    <style:style style:name="T718" style:family="text">
      <style:text-properties fo:font-style="normal" officeooo:rsid="0092f82d" style:font-style-asian="normal" style:font-style-complex="normal"/>
    </style:style>
    <style:style style:name="T719" style:family="text">
      <style:text-properties fo:font-style="normal" officeooo:rsid="00c6421c" style:font-style-asian="normal" style:font-style-complex="normal"/>
    </style:style>
    <style:style style:name="T720" style:family="text">
      <style:text-properties fo:font-style="normal" officeooo:rsid="00cc5bce" style:font-style-asian="normal" style:font-style-complex="normal"/>
    </style:style>
    <style:style style:name="T721" style:family="text">
      <style:text-properties fo:font-style="normal" officeooo:rsid="0106c767" style:font-style-asian="normal" style:font-style-complex="normal"/>
    </style:style>
    <style:style style:name="T722" style:family="text">
      <style:text-properties fo:font-style="normal" officeooo:rsid="0164a6ee" style:font-style-asian="normal" style:font-style-complex="normal"/>
    </style:style>
    <style:style style:name="T723" style:family="text">
      <style:text-properties fo:font-style="normal" officeooo:rsid="0168d8d5" style:font-style-asian="normal" style:font-style-complex="normal"/>
    </style:style>
    <style:style style:name="T724" style:family="text">
      <style:text-properties fo:font-style="normal" officeooo:rsid="0179221f" style:font-style-asian="normal" style:font-style-complex="normal"/>
    </style:style>
    <style:style style:name="T725" style:family="text">
      <style:text-properties fo:font-style="normal" officeooo:rsid="017941db" style:font-style-asian="normal" style:font-style-complex="normal"/>
    </style:style>
    <style:style style:name="T726" style:family="text">
      <style:text-properties fo:font-style="normal" officeooo:rsid="017a7161" style:font-style-asian="normal" style:font-style-complex="normal"/>
    </style:style>
    <style:style style:name="T727" style:family="text">
      <style:text-properties fo:font-style="normal" officeooo:rsid="0288fb00" style:font-style-asian="normal" style:font-style-complex="normal"/>
    </style:style>
    <style:style style:name="T728" style:family="text">
      <style:text-properties fo:font-style="normal" officeooo:rsid="02f2e947" style:font-style-asian="normal" style:font-style-complex="normal"/>
    </style:style>
    <style:style style:name="T729" style:family="text">
      <style:text-properties fo:font-style="normal" officeooo:rsid="02edc963" style:font-style-asian="normal" style:font-style-complex="normal"/>
    </style:style>
    <style:style style:name="T730" style:family="text">
      <style:text-properties fo:font-style="normal" officeooo:rsid="03355d74" style:font-style-asian="normal" style:font-style-complex="normal"/>
    </style:style>
    <style:style style:name="T731" style:family="text">
      <style:text-properties fo:font-style="normal" officeooo:rsid="0335ea2c" style:font-style-asian="normal" style:font-style-complex="normal"/>
    </style:style>
    <style:style style:name="T732" style:family="text">
      <style:text-properties fo:font-style="normal" officeooo:rsid="0346a444" style:font-style-asian="normal" style:font-style-complex="normal"/>
    </style:style>
    <style:style style:name="T733" style:family="text">
      <style:text-properties fo:font-style="normal" officeooo:rsid="0347bb43" style:font-style-asian="normal" style:font-style-complex="normal"/>
    </style:style>
    <style:style style:name="T734" style:family="text">
      <style:text-properties fo:font-style="normal" officeooo:rsid="03343ce6" style:font-style-asian="normal" style:font-style-complex="normal"/>
    </style:style>
    <style:style style:name="T735" style:family="text">
      <style:text-properties fo:font-style="normal" officeooo:rsid="034dbe4d" style:font-style-asian="normal" style:font-style-complex="normal"/>
    </style:style>
    <style:style style:name="T736" style:family="text">
      <style:text-properties fo:font-style="normal" officeooo:rsid="034f33b6" style:font-style-asian="normal" style:font-style-complex="normal"/>
    </style:style>
    <style:style style:name="T737" style:family="text">
      <style:text-properties fo:font-style="normal" officeooo:rsid="035051aa" style:font-style-asian="normal" style:font-style-complex="normal"/>
    </style:style>
    <style:style style:name="T738" style:family="text">
      <style:text-properties fo:font-style="normal" officeooo:rsid="035de550" style:font-style-asian="normal" style:font-style-complex="normal"/>
    </style:style>
    <style:style style:name="T739" style:family="text">
      <style:text-properties fo:font-style="normal" officeooo:rsid="0364e15d" style:font-style-asian="normal" style:font-style-complex="normal"/>
    </style:style>
    <style:style style:name="T740" style:family="text">
      <style:text-properties fo:font-style="normal" officeooo:rsid="033e56cf" style:font-style-asian="normal" style:font-style-complex="normal"/>
    </style:style>
    <style:style style:name="T741" style:family="text">
      <style:text-properties fo:font-style="normal" officeooo:rsid="0367f8e1" style:font-style-asian="normal" style:font-style-complex="normal"/>
    </style:style>
    <style:style style:name="T742" style:family="text">
      <style:text-properties fo:font-style="normal" officeooo:rsid="0369854f" style:font-style-asian="normal" style:font-style-complex="normal"/>
    </style:style>
    <style:style style:name="T743" style:family="text">
      <style:text-properties fo:font-style="normal" officeooo:rsid="040ce935" style:font-style-asian="normal" style:font-style-complex="normal"/>
    </style:style>
    <style:style style:name="T744" style:family="text">
      <style:text-properties fo:font-style="normal" officeooo:rsid="040ea9fd" style:font-style-asian="normal" style:font-style-complex="normal"/>
    </style:style>
    <style:style style:name="T745" style:family="text">
      <style:text-properties fo:font-style="normal" officeooo:rsid="041e6a3e" style:font-style-asian="normal" style:font-style-complex="normal"/>
    </style:style>
    <style:style style:name="T746" style:family="text">
      <style:text-properties fo:font-style="normal" officeooo:rsid="04a8203c" style:font-style-asian="normal" style:font-style-complex="normal"/>
    </style:style>
    <style:style style:name="T747" style:family="text">
      <style:text-properties fo:font-style="normal" officeooo:rsid="04b80b14" style:font-style-asian="normal" style:font-style-complex="normal"/>
    </style:style>
    <style:style style:name="T748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749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750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75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52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753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754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755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756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757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758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759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760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761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762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763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764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765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766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767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768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769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770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771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772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773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774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775" style:family="text">
      <style:text-properties fo:font-style="normal" fo:font-weight="normal" officeooo:rsid="045c66e1" style:font-style-asian="normal" style:font-weight-asian="normal" style:font-style-complex="normal" style:font-weight-complex="normal"/>
    </style:style>
    <style:style style:name="T776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777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778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779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780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781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782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783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784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785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786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787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788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789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790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791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792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793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794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795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796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797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798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799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800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801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802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803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804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805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806" style:family="text">
      <style:text-properties fo:font-style="normal" fo:font-weight="normal" officeooo:rsid="04ee86bb" style:font-style-asian="normal" style:font-weight-asian="normal" style:font-style-complex="normal" style:font-weight-complex="normal"/>
    </style:style>
    <style:style style:name="T807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808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809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810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811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812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813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814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815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816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817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818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819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820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821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822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823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824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825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826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827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828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829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830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831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832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833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834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835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836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837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838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839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840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841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842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843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844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845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846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847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848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849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850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851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852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853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854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855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856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857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858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859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860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861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862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863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864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865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866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867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868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869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870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871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872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873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874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875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876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877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878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879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880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881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882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883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884" style:family="text">
      <style:text-properties officeooo:rsid="004d4d0b"/>
    </style:style>
    <style:style style:name="T885" style:family="text">
      <style:text-properties officeooo:rsid="0013268f"/>
    </style:style>
    <style:style style:name="T886" style:family="text">
      <style:text-properties officeooo:rsid="004f4350"/>
    </style:style>
    <style:style style:name="T887" style:family="text">
      <style:text-properties officeooo:rsid="00501b3c"/>
    </style:style>
    <style:style style:name="T888" style:family="text">
      <style:text-properties officeooo:rsid="00147dd9"/>
    </style:style>
    <style:style style:name="T889" style:family="text">
      <style:text-properties officeooo:rsid="005521a3"/>
    </style:style>
    <style:style style:name="T890" style:family="text">
      <style:text-properties fo:font-weight="bold" style:font-weight-asian="bold" style:font-weight-complex="bold"/>
    </style:style>
    <style:style style:name="T891" style:family="text">
      <style:text-properties fo:font-weight="bold" officeooo:rsid="005f7223" style:font-weight-asian="bold" style:font-weight-complex="bold"/>
    </style:style>
    <style:style style:name="T892" style:family="text">
      <style:text-properties fo:font-weight="bold" officeooo:rsid="01871851" style:font-weight-asian="bold" style:font-weight-complex="bold"/>
    </style:style>
    <style:style style:name="T893" style:family="text">
      <style:text-properties fo:font-weight="bold" officeooo:rsid="02070606" style:font-weight-asian="bold" style:font-weight-complex="bold"/>
    </style:style>
    <style:style style:name="T894" style:family="text">
      <style:text-properties fo:font-weight="bold" officeooo:rsid="0206e857" style:font-weight-asian="bold" style:font-weight-complex="bold"/>
    </style:style>
    <style:style style:name="T895" style:family="text">
      <style:text-properties fo:font-weight="bold" officeooo:rsid="03153caa" style:font-weight-asian="bold" style:font-weight-complex="bold"/>
    </style:style>
    <style:style style:name="T896" style:family="text">
      <style:text-properties fo:font-weight="bold" officeooo:rsid="03429aa5" style:font-weight-asian="bold" style:font-weight-complex="bold"/>
    </style:style>
    <style:style style:name="T897" style:family="text">
      <style:text-properties fo:font-weight="bold" officeooo:rsid="0356cf1b" style:font-weight-asian="bold" style:font-weight-complex="bold"/>
    </style:style>
    <style:style style:name="T898" style:family="text">
      <style:text-properties fo:font-weight="bold" officeooo:rsid="03c34d65" style:font-weight-asian="bold" style:font-weight-complex="bold"/>
    </style:style>
    <style:style style:name="T899" style:family="text">
      <style:text-properties fo:font-weight="bold" officeooo:rsid="03c39617" style:font-weight-asian="bold" style:font-weight-complex="bold"/>
    </style:style>
    <style:style style:name="T900" style:family="text">
      <style:text-properties fo:font-weight="bold" officeooo:rsid="03c44ca6" style:font-weight-asian="bold" style:font-weight-complex="bold"/>
    </style:style>
    <style:style style:name="T901" style:family="text">
      <style:text-properties fo:font-weight="bold" officeooo:rsid="03ea64bf" style:font-weight-asian="bold" style:font-weight-complex="bold"/>
    </style:style>
    <style:style style:name="T902" style:family="text">
      <style:text-properties fo:font-weight="bold" officeooo:rsid="03f8c064" style:font-weight-asian="bold" style:font-weight-complex="bold"/>
    </style:style>
    <style:style style:name="T903" style:family="text">
      <style:text-properties fo:font-weight="bold" officeooo:rsid="0411d16e" style:font-weight-asian="bold" style:font-weight-complex="bold"/>
    </style:style>
    <style:style style:name="T904" style:family="text">
      <style:text-properties fo:font-weight="bold" officeooo:rsid="048fe3f8" style:font-weight-asian="bold" style:font-weight-complex="bold"/>
    </style:style>
    <style:style style:name="T905" style:family="text">
      <style:text-properties fo:font-weight="bold" officeooo:rsid="048ffd4a" style:font-weight-asian="bold" style:font-weight-complex="bold"/>
    </style:style>
    <style:style style:name="T906" style:family="text">
      <style:text-properties fo:font-weight="bold" officeooo:rsid="04a08898" style:font-weight-asian="bold" style:font-weight-complex="bold"/>
    </style:style>
    <style:style style:name="T907" style:family="text">
      <style:text-properties officeooo:rsid="005b5f51"/>
    </style:style>
    <style:style style:name="T908" style:family="text">
      <style:text-properties officeooo:rsid="005d12fa"/>
    </style:style>
    <style:style style:name="T909" style:family="text">
      <style:text-properties officeooo:rsid="005f7223"/>
    </style:style>
    <style:style style:name="T910" style:family="text">
      <style:text-properties style:text-underline-style="none"/>
    </style:style>
    <style:style style:name="T911" style:family="text">
      <style:text-properties style:text-underline-style="none" fo:font-weight="normal" style:font-weight-asian="normal" style:font-weight-complex="normal"/>
    </style:style>
    <style:style style:name="T912" style:family="text">
      <style:text-properties style:text-underline-style="none" fo:font-weight="normal" officeooo:rsid="00721e09" style:font-weight-asian="normal" style:font-weight-complex="normal"/>
    </style:style>
    <style:style style:name="T913" style:family="text">
      <style:text-properties style:text-underline-style="none" fo:font-weight="normal" officeooo:rsid="00722a19" style:font-weight-asian="normal" style:font-weight-complex="normal"/>
    </style:style>
    <style:style style:name="T914" style:family="text">
      <style:text-properties style:text-underline-style="none" fo:font-weight="normal" officeooo:rsid="006a9ead" style:font-weight-asian="normal" style:font-weight-complex="normal"/>
    </style:style>
    <style:style style:name="T915" style:family="text">
      <style:text-properties style:text-underline-style="none" fo:font-weight="normal" officeooo:rsid="00a639f7" style:font-weight-asian="normal" style:font-weight-complex="normal"/>
    </style:style>
    <style:style style:name="T916" style:family="text">
      <style:text-properties style:text-underline-style="none" fo:font-weight="normal" officeooo:rsid="00a69bec" style:font-weight-asian="normal" style:font-weight-complex="normal"/>
    </style:style>
    <style:style style:name="T917" style:family="text">
      <style:text-properties style:text-underline-style="none" fo:font-weight="normal" officeooo:rsid="009e29ef" style:font-weight-asian="normal" style:font-weight-complex="normal"/>
    </style:style>
    <style:style style:name="T918" style:family="text">
      <style:text-properties style:text-underline-style="none" fo:font-weight="normal" officeooo:rsid="00a75993" style:font-weight-asian="normal" style:font-weight-complex="normal"/>
    </style:style>
    <style:style style:name="T919" style:family="text">
      <style:text-properties style:text-underline-style="none" fo:font-weight="normal" officeooo:rsid="00e7b674" style:font-weight-asian="normal" style:font-weight-complex="normal"/>
    </style:style>
    <style:style style:name="T920" style:family="text">
      <style:text-properties style:text-underline-style="none" fo:font-weight="normal" officeooo:rsid="0123bb39" style:font-weight-asian="normal" style:font-weight-complex="normal"/>
    </style:style>
    <style:style style:name="T921" style:family="text">
      <style:text-properties style:text-underline-style="none" fo:font-weight="normal" officeooo:rsid="02e59398" style:font-weight-asian="normal" style:font-weight-complex="normal"/>
    </style:style>
    <style:style style:name="T922" style:family="text">
      <style:text-properties style:text-underline-style="none" fo:font-weight="normal" officeooo:rsid="0043121f" style:font-weight-asian="normal" style:font-weight-complex="normal"/>
    </style:style>
    <style:style style:name="T923" style:family="text">
      <style:text-properties style:text-underline-style="none" fo:font-weight="normal" officeooo:rsid="04329278" style:font-weight-asian="normal" style:font-weight-complex="normal"/>
    </style:style>
    <style:style style:name="T924" style:family="text">
      <style:text-properties style:text-underline-style="none" fo:font-weight="bold" style:font-weight-asian="bold" style:font-weight-complex="bold"/>
    </style:style>
    <style:style style:name="T925" style:family="text">
      <style:text-properties style:text-underline-style="none" fo:font-weight="bold" officeooo:rsid="00a75993" style:font-weight-asian="bold" style:font-weight-complex="bold"/>
    </style:style>
    <style:style style:name="T926" style:family="text">
      <style:text-properties style:text-underline-style="none" fo:font-weight="bold" officeooo:rsid="013013d9" style:font-weight-asian="bold" style:font-weight-complex="bold"/>
    </style:style>
    <style:style style:name="T927" style:family="text">
      <style:text-properties style:text-underline-style="none" fo:font-weight="bold" officeooo:rsid="01408f03" style:font-weight-asian="bold" style:font-weight-complex="bold"/>
    </style:style>
    <style:style style:name="T928" style:family="text">
      <style:text-properties style:text-underline-style="none" officeooo:rsid="00bbbf73"/>
    </style:style>
    <style:style style:name="T929" style:family="text">
      <style:text-properties style:text-underline-style="none" officeooo:rsid="00d40111"/>
    </style:style>
    <style:style style:name="T930" style:family="text">
      <style:text-properties style:text-underline-style="none" officeooo:rsid="00d708a6"/>
    </style:style>
    <style:style style:name="T931" style:family="text">
      <style:text-properties style:text-underline-style="none" officeooo:rsid="00d5826a"/>
    </style:style>
    <style:style style:name="T932" style:family="text">
      <style:text-properties style:text-underline-style="none" officeooo:rsid="00d9c9e4"/>
    </style:style>
    <style:style style:name="T933" style:family="text">
      <style:text-properties style:text-underline-style="none" officeooo:rsid="00ec1e8c"/>
    </style:style>
    <style:style style:name="T934" style:family="text">
      <style:text-properties style:text-underline-style="none" officeooo:rsid="00fde6f2"/>
    </style:style>
    <style:style style:name="T935" style:family="text">
      <style:text-properties style:text-underline-style="none" officeooo:rsid="013013d9"/>
    </style:style>
    <style:style style:name="T936" style:family="text">
      <style:text-properties style:text-underline-style="none" officeooo:rsid="0137af9f"/>
    </style:style>
    <style:style style:name="T937" style:family="text">
      <style:text-properties style:text-underline-style="none" officeooo:rsid="013282b3"/>
    </style:style>
    <style:style style:name="T938" style:family="text">
      <style:text-properties style:text-underline-style="none" officeooo:rsid="01408f03"/>
    </style:style>
    <style:style style:name="T939" style:family="text">
      <style:text-properties style:text-underline-style="none" officeooo:rsid="01416cb6"/>
    </style:style>
    <style:style style:name="T940" style:family="text">
      <style:text-properties style:text-underline-style="none" officeooo:rsid="01435f2a"/>
    </style:style>
    <style:style style:name="T941" style:family="text">
      <style:text-properties style:text-underline-style="none" officeooo:rsid="015f15fe"/>
    </style:style>
    <style:style style:name="T942" style:family="text">
      <style:text-properties officeooo:rsid="00722a19"/>
    </style:style>
    <style:style style:name="T943" style:family="text">
      <style:text-properties officeooo:rsid="0082538a"/>
    </style:style>
    <style:style style:name="T944" style:family="text">
      <style:text-properties officeooo:rsid="008a06de"/>
    </style:style>
    <style:style style:name="T945" style:family="text">
      <style:text-properties officeooo:rsid="00937b11"/>
    </style:style>
    <style:style style:name="T946" style:family="text">
      <style:text-properties officeooo:rsid="0093b191"/>
    </style:style>
    <style:style style:name="T947" style:family="text">
      <style:text-properties officeooo:rsid="00b502cc"/>
    </style:style>
    <style:style style:name="T948" style:family="text">
      <style:text-properties officeooo:rsid="00ba4170"/>
    </style:style>
    <style:style style:name="T949" style:family="text">
      <style:text-properties officeooo:rsid="00bbbf73"/>
    </style:style>
    <style:style style:name="T950" style:family="text">
      <style:text-properties officeooo:rsid="00bd3f9d"/>
    </style:style>
    <style:style style:name="T951" style:family="text">
      <style:text-properties officeooo:rsid="00beb82f"/>
    </style:style>
    <style:style style:name="T952" style:family="text">
      <style:text-properties officeooo:rsid="00c2a166"/>
    </style:style>
    <style:style style:name="T953" style:family="text">
      <style:text-properties officeooo:rsid="00c7406f"/>
    </style:style>
    <style:style style:name="T954" style:family="text">
      <style:text-properties officeooo:rsid="00c93592"/>
    </style:style>
    <style:style style:name="T955" style:family="text">
      <style:text-properties officeooo:rsid="00d83381"/>
    </style:style>
    <style:style style:name="T956" style:family="text">
      <style:text-properties officeooo:rsid="00e09913"/>
    </style:style>
    <style:style style:name="T957" style:family="text">
      <style:text-properties officeooo:rsid="00ed9297"/>
    </style:style>
    <style:style style:name="T958" style:family="text">
      <style:text-properties officeooo:rsid="00ef4875"/>
    </style:style>
    <style:style style:name="T959" style:family="text">
      <style:text-properties officeooo:rsid="00f0f7f8"/>
    </style:style>
    <style:style style:name="T960" style:family="text">
      <style:text-properties officeooo:rsid="00f5260b"/>
    </style:style>
    <style:style style:name="T961" style:family="text">
      <style:text-properties officeooo:rsid="010185dc"/>
    </style:style>
    <style:style style:name="T962" style:family="text">
      <style:text-properties officeooo:rsid="01095847"/>
    </style:style>
    <style:style style:name="T963" style:family="text">
      <style:text-properties officeooo:rsid="010f422a"/>
    </style:style>
    <style:style style:name="T964" style:family="text">
      <style:text-properties officeooo:rsid="01113d34"/>
    </style:style>
    <style:style style:name="T965" style:family="text">
      <style:text-properties officeooo:rsid="011bd541"/>
    </style:style>
    <style:style style:name="T966" style:family="text">
      <style:text-properties style:text-line-through-style="none" style:text-line-through-type="none"/>
    </style:style>
    <style:style style:name="T967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968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969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970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971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972" style:family="text">
      <style:text-properties style:text-line-through-style="none" style:text-line-through-type="none" fo:font-style="italic" style:font-style-asian="italic" style:font-style-complex="italic"/>
    </style:style>
    <style:style style:name="T973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974" style:family="text">
      <style:text-properties style:text-line-through-style="none" style:text-line-through-type="none" style:text-underline-style="none"/>
    </style:style>
    <style:style style:name="T975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976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977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978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979" style:family="text">
      <style:text-properties style:text-line-through-style="none" style:text-line-through-type="none" officeooo:rsid="03d52c7f"/>
    </style:style>
    <style:style style:name="T980" style:family="text">
      <style:text-properties style:text-line-through-style="none" style:text-line-through-type="none" officeooo:rsid="03ef2dc7"/>
    </style:style>
    <style:style style:name="T981" style:family="text">
      <style:text-properties style:text-line-through-style="none" style:text-line-through-type="none" officeooo:rsid="03ec3a95"/>
    </style:style>
    <style:style style:name="T982" style:family="text">
      <style:text-properties style:text-line-through-style="none" style:text-line-through-type="none" officeooo:rsid="03f0c84b"/>
    </style:style>
    <style:style style:name="T983" style:family="text">
      <style:text-properties style:text-line-through-style="none" style:text-line-through-type="none" fo:font-style="normal" officeooo:rsid="03febd54" style:font-style-asian="normal" style:font-style-complex="normal"/>
    </style:style>
    <style:style style:name="T984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985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986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987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988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989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990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991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992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993" style:family="text">
      <style:text-properties style:text-line-through-style="none" style:text-line-through-type="none" officeooo:rsid="044cd909"/>
    </style:style>
    <style:style style:name="T994" style:family="text">
      <style:text-properties style:text-line-through-style="none" style:text-line-through-type="none" officeooo:rsid="0557f31f"/>
    </style:style>
    <style:style style:name="T995" style:family="text">
      <style:text-properties style:text-line-through-style="none" style:text-line-through-type="none" officeooo:rsid="05a9b5b8"/>
    </style:style>
    <style:style style:name="T996" style:family="text">
      <style:text-properties style:text-line-through-style="none" style:text-line-through-type="none" officeooo:rsid="05bb08e9"/>
    </style:style>
    <style:style style:name="T997" style:family="text">
      <style:text-properties officeooo:rsid="0152f194"/>
    </style:style>
    <style:style style:name="T998" style:family="text">
      <style:text-properties officeooo:rsid="016860b9"/>
    </style:style>
    <style:style style:name="T999" style:family="text">
      <style:text-properties officeooo:rsid="01758a0f"/>
    </style:style>
    <style:style style:name="T1000" style:family="text">
      <style:text-properties officeooo:rsid="01871851"/>
    </style:style>
    <style:style style:name="T1001" style:family="text">
      <style:text-properties officeooo:rsid="0188ed42"/>
    </style:style>
    <style:style style:name="T1002" style:family="text">
      <style:text-properties officeooo:rsid="018c0d5b"/>
    </style:style>
    <style:style style:name="T1003" style:family="text">
      <style:text-properties officeooo:rsid="019479eb"/>
    </style:style>
    <style:style style:name="T1004" style:family="text">
      <style:text-properties officeooo:rsid="0198a2ea"/>
    </style:style>
    <style:style style:name="T1005" style:family="text">
      <style:text-properties officeooo:rsid="01c64853"/>
    </style:style>
    <style:style style:name="T1006" style:family="text">
      <style:text-properties officeooo:rsid="01d80854"/>
    </style:style>
    <style:style style:name="T1007" style:family="text">
      <style:text-properties officeooo:rsid="01d90cf6"/>
    </style:style>
    <style:style style:name="T1008" style:family="text">
      <style:text-properties officeooo:rsid="01d9cd4e"/>
    </style:style>
    <style:style style:name="T1009" style:family="text">
      <style:text-properties officeooo:rsid="01dc67de"/>
    </style:style>
    <style:style style:name="T1010" style:family="text">
      <style:text-properties officeooo:rsid="01df8731"/>
    </style:style>
    <style:style style:name="T1011" style:family="text">
      <style:text-properties officeooo:rsid="01e917c9"/>
    </style:style>
    <style:style style:name="T1012" style:family="text">
      <style:text-properties officeooo:rsid="01e5182b"/>
    </style:style>
    <style:style style:name="T1013" style:family="text">
      <style:text-properties officeooo:rsid="01e966ec"/>
    </style:style>
    <style:style style:name="T1014" style:family="text">
      <style:text-properties officeooo:rsid="01eb88a9"/>
    </style:style>
    <style:style style:name="T1015" style:family="text">
      <style:text-properties officeooo:rsid="01ec8e18"/>
    </style:style>
    <style:style style:name="T1016" style:family="text">
      <style:text-properties officeooo:rsid="01f79ca2"/>
    </style:style>
    <style:style style:name="T1017" style:family="text">
      <style:text-properties officeooo:rsid="01f9794d"/>
    </style:style>
    <style:style style:name="T1018" style:family="text">
      <style:text-properties officeooo:rsid="01fb1d79"/>
    </style:style>
    <style:style style:name="T1019" style:family="text">
      <style:text-properties officeooo:rsid="01fde08a"/>
    </style:style>
    <style:style style:name="T1020" style:family="text">
      <style:text-properties officeooo:rsid="0200b58e"/>
    </style:style>
    <style:style style:name="T1021" style:family="text">
      <style:text-properties officeooo:rsid="01c48a9e"/>
    </style:style>
    <style:style style:name="T1022" style:family="text">
      <style:text-properties officeooo:rsid="020294d1"/>
    </style:style>
    <style:style style:name="T1023" style:family="text">
      <style:text-properties officeooo:rsid="019e70b3"/>
    </style:style>
    <style:style style:name="T1024" style:family="text">
      <style:text-properties officeooo:rsid="020131ae"/>
    </style:style>
    <style:style style:name="T1025" style:family="text">
      <style:text-properties officeooo:rsid="01b08253"/>
    </style:style>
    <style:style style:name="T1026" style:family="text">
      <style:text-properties officeooo:rsid="01ffec25"/>
    </style:style>
    <style:style style:name="T1027" style:family="text">
      <style:text-properties officeooo:rsid="0212a48a"/>
    </style:style>
    <style:style style:name="T1028" style:family="text">
      <style:text-properties officeooo:rsid="021d76dd"/>
    </style:style>
    <style:style style:name="T1029" style:family="text">
      <style:text-properties officeooo:rsid="022053cd"/>
    </style:style>
    <style:style style:name="T1030" style:family="text">
      <style:text-properties officeooo:rsid="01e2b86d"/>
    </style:style>
    <style:style style:name="T1031" style:family="text">
      <style:text-properties officeooo:rsid="022dff2a"/>
    </style:style>
    <style:style style:name="T1032" style:family="text">
      <style:text-properties officeooo:rsid="02540cb9"/>
    </style:style>
    <style:style style:name="T1033" style:family="text">
      <style:text-properties officeooo:rsid="025798af"/>
    </style:style>
    <style:style style:name="T1034" style:family="text">
      <style:text-properties officeooo:rsid="0259f4ad"/>
    </style:style>
    <style:style style:name="T1035" style:family="text">
      <style:text-properties officeooo:rsid="025b11c7"/>
    </style:style>
    <style:style style:name="T1036" style:family="text">
      <style:text-properties officeooo:rsid="02685e01"/>
    </style:style>
    <style:style style:name="T1037" style:family="text">
      <style:text-properties officeooo:rsid="024d9b01"/>
    </style:style>
    <style:style style:name="T1038" style:family="text">
      <style:text-properties officeooo:rsid="026b5506"/>
    </style:style>
    <style:style style:name="T1039" style:family="text">
      <style:text-properties officeooo:rsid="02727518"/>
    </style:style>
    <style:style style:name="T1040" style:family="text">
      <style:text-properties officeooo:rsid="02743cef"/>
    </style:style>
    <style:style style:name="T1041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042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043" style:family="text">
      <style:text-properties officeooo:rsid="02abf8f2"/>
    </style:style>
    <style:style style:name="T1044" style:family="text">
      <style:text-properties officeooo:rsid="02ac7db0"/>
    </style:style>
    <style:style style:name="T1045" style:family="text">
      <style:text-properties officeooo:rsid="02b14a1d"/>
    </style:style>
    <style:style style:name="T1046" style:family="text">
      <style:text-properties officeooo:rsid="02b245f2"/>
    </style:style>
    <style:style style:name="T1047" style:family="text">
      <style:text-properties officeooo:rsid="004826c4"/>
    </style:style>
    <style:style style:name="T1048" style:family="text">
      <style:text-properties officeooo:rsid="02b807dc"/>
    </style:style>
    <style:style style:name="T1049" style:family="text">
      <style:text-properties officeooo:rsid="0063f3c5"/>
    </style:style>
    <style:style style:name="T1050" style:family="text">
      <style:text-properties officeooo:rsid="00c0d7c6"/>
    </style:style>
    <style:style style:name="T1051" style:family="text">
      <style:text-properties officeooo:rsid="02bfe198"/>
    </style:style>
    <style:style style:name="T1052" style:family="text">
      <style:text-properties officeooo:rsid="02ccc8f6"/>
    </style:style>
    <style:style style:name="T1053" style:family="text">
      <style:text-properties officeooo:rsid="02e142ec"/>
    </style:style>
    <style:style style:name="T1054" style:family="text">
      <style:text-properties officeooo:rsid="02ec089f"/>
    </style:style>
    <style:style style:name="T1055" style:family="text">
      <style:text-properties officeooo:rsid="008d7148"/>
    </style:style>
    <style:style style:name="T1056" style:family="text">
      <style:text-properties officeooo:rsid="0069ae25"/>
    </style:style>
    <style:style style:name="T1057" style:family="text">
      <style:text-properties officeooo:rsid="02edc963"/>
    </style:style>
    <style:style style:name="T1058" style:family="text">
      <style:text-properties officeooo:rsid="03049b98"/>
    </style:style>
    <style:style style:name="T1059" style:family="text">
      <style:text-properties officeooo:rsid="0304fd19"/>
    </style:style>
    <style:style style:name="T1060" style:family="text">
      <style:text-properties officeooo:rsid="030f0c9b"/>
    </style:style>
    <style:style style:name="T1061" style:family="text">
      <style:text-properties style:text-underline-style="solid" style:text-underline-width="auto" style:text-underline-color="font-color"/>
    </style:style>
    <style:style style:name="T1062" style:family="text">
      <style:text-properties style:text-underline-style="solid" style:text-underline-width="auto" style:text-underline-color="font-color" officeooo:rsid="030f0c9b"/>
    </style:style>
    <style:style style:name="T1063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064" style:family="text">
      <style:text-properties officeooo:rsid="0329fac1"/>
    </style:style>
    <style:style style:name="T1065" style:family="text">
      <style:text-properties officeooo:rsid="032c4fdc"/>
    </style:style>
    <style:style style:name="T1066" style:family="text">
      <style:text-properties officeooo:rsid="032e6032"/>
    </style:style>
    <style:style style:name="T1067" style:family="text">
      <style:text-properties officeooo:rsid="033f17a3"/>
    </style:style>
    <style:style style:name="T1068" style:family="text">
      <style:text-properties officeooo:rsid="03182d82"/>
    </style:style>
    <style:style style:name="T1069" style:family="text">
      <style:text-properties officeooo:rsid="03153caa"/>
    </style:style>
    <style:style style:name="T1070" style:family="text">
      <style:text-properties officeooo:rsid="03429aa5"/>
    </style:style>
    <style:style style:name="T1071" style:family="text">
      <style:text-properties officeooo:rsid="0346a444"/>
    </style:style>
    <style:style style:name="T1072" style:family="text">
      <style:text-properties officeooo:rsid="034adc9b"/>
    </style:style>
    <style:style style:name="T1073" style:family="text">
      <style:text-properties officeooo:rsid="034c7df6"/>
    </style:style>
    <style:style style:name="T1074" style:family="text">
      <style:text-properties officeooo:rsid="034f33b6"/>
    </style:style>
    <style:style style:name="T1075" style:family="text">
      <style:text-properties officeooo:rsid="034f5b13"/>
    </style:style>
    <style:style style:name="T1076" style:family="text">
      <style:text-properties officeooo:rsid="034f680a"/>
    </style:style>
    <style:style style:name="T1077" style:family="text">
      <style:text-properties officeooo:rsid="031fc4b1"/>
    </style:style>
    <style:style style:name="T1078" style:family="text">
      <style:text-properties officeooo:rsid="0354d22d"/>
    </style:style>
    <style:style style:name="T1079" style:family="text">
      <style:text-properties officeooo:rsid="0356cf1b"/>
    </style:style>
    <style:style style:name="T1080" style:family="text">
      <style:text-properties officeooo:rsid="035fe67f"/>
    </style:style>
    <style:style style:name="T1081" style:family="text">
      <style:text-properties officeooo:rsid="035ffaa8"/>
    </style:style>
    <style:style style:name="T1082" style:family="text">
      <style:text-properties officeooo:rsid="036197c0"/>
    </style:style>
    <style:style style:name="T1083" style:family="text">
      <style:text-properties officeooo:rsid="037541ab"/>
    </style:style>
    <style:style style:name="T1084" style:family="text">
      <style:text-properties officeooo:rsid="037607bd"/>
    </style:style>
    <style:style style:name="T1085" style:family="text">
      <style:text-properties officeooo:rsid="03804bbd"/>
    </style:style>
    <style:style style:name="T1086" style:family="text">
      <style:text-properties officeooo:rsid="03886cfc"/>
    </style:style>
    <style:style style:name="T1087" style:family="text">
      <style:text-properties officeooo:rsid="03a24854"/>
    </style:style>
    <style:style style:name="T1088" style:family="text">
      <style:text-properties officeooo:rsid="03a27e76"/>
    </style:style>
    <style:style style:name="T1089" style:family="text">
      <style:text-properties officeooo:rsid="03a4e520"/>
    </style:style>
    <style:style style:name="T1090" style:family="text">
      <style:text-properties officeooo:rsid="03778af6"/>
    </style:style>
    <style:style style:name="T1091" style:family="text">
      <style:text-properties officeooo:rsid="03aaef44"/>
    </style:style>
    <style:style style:name="T1092" style:family="text">
      <style:text-properties style:text-line-through-style="solid" style:text-line-through-type="single" fo:font-weight="normal" officeooo:rsid="038d7d5e" style:font-weight-asian="normal" style:font-weight-complex="normal"/>
    </style:style>
    <style:style style:name="T1093" style:family="text">
      <style:text-properties officeooo:rsid="03bf675e"/>
    </style:style>
    <style:style style:name="T1094" style:family="text">
      <style:text-properties officeooo:rsid="03c34d65"/>
    </style:style>
    <style:style style:name="T1095" style:family="text">
      <style:text-properties officeooo:rsid="03d26e6d"/>
    </style:style>
    <style:style style:name="T1096" style:family="text">
      <style:text-properties fo:color="#008000"/>
    </style:style>
    <style:style style:name="T1097" style:family="text">
      <style:text-properties fo:color="#008000" fo:font-style="italic" style:font-style-asian="italic" style:font-style-complex="italic"/>
    </style:style>
    <style:style style:name="T1098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099" style:family="text">
      <style:text-properties fo:color="#008000" officeooo:rsid="03153caa" fo:background-color="transparent" loext:char-shading-value="0"/>
    </style:style>
    <style:style style:name="T1100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101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102" style:family="text">
      <style:text-properties fo:color="#008000" officeooo:rsid="03429aa5"/>
    </style:style>
    <style:style style:name="T1103" style:family="text">
      <style:text-properties fo:color="#008000" officeooo:rsid="03886cfc"/>
    </style:style>
    <style:style style:name="T1104" style:family="text">
      <style:text-properties fo:color="#008000" officeooo:rsid="05d5c10e"/>
    </style:style>
    <style:style style:name="T1105" style:family="text">
      <style:text-properties officeooo:rsid="03e2358d"/>
    </style:style>
    <style:style style:name="T1106" style:family="text">
      <style:text-properties officeooo:rsid="03e6bad7"/>
    </style:style>
    <style:style style:name="T1107" style:family="text">
      <style:text-properties officeooo:rsid="03e718ea"/>
    </style:style>
    <style:style style:name="T1108" style:family="text">
      <style:text-properties officeooo:rsid="03e90de3"/>
    </style:style>
    <style:style style:name="T1109" style:family="text">
      <style:text-properties officeooo:rsid="0015f1ff"/>
    </style:style>
    <style:style style:name="T1110" style:family="text">
      <style:text-properties officeooo:rsid="03e93625"/>
    </style:style>
    <style:style style:name="T1111" style:family="text">
      <style:text-properties officeooo:rsid="0019f535"/>
    </style:style>
    <style:style style:name="T1112" style:family="text">
      <style:text-properties officeooo:rsid="03ec3a95"/>
    </style:style>
    <style:style style:name="T1113" style:family="text">
      <style:text-properties officeooo:rsid="03ed0846"/>
    </style:style>
    <style:style style:name="T1114" style:family="text">
      <style:text-properties officeooo:rsid="03ee7eb1"/>
    </style:style>
    <style:style style:name="T1115" style:family="text">
      <style:text-properties officeooo:rsid="03f0c84b"/>
    </style:style>
    <style:style style:name="T1116" style:family="text">
      <style:text-properties officeooo:rsid="03f27278"/>
    </style:style>
    <style:style style:name="T1117" style:family="text">
      <style:text-properties officeooo:rsid="03f7049e"/>
    </style:style>
    <style:style style:name="T1118" style:family="text">
      <style:text-properties officeooo:rsid="04045fb5"/>
    </style:style>
    <style:style style:name="T1119" style:family="text">
      <style:text-properties officeooo:rsid="0411d16e"/>
    </style:style>
    <style:style style:name="T1120" style:family="text">
      <style:text-properties officeooo:rsid="0437fd59"/>
    </style:style>
    <style:style style:name="T1121" style:family="text">
      <style:text-properties officeooo:rsid="043c6125"/>
    </style:style>
    <style:style style:name="T1122" style:family="text">
      <style:text-properties officeooo:rsid="045019c0"/>
    </style:style>
    <style:style style:name="T1123" style:family="text">
      <style:text-properties officeooo:rsid="0455d30c"/>
    </style:style>
    <style:style style:name="T1124" style:family="text">
      <style:text-properties officeooo:rsid="046a1124"/>
    </style:style>
    <style:style style:name="T1125" style:family="text">
      <style:text-properties officeooo:rsid="046a9d46"/>
    </style:style>
    <style:style style:name="T1126" style:family="text">
      <style:text-properties officeooo:rsid="046fb62d"/>
    </style:style>
    <style:style style:name="T1127" style:family="text">
      <style:text-properties officeooo:rsid="04719231"/>
    </style:style>
    <style:style style:name="T1128" style:family="text">
      <style:text-properties officeooo:rsid="040ce935"/>
    </style:style>
    <style:style style:name="T1129" style:family="text">
      <style:text-properties officeooo:rsid="048bee3c"/>
    </style:style>
    <style:style style:name="T1130" style:family="text">
      <style:text-properties officeooo:rsid="048df38c"/>
    </style:style>
    <style:style style:name="T1131" style:family="text">
      <style:text-properties officeooo:rsid="048ffd4a"/>
    </style:style>
    <style:style style:name="T1132" style:family="text">
      <style:text-properties officeooo:rsid="04915c32"/>
    </style:style>
    <style:style style:name="T1133" style:family="text">
      <style:text-properties officeooo:rsid="04a08898"/>
    </style:style>
    <style:style style:name="T1134" style:family="text">
      <style:text-properties officeooo:rsid="04a3c98b"/>
    </style:style>
    <style:style style:name="T1135" style:family="text">
      <style:text-properties officeooo:rsid="04a57ad8"/>
    </style:style>
    <style:style style:name="T1136" style:family="text">
      <style:text-properties officeooo:rsid="04a6595a"/>
    </style:style>
    <style:style style:name="T1137" style:family="text">
      <style:text-properties officeooo:rsid="04a6679a"/>
    </style:style>
    <style:style style:name="T1138" style:family="text">
      <style:text-properties officeooo:rsid="04bb11b5"/>
    </style:style>
    <style:style style:name="T1139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140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141" style:family="text">
      <style:text-properties officeooo:rsid="04bc7059"/>
    </style:style>
    <style:style style:name="T1142" style:family="text">
      <style:text-properties officeooo:rsid="04c36d3f"/>
    </style:style>
    <style:style style:name="T1143" style:family="text">
      <style:text-properties officeooo:rsid="04c627f1"/>
    </style:style>
    <style:style style:name="T1144" style:family="text">
      <style:text-properties officeooo:rsid="04cce5bf"/>
    </style:style>
    <style:style style:name="T1145" style:family="text">
      <style:text-properties officeooo:rsid="04cfcb47"/>
    </style:style>
    <style:style style:name="T1146" style:family="text">
      <style:text-properties officeooo:rsid="04e24210"/>
    </style:style>
    <style:style style:name="T1147" style:family="text">
      <style:text-properties officeooo:rsid="04ec533d"/>
    </style:style>
    <style:style style:name="T1148" style:family="text">
      <style:text-properties officeooo:rsid="04ed871b"/>
    </style:style>
    <style:style style:name="T1149" style:family="text">
      <style:text-properties officeooo:rsid="0508fe4c"/>
    </style:style>
    <style:style style:name="T1150" style:family="text">
      <style:text-properties officeooo:rsid="05115d8e"/>
    </style:style>
    <style:style style:name="T1151" style:family="text">
      <style:text-properties officeooo:rsid="051c4636"/>
    </style:style>
    <style:style style:name="T1152" style:family="text">
      <style:text-properties officeooo:rsid="0524ab2e"/>
    </style:style>
    <style:style style:name="T1153" style:family="text">
      <style:text-properties officeooo:rsid="05250d74"/>
    </style:style>
    <style:style style:name="T1154" style:family="text">
      <style:text-properties officeooo:rsid="052672fc"/>
    </style:style>
    <style:style style:name="T1155" style:family="text">
      <style:text-properties officeooo:rsid="0540f4db"/>
    </style:style>
    <style:style style:name="T1156" style:family="text">
      <style:text-properties officeooo:rsid="057b1a47"/>
    </style:style>
    <style:style style:name="T1157" style:family="text">
      <style:text-properties officeooo:rsid="057cbee6"/>
    </style:style>
    <style:style style:name="T1158" style:family="text">
      <style:text-properties officeooo:rsid="057e9023"/>
    </style:style>
    <style:style style:name="T1159" style:family="text">
      <style:text-properties officeooo:rsid="0585d555"/>
    </style:style>
    <style:style style:name="T1160" style:family="text">
      <style:text-properties officeooo:rsid="058a5955"/>
    </style:style>
    <style:style style:name="T1161" style:family="text">
      <style:text-properties officeooo:rsid="058bbc5e"/>
    </style:style>
    <style:style style:name="T1162" style:family="text">
      <style:text-properties officeooo:rsid="059df9ef"/>
    </style:style>
    <style:style style:name="T1163" style:family="text">
      <style:text-properties officeooo:rsid="05bc64d7"/>
    </style:style>
    <style:style style:name="T1164" style:family="text">
      <style:text-properties officeooo:rsid="05c413ac"/>
    </style:style>
    <style:style style:name="T1165" style:family="text">
      <style:text-properties officeooo:rsid="05ce73f5"/>
    </style:style>
    <style:style style:name="T1166" style:family="text">
      <style:text-properties officeooo:rsid="05d0a118"/>
    </style:style>
    <style:style style:name="T1167" style:family="text">
      <style:text-properties officeooo:rsid="05f3e7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5"><text:span text:style-name="T889">А</text:span>нглийско<text:span text:style-name="T889">е</text:span> предложени<text:span text:style-name="T889">е</text:span></text:p>
      <text:p text:style-name="P1176"/>
      <text:p text:style-name="P587"><text:span text:style-name="T885">Слова </text:span><text:span text:style-name="T886">в предложении </text:span><text:span text:style-name="T885">делятся на </text:span><text:span text:style-name="T962">две</text:span><text:span text:style-name="T885"> смысловые группы:</text:span></text:p>
      <text:list xml:id="list816604340" text:style-name="L1">
        <text:list-item>
          <text:p text:style-name="P1281"><text:span text:style-name="T885">главные члены предложения — подлежащее и сказуемое </text:span><text:span text:style-name="T1083">(</text:span><text:span text:style-name="T1110">основа</text:span><text:span text:style-name="T1083"> предложения)</text:span><text:span text:style-name="T885">;</text:span></text:p>
        </text:list-item>
        <text:list-item>
          <text:p text:style-name="P1282">второстепенные члены предложения — определение, дополнение и обстоятельтсво.</text:p>
        </text:list-item>
      </text:list>
      <text:p text:style-name="P200"/>
      <text:p text:style-name="P1172">Подлежащее — эт<text:span text:style-name="T999">о</text:span> автор действия (существительное).</text:p>
      <text:p text:style-name="P942">Сказуемое — это действие совершенное автором (глагол).</text:p>
      <text:p text:style-name="P199"/>
      <text:p text:style-name="P1173"><text:span text:style-name="T1109">Дополнение — это то, на </text:span><text:span text:style-name="T1108">кого </text:span><text:span text:style-name="T1110">или на что</text:span><text:span text:style-name="T1109"> направлено действие. </text:span><text:span text:style-name="T1110">В</text:span><text:span text:style-name="T1109">ыражено существительным, </text:span>перед которым может <text:span text:style-name="T1110">быть</text:span> предлог или глаголом <text:span text:style-name="T1110">с</text:span> частиц<text:span text:style-name="T1110">ей</text:span> <text:span text:style-name="T469">to</text:span><text:span text:style-name="T628">. </text:span>Обычно стоит <text:span text:style-name="T1095">во второй половине предложения, после </text:span><text:span text:style-name="T1110">сказуемого</text:span><text:span text:style-name="T1095">.</text:span></text:p>
      <text:p text:style-name="P199"/>
      <text:p text:style-name="P1174">Обстоятельство — это слово или группа слов, отвечающая на вопросы: как? когда? </text:p>
      <text:p text:style-name="P1173"><text:span text:style-name="T1111">каким образом? </text:span><text:span text:style-name="T1110">О</text:span><text:span text:style-name="T1111">бозначает: время, место, способ или причину действия.</text:span></text:p>
      <text:p text:style-name="P199"/>
      <text:p text:style-name="P583"><text:span text:style-name="T888">В английском </text:span><text:span text:style-name="T889">языке</text:span><text:span text:style-name="T888"> не бывает предложений без подлежащего и сказуемого.</text:span></text:p>
      <text:p text:style-name="P943">Исключение составляют разговорные фразы: <text:span text:style-name="T469">nice to meet you</text:span><text:span text:style-name="T488">, come here, have fun </text:span><text:span text:style-name="T727">и пр</text:span><text:span text:style-name="T713">.</text:span></text:p>
      <text:p text:style-name="P1"/>
      <text:p text:style-name="P201"><text:span text:style-name="T952">Порядок слов в у</text:span>тведрдительны<text:span text:style-name="T952">х</text:span> и отрицательны<text:span text:style-name="T952">х</text:span> предложения<text:span text:style-name="T952">х</text:span>:</text:p>
      <text:list xml:id="list175404056" text:style-name="L2">
        <text:list-item>
          <text:p text:style-name="P1283"><text:span text:style-name="T14">подлежащее</text:span><text:span text:style-name="T1">;</text:span></text:p>
        </text:list-item>
        <text:list-item>
          <text:p text:style-name="P1283"><text:span text:style-name="T24">сказуемое</text:span><text:span text:style-name="T2">;</text:span></text:p>
        </text:list-item>
        <text:list-item>
          <text:p text:style-name="P1284"><text:span text:style-name="T1096">дополнение</text:span>;</text:p>
        </text:list-item>
        <text:list-item>
          <text:p text:style-name="P1284"><text:span text:style-name="T10">обстоятельство</text:span>.</text:p>
        </text:list-item>
      </text:list>
      <text:p text:style-name="P17"/>
      <text:p text:style-name="P18"><text:span text:style-name="T13">We</text:span> <text:span text:style-name="T23">do</text:span> <text:span text:style-name="T1096">our work</text:span> <text:span text:style-name="T10">with pleasure</text:span> — <text:span text:style-name="T22">М</text:span>ы делаем нашу работу с удовол<text:span text:style-name="T22">ь</text:span>ствием.</text:p>
      <text:p text:style-name="P18"><text:span text:style-name="T13">They</text:span> <text:span text:style-name="T3">have n</text:span><text:span text:style-name="T7">o</text:span><text:span text:style-name="T3">t</text:span><text:span text:style-name="T23"> finish</text:span><text:span text:style-name="T25">ed</text:span> <text:span text:style-name="T1096">their work</text:span> <text:span text:style-name="T10">in time</text:span> — <text:span text:style-name="T22">Они не закончили работу вовремя.</text:span></text:p>
      <text:p text:style-name="P19"><text:span text:style-name="T13">I</text:span> <text:span text:style-name="T3">will</text:span><text:span text:style-name="T23"> give</text:span> <text:span text:style-name="T1096">you money</text:span> — Я дам тебе деньги.</text:p>
      <text:p text:style-name="P17"/>
      <text:p text:style-name="P212"><text:span text:style-name="T952">Порядок слов в в</text:span>опросительны<text:span text:style-name="T952">х</text:span> предложения<text:span text:style-name="T952">х</text:span>:</text:p>
      <text:list xml:id="list2480609199" text:style-name="L3">
        <text:list-item>
          <text:p text:style-name="P1323"><text:span text:style-name="T38">вопросительное слово</text:span>;</text:p>
        </text:list-item>
        <text:list-item>
          <text:p text:style-name="P1323"><text:span text:style-name="T3">вспомогательный глагол</text:span><text:span text:style-name="T23"> </text:span><text:span text:style-name="T42">(часть сказуемого)</text:span><text:span text:style-name="T41">;</text:span></text:p>
        </text:list-item>
        <text:list-item>
          <text:p text:style-name="P1323"><text:span text:style-name="T13">подлежащее</text:span>;</text:p>
        </text:list-item>
        <text:list-item>
          <text:p text:style-name="P1323"><text:span text:style-name="T23">смысловой глагол</text:span><text:span text:style-name="T3"> </text:span><text:span text:style-name="T42">(часть сказуемого)</text:span><text:span text:style-name="T41">;</text:span></text:p>
        </text:list-item>
        <text:list-item>
          <text:p text:style-name="P1323"><text:span text:style-name="T8">дополнение</text:span>;</text:p>
        </text:list-item>
        <text:list-item>
          <text:p text:style-name="P1323"><text:span text:style-name="T10">обстоятельство</text:span>.</text:p>
        </text:list-item>
      </text:list>
      <text:p text:style-name="P582"/>
      <text:p text:style-name="P20"><text:span text:style-name="T38">What</text:span> <text:span text:style-name="T3">are</text:span> <text:span text:style-name="T13">you</text:span> <text:span text:style-name="T23">doing</text:span> <text:span text:style-name="T10">here</text:span>? <text:span text:style-name="T615">—</text:span> Что ты здесь делаешь?</text:p>
      <text:p text:style-name="P584"><text:span text:style-name="T4">Do</text:span><text:span text:style-name="T469"> </text:span><text:span text:style-name="T15">you</text:span><text:span text:style-name="T469"> </text:span><text:span text:style-name="T26">want</text:span><text:span text:style-name="T9"> </text:span><text:span text:style-name="T1097">to live</text:span><text:span text:style-name="T9"> </text:span><text:span text:style-name="T11">in Spain</text:span><text:span text:style-name="T469">? — Ты хочешь жить в Испании?</text:span></text:p>
      <text:p text:style-name="P1098"/>
      <text:p text:style-name="P1098">Местоимение <text:span text:style-name="T469">I</text:span> всегда пишется с большой буквы.</text:p>
      <text:p text:style-name="P1101">В английском языке всего 2 падежа: именительный и объектный. <text:s/></text:p>
      <text:p text:style-name="P1107"><text:span text:style-name="T367">В предложениях, которые используют глаголы: </text:span><text:span text:style-name="T545">like, have, enjoy, need</text:span><text:span text:style-name="T366">, </text:span><text:span text:style-name="T367">подлежащие </text:span></text:p>
      <text:p text:style-name="P1107"><text:span text:style-name="T367">не переводятся на русский в именительном падеже</text:span><text:span text:style-name="T368">:</text:span></text:p>
      <text:p text:style-name="P1097">I like my job — Мне нравится моя работа (а не «Я нравится моя работа»).</text:p>
      <text:p text:style-name="P105"/>
      <text:p text:style-name="P393">Английское предложение, в большинстве случаем, удобнее переводить с конца.</text:p>
      <text:p text:style-name="P392"/>
      <text:p text:style-name="P136">I have something in my eye → in my eye (в моем глазу), something (что-то), I have (есть).</text:p>
      <text:p text:style-name="P1055"><text:span text:style-name="T140">There </text:span><text:span text:style-name="T141">was a cup on the table → on the table (на столе), was (была), a cup (чашка).</text:span></text:p>
      <text:p text:style-name="P1277"><text:span text:style-name="T1139">Глагол и </text:span><text:span text:style-name="T1140">времена</text:span></text:p>
      <text:p text:style-name="P505"/>
      <text:p text:style-name="P911"><text:span text:style-name="T1049">С</text:span><text:span text:style-name="T616">казуемое </text:span><text:span text:style-name="T1049">п</text:span><text:span text:style-name="T616">очти всегда делится на </text:span><text:span text:style-name="T962">две</text:span><text:span text:style-name="T616"> части: </text:span><text:span text:style-name="T943">на </text:span><text:span text:style-name="T616">вспомогательный </text:span><text:span text:style-name="T1050">глагол </text:span><text:span text:style-name="T616">и смысловой.</text:span></text:p>
      <text:p text:style-name="P911"><text:span text:style-name="T616">Вспомогательный глагол не переводится. Он </text:span><text:span text:style-name="T617">сообщает</text:span><text:span text:style-name="T616"> о том, в каком времени нужно переводить смысловой. Смысловой глогол передает суть действия.</text:span></text:p>
      <text:p text:style-name="P911"/>
      <text:p text:style-name="P910">Смысловой глагол имеет несколько форм:</text:p>
      <text:list xml:id="list2774914964" text:style-name="L4">
        <text:list-item>
          <text:p text:style-name="P1285">начальная форма (инфинитив) — форма глагола, как в словаре;</text:p>
        </text:list-item>
        <text:list-item>
          <text:p text:style-name="P1285">с окончанием <text:span text:style-name="T469">-s (-es)</text:span> — в утверждениях <text:span text:style-name="T713">Present Simple</text:span> после <text:span text:style-name="T469">he/she/it</text:span>;</text:p>
        </text:list-item>
        <text:list-item>
          <text:p text:style-name="P1285">с окончанием <text:span text:style-name="T469">-ing</text:span> (причастие) — в основном для образования <text:span text:style-name="T713">Present Continuous</text:span>;</text:p>
        </text:list-item>
        <text:list-item>
          <text:p text:style-name="P1285">2я форма <text:span text:style-name="T956">(с окончанием </text:span><text:span text:style-name="T472">-ed</text:span><text:span text:style-name="T956">)</text:span> — для образования <text:span text:style-name="T713">Past Simple</text:span>;</text:p>
        </text:list-item>
        <text:list-item>
          <text:p text:style-name="P1286">3я форма (прошедшее причастие) — для времен группы Perfect и пассивного залога.</text:p>
        </text:list-item>
      </text:list>
      <text:p text:style-name="P105"/>
      <text:p text:style-name="P352">Самыми распорстраненными являются 2 формы — инфинитив и глагол с окончанием -ing.</text:p>
      <text:p text:style-name="P352">Они входят в состав разных времен и используются в связке с модальными глаголами.</text:p>
      <text:p text:style-name="P354"/>
      <text:p text:style-name="P353">Инфинитив используется в след. ситуациях:</text:p>
      <text:list xml:id="list4133457196" text:style-name="L5">
        <text:list-item>
          <text:p text:style-name="P1324">после модальных глаголов;</text:p>
        </text:list-item>
        <text:list-item>
          <text:p text:style-name="P1324">после вспомогательных глаголов в Present <text:span text:style-name="T1064">Simple и </text:span>Past Simple;</text:p>
        </text:list-item>
        <text:list-item>
          <text:p text:style-name="P1324">в конструкциях going to, have to, used to, would like to.</text:p>
        </text:list-item>
      </text:list>
      <text:p text:style-name="P352"/>
      <text:p text:style-name="P353">Глагол с окончанием -ing используется:</text:p>
      <text:list xml:id="list3490663037" text:style-name="L6">
        <text:list-item>
          <text:p text:style-name="P1325">во временах группы Continuous;</text:p>
        </text:list-item>
        <text:list-item>
          <text:p text:style-name="P1326">в форме герундия.</text:p>
        </text:list-item>
      </text:list>
      <text:p text:style-name="P106"/>
      <text:p text:style-name="P355">Глагол с окончанием -ing грамматически является существительным.</text:p>
      <text:p text:style-name="P106"/>
      <text:p text:style-name="P5"><text:span text:style-name="T958">Настоящее.</text:span> Present</text:p>
      <text:p text:style-name="P349"/>
      <text:p text:style-name="P349">Present Simple (я делаю это сейчас):</text:p>
      <text:p text:style-name="P108">I live in Spain — Я живу в испании (факт).</text:p>
      <text:p text:style-name="P350"/>
      <text:p text:style-name="P349">Present Continuous (я делаю это прямо сейчас):</text:p>
      <text:p text:style-name="P32">I am reading a book — Я читаю книгу (именно сейчас).</text:p>
      <text:p text:style-name="P351"/>
      <text:p text:style-name="P349">Present Perfect (я сделал это ранее, но именно сейчас это важно):</text:p>
      <text:p text:style-name="P107">I have lost the keys — Я потерял ключи (результат).</text:p>
      <text:p text:style-name="P107"/>
      <text:p text:style-name="P349">Present Perfect <text:span text:style-name="T957">Continuous (я делаю это уже какое-то время):</text:span></text:p>
      <text:p text:style-name="P585"><text:span text:style-name="T470">I have been reading for 2 hours — </text:span><text:span text:style-name="T518">Я читаю уже 2 часа</text:span></text:p>
      <text:p text:style-name="P180"/>
      <text:p text:style-name="P270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290"/>
      <text:p text:style-name="P6">Present Simple</text:p>
      <text:p text:style-name="P523"/>
      <text:p text:style-name="P202">Используется чтобы:</text:p>
      <text:list xml:id="list572522740" text:style-name="L7">
        <text:list-item>
          <text:p text:style-name="P1398">сообщить факты настоящего, описать текущую реальность;</text:p>
        </text:list-item>
        <text:list-item>
          <text:p text:style-name="P1398">говорить о событиях, которые происходят с какой-то регулярностью.</text:p>
        </text:list-item>
      </text:list>
      <text:p text:style-name="P236"><text:soft-page-break/>В утверждениях глагол используется в 2х вариантах:</text:p>
      <text:list xml:id="list628705852" text:style-name="L8">
        <text:list-item>
          <text:p text:style-name="P1400">без изменений, если подлежащее в первом лице или множеств<text:span text:style-name="T943">ен.</text:span> числе <text:span text:style-name="T469">(</text:span><text:span text:style-name="T473">I</text:span><text:span text:style-name="T469">, </text:span><text:span text:style-name="T473">you</text:span><text:span text:style-name="T469">, </text:span><text:span text:style-name="T473">we,</text:span><text:span text:style-name="T469"> </text:span><text:span text:style-name="T473">they</text:span><text:span text:style-name="T469">)</text:span>;</text:p>
        </text:list-item>
        <text:list-item>
          <text:p text:style-name="P1400"><text:span text:style-name="T618">с окончанием </text:span><text:span text:style-name="T474">-s </text:span><text:span text:style-name="T475">(-es)</text:span><text:span text:style-name="T618">, если подлежащ</text:span><text:span text:style-name="T907">ее</text:span><text:span text:style-name="T618"> в третьем лице, единств</text:span><text:span text:style-name="T908">ен</text:span><text:span text:style-name="T943">ном</text:span><text:span text:style-name="T618"> числе </text:span><text:span text:style-name="T474">(</text:span><text:span text:style-name="T473">he</text:span><text:span text:style-name="T474">, </text:span><text:span text:style-name="T473">she</text:span><text:span text:style-name="T474">, </text:span><text:span text:style-name="T473">it</text:span><text:span text:style-name="T474">)</text:span></text:p>
        </text:list-item>
      </text:list>
      <text:p text:style-name="P1128"/>
      <text:p text:style-name="P955"><text:span text:style-name="T967">I </text:span><text:span text:style-name="T29">live</text:span><text:span text:style-name="T967"> in New York — Я живу в Нью Йорке.</text:span></text:p>
      <text:p text:style-name="P957"><text:span text:style-name="T967">Peter </text:span><text:span text:style-name="T29">work</text:span><text:span text:style-name="T30">s</text:span><text:span text:style-name="T967"> in New York — Питер работает в Нью Йорке;</text:span></text:p>
      <text:p text:style-name="P204"/>
      <text:p text:style-name="P203">Окончание <text:span text:style-name="T469">-es</text:span> ставится, если глагол заканчивается: на гласную букву, </text:p>
      <text:p text:style-name="P205">на шипящий звук <text:span text:style-name="T469">(sh, ch)</text:span> <text:span text:style-name="T887">или</text:span> на букву <text:span text:style-name="T469">s/x</text:span>:</text:p>
      <text:list xml:id="list436699434" text:style-name="L9">
        <text:list-item>
          <text:p text:style-name="P1402"><text:span text:style-name="T620">go — </text:span>goes;</text:p>
        </text:list-item>
        <text:list-item>
          <text:p text:style-name="P1402"><text:span text:style-name="T620">teach — </text:span>teaches;</text:p>
        </text:list-item>
        <text:list-item>
          <text:p text:style-name="P1401"><text:span text:style-name="T620">mix — </text:span><text:span text:style-name="T619">mixes.</text:span></text:p>
        </text:list-item>
      </text:list>
      <text:p text:style-name="P523"/>
      <text:p text:style-name="P207">Если глагол заканчивается на букву y, перед которой согласная, то вместо y </text:p>
      <text:p text:style-name="P206">пишется <text:span text:style-name="T469">i</text:span> <text:span text:style-name="T621">(помимо добавления </text:span><text:span text:style-name="T476">-es</text:span><text:span text:style-name="T621">)</text:span>:</text:p>
      <text:list xml:id="list1884927707" text:style-name="L10">
        <text:list-item>
          <text:p text:style-name="P1403">fly — flies; </text:p>
        </text:list-item>
        <text:list-item>
          <text:p text:style-name="P1403">cry — cries.</text:p>
        </text:list-item>
      </text:list>
      <text:p text:style-name="P523"/>
      <text:p text:style-name="P590"><text:span text:style-name="T714">П</text:span><text:span text:style-name="T715">еред сказуемым часто </text:span><text:span text:style-name="T717">стоят</text:span><text:span text:style-name="T715"> маячки времени </text:span><text:span text:style-name="T721">(</text:span><text:span text:style-name="T715">наречия частности</text:span><text:span text:style-name="T721">)</text:span><text:span text:style-name="T716">:</text:span></text:p>
      <text:list xml:id="list2753579287" text:style-name="L11">
        <text:list-item>
          <text:p text:style-name="P1399">always - <text:span text:style-name="T618">всегда</text:span>;</text:p>
        </text:list-item>
        <text:list-item>
          <text:p text:style-name="P1399">usually - <text:span text:style-name="T618">обычно</text:span>;</text:p>
        </text:list-item>
        <text:list-item>
          <text:p text:style-name="P1399">often - <text:span text:style-name="T618">часто</text:span>;</text:p>
        </text:list-item>
        <text:list-item>
          <text:p text:style-name="P1399">sometimes - <text:span text:style-name="T618">иногда</text:span>;</text:p>
        </text:list-item>
        <text:list-item>
          <text:p text:style-name="P1399">never — <text:span text:style-name="T618">никогда</text:span>.</text:p>
        </text:list-item>
      </text:list>
      <text:p text:style-name="P21"/>
      <text:p text:style-name="P524"><text:span text:style-name="T469">I </text:span><text:span text:style-name="T544">always</text:span><text:span text:style-name="T469"> wash my hands before eating — Я всегда мою руки перед едой.</text:span></text:p>
      <text:p text:style-name="P523"/>
      <text:p text:style-name="P2">Отрицания в Present Simple</text:p>
      <text:p text:style-name="P2"/>
      <text:p text:style-name="P588"><text:span text:style-name="T625">Использу</text:span><text:span text:style-name="T626">ю</text:span><text:span text:style-name="T625">тся чтобы сказать о том, что что-либо:</text:span></text:p>
      <text:list xml:id="list4137323436" text:style-name="L12">
        <text:list-item>
          <text:p text:style-name="P1404">не является фактом настоящего <text:span text:style-name="T908">или истиной</text:span>;</text:p>
        </text:list-item>
        <text:list-item>
          <text:p text:style-name="P1404">не происходит с какой-то регулярностью.</text:p>
        </text:list-item>
      </text:list>
      <text:p text:style-name="P581"/>
      <text:p text:style-name="P580">За отрицание отвечает частица <text:span text:style-name="T469">not</text:span>, которая идет в паре со вспомогательным глаголом <text:span text:style-name="T469">do</text:span>.</text:p>
      <text:p text:style-name="P580">Если подлежащее <text:span text:style-name="T469">he/she/it</text:span>, то испольузется <text:span text:style-name="T469">does</text:span>. <text:span text:style-name="T884">Смысловой глагол без изменений.</text:span></text:p>
      <text:p text:style-name="P579"/>
      <text:p text:style-name="P170">People <text:span text:style-name="T3">do </text:span><text:span text:style-name="T43">not</text:span> <text:span text:style-name="T23">live</text:span> in space — Люди не живут в космосе.</text:p>
      <text:p text:style-name="P170">Water <text:span text:style-name="T3">does </text:span><text:span text:style-name="T43">not</text:span> <text:span text:style-name="T23">boil</text:span> at 50 degrees Celsius — Вода не кипит при 50 грудусах.</text:p>
      <text:p text:style-name="P170"/>
      <text:p text:style-name="P1006"><text:span text:style-name="T623">Практически всегда </text:span><text:span text:style-name="T520">do/</text:span><text:span text:style-name="T521">does</text:span><text:span text:style-name="T520"> not</text:span><text:span text:style-name="T623"> использу</text:span><text:span text:style-name="T624">е</text:span><text:span text:style-name="T623">тся в сокращении: </text:span></text:p>
      <text:p text:style-name="P171">We don`t drink whisky — Мы не пьем виски. <text:span text:style-name="T1047">He doesn`t drink tea — Он не пьет чай.</text:span></text:p>
      <text:p text:style-name="P287"/>
      <text:p text:style-name="P287">Вопросы в Present Simple</text:p>
      <text:p text:style-name="P171"/>
      <text:p text:style-name="P250">Используюся чтобы:</text:p>
      <text:list xml:id="list1964102317" text:style-name="L13">
        <text:list-item>
          <text:p text:style-name="P1376">узнать о фактах настоящего;</text:p>
        </text:list-item>
        <text:list-item>
          <text:p text:style-name="P1376">о событиях, которые происходят с какой-то регулярностью.</text:p>
        </text:list-item>
      </text:list>
      <text:p text:style-name="P249"/>
      <text:p text:style-name="P249"><text:soft-page-break/>Вопрос задается с помощью вспомогательного глагола <text:span text:style-name="T469">do/</text:span><text:span text:style-name="T477">does</text:span>, который ставится перед подлежащим. Смысловой глагол без изменений (в начальной форме).</text:p>
      <text:p text:style-name="P1143"/>
      <text:p text:style-name="P586"><text:span text:style-name="T5">Do</text:span><text:span text:style-name="T622"> you </text:span><text:span text:style-name="T28">like</text:span><text:span text:style-name="T622"> action movies? </text:span><text:span text:style-name="T506">— </text:span><text:span text:style-name="T622">Тебе нравятся экшен фильмы? </text:span></text:p>
      <text:p text:style-name="P73"><text:span text:style-name="T911">What books </text:span><text:span text:style-name="T6">do</text:span><text:span text:style-name="T911"> you </text:span><text:span text:style-name="T32">read</text:span><text:span text:style-name="T911">? </text:span><text:span text:style-name="T922">—</text:span><text:span text:style-name="T911"> Какие книги тебе нравятся?</text:span></text:p>
      <text:p text:style-name="P178"/>
      <text:p text:style-name="P281">Present Continuous</text:p>
      <text:p text:style-name="P251"/>
      <text:p text:style-name="P251">Указывает на событие, происходящее именно сейчас и которое еще не закончилось.</text:p>
      <text:p text:style-name="P255">Состоит из связки вспомогательного глагола <text:span text:style-name="T469">be</text:span> и смыслового с окончанием <text:span text:style-name="T469">-ing</text:span>:</text:p>
      <text:p text:style-name="P252"/>
      <text:p text:style-name="P172">She <text:span text:style-name="T890">is</text:span> driv<text:span text:style-name="T890">ing</text:span> to work. <text:span text:style-name="T942">—</text:span> Она (сейчас) едет на работу.</text:p>
      <text:p text:style-name="P174">You <text:span text:style-name="T890">are</text:span> do<text:span text:style-name="T890">ing</text:span> great! <text:span text:style-name="T942">—</text:span> У тебя отлично получается!</text:p>
      <text:p text:style-name="P251"/>
      <text:p text:style-name="P612"><text:span text:style-name="T629">Если глагол заканчивается на </text:span><text:span text:style-name="T512">-e</text:span><text:span text:style-name="T629">, то при добавлении </text:span><text:span text:style-name="T512">-ing</text:span><text:span text:style-name="T629"> она выпадает: </text:span><text:span text:style-name="T512">make → making.</text:span></text:p>
      <text:p text:style-name="P254">Если глагол заканчивается на <text:span text:style-name="T469">-ie</text:span>, то при добавлении <text:span text:style-name="T469">-ing</text:span> оно меняется на <text:span text:style-name="T469">-y</text:span>: <text:span text:style-name="T469">lie → lying. </text:span></text:p>
      <text:p text:style-name="P173"/>
      <text:p text:style-name="P254">Если глагол из 1 слога, с одной гласной буквой, после которой солгасная, то при </text:p>
      <text:p text:style-name="P612"><text:span text:style-name="T629">добавлении </text:span><text:span text:style-name="T512">-ing</text:span><text:span text:style-name="T629"> согласная удваивается: </text:span><text:span text:style-name="T512">hit → hitting, sit → sitting.</text:span></text:p>
      <text:p text:style-name="P253"/>
      <text:p text:style-name="P613"><text:span text:style-name="T629">В </text:span><text:span text:style-name="T622">окончании </text:span><text:span text:style-name="T505">-ing</text:span><text:span text:style-name="T622"> буква </text:span><text:span text:style-name="T505">g</text:span><text:span text:style-name="T622"> не произносится. Сочетание </text:span><text:span text:style-name="T505">ng</text:span><text:span text:style-name="T622"> образет необычный звук, которого нет в русском языке — носовой </text:span><text:span text:style-name="T505">n</text:span><text:span text:style-name="T622"> (при произнесении пускается воздух через нос).</text:span></text:p>
      <text:p text:style-name="P255"/>
      <text:p text:style-name="P256"><text:span text:style-name="T947">Слова-м</text:span>аячки Present Continuous:</text:p>
      <text:list xml:id="list601665677" text:style-name="L14">
        <text:list-item>
          <text:p text:style-name="P1377">look — смотри;</text:p>
        </text:list-item>
        <text:list-item>
          <text:p text:style-name="P1377">now — сейчас (обычно стоит в конце);</text:p>
        </text:list-item>
        <text:list-item>
          <text:p text:style-name="P1377">at the moment — в этот момент (обычно в конце).</text:p>
        </text:list-item>
      </text:list>
      <text:p text:style-name="P253"/>
      <text:p text:style-name="P174">I am working right <text:span text:style-name="T890">now</text:span>. — Прямо сейчас я работаю.</text:p>
      <text:p text:style-name="P174"><text:span text:style-name="T890">Look</text:span> out of the window! It`s raining. — Посмотри в окно. Идет дождь.</text:p>
      <text:p text:style-name="P257"/>
      <text:p text:style-name="P280">Отрицания в Present Continuous</text:p>
      <text:p text:style-name="P280"/>
      <text:p text:style-name="P258">Используется чтобы сказать, что что-то не происходит именно сейчас.</text:p>
      <text:p text:style-name="P258">Для этого к глаголу <text:span text:style-name="T469">be</text:span> добавляется частица <text:span text:style-name="T469">not</text:span>.</text:p>
      <text:p text:style-name="P258"/>
      <text:p text:style-name="P175">I`m not listening to you. <text:span text:style-name="T944">—</text:span> Я не слушаю тебя.</text:p>
      <text:p text:style-name="P175">He isn`t cleaning the carpet. <text:span text:style-name="T944">—</text:span> Он не чистит ковер.</text:p>
      <text:p text:style-name="P175"/>
      <text:p text:style-name="P284">Вопросы в Present Continuous</text:p>
      <text:p text:style-name="P176"/>
      <text:p text:style-name="P1279">Здесь использ<text:span text:style-name="T946">уются</text:span> теже правила, что при составлении вопросов в </text:p>
      <text:p text:style-name="P1280">Present Simple с глаголом <text:span text:style-name="T469">be</text:span>:</text:p>
      <text:p text:style-name="P176">Am I listening? <text:span text:style-name="T944">—</text:span> Я слушаю?</text:p>
      <text:p text:style-name="P176">Are you playing? Yes, I am. <text:span text:style-name="T944">—</text:span> Ты играешь? Да.</text:p>
      <text:p text:style-name="P176">Where is he going? <text:span text:style-name="T944">—</text:span> Куда он идет?</text:p>
      <text:p text:style-name="P177">What book is she reading? <text:span text:style-name="T944">— </text:span>Какую книгу она читает? <text:span text:style-name="T945">(сейчас)</text:span></text:p>
      <text:p text:style-name="P177"/>
      <text:p text:style-name="P295"/>
      <text:p text:style-name="P1276"><text:span text:style-name="T655">Глаголы, которые не использ</text:span><text:span text:style-name="T658">уются</text:span><text:span text:style-name="T655"> в </text:span><text:span text:style-name="T656">Continuous</text:span></text:p>
      <text:p text:style-name="P282"/>
      <text:p text:style-name="P259">Это глаголы, обозначающие состояние, которое не меняется под дейсвтием момента.</text:p>
      <text:p text:style-name="P1154"><text:span text:style-name="T634">Как правило это </text:span><text:span text:style-name="T635">описание</text:span><text:span text:style-name="T634"> чувств или мыслей. </text:span></text:p>
      <text:p text:style-name="P260"/>
      <text:p text:style-name="P1156"><text:span text:style-name="T635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651">(могут </text:span><text:span text:style-name="T652">встречаться </text:span><text:span text:style-name="T651">с </text:span><text:span text:style-name="T525">-ing </text:span><text:span text:style-name="T651">в форме герундия)</text:span><text:span text:style-name="T635">:</text:span></text:p>
      <text:p text:style-name="P261"/>
      <text:p text:style-name="P262">Глаголы восприятия:</text:p>
      <text:list xml:id="list2063652408" text:style-name="L15">
        <text:list-item>
          <text:p text:style-name="P1378">see — видеть;</text:p>
        </text:list-item>
        <text:list-item>
          <text:p text:style-name="P1378">hear — слышать;</text:p>
        </text:list-item>
        <text:list-item>
          <text:p text:style-name="P1378">feel — чувствовать;</text:p>
        </text:list-item>
        <text:list-item>
          <text:p text:style-name="P1378">taste — чувствовать вкус (пробовать);</text:p>
        </text:list-item>
        <text:list-item>
          <text:p text:style-name="P1378">smell — чувствовать запах (нюхать).</text:p>
        </text:list-item>
      </text:list>
      <text:p text:style-name="P261"/>
      <text:p text:style-name="P262">Глаголы для выражения мнения:</text:p>
      <text:list xml:id="list1917058038" text:style-name="L16">
        <text:list-item>
          <text:p text:style-name="P1379">belive — верить;</text:p>
        </text:list-item>
        <text:list-item>
          <text:p text:style-name="P1379">doubt — сомневаться;</text:p>
        </text:list-item>
        <text:list-item>
          <text:p text:style-name="P1379">think — думать.</text:p>
        </text:list-item>
      </text:list>
      <text:p text:style-name="P263"/>
      <text:p text:style-name="P262">Глаголы, показывающие состояние мыслей:</text:p>
      <text:list xml:id="list3179547438" text:style-name="L17">
        <text:list-item>
          <text:p text:style-name="P1380">forget — забывать;</text:p>
        </text:list-item>
        <text:list-item>
          <text:p text:style-name="P1380">imagine — представлять;</text:p>
        </text:list-item>
        <text:list-item>
          <text:p text:style-name="P1380">know — знать;</text:p>
        </text:list-item>
        <text:list-item>
          <text:p text:style-name="P1380">understand — понимать.</text:p>
        </text:list-item>
      </text:list>
      <text:p text:style-name="P261"/>
      <text:p text:style-name="P264">Глаголы, указывающие на эмоции и желания:</text:p>
      <text:list xml:id="list178709736" text:style-name="L18">
        <text:list-item>
          <text:p text:style-name="P1381">love — любить;</text:p>
        </text:list-item>
        <text:list-item>
          <text:p text:style-name="P1381">like — нравиться;</text:p>
        </text:list-item>
        <text:list-item>
          <text:p text:style-name="P1381">hate — ненавидеть;</text:p>
        </text:list-item>
        <text:list-item>
          <text:p text:style-name="P1381">hope — надеяться;</text:p>
        </text:list-item>
        <text:list-item>
          <text:p text:style-name="P1381">want — хотеть;</text:p>
        </text:list-item>
        <text:list-item>
          <text:p text:style-name="P1381">wish — желать.</text:p>
        </text:list-item>
      </text:list>
      <text:p text:style-name="P265"/>
      <text:p text:style-name="P264">Другие глаголы:</text:p>
      <text:list xml:id="list3407299159" text:style-name="L19">
        <text:list-item>
          <text:p text:style-name="P1382">look — выглядеть;</text:p>
        </text:list-item>
        <text:list-item>
          <text:p text:style-name="P1382">have — иметь.</text:p>
        </text:list-item>
      </text:list>
      <text:p text:style-name="P265"/>
      <text:p text:style-name="P181">I think Amy is a strange girl. - Я думаю, Эмми странная девушка.</text:p>
      <text:p text:style-name="P181">Do you know this man? - Вы знаете этого мужчину?</text:p>
      <text:p text:style-name="P181">You look great! - Ты выглядишь отлично!</text:p>
      <text:p text:style-name="P285"/>
      <text:p text:style-name="P285">Present Perfect</text:p>
      <text:p text:style-name="P266"/>
      <text:p text:style-name="P614"><text:span text:style-name="T642">У</text:span><text:span text:style-name="T638">казывает на дейсвтие совершенное когда-то в прошлом, но подчеркивает, что результат важен сейчас </text:span><text:span text:style-name="T639">(т. е. к какому результату в итоге это привело)</text:span><text:span text:style-name="T638">.</text:span></text:p>
      <text:p text:style-name="P267"/>
      <text:p text:style-name="P1149"><text:span text:style-name="T638">С</text:span><text:span text:style-name="T641">остоит и</text:span><text:span text:style-name="T643">з </text:span><text:span text:style-name="T644">2х частей:</text:span><text:span text:style-name="T641"> вспомогат</text:span><text:span text:style-name="T644">ельного</text:span><text:span text:style-name="T641"> глагола </text:span><text:span text:style-name="T522">have</text:span><text:span text:style-name="T641"> и смыслового глагола </text:span></text:p>
      <text:p text:style-name="P1149"><text:span text:style-name="T641">в 3й форме (</text:span><text:span text:style-name="T650">передает значение</text:span><text:span text:style-name="T645"> «сделанный»</text:span><text:span text:style-name="T641">).</text:span></text:p>
      <text:p text:style-name="P614"><text:soft-page-break/><text:span text:style-name="T638">На русский язык Present Perfect переводится в прошлом </text:span><text:span text:style-name="T640">(иногда настоящ</text:span><text:span text:style-name="T642">и</text:span><text:span text:style-name="T640">м, </text:span><text:span text:style-name="T642">для удобства</text:span><text:span text:style-name="T640">)</text:span><text:span text:style-name="T638">, </text:span></text:p>
      <text:p text:style-name="P268">а в английском принадлежит к катергории настоящих времен.</text:p>
      <text:p text:style-name="P268"/>
      <text:p text:style-name="P22"><text:span text:style-name="T916">I </text:span><text:span text:style-name="T924">have</text:span><text:span text:style-name="T911"> already </text:span><text:span text:style-name="T924">seen</text:span><text:span text:style-name="T911"> this movie. </text:span><text:span text:style-name="T917">—</text:span><text:span text:style-name="T911"> Я уже видел этот фильм (просмотрел, т. е. опыт).</text:span></text:p>
      <text:p text:style-name="P22"><text:span text:style-name="T911">You </text:span><text:span text:style-name="T924">have</text:span><text:span text:style-name="T911"> </text:span><text:span text:style-name="T924">broken</text:span><text:span text:style-name="T911"> the vase. </text:span><text:span text:style-name="T917">— </text:span><text:span text:style-name="T911">Ты разбил вазу. (есть очевидный результат, кот. случился ранее) </text:span></text:p>
      <text:p text:style-name="P23"><text:span text:style-name="T918">It`s the fitst time I </text:span><text:span text:style-name="T925">have</text:span><text:span text:style-name="T918"> </text:span><text:span text:style-name="T925">driven</text:span><text:span text:style-name="T918"> a car — Это впервые, когда я веду машину. (в настоящем)</text:span></text:p>
      <text:p text:style-name="P275"/>
      <text:p text:style-name="P276">Как проявляется результат:</text:p>
      <text:list xml:id="list3757084525" text:style-name="L20">
        <text:list-item>
          <text:p text:style-name="P1406"><text:span text:style-name="T660">это </text:span><text:span text:style-name="T659">очевидные изменения;</text:span></text:p>
        </text:list-item>
        <text:list-item>
          <text:p text:style-name="P1405"><text:span text:style-name="T639">полученный </text:span><text:span text:style-name="T643">ранее</text:span><text:span text:style-name="T639"> опыт или впечатления;</text:span></text:p>
        </text:list-item>
        <text:list-item>
          <text:p text:style-name="P1383">недавно произошедшие события или новая информация.</text:p>
        </text:list-item>
      </text:list>
      <text:p text:style-name="P269"/>
      <text:p text:style-name="P269">Также Present Perfect используют, если что-то произошло впервые:</text:p>
      <text:p text:style-name="P179">It`s the first time something has happend. - Этой первый раз, когда что-то произошло.</text:p>
      <text:p text:style-name="P179">(вместо first можно указать любое порядковое число: second, third)</text:p>
      <text:p text:style-name="P269"/>
      <text:p text:style-name="P269">Present Perferct — яркий пример того, что нельзя переводить английские </text:p>
      <text:p text:style-name="P224"><text:span text:style-name="T915">предложения слово в слово: </text:span><text:span text:style-name="T528">I have done. </text:span><text:span text:style-name="T523">—</text:span><text:span text:style-name="T528"> Я сделал (</text:span><text:span text:style-name="T542">досл. </text:span><text:span text:style-name="T528">Я имею сделанным).</text:span></text:p>
      <text:p text:style-name="P346"/>
      <text:p text:style-name="P347">Есть 2 варианта образования 3й формы глагола:</text:p>
      <text:list xml:id="list3676252221" text:style-name="L21">
        <text:list-item>
          <text:p text:style-name="P1388">если глагол правильный, то добавляем к его начальной форме окончание <text:span text:style-name="T469">-ed</text:span>;</text:p>
        </text:list-item>
        <text:list-item>
          <text:p text:style-name="P1388">если неправильный, то находим в таблице неправильных глаголов.</text:p>
        </text:list-item>
      </text:list>
      <text:p text:style-name="P296"/>
      <text:p text:style-name="P938"><text:span text:style-name="T661">Н</text:span><text:span text:style-name="T662">еправильны</text:span><text:span text:style-name="T661">й</text:span><text:span text:style-name="T662"> глагол </text:span><text:span text:style-name="T661">это </text:span><text:span text:style-name="T662">тот, который во 2й или 3й форме </text:span><text:span text:style-name="T676">записывается</text:span><text:span text:style-name="T662"> </text:span><text:span text:style-name="T676">по особенному</text:span><text:span text:style-name="T662">. </text:span></text:p>
      <text:p text:style-name="P297">Самые популярные неправильные глаголы нужно заучить (см. таблицу ниже).</text:p>
      <text:p text:style-name="P296"/>
      <text:p text:style-name="P299">Слова-маячки Present Perfect:</text:p>
      <text:list xml:id="list1556086540" text:style-name="L22">
        <text:list-item>
          <text:p text:style-name="P1389">just — только что;</text:p>
        </text:list-item>
        <text:list-item>
          <text:p text:style-name="P1389">already — уже;</text:p>
        </text:list-item>
        <text:list-item>
          <text:p text:style-name="P1389">yet — еще не;</text:p>
        </text:list-item>
      </text:list>
      <text:p text:style-name="P301"/>
      <text:p text:style-name="P939"><text:span text:style-name="T529">Just</text:span><text:span text:style-name="T663"> и </text:span><text:span text:style-name="T529">already</text:span><text:span text:style-name="T663"> используются в утверждениях. </text:span><text:span text:style-name="T529">Yet</text:span><text:span text:style-name="T663"> — в вопросах и отрицаниях</text:span><text:span text:style-name="T664">. </text:span></text:p>
      <text:p text:style-name="P1126"><text:span text:style-name="T664">(</text:span><text:span text:style-name="T543">already</text:span><text:span text:style-name="T711"> также </text:span><text:span text:style-name="T710">иногда можно встретить</text:span><text:span text:style-name="T711"> в вопросах).</text:span></text:p>
      <text:p text:style-name="P303"/>
      <text:p text:style-name="P302">Место <text:span text:style-name="T469">just</text:span>, <text:span text:style-name="T469">already</text:span> в предложении — между <text:span text:style-name="T469">have</text:span> и 3й формой глагола. </text:p>
      <text:p text:style-name="P302">Слово <text:span text:style-name="T469">yet</text:span> стоит <text:span text:style-name="T1048">всегда </text:span>в конце предложения.</text:p>
      <text:p text:style-name="P300"/>
      <text:p text:style-name="P182">I have <text:span text:style-name="T890">just</text:span> eaten a sandwich. <text:span text:style-name="T948">—</text:span> Я только что съел бутерброд.</text:p>
      <text:p text:style-name="P182">We have n<text:span text:style-name="T951">o</text:span>t finished <text:span text:style-name="T890">yet</text:span>. <text:span text:style-name="T948">—</text:span> Мы еще не закончили.</text:p>
      <text:p text:style-name="P298"/>
      <text:p text:style-name="P304">Другие указатели времени:</text:p>
      <text:list xml:id="list1321671383" text:style-name="L23">
        <text:list-item>
          <text:p text:style-name="P1390">ever — когда либо;</text:p>
        </text:list-item>
        <text:list-item>
          <text:p text:style-name="P1390">never — никогда;</text:p>
        </text:list-item>
        <text:list-item>
          <text:p text:style-name="P1390">recently — в последнее время;</text:p>
        </text:list-item>
        <text:list-item>
          <text:p text:style-name="P1390">these days — в последние дни;</text:p>
        </text:list-item>
        <text:list-item>
          <text:p text:style-name="P1390">словосочетание с this (this mornig, this week).</text:p>
        </text:list-item>
      </text:list>
      <text:p text:style-name="P303"/>
      <text:p text:style-name="P303">Место <text:span text:style-name="T469">ever</text:span>, <text:span text:style-name="T469">never</text:span> — перед 3й формой глагола, <text:span text:style-name="T950">а</text:span> <text:span text:style-name="T469">recently</text:span>, <text:span text:style-name="T469">these days</text:span> и </text:p>
      <text:p text:style-name="P303">словосочетания с <text:span text:style-name="T469">this</text:span> — в конце предложения.</text:p>
      <text:p text:style-name="P303"/>
      <text:p text:style-name="P183"><text:soft-page-break/>I <text:span text:style-name="T951">ha</text:span>ve <text:span text:style-name="T890">never</text:span> been to New York. <text:span text:style-name="T949">— </text:span>Я никогда не был в Нью Йорке.</text:p>
      <text:p text:style-name="P183">I <text:span text:style-name="T951">ha</text:span>ve worked a lot <text:span text:style-name="T890">these days</text:span>. <text:span text:style-name="T949">—</text:span> Я много работал в эти дни.</text:p>
      <text:p text:style-name="P305"/>
      <text:p text:style-name="P293">Отрицания в Present Perfect</text:p>
      <text:p text:style-name="P306"/>
      <text:p text:style-name="P307">Используются, когда хотят сказать:</text:p>
      <text:list xml:id="list3040370876" text:style-name="L24">
        <text:list-item>
          <text:p text:style-name="P1391">об отсутствии ожидаемого результата;</text:p>
        </text:list-item>
        <text:list-item>
          <text:p text:style-name="P1391">о том, чего автор никогда не делал или не испытывал.</text:p>
        </text:list-item>
      </text:list>
      <text:p text:style-name="P306"/>
      <text:p text:style-name="P306">Для этого ставится частица <text:span text:style-name="T469">not</text:span> после вспомогательного глагола <text:span text:style-name="T469">have</text:span>.</text:p>
      <text:p text:style-name="P306"/>
      <text:p text:style-name="P306">Также отрицательным считается предложение со словом <text:span text:style-name="T469">never</text:span>, которое передает отрицательный контекст.</text:p>
      <text:p text:style-name="P306"/>
      <text:p text:style-name="P940"><text:span text:style-name="T665">В </text:span><text:span text:style-name="T659">отрицаниях почти всегда используется сокращенная форма глагола — </text:span><text:span text:style-name="T528">haven`t</text:span><text:span text:style-name="T659">.</text:span></text:p>
      <text:p text:style-name="P941"><text:span text:style-name="T677">Сокращени</text:span><text:span text:style-name="T709">е</text:span><text:span text:style-name="T677"> </text:span><text:span text:style-name="T531">`ve not</text:span><text:span text:style-name="T677"> не используется.</text:span></text:p>
      <text:p text:style-name="P184">I have<text:span text:style-name="T365">n</text:span><text:span text:style-name="T369">`</text:span><text:span text:style-name="T365">t</text:span> expected that. <text:span text:style-name="T949">—</text:span> Я этого не ожидал.</text:p>
      <text:p text:style-name="P184">I<text:span text:style-name="T951">`</text:span>ve <text:span text:style-name="T365">never</text:span> seen this movie before. <text:span text:style-name="T949">— </text:span>Я до этого не видел этот фильм. </text:p>
      <text:p text:style-name="P292"/>
      <text:p text:style-name="P292">Вопросы в Present Perfect</text:p>
      <text:p text:style-name="P185"/>
      <text:p text:style-name="P309">Используются, если хоят узнать:</text:p>
      <text:list xml:id="list3665150241" text:style-name="L25">
        <text:list-item>
          <text:p text:style-name="P1392">сделано ли дело к этом моменту, каким образом оно сделано;</text:p>
        </text:list-item>
        <text:list-item>
          <text:p text:style-name="P1416"><text:span text:style-name="T677">имеет ли человек определенный опыт </text:span><text:span text:style-name="T675">или совершил ли он </text:span><text:span text:style-name="T678">нужное</text:span><text:span text:style-name="T675"> действие</text:span><text:span text:style-name="T677">;</text:span></text:p>
        </text:list-item>
      </text:list>
      <text:p text:style-name="P308"/>
      <text:p text:style-name="P941">Для этого используется уже знакомая схема. Глагол <text:span text:style-name="T469">have</text:span> ставится перед по<text:span text:style-name="T955">д</text:span>л<text:span text:style-name="T955">е</text:span>ж<text:span text:style-name="T955">а</text:span>щим.</text:p>
      <text:p text:style-name="P941"/>
      <text:p text:style-name="P186">Why have you done it? <text:span text:style-name="T949">—</text:span> Зачем ты это сделал?</text:p>
      <text:p text:style-name="P1125"><text:span text:style-name="T539">Ha</text:span><text:span text:style-name="T540">s</text:span><text:span text:style-name="T539"> </text:span><text:span text:style-name="T540">he</text:span><text:span text:style-name="T539"> ever been to Rome? </text:span><text:span text:style-name="T541">—</text:span><text:span text:style-name="T539"> </text:span><text:span text:style-name="T540">Он</text:span><text:span text:style-name="T539"> бывал в Риме?</text:span></text:p>
      <text:p text:style-name="P186"/>
      <text:p text:style-name="P283">Present Perfect Continuous</text:p>
      <text:p text:style-name="P310"/>
      <text:p text:style-name="P312">Для того, чтобы использовать, нужно чтобы совпало сразу несколько условий:</text:p>
      <text:list xml:id="list3473377673" text:style-name="L26">
        <text:list-item>
          <text:p text:style-name="P1417"><text:span text:style-name="T666">действие не закончено либо закончено не</text:span><text:span text:style-name="T670">давно</text:span><text:span text:style-name="T666">;</text:span></text:p>
        </text:list-item>
        <text:list-item>
          <text:p text:style-name="P1417"><text:span text:style-name="T666">известн</text:span><text:span text:style-name="T670">а его продолжительность </text:span><text:span text:style-name="T684">(обычно из контекста предложения)</text:span><text:span text:style-name="T670">.</text:span></text:p>
        </text:list-item>
      </text:list>
      <text:p text:style-name="P311"/>
      <text:p text:style-name="P316">Схема состоит из 3х частей: вспомогательного глагола <text:span text:style-name="T469">have</text:span>, слова <text:span text:style-name="T469">been</text:span> <text:span text:style-name="T1052">(особая форма </text:span></text:p>
      <text:p text:style-name="P316"><text:span text:style-name="T1052">глагола </text:span><text:span text:style-name="T489">be</text:span><text:span text:style-name="T1052">) </text:span>и смыслового глагола с окончанием <text:span text:style-name="T469">-ing</text:span>. </text:p>
      <text:p text:style-name="P314"/>
      <text:p text:style-name="P952"><text:span text:style-name="T659">На русский </text:span><text:span text:style-name="T668">язык </text:span><text:span text:style-name="T647">Present Perfect Continuous</text:span><text:span text:style-name="T657"> </text:span><text:span text:style-name="T659">переводится настоящим временем</text:span></text:p>
      <text:p text:style-name="P944"><text:span text:style-name="T667">(редко в прошлом). </text:span><text:span text:style-name="T668">При этом все 3 части </text:span><text:span text:style-name="T669">переводятся</text:span><text:span text:style-name="T668"> одним словом.</text:span></text:p>
      <text:p text:style-name="P313"/>
      <text:p text:style-name="P24"><text:span text:style-name="T910">I </text:span><text:span text:style-name="T924">have been learning</text:span><text:span text:style-name="T910"> English for 2 years. </text:span><text:span text:style-name="T928">—</text:span><text:span text:style-name="T910"> Я </text:span><text:span text:style-name="T924">учу</text:span><text:span text:style-name="T910"> английский уже 2 года (и еще не закончил).</text:span></text:p>
      <text:p text:style-name="P24"><text:span text:style-name="T910">We </text:span><text:span text:style-name="T924">have been cleaning</text:span><text:span text:style-name="T910"> the flat the whole morning. </text:span><text:span text:style-name="T928">— </text:span><text:span text:style-name="T910">Мы </text:span><text:span text:style-name="T924">убирали</text:span><text:span text:style-name="T910"> </text:span><text:span text:style-name="T929">квартиру все утро.</text:span></text:p>
      <text:p text:style-name="P315"/>
      <text:p text:style-name="P317">Формы глагола <text:span text:style-name="T469">have</text:span> <text:span text:style-name="T469">verb-ing</text:span> (подобно <text:span text:style-name="T469">am/is/are verb-ing</text:span>, как в Continuous) не существует.</text:p>
      <text:p text:style-name="P317">Если у смыслового глагола окончание<text:span text:style-name="T469"> -ing</text:span>, то <text:span text:style-name="T469">have</text:span> применяется только с <text:span text:style-name="T469">been</text:span>.</text:p>
      <text:p text:style-name="P317"/>
      <text:p text:style-name="P945"><text:span text:style-name="T670">С</text:span><text:span text:style-name="T659">лова-маячки Present Perfect Continuous:</text:span></text:p>
      <text:list xml:id="list3204143007" text:style-name="L27">
        <text:list-item>
          <text:p text:style-name="P1393">for — в течении;</text:p>
        </text:list-item>
        <text:list-item>
          <text:p text:style-name="P1393"><text:soft-page-break/>since — с какого-то времени;</text:p>
        </text:list-item>
        <text:list-item>
          <text:p text:style-name="P1393">how long — как долго.</text:p>
        </text:list-item>
      </text:list>
      <text:p text:style-name="P319"/>
      <text:p text:style-name="P318">Дополнительно могут использоваться указатели периода:</text:p>
      <text:list xml:id="list423145187" text:style-name="L28">
        <text:list-item>
          <text:p text:style-name="P1394">all — весь (день/год);</text:p>
        </text:list-item>
        <text:list-item>
          <text:p text:style-name="P1394">the whole — целый (день/вечер); </text:p>
        </text:list-item>
      </text:list>
      <text:p text:style-name="P313"/>
      <text:p text:style-name="P25"><text:span text:style-name="T910">He</text:span><text:span text:style-name="T930">`</text:span><text:span text:style-name="T911">s been playing</text:span><text:span text:style-name="T910"> for an hour. — Он </text:span><text:span text:style-name="T911">играет</text:span><text:span text:style-name="T910"> уже час </text:span><text:span text:style-name="T930">(в течении часа).</text:span></text:p>
      <text:p text:style-name="P26"><text:span text:style-name="T930">W</text:span><text:span text:style-name="T910">e`</text:span><text:span text:style-name="T911">ve been staying</text:span><text:span text:style-name="T910"> in this hotel since Tuesday. </text:span><text:span text:style-name="T931">— </text:span><text:span text:style-name="T910">Мы </text:span><text:span text:style-name="T911">находимся</text:span><text:span text:style-name="T910"> в этом отеле со вторника.</text:span></text:p>
      <text:p text:style-name="P320"/>
      <text:p text:style-name="P948"><text:span text:style-name="T671">В утверждениях глагол </text:span><text:span text:style-name="T530">have</text:span><text:span text:style-name="T671"> </text:span><text:span text:style-name="T672">часто</text:span><text:span text:style-name="T671"> сокращают до </text:span><text:span text:style-name="T530">`ve</text:span><text:span text:style-name="T671">, а </text:span><text:span text:style-name="T530">has</text:span><text:span text:style-name="T671"> — до </text:span><text:span text:style-name="T530">`s</text:span><text:span text:style-name="T671"> (лего перепутать с </text:span><text:span text:style-name="T530">is</text:span><text:span text:style-name="T671">, посему здесь вспомогательный глагол можно понять только по контексту).</text:span></text:p>
      <text:p text:style-name="P321"/>
      <text:p text:style-name="P947"><text:span text:style-name="T671">Е</text:span><text:span text:style-name="T659">сли используется глагол </text:span><text:span text:style-name="T528">be</text:span><text:span text:style-name="T659"> или глаголы состояния, которые не стоят в Continuous</text:span><text:span text:style-name="T681">,</text:span><text:span text:style-name="T659"> </text:span></text:p>
      <text:p text:style-name="P322">то предложение будет в Present Perfect. </text:p>
      <text:p text:style-name="P322"/>
      <text:p text:style-name="P29"><text:span text:style-name="T911">I </text:span><text:span text:style-name="T924">have known </text:span><text:span text:style-name="T911">(</text:span><text:span text:style-name="T919">а </text:span><text:span text:style-name="T911">не have been knowing)</text:span><text:span text:style-name="T910"> Alice for 3 years. </text:span><text:span text:style-name="T671">—</text:span><text:span text:style-name="T910"> Я </text:span><text:span text:style-name="T924">знаю</text:span><text:span text:style-name="T910"> Алису уже 3 года </text:span></text:p>
      <text:p text:style-name="P30"><text:span text:style-name="T910">I </text:span><text:span text:style-name="T924">haven`t seen</text:span><text:span text:style-name="T910"> Mary for years. </text:span><text:span text:style-name="T930">— </text:span><text:span text:style-name="T910">Я н</text:span><text:span text:style-name="T924">е видел</text:span><text:span text:style-name="T910"> Мэри много лет. </text:span></text:p>
      <text:p text:style-name="P322"/>
      <text:p text:style-name="P949"><text:span text:style-name="T680">Present Perfect Continuous можно упрощать до Present Perfect с пом</text:span><text:span text:style-name="T679">.</text:span><text:span text:style-name="T680"> глаголов </text:span><text:span text:style-name="T532">live</text:span><text:span text:style-name="T680"> </text:span><text:span text:style-name="T679">и</text:span><text:span text:style-name="T680"> </text:span><text:span text:style-name="T532">work</text:span><text:span text:style-name="T680">:</text:span></text:p>
      <text:p text:style-name="P28"><text:span text:style-name="T932">I</text:span><text:span text:style-name="T910">`ve </text:span><text:span text:style-name="T924">been working</text:span><text:span text:style-name="T910"> here for 2 years → I`ve </text:span><text:span text:style-name="T924">worked</text:span><text:span text:style-name="T910"> here for 2 years. </text:span><text:span text:style-name="T933">(смысл одинаковый)</text:span></text:p>
      <text:p text:style-name="P321"/>
      <text:p text:style-name="P3"><text:span text:style-name="T671">О</text:span><text:span text:style-name="T659">трицания в Present Perfect Continuous</text:span></text:p>
      <text:p text:style-name="P323"/>
      <text:p text:style-name="P946"><text:span text:style-name="T672">Использу</text:span><text:span text:style-name="T673">ю</text:span><text:span text:style-name="T672">тся, чтобы сказать, что что-то не происходит в течении указанного времени.</text:span></text:p>
      <text:p text:style-name="P324">Для этого добавляется частица <text:span text:style-name="T469">not</text:span> после вспомогательного глагола <text:span text:style-name="T469">have</text:span>.</text:p>
      <text:p text:style-name="P324"/>
      <text:p text:style-name="P27"><text:span text:style-name="T910">I </text:span><text:span text:style-name="T911">have not been waiting</text:span><text:span text:style-name="T910"> long. </text:span><text:span text:style-name="T931">—</text:span><text:span text:style-name="T910"> Я </text:span><text:span text:style-name="T911">не жду</text:span><text:span text:style-name="T910"> долго.</text:span></text:p>
      <text:p text:style-name="P313"/>
      <text:p text:style-name="P4"><text:span text:style-name="T659">Вопросы </text:span><text:span text:style-name="T674">в Present Perfect Continuous</text:span><text:span text:style-name="T659"> </text:span></text:p>
      <text:p text:style-name="P313"/>
      <text:p text:style-name="P325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325"/>
      <text:p text:style-name="P104"><text:span text:style-name="T910">Have you been waiting long? </text:span><text:span text:style-name="T931">— </text:span><text:span text:style-name="T910">Вы давно ждете? </text:span></text:p>
      <text:p text:style-name="P104"><text:span text:style-name="T910">How long have you been waiting? </text:span><text:span text:style-name="T931">—</text:span><text:span text:style-name="T910"> Как долго вы ждете?</text:span></text:p>
      <text:p text:style-name="P288"/>
      <text:p text:style-name="P288"><text:span text:style-name="T958">Прошедшее. </text:span>Past</text:p>
      <text:p text:style-name="P326"/>
      <text:p text:style-name="P338">Past Perfect и Past Perfect Continuous относительно редки и <text:span text:style-name="T965">в</text:span> рамках начального курса </text:p>
      <text:p text:style-name="P338">не проходятся. <text:span text:style-name="T959">В художественной литературе почти всегда используется Past Simple.</text:span></text:p>
      <text:p text:style-name="P326"/>
      <text:p text:style-name="P286">Past Simple</text:p>
      <text:p text:style-name="P327"/>
      <text:p text:style-name="P329">Используется, чтобы:</text:p>
      <text:list xml:id="list327751995" text:style-name="L29">
        <text:list-item>
          <text:p text:style-name="P1418"><text:span text:style-name="T682">сообщить факты </text:span><text:span text:style-name="T683">прошлого,</text:span><text:span text:style-name="T682"> рассказать историю, </text:span><text:span text:style-name="T690">биографию</text:span><text:span text:style-name="T682">; </text:span></text:p>
        </text:list-item>
        <text:list-item>
          <text:p text:style-name="P1395">описать действие из прошлого, результат которого не важен в настоящем.</text:p>
        </text:list-item>
      </text:list>
      <text:p text:style-name="P328"/>
      <text:p text:style-name="P953"><text:span text:style-name="T684">Для этого использются глаголы во 2й форме. </text:span><text:span text:style-name="T685">Вторая форма правильного глагола образуется добавлением окончания </text:span><text:span text:style-name="T533">-ed</text:span><text:span text:style-name="T685">. </text:span><text:span text:style-name="T693">Ф</text:span><text:span text:style-name="T685">орма </text:span><text:span text:style-name="T693">неправильного глагола </text:span><text:span text:style-name="T685">находится в таблице.</text:span></text:p>
      <text:p text:style-name="P328"/>
      <text:p text:style-name="P31"><text:soft-page-break/><text:span text:style-name="T910">Mozart </text:span><text:span text:style-name="T924">lived</text:span><text:span text:style-name="T910"> from 1756 to 1791 — Моцарт </text:span><text:span text:style-name="T924">жил</text:span><text:span text:style-name="T910"> с 1756 по 1791 год (факт прошлого). </text:span></text:p>
      <text:p text:style-name="P31"><text:span text:style-name="T910">I </text:span><text:span text:style-name="T924">visited</text:span><text:span text:style-name="T910"> my parents yesterday — Вчера я </text:span><text:span text:style-name="T924">навещал</text:span><text:span text:style-name="T910"> родителей (действие из прошлого).</text:span></text:p>
      <text:p text:style-name="P616"/>
      <text:p text:style-name="P617">Если глагол заканчивается на глухой звук, то <text:span text:style-name="T469">-ed</text:span> читается как <text:span text:style-name="T469">t</text:span>, а если на звконкий </text:p>
      <text:p text:style-name="P617">согласный или на гласный звук — то как <text:span text:style-name="T469">d</text:span>: <text:span text:style-name="T469">worked [воркт], played [плэйд]</text:span>.</text:p>
      <text:p text:style-name="P951"/>
      <text:p text:style-name="P615">Если глагол заканчивается на <text:span text:style-name="T469">d </text:span>или <text:span text:style-name="T469">t</text:span>, то <text:span text:style-name="T469">-ed</text:span> читается как <text:span text:style-name="T469">id</text:span>: <text:span text:style-name="T469">recorded [рикодид]</text:span>. </text:p>
      <text:p text:style-name="P618">Если глагол заканчивается на <text:span text:style-name="T469">-e</text:span>, то её не надо писать 2 раза: <text:span text:style-name="T469">chase</text:span> → <text:span text:style-name="T469">chased</text:span>.</text:p>
      <text:p text:style-name="P951"/>
      <text:p text:style-name="P950">Слова-маячки Past Simple:</text:p>
      <text:list xml:id="list4201305090" text:style-name="L30">
        <text:list-item>
          <text:p text:style-name="P1419">ago — <text:span text:style-name="T960">тому назад</text:span>;</text:p>
        </text:list-item>
        <text:list-item>
          <text:p text:style-name="P1420">last — <text:span text:style-name="T960">прошлый</text:span>;</text:p>
        </text:list-item>
        <text:list-item>
          <text:p text:style-name="P1396">yesterday — вчера;</text:p>
        </text:list-item>
      </text:list>
      <text:p text:style-name="P348"/>
      <text:p text:style-name="P954"><text:span text:style-name="T691">Past Simple часто путают с Present Perfect, потому что на русский они переводятся </text:span><text:span text:style-name="T692">почти</text:span><text:span text:style-name="T691"> одинаково. Главное отличие в том, что Present Perfect всегда будет сообщать доп</text:span><text:span text:style-name="T692">олнительную</text:span><text:span text:style-name="T691"> информацию, указывающ</text:span><text:span text:style-name="T692">ую </text:span><text:span text:style-name="T691">на настоящее время </text:span><text:span text:style-name="T692">(</text:span><text:span text:style-name="T693">чтобы сообщить</text:span><text:span text:style-name="T692"> результат).</text:span></text:p>
      <text:p text:style-name="P335"/>
      <text:p text:style-name="P336">Past Simple используется когда известен момент в прошлом. Если мы знаешь, </text:p>
      <text:p text:style-name="P336">когда произошло событие, то Present Perfect использовать нельзя.</text:p>
      <text:p text:style-name="P336"/>
      <text:p text:style-name="P191">Tom has lost his key — Том потерал ключ (у него сейчас нет ключа, </text:p>
      <text:p text:style-name="P191">потому что он его потерян).</text:p>
      <text:p text:style-name="P191"/>
      <text:p text:style-name="P191">Tom lost his key last weak — Том потерял ключ на прошлой неделе </text:p>
      <text:p text:style-name="P191">(не важно, есть у него ключ или нет).</text:p>
      <text:p text:style-name="P332"/>
      <text:p text:style-name="P333">В английском, если вопрос задается в настоящем, то и ответ должен быть в настоящем. </text:p>
      <text:p text:style-name="P333">Если вопрос в прошлом, то ответ также должен быть в прошлом.</text:p>
      <text:p text:style-name="P333"/>
      <text:p text:style-name="P333">Но если вопрос был в Present Perfect, а в ответе дается информация, когда именно это случилось, тогда необходимо отвечать в Past Simple.</text:p>
      <text:p text:style-name="P333"/>
      <text:p text:style-name="P189">Have you already started to learn English? Yes, I started to learn it 3 month ago — </text:p>
      <text:p text:style-name="P189">Ты уже начал учить английский? Да, 3 месяца назад (информация о времени).</text:p>
      <text:p text:style-name="P188"/>
      <text:p text:style-name="P334">Если вопрос содержит слово <text:span text:style-name="T469">when</text:span>, то он автоматически привязывает нас к моменту </text:p>
      <text:p text:style-name="P334">в прошлом. <text:span text:style-name="T964">Поэтому Present Perfect в вопросах с </text:span><text:span text:style-name="T479">when</text:span><text:span text:style-name="T964"> не используется.</text:span></text:p>
      <text:p text:style-name="P334"/>
      <text:p text:style-name="P190">Have you met him before? <text:span text:style-name="T963">—</text:span> Вы раньше с ним встречались?</text:p>
      <text:p text:style-name="P190">When did you meet him? <text:span text:style-name="T963">—</text:span> Когда вы встречались с ним?</text:p>
      <text:p text:style-name="P332"/>
      <text:p text:style-name="P289">Отрицания и вопросы в Past Simple</text:p>
      <text:p text:style-name="P331"/>
      <text:p text:style-name="P956"><text:span text:style-name="T685">Отрицание представляет связку </text:span><text:span text:style-name="T533">did</text:span><text:span text:style-name="T685"> с частицей </text:span><text:span text:style-name="T533">not</text:span><text:span text:style-name="T685">, </text:span><text:span text:style-name="T695">которая ставится перед смысловым глаголом в начальной форме. </text:span><text:span text:style-name="T686">Обычно </text:span><text:span text:style-name="T695">эта связка</text:span><text:span text:style-name="T686"> сокращается до </text:span><text:span text:style-name="T534">didn`t</text:span><text:span text:style-name="T686">.</text:span></text:p>
      <text:p text:style-name="P341"/>
      <text:p text:style-name="P956"><text:span text:style-name="T694">В вопросах </text:span><text:span text:style-name="T685">вспомогательный глагол </text:span><text:span text:style-name="T533">did</text:span><text:span text:style-name="T685"> используется </text:span><text:span text:style-name="T695">по тем же грамматическим </text:span></text:p>
      <text:p text:style-name="P956"><text:span text:style-name="T695">правилам</text:span><text:span text:style-name="T685">, </text:span><text:span text:style-name="T686">как</text:span><text:span text:style-name="T685"> </text:span><text:span text:style-name="T533">do</text:span><text:span text:style-name="T685"> для Present Simple. </text:span></text:p>
      <text:p text:style-name="P330"/>
      <text:p text:style-name="P187"><text:span text:style-name="T890">Did</text:span> you <text:span text:style-name="T890">go</text:span> to Los Angeles last week? - Ты <text:span text:style-name="T890">ездил</text:span> в Лос Анжелес на прошлой неделе?</text:p>
      <text:p text:style-name="P187">I <text:span text:style-name="T890">didn`t go</text:span> to Los Angeles, I <text:span text:style-name="T890">went</text:span> to Bostom — Я <text:span text:style-name="T890">не ездил</text:span> в Лос Анжелес, я <text:span text:style-name="T890">ездил</text:span> в Бостон.</text:p>
      <text:p text:style-name="P1108"><text:soft-page-break/></text:p>
      <text:p text:style-name="P294">Past Continuous</text:p>
      <text:p text:style-name="P337"/>
      <text:p text:style-name="P959"><text:span text:style-name="T697">О</text:span><text:span text:style-name="T696">значает процесс или незаконченное действие, которое привязано к точному моменту </text:span></text:p>
      <text:p text:style-name="P959"><text:span text:style-name="T696">в </text:span><text:span text:style-name="T749">прошлом</text:span><text:span text:style-name="T696"> (т. е. действие происходило и не было закончено).</text:span></text:p>
      <text:p text:style-name="P339"/>
      <text:p text:style-name="P958"><text:span text:style-name="T696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700">обсуждаемая ситуация</text:span><text:span text:style-name="T696">).</text:span></text:p>
      <text:p text:style-name="P339"/>
      <text:p text:style-name="P960"><text:span text:style-name="T697">Состоит из 2х частей: вспомогательного глагола </text:span><text:span text:style-name="T536">be</text:span><text:span text:style-name="T697"> (</text:span><text:span text:style-name="T698">формы как в Past Simple</text:span><text:span text:style-name="T697">) и смыслового глагола с окончанием </text:span><text:span text:style-name="T536">-ing</text:span><text:span text:style-name="T697">. </text:span><text:span text:style-name="T696">На русский переводится глаголом в прошедшем времени.</text:span></text:p>
      <text:p text:style-name="P340"/>
      <text:p text:style-name="P192">Last Sunday at 5 I <text:span text:style-name="T890">was having</text:span> dinner with my friends — В прошлое воскресенье в 5 </text:p>
      <text:p text:style-name="P192">я <text:span text:style-name="T890">ужинал</text:span> со своими друзьями (привязка к точному моменту в прошлом).</text:p>
      <text:p text:style-name="P33"><text:span text:style-name="T935">My parents </text:span><text:span text:style-name="T926">were watching</text:span><text:span text:style-name="T935"> TV when I came home yesterday — Мои родители </text:span><text:span text:style-name="T926">смотрели</text:span><text:span text:style-name="T935"> телевизор, когда я пришел вчера домой (незаконченное действие </text:span><text:span text:style-name="T936">в тот момент</text:span><text:span text:style-name="T935">).</text:span></text:p>
      <text:p text:style-name="P193"/>
      <text:p text:style-name="P960"><text:span text:style-name="T698">В отрицаниях и вопросах </text:span><text:span text:style-name="T699">глагол </text:span><text:span text:style-name="T537">be</text:span><text:span text:style-name="T698"> ведет себя точно так же, как и </text:span><text:span text:style-name="T699">для</text:span><text:span text:style-name="T698"> Past Simple:</text:span></text:p>
      <text:p text:style-name="P34"><text:span text:style-name="T937">W</text:span><text:span text:style-name="T910">e weren`t reading — Мы не читали (именно тогда). Was I running? — Я бежал?</text:span></text:p>
      <text:p text:style-name="P195"/>
      <text:p text:style-name="P344">В одном предложении часто используются Past Continuous и Past Simple одновременно.</text:p>
      <text:p text:style-name="P963"><text:span text:style-name="T701">Действие, длящееся какое-то время (</text:span><text:span text:style-name="T702">Past Continuous</text:span><text:span text:style-name="T701">) может прерываться более коротким действием (</text:span><text:span text:style-name="T702">Past Simple</text:span><text:span text:style-name="T707">)</text:span><text:span text:style-name="T701"> </text:span><text:span text:style-name="T705">либо другим Past Continuous </text:span><text:span text:style-name="T708">(смотреть по контексту)</text:span><text:span text:style-name="T705">.</text:span></text:p>
      <text:p text:style-name="P342"/>
      <text:p text:style-name="P961"><text:span text:style-name="T701">В этом случае предложение может содержать слово </text:span><text:span text:style-name="T538">while</text:span><text:span text:style-name="T701"> </text:span><text:span text:style-name="T703">(в то время, как)</text:span><text:span text:style-name="T701"> в той части, которая относится к <text:s/></text:span><text:span text:style-name="T702">Past Continuous, </text:span><text:span text:style-name="T701">либо </text:span><text:span text:style-name="T538">when</text:span><text:span text:style-name="T701">, там, где используется Past Simple.</text:span></text:p>
      <text:p text:style-name="P342"/>
      <text:p text:style-name="P35"><text:span text:style-name="T927">While</text:span><text:span text:style-name="T938"> I was working in the garden, I </text:span><text:span text:style-name="T939">kicked</text:span><text:span text:style-name="T938"> my leg — Пока я работал в саду, я </text:span><text:span text:style-name="T940">пнул</text:span><text:span text:style-name="T938"> ногу.</text:span></text:p>
      <text:p text:style-name="P36"><text:span text:style-name="T910">I was working in the garden </text:span><text:span text:style-name="T924">when</text:span><text:span text:style-name="T910"> I kicked my leg — </text:span><text:span text:style-name="T939">Я работал в саду, когда </text:span><text:span text:style-name="T940">пнул</text:span><text:span text:style-name="T939"> ногу</text:span><text:span text:style-name="T910">.</text:span></text:p>
      <text:p text:style-name="P196"/>
      <text:p text:style-name="P37"><text:span text:style-name="T924">While</text:span><text:span text:style-name="T910"> Tom was reading, Amely was watching a documentary on TV — Пока </text:span><text:span text:style-name="T941">Т</text:span><text:span text:style-name="T910">ом читал, </text:span></text:p>
      <text:p text:style-name="P197">Эмили смотрела документальный фильм по телевизору.</text:p>
      <text:p text:style-name="P345"/>
      <text:p text:style-name="P962"><text:span text:style-name="T706">Если действия происходят не одновременно, а следуют одно за другим</text:span><text:span text:style-name="T704">, то в этом </text:span></text:p>
      <text:p text:style-name="P343">случае нужно использовать <text:span text:style-name="T997">только</text:span> Past Simple.</text:p>
      <text:p text:style-name="P343"/>
      <text:p text:style-name="P194">I saw Jane in the street yesterday. I stopped and said hello — Я увидел Джейн вчера на улице. </text:p>
      <text:p text:style-name="P194">Я остановился и поздоровался (сказал «привет»).</text:p>
      <text:p text:style-name="P291"/>
      <text:p text:style-name="P291">Будущие. Future</text:p>
      <text:p text:style-name="P209"/>
      <text:p text:style-name="P214">В английском языке о будущем можно говорить не только с помощью формы Future, но и </text:p>
      <text:p text:style-name="P969"><text:span text:style-name="T722">с помощью </text:span><text:span text:style-name="T726">формы</text:span><text:span text:style-name="T722"> </text:span><text:span text:style-name="T724">Present</text:span><text:span text:style-name="T722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13"/>
      <text:p text:style-name="P968"><text:span text:style-name="T723">Другие варианты Future (кроме </text:span><text:span text:style-name="T725">Future </text:span><text:span text:style-name="T723">Simple) используются редко, </text:span><text:span text:style-name="T725">т. к.</text:span><text:span text:style-name="T723"> они громоздкие и довольно неудобные. В современном английском можно обойтись без них.</text:span></text:p>
      <text:p text:style-name="P213"/>
      <text:p text:style-name="P966"><text:span text:style-name="T230">На будущ</text:span><text:span text:style-name="T231">и</text:span><text:span text:style-name="T230">е могут также указы</text:span><text:span text:style-name="T231">вать</text:span><text:span text:style-name="T230"> модальные глаголы </text:span><text:span text:style-name="T232">и оборот </text:span><text:span text:style-name="T144">be going to</text:span><text:span text:style-name="T233">, </text:span><text:span text:style-name="T232">который </text:span></text:p>
      <text:p text:style-name="P966"><text:span text:style-name="T232">в основном</text:span><text:span text:style-name="T233"> встречается </text:span><text:span text:style-name="T232">в разговорной речи и нередко используется вместо Future Simple.</text:span></text:p>
      <text:p text:style-name="P213"/>
      <text:p text:style-name="P506"/>
      <text:p text:style-name="P1265">Present Continuous в значении будущего</text:p>
      <text:p text:style-name="P215"/>
      <text:p text:style-name="P215">Используется, чтобы сказать о личных планах. В предложении обычно указывается дата </text:p>
      <text:p text:style-name="P215">или время, связанные с будущим. Переводить можно как будущим так и настоящим.</text:p>
      <text:p text:style-name="P215"/>
      <text:p text:style-name="P813">What are you doing on Satureday? <text:span text:style-name="T370">—</text:span> Что ты делаешь в субботу? (какие у тебя планы?)</text:p>
      <text:p text:style-name="P822">I am flying to London tomorrow — <text:span text:style-name="T998">Завтра я лечу в Лондон (личный план)</text:span></text:p>
      <text:p text:style-name="P822"/>
      <text:p text:style-name="P717">Present Simple в значении будущего</text:p>
      <text:p text:style-name="P823"/>
      <text:p text:style-name="P216"><text:span text:style-name="T320">Используется, чтобы сказать о том, что </text:span><text:span text:style-name="T322">что-то </text:span><text:span text:style-name="T320">должно произойти по рассписанию, либо </text:span></text:p>
      <text:p text:style-name="P216"><text:span text:style-name="T320">о собственном графике. </text:span><text:span text:style-name="T321">Переводить можно как будущим так и настоящим.</text:span></text:p>
      <text:p text:style-name="P728"/>
      <text:p text:style-name="P728">Ключевое отличие от Present Continuous в том, что расписание не зависит от говорящего, </text:p>
      <text:p text:style-name="P964"><text:span text:style-name="T152">т. е. речь может идти </text:span><text:span text:style-name="T153">о </text:span><text:span text:style-name="T152">рассписании транспорта, сеансов в кино и т. </text:span><text:span text:style-name="T153">п</text:span><text:span text:style-name="T152">.</text:span></text:p>
      <text:p text:style-name="P824">My airplane flies at 6 o`clock tomorrow — Мой самолет летит завтра в 6 (рассписание)</text:p>
      <text:p text:style-name="P1109"><text:span text:style-name="T102">What time do you finish work tommorow? </text:span><text:span text:style-name="T103">— </text:span><text:span text:style-name="T102">В какое время ты заканчиваешь работу завтра?</text:span></text:p>
      <text:p text:style-name="P826"/>
      <text:p text:style-name="P718">Оборот <text:span text:style-name="T469">be going to</text:span></text:p>
      <text:p text:style-name="P729"/>
      <text:p text:style-name="P965"><text:span text:style-name="T154">Подразумевает, что человек говорит не о спонтанном решении что-либо сделать, </text:span><text:span text:style-name="T157">а о заранее </text:span><text:span text:style-name="T158">продуманных</text:span><text:span text:style-name="T157"> действиях. </text:span><text:span text:style-name="T154">На русский переводится как «собираюсь сделать».</text:span></text:p>
      <text:p text:style-name="P729"/>
      <text:p text:style-name="P218"><text:span text:style-name="T319">Чтобы использовать, нужно поставить глагол </text:span><text:span text:style-name="T102">be</text:span><text:span text:style-name="T319"> в форму </text:span><text:span text:style-name="T102">am/is/are</text:span><text:span text:style-name="T319">, а смысловой глагол оставить в начальной форме, после </text:span><text:span text:style-name="T102">going to</text:span><text:span text:style-name="T319">.</text:span></text:p>
      <text:p text:style-name="P729"/>
      <text:p text:style-name="P825">I`m going to meet my friends tomorrow — Я собираюсь встретиться с друзьями завтра.</text:p>
      <text:p text:style-name="P1096"><text:span text:style-name="T41">I`m going to go</text:span><text:span text:style-name="T329"> out after I finish my work — Я собираюсь погулять после, как закончу работу.</text:span></text:p>
      <text:p text:style-name="P729"/>
      <text:p text:style-name="P967"><text:span text:style-name="T154">В разговорной </text:span><text:span text:style-name="T158">стиле</text:span><text:span text:style-name="T155"> </text:span><text:span text:style-name="T156">этот </text:span><text:span text:style-name="T155">оборот </text:span><text:span text:style-name="T154">очень часто </text:span><text:span text:style-name="T158">записывается</text:span><text:span text:style-name="T154"> как </text:span><text:span text:style-name="T104">gonna</text:span><text:span text:style-name="T154"> </text:span><text:span text:style-name="T104">[гона].</text:span></text:p>
      <text:p text:style-name="P827"/>
      <text:p text:style-name="P219"><text:span text:style-name="T319">Также его используют, когда очевидно, что вот-вот случится какое-то действие. В этом случае </text:span><text:span text:style-name="T102">be goin to </text:span><text:span text:style-name="T319">передает оттенок неизбежности происходящего и применяется по отношению </text:span></text:p>
      <text:p text:style-name="P730">к постороннему человеку или объетку.</text:p>
      <text:p text:style-name="P730"/>
      <text:p text:style-name="P828">Look! He`s going to fall — Смотри! Он сейчас упадет.</text:p>
      <text:p text:style-name="P828">The sky is dark. It`s going to rain — Небо темное. Сейчас пойдет дождь.</text:p>
      <text:p text:style-name="P720"/>
      <text:p text:style-name="P719">Future Simple</text:p>
      <text:p text:style-name="P731"/>
      <text:p text:style-name="P970"><text:span text:style-name="T159">Сообщает о будущих, еще не случившихся событиях. </text:span><text:span text:style-name="T160">Эта форма говорит о том, что человек сделает что-то в будущем, но решение он принял в момент речи, </text:span><text:span text:style-name="T161">т. е. описывает не спланированные, а спонтанные дейсвтия. </text:span></text:p>
      <text:p text:style-name="P734"/>
      <text:p text:style-name="P970"><text:span text:style-name="T162">В</text:span><text:span text:style-name="T161"> предложени</text:span><text:span text:style-name="T162">ях</text:span><text:span text:style-name="T161"> </text:span><text:span text:style-name="T162">будут </text:span><text:span text:style-name="T161">часто </text:span><text:span text:style-name="T162">попадаться слова</text:span><text:span text:style-name="T161">, </text:span><text:span text:style-name="T162">выражающие</text:span><text:span text:style-name="T161"> мнение: <text:s/></text:span><text:span text:style-name="T105">I think </text:span><text:span text:style-name="T106">(я думаю)</text:span><text:span text:style-name="T105">, </text:span></text:p>
      <text:p text:style-name="P970"><text:span text:style-name="T105">I`m sure </text:span><text:span text:style-name="T106">(я уверен), I hope (я надеюсь), </text:span><text:span text:style-name="T105">probably (возможно).</text:span><text:span text:style-name="T106"> </text:span></text:p>
      <text:p text:style-name="P738"/>
      <text:p text:style-name="P733">Схема состоит из 2х частей: вспомогательного глагола <text:span text:style-name="T469">will </text:span><text:span text:style-name="T1002">(заменяет </text:span><text:span text:style-name="T480">do/did</text:span><text:span text:style-name="T1002">)</text:span> </text:p>
      <text:p text:style-name="P733">и смыслового глагола в начальной форме. </text:p>
      <text:p text:style-name="P830"/>
      <text:p text:style-name="P733"><text:span text:style-name="T469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469">not</text:span>.</text:p>
      <text:p text:style-name="P732"><text:soft-page-break/>В речи и на письме <text:span text:style-name="T469">will</text:span> обычно сокращается до <text:span text:style-name="T469">`ll</text:span>, а отрицание <text:span text:style-name="T469">will</text:span> <text:span text:style-name="T469">not</text:span> д<text:span text:style-name="T1001">о</text:span> <text:span text:style-name="T469">won`t</text:span>.</text:p>
      <text:p text:style-name="P732"/>
      <text:p text:style-name="P829">We <text:span text:style-name="T890">will</text:span> proobably <text:span text:style-name="T890">meet</text:span> soon — Мы, возможно, скоро <text:span text:style-name="T890">встретимся</text:span>.</text:p>
      <text:p text:style-name="P829">I hope everything <text:span text:style-name="T890">will be</text:span> fine — Надеюсь, все <text:span text:style-name="T890">будет </text:span>хорошо.</text:p>
      <text:p text:style-name="P829"><text:span text:style-name="T890">Will</text:span> you <text:span text:style-name="T890">be</text:span> at home toworrow? No, I won`t — <text:span text:style-name="T1000">Ты </text:span><text:span text:style-name="T892">будешь</text:span><text:span text:style-name="T1000"> завтра дома? Нет</text:span>.</text:p>
      <text:p text:style-name="P732"/>
      <text:p text:style-name="P737">Чтобы правильно подобрать нужную форму, нужно отталкиваться от контекста:</text:p>
      <text:list xml:id="list2535751663" text:style-name="L31">
        <text:list-item>
          <text:p text:style-name="P1287">I will do — я сделаю (считаю/верю, что сделаю это);</text:p>
        </text:list-item>
        <text:list-item>
          <text:p text:style-name="P1288">I am doing — я сделаю (потому что уже спланировал это);</text:p>
        </text:list-item>
        <text:list-item>
          <text:p text:style-name="P1288">I am going to do — я собираюсь сделать (ключевое слово «собираюсь»).</text:p>
        </text:list-item>
      </text:list>
      <text:p text:style-name="P735"/>
      <text:p text:style-name="P736">Нередко, вместо will используется модальный глагол might:</text:p>
      <text:p text:style-name="P832">I might do it — Наверное, я сделаю это.</text:p>
      <text:p text:style-name="P831"/>
      <text:p text:style-name="P933">Модальные глаголы</text:p>
      <text:p text:style-name="P833"/>
      <text:p text:style-name="P741">Это особенные глаголы, которые одновременно:</text:p>
      <text:list xml:id="list1940114612" text:style-name="L32">
        <text:list-item>
          <text:p text:style-name="P1289">передают смысл (используются как смысловые глаголы);</text:p>
        </text:list-item>
        <text:list-item>
          <text:p text:style-name="P1289">передают время (привязывают дейсвтие к какому-то времени);</text:p>
        </text:list-item>
        <text:list-item>
          <text:p text:style-name="P1289">используются по тем же правилами, что и вспомогательные глаголы.</text:p>
        </text:list-item>
      </text:list>
      <text:p text:style-name="P739"/>
      <text:p text:style-name="P739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739">а в отрицаниях используются вместе с частицей <text:span text:style-name="T469">not</text:span>.</text:p>
      <text:p text:style-name="P739"/>
      <text:p text:style-name="P979"><text:span text:style-name="T165">Модальные глаголы не имеют окончаний и дополнительных форм. </text:span><text:span text:style-name="T187">Т. е. </text:span><text:span text:style-name="T165">не меняются в зависимости от подлежащего </text:span><text:span text:style-name="T187">(нет окончания -s, если подлежащее he/she/it и </text:span><text:span text:style-name="T188">пр</text:span><text:span text:style-name="T187">)</text:span><text:span text:style-name="T165">. </text:span></text:p>
      <text:p text:style-name="P740"/>
      <text:p text:style-name="P747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747"/>
      <text:p text:style-name="P748"><text:span text:style-name="T1023">После модального глагола почти всегда </text:span><text:span text:style-name="T1025">идет</text:span><text:span text:style-name="T1023"> смысловой глагол в начальной форме, </text:span><text:span text:style-name="T1026">но </text:span><text:span text:style-name="T1023">без частицы </text:span><text:span text:style-name="T485">to. </text:span><text:span text:style-name="T1024">Также смысловой глагол в начальной форме идет после модальных кострукций.</text:span></text:p>
      <text:p text:style-name="P747"/>
      <text:p text:style-name="P1110"><text:span text:style-name="T187">М</text:span><text:span text:style-name="T151">одальные глаголы: </text:span><text:span text:style-name="T102">can, could, must, might, may, should, would, will, shall</text:span><text:span text:style-name="T151">.</text:span></text:p>
      <text:p text:style-name="P1007"><text:span text:style-name="T177">М</text:span><text:span text:style-name="T223">одальные конструкции: </text:span><text:span text:style-name="T136">be able to, have to, used to</text:span><text:span text:style-name="T223">.</text:span></text:p>
      <text:p text:style-name="P749"/>
      <text:p text:style-name="P1007"><text:span text:style-name="T317">Глаголы </text:span><text:span text:style-name="T147">w</text:span><text:span text:style-name="T148">ill</text:span><text:span text:style-name="T318"> и </text:span><text:span text:style-name="T147">s</text:span><text:span text:style-name="T148">hall</text:span></text:p>
      <text:p text:style-name="P750"/>
      <text:p text:style-name="P1111"><text:span text:style-name="T151">В Future Simple </text:span><text:span text:style-name="T102">will</text:span><text:span text:style-name="T151"> используется как вспомогательный глагол. Но иногда он также</text:span></text:p>
      <text:p text:style-name="P1111"><text:span text:style-name="T151">используется как модальный глагол. Это касается ситуац</text:span><text:span text:style-name="T163">и</text:span><text:span text:style-name="T151">й, когда нужно предложить свою помощь либо обратиться за помощью самому.</text:span></text:p>
      <text:p text:style-name="P751"/>
      <text:p text:style-name="P834">You luggage is heavy. I`ll help you — У вас тяжелый багаж. Я помогу вам.</text:p>
      <text:p text:style-name="P834">Will you help me? — Ты мне поможешь?</text:p>
      <text:p text:style-name="P751"/>
      <text:p text:style-name="P972"><text:span text:style-name="T163">Ситуации с </text:span><text:span text:style-name="T107">will</text:span><text:span text:style-name="T163"> переводятся будущим, а с </text:span><text:span text:style-name="T107">won`t </text:span><text:span text:style-name="T163">— настоящим. </text:span><text:span text:style-name="T107">Won`t</text:span><text:span text:style-name="T163"> означает </text:span></text:p>
      <text:p text:style-name="P743">«отказывается» (не смотря на мои ожидание, действие не происходит).</text:p>
      <text:p text:style-name="P742"/>
      <text:p text:style-name="P835"/>
      <text:p text:style-name="P1273">What`s wrong? My Car won`t start — Что случилось? Моя машина не заводится. </text:p>
      <text:p text:style-name="P835">(отказывается заводиться)</text:p>
      <text:p text:style-name="P742"/>
      <text:p text:style-name="P971"><text:span text:style-name="T164">Модальный глагол </text:span><text:span text:style-name="T108">shall</text:span><text:span text:style-name="T164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08">will</text:span><text:span text:style-name="T164">.</text:span></text:p>
      <text:p text:style-name="P744"/>
      <text:p text:style-name="P971"><text:span text:style-name="T164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08">I</text:span><text:span text:style-name="T164"> или </text:span><text:span text:style-name="T108">we</text:span><text:span text:style-name="T164">.</text:span></text:p>
      <text:p text:style-name="P744"/>
      <text:p text:style-name="P836">Shall I close the door? - Я закрою дверь? (вы не против, если я закрою дверь?)</text:p>
      <text:p text:style-name="P38"><text:span text:style-name="T323">S</text:span><text:span text:style-name="T319">hall we dance? - Потанцуем? (вы не против потанцевать?)</text:span></text:p>
      <text:p text:style-name="P742"/>
      <text:p text:style-name="P721"><text:span text:style-name="T1008">Глаголы </text:span><text:span text:style-name="T482">c</text:span><text:span text:style-name="T469">an</text:span> и <text:span text:style-name="T482">c</text:span><text:span text:style-name="T469">ould</text:span></text:p>
      <text:p text:style-name="P744"/>
      <text:p text:style-name="P977"><text:span text:style-name="T120">Can</text:span><text:span text:style-name="T166"> переводится как «умею», «могу», «смогу». </text:span><text:span text:style-name="T185">С</text:span><text:span text:style-name="T166"> частицей </text:span><text:span text:style-name="T120">not</text:span><text:span text:style-name="T166"> в пишется либо </text:span></text:p>
      <text:p text:style-name="P592"><text:span text:style-name="T166">слитно — </text:span><text:span text:style-name="T120">cannot</text:span><text:span text:style-name="T166">, либо сокращенно — </text:span><text:span text:style-name="T120">can`t</text:span><text:span text:style-name="T166">. </text:span><text:span text:style-name="T185">М</text:span><text:span text:style-name="T167">ожет передавать следующие значения:</text:span></text:p>
      <text:list xml:id="list3195168886" text:style-name="L33">
        <text:list-item>
          <text:p text:style-name="P1421"><text:span text:style-name="T166">у</text:span><text:span text:style-name="T167">мственные или физические возможности, умение что-то сделать;</text:span></text:p>
        </text:list-item>
        <text:list-item>
          <text:p text:style-name="P1290">разрешение или запрет что-то cделать;</text:p>
        </text:list-item>
        <text:list-item>
          <text:p text:style-name="P1290">просьба или предложение о помощи;</text:p>
        </text:list-item>
        <text:list-item>
          <text:p text:style-name="P1290">неуверенность в совершении действия (в вопросах).</text:p>
        </text:list-item>
      </text:list>
      <text:p text:style-name="P746"/>
      <text:p text:style-name="P39"><text:span text:style-name="T324">H</text:span><text:span text:style-name="T319">e can understand my English — Он может понимать мой английский.</text:span></text:p>
      <text:p text:style-name="P837">You can`t smoke here — Ты не можешь сдесь курить.</text:p>
      <text:p text:style-name="P837">Can I help you? - Я могу вам помочь?</text:p>
      <text:p text:style-name="P752"/>
      <text:p text:style-name="P1112"><text:span text:style-name="T166">В </text:span><text:span text:style-name="T151">разговорной речи </text:span><text:span text:style-name="T102">can</text:span><text:span text:style-name="T151"> широко используется именно, когда нужно спросить разрешение </text:span></text:p>
      <text:p text:style-name="P1113"><text:span text:style-name="T151">что-то сделать. </text:span><text:span text:style-name="T191">Е</text:span><text:span text:style-name="T189">сли нужно спросить разрешение вежливо, то используется may.</text:span></text:p>
      <text:p text:style-name="P788"/>
      <text:p text:style-name="P980"><text:span text:style-name="T122">Can</text:span><text:span text:style-name="T123"> I use your phone? / May I use your phone? - Я мог</text:span><text:span text:style-name="T122">у</text:span><text:span text:style-name="T123"> воспольз</text:span><text:span text:style-name="T122">оваться</text:span><text:span text:style-name="T123"> </text:span></text:p>
      <text:p text:style-name="P980"><text:span text:style-name="T122">твоим/</text:span><text:span text:style-name="T123">вашим телефоном?</text:span></text:p>
      <text:p text:style-name="P745"/>
      <text:p text:style-name="P1114"><text:span text:style-name="T102">Could [куд] </text:span><text:span text:style-name="T151">переводится как «мог», «мог бы» и является прошедшей формой от </text:span><text:span text:style-name="T102">can</text:span><text:span text:style-name="T151">. </text:span></text:p>
      <text:p text:style-name="P753">Его следует использовать, когда мы говорим о том, что что-то умели или могли в прошлом.</text:p>
      <text:p text:style-name="P787">Также <text:span text:style-name="T469">could</text:span> <text:span text:style-name="T1027">применяется</text:span> в качестве официальной формы обращения.</text:p>
      <text:p text:style-name="P753"/>
      <text:p text:style-name="P838">I could read at the age of 4 — Я мог читать в 4 года.</text:p>
      <text:p text:style-name="P838">This story could be true — Эта история могла бы быть правдой.</text:p>
      <text:p text:style-name="P726"/>
      <text:p text:style-name="P726"><text:span text:style-name="T1006">К</text:span>онструкция <text:span text:style-name="T469">be able to</text:span></text:p>
      <text:p text:style-name="P754"/>
      <text:p text:style-name="P755">Дублирует по значению модальные глаголы <text:span text:style-name="T469">can/could</text:span>. Говорит о возможности </text:p>
      <text:p text:style-name="P755">соверишить действие. <text:span text:style-name="T1021">В настоящем времени </text:span><text:span text:style-name="T1005">заменяется модальным глаголом </text:span><text:span text:style-name="T481">can</text:span><text:span text:style-name="T1021">.</text:span></text:p>
      <text:p text:style-name="P755"/>
      <text:p text:style-name="P756">В этой конструкции глагол <text:span text:style-name="T469">be</text:span> передает время:</text:p>
      <text:list xml:id="list1842902295" text:style-name="L34">
        <text:list-item>
          <text:p text:style-name="P1291">am/is/are able to — могу/может/могут (есть возможность);</text:p>
        </text:list-item>
        <text:list-item>
          <text:p text:style-name="P1291">was/were able to — смог/смогли;</text:p>
        </text:list-item>
        <text:list-item>
          <text:p text:style-name="P1291">will be able to — смогу/сможет/смогут.</text:p>
        </text:list-item>
      </text:list>
      <text:p text:style-name="P757"/>
      <text:p text:style-name="P973"><text:span text:style-name="T109">B</text:span><text:span text:style-name="T110">e able to</text:span><text:span text:style-name="T168"> передает оттенок </text:span><text:span text:style-name="T169">того, что </text:span><text:span text:style-name="T172">человек</text:span><text:span text:style-name="T169"> обычно не может сделать, но именно тогда </text:span></text:p>
      <text:p text:style-name="P973"><text:span text:style-name="T169">смог (в прошедшем) или сможет (в будущем).</text:span><text:span text:style-name="T168"> </text:span><text:span text:style-name="T169">Т</text:span><text:span text:style-name="T168">. е. не «мог</text:span><text:span text:style-name="T169">у</text:span><text:span text:style-name="T168">», а «</text:span><text:span text:style-name="T169">смогу</text:span><text:span text:style-name="T168">».</text:span></text:p>
      <text:p text:style-name="P758"/>
      <text:p text:style-name="P839"><text:soft-page-break/>Stacey talked rather quickly, but I was able to understand her — Стэйси говорила довольно быстро, но я смог понять её.</text:p>
      <text:p text:style-name="P839"/>
      <text:p text:style-name="P839">If I learn French, I will be able to understand it — Если я буду учить французский, </text:p>
      <text:p text:style-name="P839">я смогу понимать его.</text:p>
      <text:p text:style-name="P839"/>
      <text:p text:style-name="P722"><text:span text:style-name="T1008">Глаголы </text:span><text:span text:style-name="T482">m</text:span><text:span text:style-name="T469">ight</text:span> и <text:span text:style-name="T482">m</text:span><text:span text:style-name="T469">ay</text:span></text:p>
      <text:p text:style-name="P839"/>
      <text:p text:style-name="P978"><text:span text:style-name="T186">M</text:span><text:span text:style-name="T113">ight [майт]</text:span><text:span text:style-name="T170"> переводится как «может» или «мог бы», </text:span><text:span text:style-name="T177">а</text:span><text:span text:style-name="T1010"> т</text:span>акже <text:span text:style-name="T170">наречием </text:span><text:span text:style-name="T175">«возможно», «вероятно», </text:span><text:span text:style-name="T176">«должно быть», </text:span><text:span text:style-name="T175">«наверное»</text:span><text:span text:style-name="T170">. </text:span></text:p>
      <text:p text:style-name="P784"/>
      <text:p text:style-name="P759">Он указывает на вероятность того, что ситуация может происходить сейчас или произойти </text:p>
      <text:p text:style-name="P759">в ближайшем будущем. Является синонимом фразе <text:span text:style-name="T469">it is possible that</text:span> (возможно, что).</text:p>
      <text:p text:style-name="P857"/>
      <text:p text:style-name="P1115"><text:span text:style-name="T102">Look at the sky. It might rain — Посмотри на небо. Возможно </text:span><text:span text:style-name="T112">пойдет дождь.</text:span></text:p>
      <text:p text:style-name="P1116"><text:span text:style-name="T112">M</text:span><text:span text:style-name="T102">ight Tom call in the evening? - Том может позвонить вечером? (может</text:span><text:span text:style-name="T114"> ли он позвонить</text:span><text:span text:style-name="T102">?)</text:span></text:p>
      <text:p text:style-name="P839"/>
      <text:p text:style-name="P1015"><text:span text:style-name="T186">Отрицание</text:span><text:span text:style-name="T171"> </text:span><text:span text:style-name="T111">might</text:span><text:span text:style-name="T171"> </text:span><text:span text:style-name="T111">not</text:span><text:span text:style-name="T171"> </text:span><text:span text:style-name="T186">сокращается до</text:span><text:span text:style-name="T171"> </text:span><text:span text:style-name="T111">mightn`t [майтэнт]</text:span><text:span text:style-name="T171">.</text:span></text:p>
      <text:p text:style-name="P785"/>
      <text:p text:style-name="P1015"><text:span text:style-name="T170">Модальный глагол </text:span><text:span text:style-name="T113">may</text:span><text:span text:style-name="T170"> в современном английском используется </text:span><text:span text:style-name="T171">редко</text:span><text:span text:style-name="T170">. Но его часто применяют, когда нужно предложить помощь незнакомому человеку. </text:span><text:span text:style-name="T190">Он п</text:span><text:span text:style-name="T170">ереводится как «иметь возможность» и по сути </text:span><text:span text:style-name="T171">взаимозаменяем с</text:span><text:span text:style-name="T170"> </text:span><text:span text:style-name="T113">might</text:span><text:span text:style-name="T170">.</text:span></text:p>
      <text:p text:style-name="P840"/>
      <text:p text:style-name="P840">May I help you, sir? Я могу вам помочь, сэр? (имею ли я возможность вам помочь?)</text:p>
      <text:p text:style-name="P786"/>
      <text:p text:style-name="P723"><text:span text:style-name="T1009">Глагол </text:span><text:span text:style-name="T483">m</text:span><text:span text:style-name="T469">ust</text:span></text:p>
      <text:p text:style-name="P760"/>
      <text:p text:style-name="P981"><text:span text:style-name="T192">О</text:span><text:span text:style-name="T176">дин из самых распространенных в речи модальных глаголов. </text:span><text:span text:style-name="T193">И</text:span><text:span text:style-name="T176">спользуется в настоящем времени. Переводится как «должен», «обязан» или «должно быть», «</text:span><text:span text:style-name="T173">наверное»</text:span><text:span text:style-name="T176">.</text:span></text:p>
      <text:p text:style-name="P761"/>
      <text:p text:style-name="P591"><text:span text:style-name="T173">П</text:span><text:span text:style-name="T167">ереда</text:span><text:span text:style-name="T173">ет</text:span><text:span text:style-name="T167"> следующие значения</text:span><text:span text:style-name="T174">:</text:span></text:p>
      <text:list xml:id="list2954099456" text:style-name="L35">
        <text:list-item>
          <text:p text:style-name="P1292">необходимость, обязанность, долг;</text:p>
        </text:list-item>
        <text:list-item>
          <text:p text:style-name="P1293">настойчивый совет, приказ, запрет (в отрицаниях);</text:p>
        </text:list-item>
      </text:list>
      <text:p text:style-name="P858"/>
      <text:p text:style-name="P858">I must go — Я должен идти. </text:p>
      <text:p text:style-name="P843">He must not be at home now — <text:s/><text:span text:style-name="T1020">О</text:span>н не должен сейчас быть дома.</text:p>
      <text:p text:style-name="P1007"><text:span text:style-name="T137">Must we hurry? — Нам нужно торопиться? </text:span><text:span text:style-name="T138">(должны ли мы торопиться?)</text:span></text:p>
      <text:p text:style-name="P843"/>
      <text:p text:style-name="P1007"><text:span text:style-name="T174">Отрицание </text:span><text:span text:style-name="T121">must not</text:span><text:span text:style-name="T174"> </text:span><text:span text:style-name="T186">означает</text:span><text:span text:style-name="T174"> «нельзя», «запрещено». Сокращается до </text:span><text:span text:style-name="T121">musn`t [мазнт]</text:span><text:span text:style-name="T174">.</text:span></text:p>
      <text:p text:style-name="P841">You musn`t park here — Здесь нельзя парковаться.</text:p>
      <text:p text:style-name="P761"/>
      <text:p text:style-name="P762">Когда <text:span text:style-name="T469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762"/>
      <text:p text:style-name="P842">She has worked so hard these days. She must<text:span text:style-name="T890"> </text:span>be very tired — </text:p>
      <text:p text:style-name="P842">Она так много работала в эти дни. Она, наверное, очень <text:span text:style-name="T1007">уставшая.</text:span></text:p>
      <text:p text:style-name="P844"/>
      <text:p text:style-name="P724">Конструкция <text:span text:style-name="T469">have to</text:span></text:p>
      <text:p text:style-name="P763"/>
      <text:p text:style-name="P765">Дублирует по значению модальный глагол <text:span text:style-name="T469">must</text:span>. Говорит об обязанностях, </text:p>
      <text:p text:style-name="P765">которые человек вынежден выполнять <text:span text:style-name="T1022">не по свое воле</text:span>. </text:p>
      <text:p text:style-name="P764"/>
      <text:p text:style-name="P764"><text:soft-page-break/>В настоящем времени <text:span text:style-name="T469">have to</text:span> и <text:span text:style-name="T469">must</text:span> взаимозаменяемы и часто разницы между ними нет.</text:p>
      <text:p text:style-name="P764">Однако <text:span text:style-name="T469">must</text:span> означает необходимость, которая исходит от самого человека, </text:p>
      <text:p text:style-name="P764">а <text:span text:style-name="T469">have to</text:span> говорит о необходимости, исходящей извне.</text:p>
      <text:p text:style-name="P764"/>
      <text:p text:style-name="P845">I must do it — Я должен это сделать (это мой долг).</text:p>
      <text:p text:style-name="P845">I have to do it — Я должен это сделать (того требуют обстоятельства).</text:p>
      <text:p text:style-name="P764"/>
      <text:p text:style-name="P974"><text:span text:style-name="T115">Have to</text:span><text:span text:style-name="T178">, в отличие от </text:span><text:span text:style-name="T115">must</text:span><text:span text:style-name="T178">, может употребляться во всех временах. Форма в будущем </text:span></text:p>
      <text:p text:style-name="P766">времени используется редко и ее предпочитают заменять на форму настоящего.</text:p>
      <text:p text:style-name="P766"/>
      <text:p text:style-name="P766">Отрицательная и вопросительная форма образуется с помощью вспомогательных </text:p>
      <text:p text:style-name="P974"><text:span text:style-name="T178">глаголов </text:span><text:span text:style-name="T115">do/did/will</text:span><text:span text:style-name="T178">. (</text:span><text:span text:style-name="T194">здесь </text:span><text:span text:style-name="T115">have</text:span><text:span text:style-name="T178"> ведет себя как смысловой глагол).</text:span></text:p>
      <text:p text:style-name="P847"/>
      <text:p text:style-name="P846"><text:span text:style-name="T1030">I </text:span><text:span text:style-name="T319">had to go — Я должен был идти.</text:span></text:p>
      <text:p text:style-name="P845">He doesn`t have to go — Он не должен идти.</text:p>
      <text:p text:style-name="P859">Will they have to go? — Они должны будут идти?</text:p>
      <text:p text:style-name="P767"/>
      <text:p text:style-name="P1117"><text:span text:style-name="T178">В </text:span><text:span text:style-name="T151">отрицательных предложениях </text:span><text:span text:style-name="T102">have to</text:span><text:span text:style-name="T151"> и </text:span><text:span text:style-name="T102">must</text:span><text:span text:style-name="T151"> передают разный смысл. </text:span></text:p>
      <text:p text:style-name="P1117"><text:span text:style-name="T102">Must not</text:span><text:span text:style-name="T151"> выражает запрет, а </text:span><text:span text:style-name="T102">heve to</text:span><text:span text:style-name="T151"> — отсутсвие обязанности.</text:span></text:p>
      <text:p text:style-name="P810"/>
      <text:p text:style-name="P845">You mustn`t tell anyone — Ты не должен рассказывать никому.</text:p>
      <text:p text:style-name="P845">You don`t have to tell me everything — Можешь не рассказывать мне всего.</text:p>
      <text:p text:style-name="P766"/>
      <text:p text:style-name="P982"><text:span text:style-name="T116">Have</text:span><text:span text:style-name="T179"> в значении «должен» всегда используется с частицей </text:span><text:span text:style-name="T116">to</text:span><text:span text:style-name="T179">. Если не поставить </text:span><text:span text:style-name="T116">to</text:span><text:span text:style-name="T179"> </text:span></text:p>
      <text:p text:style-name="P982"><text:span text:style-name="T179">после </text:span><text:span text:style-name="T116">have</text:span><text:span text:style-name="T179">, то этот глагол будет ознать «иметь». </text:span></text:p>
      <text:p text:style-name="P766"/>
      <text:p text:style-name="P7"><text:span text:style-name="T234">Г</text:span><text:span text:style-name="T235">лагол </text:span><text:span text:style-name="T145">should</text:span></text:p>
      <text:p text:style-name="P768"/>
      <text:p text:style-name="P983"><text:span text:style-name="T124">Should [шуд] </text:span><text:span text:style-name="T195">подходит</text:span><text:span text:style-name="T179">, чтобы дать</text:span><text:span text:style-name="T195"> вежливый</text:span><text:span text:style-name="T179"> совет. Переводится как «</text:span><text:span text:style-name="T196">следует сделать</text:span><text:span text:style-name="T179">» </text:span></text:p>
      <text:p text:style-name="P983"><text:span text:style-name="T196">или «нужно (так поступить)». </text:span><text:span text:style-name="T198">С</text:span><text:span text:style-name="T196">вязан с на</text:span><text:span text:style-name="T198">с</text:span><text:span text:style-name="T196">тоящим и будущим временем. Грамматически использ</text:span><text:span text:style-name="T195">уется</text:span><text:span text:style-name="T196"> по тем же правилами, что и другие модальные глаголы.</text:span></text:p>
      <text:p text:style-name="P771"/>
      <text:p text:style-name="P60">You should be more attentive — Вам следует быть более внимательным.</text:p>
      <text:p text:style-name="P769"/>
      <text:p text:style-name="P984"><text:span text:style-name="T197">Для</text:span><text:span text:style-name="T196"> совет</text:span><text:span text:style-name="T197">а</text:span><text:span text:style-name="T196">, помимо </text:span><text:span text:style-name="T124">should,</text:span><text:span text:style-name="T196"> можно также использовать обороты, помогающие </text:span></text:p>
      <text:p text:style-name="P984"><text:span text:style-name="T196">выразить мненеие, например </text:span><text:span text:style-name="T124">I think, I don`t think</text:span><text:span text:style-name="T196">.</text:span></text:p>
      <text:p text:style-name="P770"/>
      <text:p text:style-name="P848">I think you should leave — Думаю, вам пора уйти.</text:p>
      <text:p text:style-name="P849"/>
      <text:p text:style-name="P975"><text:span text:style-name="T117">Should</text:span><text:span text:style-name="T180"> также выражает: недоумение, удивление, возмущение. В этом случае </text:span><text:span text:style-name="T197">он</text:span><text:span text:style-name="T180"> передает эмоциональную окраску высказыванию. Отрицательная форма говорит о плохой зате</text:span><text:span text:style-name="T181">е</text:span><text:span text:style-name="T180">.</text:span></text:p>
      <text:p text:style-name="P769"/>
      <text:p text:style-name="P848">Why should I go there? - Скакой стати мне туда идти?</text:p>
      <text:p text:style-name="P848">You shouldn`t go there — Не нужно туда идти <text:span text:style-name="T1028">(это плохая идея)</text:span>.</text:p>
      <text:p text:style-name="P769"/>
      <text:p text:style-name="P8"><text:span text:style-name="T229">Глагол </text:span><text:span text:style-name="T143">would</text:span></text:p>
      <text:p text:style-name="P772"/>
      <text:p text:style-name="P774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012">Грамматически использ</text:span><text:span text:style-name="T1013">уется</text:span><text:span text:style-name="T1012"> по тем же правилами, что и другие модальные глаголы.</text:span></text:p>
      <text:p text:style-name="P773"/>
      <text:p text:style-name="P777"><text:soft-page-break/>При переводе <text:span text:style-name="T469">would</text:span>, <text:span text:style-name="T1013">по сути, </text:span>выпадает, а идущий после него смысловой глагол, используется с частицей<text:span text:style-name="T484"> </text:span><text:span text:style-name="T469">to</text:span>. <text:span text:style-name="T484">Would</text:span><text:span text:style-name="T1015"> часто сокращается до </text:span><text:span text:style-name="T484">`d</text:span><text:span text:style-name="T1015"> и произносится как одна буква (поэтому поначалу расслышать </text:span><text:span text:style-name="T484">would</text:span><text:span text:style-name="T1015"> в предложении довольно сложно).</text:span></text:p>
      <text:p text:style-name="P773"/>
      <text:p text:style-name="P775"><text:span text:style-name="T1011">В</text:span>стречается в вариантах, <text:span text:style-name="T1029">когда</text:span>:</text:p>
      <text:list xml:id="list1012881772" text:style-name="L36">
        <text:list-item>
          <text:p text:style-name="P1294">соответствует русской частице «бы» (когда представляют ситуацию);</text:p>
        </text:list-item>
        <text:list-item>
          <text:p text:style-name="P1294">сообщает о привычках прошлого (в этом случае может заменяться на <text:span text:style-name="T469">used to</text:span>).</text:p>
        </text:list-item>
      </text:list>
      <text:p text:style-name="P776"/>
      <text:p text:style-name="P850">I would like to live in New Your — Я бы хотел жить в Нью Йорке <text:span text:style-name="T1011">(представил)</text:span>.</text:p>
      <text:p text:style-name="P851">I wouldn`t watch this film with my child — Я бы не смотрела этот фильм с моим ребенком.</text:p>
      <text:p text:style-name="P852">Would you like to go <text:span text:style-name="T1014">to the party with us? </text:span>—<text:span text:style-name="T1014"> Ты бы хотел пойти с нами на вечеринку?</text:span></text:p>
      <text:p text:style-name="P778"/>
      <text:p text:style-name="P1016"><text:span text:style-name="T182">Фраза </text:span><text:span text:style-name="T118">would you like</text:span><text:span text:style-name="T182"> часто используется, когда хотят предложить человеку услугу</text:span><text:span text:style-name="T200">, </text:span><text:span text:style-name="T182">предмет </text:span></text:p>
      <text:p text:style-name="P1016"><text:span text:style-name="T182">и т. п. Если человек согласен, то он отвечает </text:span><text:span text:style-name="T118">I`d like to</text:span><text:span text:style-name="T182"> (</text:span><text:span text:style-name="T199">я бы хотел</text:span><text:span text:style-name="T182">) </text:span><text:span text:style-name="T199">или </text:span><text:span text:style-name="T126">I`d love to</text:span></text:p>
      <text:p text:style-name="P1016"><text:span text:style-name="T182">(с удовольствием). <text:s/></text:span><text:span text:style-name="T118">I`d like to </text:span><text:span text:style-name="T222">можно использовать вместо</text:span><text:span text:style-name="T135"> I want </text:span><text:span text:style-name="T139">(уточнить)</text:span><text:span text:style-name="T135">.</text:span></text:p>
      <text:p text:style-name="P779"/>
      <text:p text:style-name="P985"><text:span text:style-name="T118">Would you like a cup of </text:span><text:span text:style-name="T125">tea</text:span><text:span text:style-name="T118">? Yes, I would — Вы бы хотили чашечку </text:span><text:span text:style-name="T125">чая</text:span><text:span text:style-name="T118">? Да, хотел бы.</text:span></text:p>
      <text:p text:style-name="P779"/>
      <text:p text:style-name="P853">What would you like, coffee or tea? I`d like some cofee — Чтобы вы хотели, </text:p>
      <text:p text:style-name="P853">кофе или чай? Я бы хотел кофе.</text:p>
      <text:p text:style-name="P779"/>
      <text:p text:style-name="P725">Конструкция <text:span text:style-name="T469">used to</text:span></text:p>
      <text:p text:style-name="P779"/>
      <text:p text:style-name="P780">Используется, когда говорят о регулярных вещах, происходящих в прошлом. </text:p>
      <text:p text:style-name="P976"><text:span text:style-name="T183">Британцы </text:span><text:span text:style-name="T184">предпочитают</text:span><text:span text:style-name="T183"> </text:span><text:span text:style-name="T119">used to</text:span><text:span text:style-name="T183">, американцы чаще использую </text:span><text:span text:style-name="T119">would</text:span><text:span text:style-name="T183">.</text:span></text:p>
      <text:p text:style-name="P780"/>
      <text:p text:style-name="P780">На русский <text:span text:style-name="T469">would/used to</text:span> можно перевести как «имел привычку делать» <text:span text:style-name="T1017">или</text:span> «раньше».</text:p>
      <text:p text:style-name="P781"><text:span text:style-name="T1017">Также </text:span><text:span text:style-name="T469">would/used to</text:span> <text:span text:style-name="T1017">подразумевает, что сейчас человек уже не делает того, что делал раньше.</text:span></text:p>
      <text:p text:style-name="P781"/>
      <text:p text:style-name="P782">Как правило <text:span text:style-name="T469">would</text:span> используется в ситуациях, когда указан период во время которого </text:p>
      <text:p text:style-name="P782">человек так не поступал. </text:p>
      <text:p text:style-name="P782"/>
      <text:p text:style-name="P783">После <text:span text:style-name="T469">used to</text:span> стоит глагол в начальной форме. В настоящем времени эта констуркция </text:p>
      <text:p text:style-name="P783">не используется <text:span text:style-name="T1018">(для этого есть Present Simple) </text:span>и<text:span text:style-name="T1016"> </text:span>часто <text:span text:style-name="T1016">выпадает при переводе.</text:span></text:p>
      <text:p text:style-name="P783"/>
      <text:p text:style-name="P854">I used to live in Bristol — Раньше я жил <text:span text:style-name="T1019">в Бристоле (а сейчас нет).</text:span></text:p>
      <text:p text:style-name="P855">I didn`t use to drink tea — Раньше я не пил чай (а теперь пью).</text:p>
      <text:p text:style-name="P856">Did you use to play tennis? — Ты раньше играл в теннис?</text:p>
      <text:p text:style-name="P727"/>
      <text:p text:style-name="P934">Повелительно наклонение. Imperative</text:p>
      <text:p text:style-name="P789"/>
      <text:p text:style-name="P790">Это способ озвучить распоряжение, приказ, <text:span text:style-name="T1031">просьбу</text:span> или призыв к действию.</text:p>
      <text:p text:style-name="P790">В речи очень часто используются предложения в форме повелительного наклонения.</text:p>
      <text:p text:style-name="P790"/>
      <text:p text:style-name="P986"><text:span text:style-name="T201">Чтобы выразить приказ или просьбу (</text:span><text:span text:style-name="T202">настойчиво</text:span><text:span text:style-name="T201">), нужно начать предложение с глагола </text:span></text:p>
      <text:p text:style-name="P791">в начальной форме (форма повелительного наклонения только одна).</text:p>
      <text:p text:style-name="P790"/>
      <text:p text:style-name="P61"><text:span text:style-name="T325">C</text:span><text:span text:style-name="T319">ome here — Подойдите сюда ( призыв к действию).</text:span></text:p>
      <text:p text:style-name="P860">Put your gun down! — Опусти оружие! (приказ).</text:p>
      <text:p text:style-name="P860">Help! — Помогите! (настойчивая просьба).</text:p>
      <text:p text:style-name="P792"/>
      <text:p text:style-name="P1118"><text:span text:style-name="T151">Чтобы просьба звучала вежливее, </text:span><text:span text:style-name="T203">используют слово please: </text:span><text:span text:style-name="T127">Come here, please</text:span><text:span text:style-name="T203">.</text:span></text:p>
      <text:p text:style-name="P1119"><text:soft-page-break/><text:span text:style-name="T203">Е</text:span><text:span text:style-name="T151">сли </text:span><text:span text:style-name="T204">человеку предлагают угоститься едой, то часто начинают предложение с </text:span><text:span text:style-name="T128">have</text:span><text:span text:style-name="T204">.</text:span></text:p>
      <text:p text:style-name="P861">Have a cake, please — Угощайтесь тортом, пожалуйста.</text:p>
      <text:p text:style-name="P793"/>
      <text:p text:style-name="P1153"><text:span text:style-name="T151">Глагол </text:span><text:span text:style-name="T102">have</text:span><text:span text:style-name="T151"> может входить в устойчивые обороты, связанные с пожеланием. </text:span></text:p>
      <text:p text:style-name="P793">В этом случае он обычно выпадает при переводе.</text:p>
      <text:p text:style-name="P794"/>
      <text:p text:style-name="P62"><text:span text:style-name="T326">H</text:span><text:span text:style-name="T319">ave a nice time — Приятно провести время.</text:span></text:p>
      <text:p text:style-name="P862">Have fun — Повеселитесь.</text:p>
      <text:p text:style-name="P862"/>
      <text:p text:style-name="P220"><text:span text:style-name="T319">Если нужно призвать человека или группу людей совершить что-то вместе, то нужно использовать </text:span><text:span text:style-name="T102">let`s (let us)</text:span><text:span text:style-name="T319"> перед глаголом. Это еще один способ говорить вежливее </text:span></text:p>
      <text:p text:style-name="P795">в повелительном наклонении.</text:p>
      <text:p text:style-name="P795"/>
      <text:p text:style-name="P862">Let`s do it — Давай сделаем это (досл. Позволь нам сделать это).</text:p>
      <text:p text:style-name="P862">Let`s not watch this movie — Давай не будем смотреть этот фильм.</text:p>
      <text:p text:style-name="P795"/>
      <text:p text:style-name="P220"><text:span text:style-name="T319">Если нужно попросить человека не делать что-либо, то нужно начать с </text:span><text:span text:style-name="T102">don`t</text:span><text:span text:style-name="T319">.</text:span></text:p>
      <text:p text:style-name="P862"/>
      <text:p text:style-name="P863">Don`t come here — Не подходи сюда. </text:p>
      <text:p text:style-name="P863">Don`t do it — Не делай этого.</text:p>
      <text:p text:style-name="P863"/>
      <text:p text:style-name="P935">Пассивный<text:span text:style-name="T1039"> </text:span>залог. <text:span text:style-name="T1040">Passive Voice</text:span></text:p>
      <text:p text:style-name="P796"/>
      <text:p text:style-name="P221"><text:span text:style-name="T319">В английском языке, как и в русском, </text:span><text:span text:style-name="T327">есть 2</text:span><text:span text:style-name="T319"> вида залога: активный и пассивный.</text:span></text:p>
      <text:p text:style-name="P987"><text:span text:style-name="T205">Активный залог </text:span><text:span text:style-name="T206">по другому</text:span><text:span text:style-name="T205"> называется действительным (я сам совершаю действие), </text:span></text:p>
      <text:p text:style-name="P797">а пассивный — страдательным (надо мной совершают действие.)</text:p>
      <text:p text:style-name="P798"/>
      <text:p text:style-name="P799">Порядок слов у предложения в пассивном залоге: </text:p>
      <text:list xml:id="list2253195985" text:style-name="L37">
        <text:list-item>
          <text:p text:style-name="P1295">подлежащее;</text:p>
        </text:list-item>
        <text:list-item>
          <text:p text:style-name="P1295">сказуемое в пассивном залоге (что сделано?);</text:p>
        </text:list-item>
        <text:list-item>
          <text:p text:style-name="P1295">дополнение;</text:p>
        </text:list-item>
        <text:list-item>
          <text:p text:style-name="P1295">обстоятельство.</text:p>
        </text:list-item>
      </text:list>
      <text:p text:style-name="P800"/>
      <text:p text:style-name="P988"><text:span text:style-name="T207">Сказуемое в пассивном залоге состоит из 2х частей: вспомогательного глагола </text:span><text:span text:style-name="T132">be</text:span><text:span text:style-name="T207"> </text:span></text:p>
      <text:p text:style-name="P988"><text:span text:style-name="T207">и смыслового глагола в 3й форме </text:span><text:span text:style-name="T220">(для </text:span><text:span text:style-name="T221">группы </text:span><text:span text:style-name="T220">Simple)</text:span><text:span text:style-name="T207">.</text:span></text:p>
      <text:p text:style-name="P801"/>
      <text:p text:style-name="P63"><text:span text:style-name="T330">I finished my work</text:span><text:span text:style-name="T319"> yesterday — </text:span><text:span text:style-name="T330">Я закончил работу</text:span><text:span text:style-name="T319"> вчера (активный залог).</text:span></text:p>
      <text:p text:style-name="P63"><text:span text:style-name="T330">The work was finished</text:span><text:span text:style-name="T319"> yesterday — </text:span><text:span text:style-name="T330">Работа была закончена</text:span><text:span text:style-name="T319"> вчера (пассивный залог).</text:span></text:p>
      <text:p text:style-name="P811"/>
      <text:p text:style-name="P993"><text:span text:style-name="T218">П</text:span><text:span text:style-name="T217">ассивный залог </text:span><text:span text:style-name="T218">обычно </text:span><text:span text:style-name="T217">используется, когда автор действия неизвестен, не важен </text:span></text:p>
      <text:p text:style-name="P222"><text:span text:style-name="T319">или намеренно скрыт. </text:span><text:span text:style-name="T328">Пассивный залог часто применяется в деловой речи.</text:span></text:p>
      <text:p text:style-name="P864"/>
      <text:p text:style-name="P865">This house is quite old. It was buil in 1990 — Дом старый. Он был простроен в 1990 году.</text:p>
      <text:p text:style-name="P865">(кто построил дом — неизвестно; известен только дом, и что с ним сделали — построили).</text:p>
      <text:p text:style-name="P866"/>
      <text:p text:style-name="P989"><text:span text:style-name="T208">Если нужно указать </text:span><text:span text:style-name="T209">автора</text:span><text:span text:style-name="T208"> действи</text:span><text:span text:style-name="T209">я</text:span><text:span text:style-name="T208">, то это можно сделать в дополнении </text:span></text:p>
      <text:p text:style-name="P989"><text:span text:style-name="T208">с использованием предлога </text:span><text:span text:style-name="T133">by</text:span><text:span text:style-name="T208"> (кем).</text:span></text:p>
      <text:p text:style-name="P802"/>
      <text:p text:style-name="P865">Ann Karenina was written by Leo Tolstoy — Анна Каренина была написана Львом Толстым.</text:p>
      <text:p text:style-name="P990"><text:span text:style-name="T129">(</text:span><text:span text:style-name="T130">над книгой совершили действие — ее написали</text:span><text:span text:style-name="T129">)</text:span></text:p>
      <text:p text:style-name="P867"/>
      <text:p text:style-name="P803"/>
      <text:p text:style-name="P1271"><text:span text:style-name="T210">Подлежащие </text:span><text:span text:style-name="T131">I</text:span><text:span text:style-name="T210">, в предложении с пассивным залогом, часто переводится </text:span></text:p>
      <text:p text:style-name="P803">не как «я», а как «мне/мной/меня».</text:p>
      <text:p text:style-name="P804"/>
      <text:p text:style-name="P868">I am ignored all the time — Меня игнорируют все время.</text:p>
      <text:p text:style-name="P868">I was born in 1990 — Я родился в 1990 году (Меня родили в 1990 году).</text:p>
      <text:p text:style-name="P868"/>
      <text:p text:style-name="P994"><text:span text:style-name="T210">При переводе </text:span><text:span text:style-name="T131">I was born</text:span><text:span text:style-name="T210">, не совсем понятно, что это пассивный залог </text:span><text:span text:style-name="T216">(</text:span><text:span text:style-name="T134">I</text:span><text:span text:style-name="T216"> переводится как «я»)</text:span><text:span text:style-name="T210">.</text:span></text:p>
      <text:p text:style-name="P593"><text:span text:style-name="T210">В английском таких фраз мног. </text:span><text:span text:style-name="T219">Их</text:span><text:span text:style-name="T210"> нужно просто </text:span><text:span text:style-name="T219">запомнить</text:span><text:span text:style-name="T210">, </text:span><text:span text:style-name="T211">например:</text:span></text:p>
      <text:list xml:id="list30279358" text:style-name="L38">
        <text:list-item>
          <text:p text:style-name="P1296">be born — родился (в Past Simple);</text:p>
        </text:list-item>
        <text:list-item>
          <text:p text:style-name="P1296">be gone — умер (в Present Simple).</text:p>
        </text:list-item>
      </text:list>
      <text:p text:style-name="P805"/>
      <text:p text:style-name="P806">Present Simple Passive:</text:p>
      <text:p text:style-name="P869">Children are taught at school — Детей учат в школе.</text:p>
      <text:p text:style-name="P806"/>
      <text:p text:style-name="P806">Past Simple Passive:</text:p>
      <text:p text:style-name="P869">I was taught to ride a bike by my dadschool — Меня научил ездить на велосипеде папа.</text:p>
      <text:p text:style-name="P806"/>
      <text:p text:style-name="P806">Future Simple Passive:</text:p>
      <text:p text:style-name="P869">I will be taught English at university — Меня будут учить английскому в универе.</text:p>
      <text:p text:style-name="P869"/>
      <text:p text:style-name="P807">Present Perfect Passive <text:span text:style-name="T1036">требует дополнительно</text:span><text:span text:style-name="T1038">го</text:span><text:span text:style-name="T1036"> слов</text:span><text:span text:style-name="T1038">а</text:span><text:span text:style-name="T1036"> </text:span><text:span text:style-name="T486">been, </text:span><text:span text:style-name="T1038">после</text:span><text:span text:style-name="T487"> have</text:span><text:span text:style-name="T1036">. </text:span></text:p>
      <text:p text:style-name="P808"><text:span text:style-name="T1078">Е</text:span>сли его не указать, то предложение будет в форме активного залога (Present Perfect).</text:p>
      <text:p text:style-name="P870"/>
      <text:p text:style-name="P870">I have been taught an important lesson — Мне преподали важный урок.</text:p>
      <text:p text:style-name="P871">I have <text:span text:style-name="T1037">taught an important lesson — </text:span>Я преподал важный урок.</text:p>
      <text:p text:style-name="P809"/>
      <text:p text:style-name="P806">Предложение в Present Perfect Passive можно перепутать с Present Perfect Continuous.</text:p>
      <text:p text:style-name="P806">Здесь главное в том, что в Passive смысловой глагол стоит в 3й форме, </text:p>
      <text:p text:style-name="P223"><text:span text:style-name="T319">а в Continuous — с окончанием </text:span><text:span text:style-name="T102">ing</text:span><text:span text:style-name="T319">.</text:span></text:p>
      <text:p text:style-name="P806"/>
      <text:p text:style-name="P991"><text:span text:style-name="T68">I have been </text:span><text:span text:style-name="T70">speaking</text:span><text:span text:style-name="T68"> English for 2 years. </text:span><text:span text:style-name="T69">—</text:span><text:span text:style-name="T68"> Я </text:span><text:span text:style-name="T70">говорю по</text:span><text:span text:style-name="T68"> английски уже 2 года.</text:span></text:p>
      <text:p text:style-name="P991"><text:span text:style-name="T68">I </text:span><text:span text:style-name="T71">have been </text:span><text:span text:style-name="T70">spoken English — </text:span><text:span text:style-name="T72">Со мной</text:span><text:span text:style-name="T70"> говорили по английски.</text:span></text:p>
      <text:p text:style-name="P873"/>
      <text:p text:style-name="P992"><text:span text:style-name="T237">Т</text:span><text:span text:style-name="T238">акже можно легко перепутать ситуации, когда be используется с прилагательным </text:span><text:span text:style-name="T239">и</text:span><text:span text:style-name="T238"> когда </text:span></text:p>
      <text:p text:style-name="P992"><text:span text:style-name="T239">с</text:span><text:span text:style-name="T238"> пассивн</text:span><text:span text:style-name="T239">ым</text:span><text:span text:style-name="T238"> залог</text:span><text:span text:style-name="T239">ом</text:span><text:span text:style-name="T238">. Здесь важно отлич</text:span><text:span text:style-name="T239">а</text:span><text:span text:style-name="T238">ть прилагательное от глагола.</text:span></text:p>
      <text:p text:style-name="P874"/>
      <text:p text:style-name="P525"><text:span text:style-name="T98">I am interested in art — Я</text:span><text:span text:style-name="T99"> интересуюсь</text:span><text:span text:style-name="T100"> </text:span><text:span text:style-name="T99">искусством </text:span><text:span text:style-name="T97">(interested — прилагательное)</text:span><text:span text:style-name="T99">.</text:span></text:p>
      <text:p text:style-name="P1127"><text:span text:style-name="T70">I </text:span><text:span text:style-name="T67">am ignored all the time — Меня игнорируют все время (ignored — глагол в 3й форме).</text:span></text:p>
      <text:p text:style-name="P881"/>
      <text:p text:style-name="P936">Вопросительные предложения</text:p>
      <text:p text:style-name="P619"/>
      <text:p text:style-name="P621">Чтобы задать вопрос, нужно придерживаться обратного порядка слов, когда </text:p>
      <text:p text:style-name="P621">вспомогательный глагол стоит перед подлежащим (см. выше).</text:p>
      <text:p text:style-name="P621"/>
      <text:p text:style-name="P621">В вопросе может не быть вопросительного слова, смыслового глагола, дополнения, </text:p>
      <text:p text:style-name="P621">но в нем всегда есть вспомогательный глагол и подлежащее.</text:p>
      <text:p text:style-name="P621"/>
      <text:p text:style-name="P1064">В английском есть 5 типов вопросов: <text:span text:style-name="T1138">общий, разделительный, </text:span><text:span text:style-name="T1141">специальный, </text:span></text:p>
      <text:p text:style-name="P1194">вопрос к подлежащему и вопрос с альтернативой.</text:p>
      <text:p text:style-name="P623"/>
      <text:p text:style-name="P622"/>
      <text:p text:style-name="P1274">Общий вопрос</text:p>
      <text:p text:style-name="P622"/>
      <text:p text:style-name="P622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622"/>
      <text:p text:style-name="P1120"><text:span text:style-name="T240">Чтобы коротко ответить на </text:span><text:span text:style-name="T241">такой </text:span><text:span text:style-name="T240">вопрос, недостаточно просто написать </text:span><text:span text:style-name="T73">yes/no</text:span><text:span text:style-name="T240">. Нужно также добавить корешок — местоимение со вспомогательным глаголом. </text:span><text:span text:style-name="T242">Корешок</text:span><text:span text:style-name="T240"> будет указыват</text:span><text:span text:style-name="T242">ь</text:span><text:span text:style-name="T240"> на мысль, которая была сказана в предыдушем предложении:</text:span></text:p>
      <text:p text:style-name="P909"/>
      <text:p text:style-name="P907"><text:span text:style-name="T890">Do you play</text:span> the piano? <text:span text:style-name="T615">—</text:span> Yes, <text:span text:style-name="T891">I do</text:span><text:span text:style-name="T909">.</text:span></text:p>
      <text:p text:style-name="P908"><text:span text:style-name="T891">Does Rita play</text:span><text:span text:style-name="T909"> football? </text:span><text:span text:style-name="T615">— </text:span><text:span text:style-name="T909">No, </text:span><text:span text:style-name="T891">she doesn`t</text:span><text:span text:style-name="T909">.</text:span> </text:p>
      <text:p text:style-name="P620"/>
      <text:p text:style-name="P711">Разделительный вопрос</text:p>
      <text:p text:style-name="P622"/>
      <text:p text:style-name="P998"><text:span text:style-name="T243">Вопрос, который часто используется в разговорной речи, когда собеседник пытается </text:span><text:span text:style-name="T249">начать или поддержать беседу. Также с помощью таких вопросов можно </text:span><text:span text:style-name="T243">выяснить какую-то информацию на основе имеющихся фактов.</text:span></text:p>
      <text:p text:style-name="P624"/>
      <text:p text:style-name="P995"><text:span text:style-name="T243">С</text:span><text:span text:style-name="T244">остоит из 2х частей, разделенных запятой: утверждения и противоположного корешка. </text:span></text:p>
      <text:p text:style-name="P625">Корешок можно переводить словами: «правда?» «да?», «не так ли?», «верно?»</text:p>
      <text:p text:style-name="P64"><text:span text:style-name="T46">Y</text:span><text:span text:style-name="T45">ou play tennis every day, don`t you? </text:span><text:span text:style-name="T47">—</text:span><text:span text:style-name="T45"> Ты играешь в теннис, да?</text:span></text:p>
      <text:p text:style-name="P625"/>
      <text:p text:style-name="P995"><text:span text:style-name="T244">В </text:span><text:span text:style-name="T245">корешке </text:span><text:span text:style-name="T244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626"/>
      <text:p text:style-name="P628">Если в главной части отрицание, то в корешке должно быть утверждение (и наоборот). </text:p>
      <text:p text:style-name="P40"><text:span text:style-name="T48">You </text:span><text:span text:style-name="T49">don`t like tomato juice, do you? </text:span><text:span text:style-name="T47">—</text:span><text:span text:style-name="T49"> Ты не любишь томатный сок, да?</text:span></text:p>
      <text:p text:style-name="P628"/>
      <text:p text:style-name="P996"><text:span text:style-name="T246">Если в гланой части используется </text:span><text:span text:style-name="T74">I am</text:span><text:span text:style-name="T246">, то в корешке нужно говорить </text:span><text:span text:style-name="T74">aren`t I</text:span><text:span text:style-name="T246">, а не </text:span><text:span text:style-name="T74">amn`t I</text:span><text:span text:style-name="T246">.</text:span></text:p>
      <text:p text:style-name="P65"><text:span text:style-name="T48">I </text:span><text:span text:style-name="T45">am a famous artist, aren`t I? - Я знаменитая художница, да?</text:span></text:p>
      <text:p text:style-name="P628"/>
      <text:p text:style-name="P629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629"/>
      <text:p text:style-name="P997"><text:span text:style-name="T247">П</text:span><text:span text:style-name="T248">осему на такие вопросы лучше отвечать так, чтобы ответ отражал реальное </text:span></text:p>
      <text:p text:style-name="P630">положение дел, а не форму вопроса.</text:p>
      <text:p text:style-name="P630"/>
      <text:p text:style-name="P41"><text:span text:style-name="T50">T</text:span><text:span text:style-name="T45">hat isn`t your car, is it? Yes, it is — Это не твоя машина, да? Нет, моя</text:span></text:p>
      <text:p text:style-name="P1005"><text:span text:style-name="T81">Можно</text:span><text:span text:style-name="T67"> ответить </text:span><text:span text:style-name="T81">и так</text:span><text:span text:style-name="T67">: Yes, it is my car — Да, это моя машина.</text:span></text:p>
      <text:p text:style-name="P627"/>
      <text:p text:style-name="P713">Специальный вопрос</text:p>
      <text:p text:style-name="P631"/>
      <text:p text:style-name="P632">Самый популярный тип вопроса. Используется для получения доп. информации, </text:p>
      <text:p text:style-name="P1121"><text:span text:style-name="T236">поэтому всегда начинается с вопросительного слова </text:span><text:span text:style-name="T251">или связки</text:span><text:span text:style-name="T236">.</text:span></text:p>
      <text:p text:style-name="P633"/>
      <text:p text:style-name="P634">Вопросительные слова:</text:p>
      <text:list xml:id="list2966838556" text:style-name="L39">
        <text:list-item>
          <text:p text:style-name="P1429"><text:span text:style-name="T236">who [ху] — </text:span><text:span text:style-name="T250">кто</text:span><text:span text:style-name="T236">;</text:span></text:p>
        </text:list-item>
        <text:list-item>
          <text:p text:style-name="P1429"><text:span text:style-name="T236">whom [хум] — </text:span><text:span text:style-name="T250">кого</text:span><text:span text:style-name="T236">;</text:span></text:p>
        </text:list-item>
        <text:list-item>
          <text:p text:style-name="P1429"><text:span text:style-name="T236">whose [хуз] — </text:span><text:span text:style-name="T250">чей</text:span><text:span text:style-name="T236">;</text:span></text:p>
        </text:list-item>
        <text:list-item>
          <text:p text:style-name="P1429"><text:span text:style-name="T236">what — </text:span><text:span text:style-name="T250">что, какой</text:span><text:span text:style-name="T236">;</text:span></text:p>
        </text:list-item>
        <text:list-item>
          <text:p text:style-name="P1429"><text:soft-page-break/><text:span text:style-name="T236">which — </text:span><text:span text:style-name="T250">который</text:span><text:span text:style-name="T236">;</text:span></text:p>
        </text:list-item>
        <text:list-item>
          <text:p text:style-name="P1429"><text:span text:style-name="T236">where [</text:span><text:span text:style-name="T250">вэа</text:span><text:span text:style-name="T236">] — </text:span><text:span text:style-name="T250">где, куда</text:span><text:span text:style-name="T236">;</text:span></text:p>
        </text:list-item>
        <text:list-item>
          <text:p text:style-name="P1429"><text:span text:style-name="T236">when — </text:span><text:span text:style-name="T250">когда</text:span><text:span text:style-name="T236">;</text:span></text:p>
        </text:list-item>
        <text:list-item>
          <text:p text:style-name="P1429"><text:span text:style-name="T236">why [</text:span><text:span text:style-name="T250">вай</text:span><text:span text:style-name="T236">] — </text:span><text:span text:style-name="T250">зачем, почему</text:span><text:span text:style-name="T236">;</text:span></text:p>
        </text:list-item>
        <text:list-item>
          <text:p text:style-name="P1298">how [хау] — как;</text:p>
        </text:list-item>
        <text:list-item>
          <text:p text:style-name="P1429"><text:span text:style-name="T236">how often [хау офэн] — </text:span><text:span text:style-name="T250">как часто</text:span><text:span text:style-name="T236">;</text:span></text:p>
        </text:list-item>
        <text:list-item>
          <text:p text:style-name="P1429"><text:span text:style-name="T236">how many — </text:span><text:span text:style-name="T250">сколько (исчисляемые существительные)</text:span><text:span text:style-name="T236">;</text:span></text:p>
        </text:list-item>
        <text:list-item>
          <text:p text:style-name="P1429"><text:span text:style-name="T236">how much — </text:span><text:span text:style-name="T250">сколько (неисчесляемые существительные)</text:span><text:span text:style-name="T236">;</text:span></text:p>
        </text:list-item>
        <text:list-item>
          <text:p text:style-name="P1429"><text:span text:style-name="T236">how long [хау лон] — </text:span><text:span text:style-name="T250">как долго</text:span><text:span text:style-name="T236">;</text:span></text:p>
        </text:list-item>
        <text:list-item>
          <text:p text:style-name="P1429"><text:span text:style-name="T236">how long ago — </text:span><text:span text:style-name="T250">как давно</text:span><text:span text:style-name="T236">;</text:span></text:p>
        </text:list-item>
        <text:list-item>
          <text:p text:style-name="P1429"><text:span text:style-name="T236">how old — </text:span><text:span text:style-name="T250">сколько лет</text:span><text:span text:style-name="T236">.</text:span></text:p>
        </text:list-item>
      </text:list>
      <text:p text:style-name="P626"/>
      <text:p text:style-name="P1122"><text:span text:style-name="T75">W</text:span><text:span text:style-name="T67">hat</text:span><text:span text:style-name="T236"> и </text:span><text:span text:style-name="T67">which</text:span><text:span text:style-name="T236"> могут использоваться отдельно или с уточняющим словом, обычно, существительным, и тогда переводятся как «какой» и «какой из» </text:span><text:span text:style-name="T251">соотв</text:span><text:span text:style-name="T236">. </text:span></text:p>
      <text:p text:style-name="P635"/>
      <text:p text:style-name="P875">What do you like? — Что ты любишь?</text:p>
      <text:p text:style-name="P875">What car have you got? — Какая у тебя машина?</text:p>
      <text:p text:style-name="P875">Which car is yours? — Какая из машин твоя? </text:p>
      <text:p text:style-name="P875"/>
      <text:p text:style-name="P66"><text:span text:style-name="T51">Which</text:span><text:span text:style-name="T251"> подразумевает выбор из нескольких вариантов.</text:span></text:p>
      <text:p text:style-name="P999"><text:span text:style-name="T252">Слово </text:span><text:span text:style-name="T76">how</text:span><text:span text:style-name="T252"> чаще присутствует в </text:span><text:span text:style-name="T254">связке</text:span><text:span text:style-name="T252"> с прилагательным или наречием, но может употребляться и самостоятельно.</text:span></text:p>
      <text:p text:style-name="P636"/>
      <text:p text:style-name="P876">How old are you? — Сколько тебе лет?</text:p>
      <text:p text:style-name="P876">How are you? — Как ты?</text:p>
      <text:p text:style-name="P637"/>
      <text:p text:style-name="P67"><text:span text:style-name="T236">Вопрос с </text:span><text:span text:style-name="T45">how much</text:span><text:span text:style-name="T236"> задают, когда спрашивают о веществах, жидкостях или абстрактных понятиях </text:span><text:span text:style-name="T253">(что нельзя количественно посчитать)</text:span><text:span text:style-name="T236">. А с </text:span><text:span text:style-name="T45">how many</text:span><text:span text:style-name="T236">, когда спрашивают </text:span></text:p>
      <text:p text:style-name="P637">о нескольких предметах. </text:p>
      <text:p text:style-name="P636"/>
      <text:p text:style-name="P876">How much money have you got? — Сколько у тебя денег? (<text:span text:style-name="T1043">много, </text:span>абстракция).</text:p>
      <text:p text:style-name="P876">How many friends have you got? — Сколько у тебя друзей? (<text:span text:style-name="T1044">10, </text:span>количество).</text:p>
      <text:p text:style-name="P876"/>
      <text:p text:style-name="P712">Вопрос к подлежащему</text:p>
      <text:p text:style-name="P638"/>
      <text:p text:style-name="P1000"><text:span text:style-name="T255">Задается, когда хотят узнать кто или что совершает действие. Начинается со слова </text:span><text:span text:style-name="T77">who</text:span><text:span text:style-name="T255"> </text:span></text:p>
      <text:p text:style-name="P1000"><text:span text:style-name="T255">или </text:span><text:span text:style-name="T77">what</text:span><text:span text:style-name="T255">, которое заменяют собой подлежащее. При этом порядок слов остается таким же, что и в утрверждении. В</text:span><text:span text:style-name="T256">спомогательный глагол часто отсутсвует в таком вопросе.</text:span></text:p>
      <text:p text:style-name="P639"/>
      <text:p text:style-name="P877">Who is in the Room? — Кто в комнате?</text:p>
      <text:p text:style-name="P878">What was that? — Что это было?</text:p>
      <text:p text:style-name="P878"/>
      <text:p text:style-name="P1007"><text:span text:style-name="T78">W</text:span><text:span text:style-name="T67">ho/what</text:span><text:span text:style-name="T236"> </text:span><text:span text:style-name="T257">условно </text:span><text:span text:style-name="T236">являются 3м лицом единственного числа — т. е. </text:span><text:span text:style-name="T67">he/she/it</text:span><text:span text:style-name="T236">.</text:span></text:p>
      <text:p text:style-name="P640"/>
      <text:p text:style-name="P1001"><text:span text:style-name="T236">Если подлежащее предполагается во множественном числе, то </text:span><text:span text:style-name="T256">в форму множественного числа нужно поставить глагол.</text:span></text:p>
      <text:p text:style-name="P640"/>
      <text:p text:style-name="P68"><text:span text:style-name="T45">Who </text:span><text:span text:style-name="T63">are</text:span><text:span text:style-name="T45"> my best friends? → </text:span><text:span text:style-name="T63">Mike and Paul</text:span><text:span text:style-name="T45"> are my best friends.</text:span></text:p>
      <text:p text:style-name="P640"/>
      <text:p text:style-name="P641"/>
      <text:p text:style-name="P1275">Вопрос с альтернативой</text:p>
      <text:p text:style-name="P641"/>
      <text:p text:style-name="P1123"><text:span text:style-name="T236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67">or</text:span><text:span text:style-name="T236"> (в подлежащем, сказуемоем, дополнении или даже в слове </text:span><text:span text:style-name="T67">not</text:span><text:span text:style-name="T236">).</text:span></text:p>
      <text:p text:style-name="P912"/>
      <text:p text:style-name="P1002"><text:span text:style-name="T45">Does </text:span><text:span text:style-name="T63">your mother or your father</text:span><text:span text:style-name="T45"> help you? (</text:span><text:span text:style-name="T52">п</text:span><text:span text:style-name="T45">одлежаще</text:span><text:span text:style-name="T52">е</text:span><text:span text:style-name="T45">)</text:span></text:p>
      <text:p text:style-name="P1002"><text:span text:style-name="T79">Has he just </text:span><text:span text:style-name="T101">arrived or left</text:span><text:span text:style-name="T79">? (в смыслово</text:span><text:span text:style-name="T80">й</text:span><text:span text:style-name="T79"> глагол)</text:span></text:p>
      <text:p text:style-name="P1002"><text:span text:style-name="T79">Will you go to Kiev </text:span><text:span text:style-name="T101">by train or by plane</text:span><text:span text:style-name="T79">? (дополнени</text:span><text:span text:style-name="T80">е</text:span><text:span text:style-name="T79">)</text:span></text:p>
      <text:p text:style-name="P1002"><text:span text:style-name="T79">Do you like </text:span><text:span text:style-name="T101">sushi or not</text:span><text:span text:style-name="T79">? (слов</text:span><text:span text:style-name="T80">о</text:span><text:span text:style-name="T79"> not)</text:span></text:p>
      <text:p text:style-name="P644"/>
      <text:p text:style-name="P508"><text:span text:style-name="T66">В</text:span><text:span text:style-name="T44">опросы с предлогами</text:span></text:p>
      <text:p text:style-name="P642"/>
      <text:p text:style-name="P645">По началу вызывают много трудностей, т. к. в русском языке предлог и вопросительное </text:p>
      <text:p text:style-name="P645">слово стоят рядом, а в английском они находятся в разных местах. </text:p>
      <text:p text:style-name="P646"/>
      <text:p text:style-name="P646">В английском вопросе предлог стоит в самом конце, но при переводе </text:p>
      <text:p text:style-name="P646">относится к началу предложения.</text:p>
      <text:p text:style-name="P646"/>
      <text:p text:style-name="P1124"><text:span text:style-name="T40">W</text:span><text:span text:style-name="T39">ho</text:span><text:span text:style-name="T236"> do you meet </text:span><text:span text:style-name="T1041">with</text:span><text:span text:style-name="T236">? — </text:span><text:span text:style-name="T1041">С</text:span><text:span text:style-name="T236"> </text:span><text:span text:style-name="T39">кем</text:span><text:span text:style-name="T236"> ты встречаешься?</text:span></text:p>
      <text:p text:style-name="P1124"><text:span text:style-name="T40">W</text:span><text:span text:style-name="T39">hat</text:span><text:span text:style-name="T236"> are you looking </text:span><text:span text:style-name="T1041">at</text:span><text:span text:style-name="T236">? — </text:span><text:span text:style-name="T1041">На</text:span><text:span text:style-name="T236"> </text:span><text:span text:style-name="T39">что</text:span><text:span text:style-name="T236"> ты смотришь?</text:span></text:p>
      <text:p text:style-name="P647"/>
      <text:p text:style-name="P1003"><text:span text:style-name="T259">Ч</text:span><text:span text:style-name="T258">асто логика использования предлогов в русском и английском не совпадают. </text:span></text:p>
      <text:p text:style-name="P648">Поэтому лучше запомнить некоторые устойчивые сочетания предлогов с глаголами, </text:p>
      <text:p text:style-name="P649">которые встречаются достаточно часто:</text:p>
      <text:list xml:id="list3855629498" text:style-name="L40">
        <text:list-item>
          <text:p text:style-name="P1430"><text:span text:style-name="T236">what … like — на что похож (здесь </text:span><text:span text:style-name="T67">like</text:span><text:span text:style-name="T236"> не глагол, а предлог);</text:span></text:p>
        </text:list-item>
        <text:list-item>
          <text:p text:style-name="P1299">look at — стмотреть на;</text:p>
        </text:list-item>
        <text:list-item>
          <text:p text:style-name="P1299">look for — искать;</text:p>
        </text:list-item>
        <text:list-item>
          <text:p text:style-name="P1299">listen to — слушать;</text:p>
        </text:list-item>
        <text:list-item>
          <text:p text:style-name="P1299">wait for — ждать;</text:p>
        </text:list-item>
        <text:list-item>
          <text:p text:style-name="P1299">stay at — останавливаться (например, в отеле).</text:p>
        </text:list-item>
      </text:list>
      <text:p text:style-name="P1124"/>
      <text:p text:style-name="P879">What does he look like? — Как он выглядит?</text:p>
      <text:p text:style-name="P879">What are you looking at? — На что ты смотришь?</text:p>
      <text:p text:style-name="P647"/>
      <text:p text:style-name="P1004"><text:span text:style-name="T258">П</text:span><text:span text:style-name="T261">римеры </text:span><text:span text:style-name="T260">5</text:span><text:span text:style-name="T261"> типов вопросов во всех временах, а также с модальными глаголами </text:span></text:p>
      <text:p text:style-name="P651">можно найти на стр. 146.</text:p>
      <text:p text:style-name="P650"/>
      <text:p text:style-name="P937">Отрицательные предложения</text:p>
      <text:p text:style-name="P643"/>
      <text:p text:style-name="P653">Чтобы придать мысли отрицательное значение, используются 2 способа:</text:p>
      <text:list xml:id="list2483255824" text:style-name="L41">
        <text:list-item>
          <text:p text:style-name="P1300">отрицательная частица <text:span text:style-name="T469">not</text:span>;</text:p>
        </text:list-item>
        <text:list-item>
          <text:p text:style-name="P1300">слово <text:span text:style-name="T469">never</text:span> (и другие слова, придающие отрицательное значение).</text:p>
        </text:list-item>
      </text:list>
      <text:p text:style-name="P652"/>
      <text:p text:style-name="P654">Частица <text:span text:style-name="T469">not</text:span> стоит всегда в связке либо со вспомогательным глаголом, либо с модальным.</text:p>
      <text:p text:style-name="P654">Она является частью сказуемого. Переводится как «не».</text:p>
      <text:p text:style-name="P654"/>
      <text:p text:style-name="P880">I not like horror movies (неправильно, остуствует вспомогательный глагол)</text:p>
      <text:p text:style-name="P880">I do n<text:span text:style-name="T1045">o</text:span>t like horror movies (правильно <text:span text:style-name="T1046">для простых предложений</text:span>)</text:p>
      <text:p text:style-name="P654"/>
      <text:p text:style-name="P655"><text:soft-page-break/>В сложных предложениях, где несколько глаголов, используются другие правила.</text:p>
      <text:p text:style-name="P657"><text:span text:style-name="T1051">C</text:span>казуемым обычно является самый первый глагол. Если отрицатульную мысль сообщить </text:p>
      <text:p text:style-name="P657">в дополнении, то not будет стоять самостоятельно.</text:p>
      <text:p text:style-name="P656"/>
      <text:p text:style-name="P658">It`s quite impolite not to call me back — Очень не вежливо не перезванивать мне.</text:p>
      <text:p text:style-name="P658">(здесь сказуемым является первый глагол — is)</text:p>
      <text:p text:style-name="P658"/>
      <text:p text:style-name="P1186"><text:span text:style-name="T316">С</text:span><text:span text:style-name="T315">амые важные глаголы</text:span></text:p>
      <text:p text:style-name="P659"/>
      <text:p text:style-name="P660">Это <text:span text:style-name="T469">be</text:span>, <text:span text:style-name="T469">do</text:span>, <text:span text:style-name="T469">have</text:span> и <text:span text:style-name="T469">get</text:span>. Они могут быть как смысловыми, так и вспомогательными <text:span text:style-name="T1054">(кроме </text:span><text:span text:style-name="T493">get</text:span><text:span text:style-name="T1054">)</text:span>.</text:p>
      <text:p text:style-name="P660">Они могут входить в устойчивые сочетания, где меняют свое значение.</text:p>
      <text:p text:style-name="P660"/>
      <text:p text:style-name="P704">Глагол <text:span text:style-name="T469">be</text:span></text:p>
      <text:p text:style-name="P660"/>
      <text:p text:style-name="P601"><text:span text:style-name="T332">Э</text:span><text:span text:style-name="T333">то начальная форма глагола</text:span><text:span text:style-name="T334"> «быть». </text:span><text:span text:style-name="T339">В </text:span><text:span text:style-name="T332">Present Simple </text:span><text:span text:style-name="T346">be</text:span><text:span text:style-name="T332"> </text:span><text:span text:style-name="T331">изменяется</text:span><text:span text:style-name="T332"> на</text:span><text:span text:style-name="T334">: </text:span></text:p>
      <text:list xml:id="list185175081" text:style-name="L42">
        <text:list-item>
          <text:p text:style-name="P1318"><text:span text:style-name="T627">a</text:span><text:span text:style-name="T622">m — если подлежащее в первом лице (</text:span><text:span text:style-name="T505">I</text:span><text:span text:style-name="T622">);</text:span></text:p>
        </text:list-item>
        <text:list-item>
          <text:p text:style-name="P1319">is — если подлежащее в третьем лице, единственном числе (<text:span text:style-name="T469">he/she/it</text:span>);</text:p>
        </text:list-item>
        <text:list-item>
          <text:p text:style-name="P1319">are — если подлежащее во множественном числе (<text:span text:style-name="T469">you/we/they</text:span>).</text:p>
        </text:list-item>
      </text:list>
      <text:p text:style-name="P914"/>
      <text:p text:style-name="P1102"><text:span text:style-name="T351">Г</text:span><text:span text:style-name="T352">лагол </text:span><text:span text:style-name="T146">be</text:span><text:span text:style-name="T352"> в форме </text:span><text:span text:style-name="T146">am/is/are</text:span><text:span text:style-name="T352"> является смысловым, но при переводе на русский выпадает. </text:span></text:p>
      <text:p text:style-name="P917"/>
      <text:p text:style-name="P931"><text:span text:style-name="T728">Одновременно с этим формы </text:span><text:span text:style-name="T1057">am/is/are</text:span><text:span text:style-name="T729"> </text:span><text:span text:style-name="T728">привязывают предложение к настоящему времени. </text:span><text:span text:style-name="T983">(привязывает ко времени во всех формах)</text:span></text:p>
      <text:p text:style-name="P932"/>
      <text:p text:style-name="P917">После <text:span text:style-name="T469">be</text:span> обычно указывается характеристика (какой) или место (где).</text:p>
      <text:p text:style-name="P914"/>
      <text:p text:style-name="P913"><text:span text:style-name="T471">This dress is blue — </text:span><text:span text:style-name="T492">Это платье синие.</text:span></text:p>
      <text:p text:style-name="P1011"><text:span text:style-name="T340">I</text:span><text:span text:style-name="T341"> </text:span><text:span text:style-name="T340">am</text:span><text:span text:style-name="T341"> in </text:span><text:span text:style-name="T340">my</text:span><text:span text:style-name="T341"> office now — </text:span><text:span text:style-name="T340">Я</text:span><text:span text:style-name="T342"> у себя в офисе сейчас.</text:span></text:p>
      <text:p text:style-name="P915"/>
      <text:p text:style-name="P1150"><text:span text:style-name="T336">В русском языке предложение может </text:span><text:span text:style-name="T335">не иметь</text:span><text:span text:style-name="T336"> сказуемого. </text:span><text:span text:style-name="T335">Там где в русском сказуемое отсутсвует, в английском будет стоять глагол </text:span><text:span text:style-name="T340">be</text:span><text:span text:style-name="T335"> в форме </text:span><text:span text:style-name="T345">am/is/are</text:span><text:span text:style-name="T332"> </text:span><text:span text:style-name="T335">(т. к. для английского не характерно, когда в предложении нет сказуемого)</text:span><text:span text:style-name="T332">. </text:span></text:p>
      <text:p text:style-name="P914"/>
      <text:p text:style-name="P924"><text:span text:style-name="T524">I </text:span><text:span text:style-name="T507">am a doctor — Я (</text:span><text:span text:style-name="T508">есть</text:span><text:span text:style-name="T507">) доктор.</text:span></text:p>
      <text:p text:style-name="P925"><text:span text:style-name="T911">We are happy </text:span><text:span text:style-name="T914">— </text:span><text:span text:style-name="T911">Мы (есть) счастливы.</text:span></text:p>
      <text:p text:style-name="P919"/>
      <text:p text:style-name="P1159"><text:span text:style-name="T308">Глагол</text:span><text:span text:style-name="T309"> </text:span><text:span text:style-name="T94">be</text:span><text:span text:style-name="T309"> может использоваться в связке с прилагательным. </text:span><text:span text:style-name="T310">П</text:span><text:span text:style-name="T311">ри переводе такая связка </text:span></text:p>
      <text:p text:style-name="P1159"><text:span text:style-name="T311">может образовывать новый глагол, которого нет в </text:span><text:span text:style-name="T312">словаре</text:span><text:span text:style-name="T311">.</text:span></text:p>
      <text:p text:style-name="P920"/>
      <text:p text:style-name="P929"><text:span text:style-name="T509">I </text:span><text:span text:style-name="T526">am interested</text:span><text:span text:style-name="T509"> in art — Я</text:span><text:span text:style-name="T510"> </text:span><text:span text:style-name="T527">интересуюсь</text:span><text:span text:style-name="T519"> </text:span><text:span text:style-name="T510">искусством </text:span><text:span text:style-name="T519">(есть заинтересованный)</text:span><text:span text:style-name="T510">.</text:span></text:p>
      <text:p text:style-name="P929"><text:span text:style-name="T510">My hands </text:span><text:span text:style-name="T527">are cold</text:span><text:span text:style-name="T510"> — Мои руки</text:span><text:span text:style-name="T511"> </text:span><text:span text:style-name="T527">замерзли </text:span><text:span text:style-name="T519">(есть замерзшие)</text:span><text:span text:style-name="T511">.</text:span></text:p>
      <text:p text:style-name="P882"/>
      <text:p text:style-name="P686">В вопросительных предложениях глагол <text:span text:style-name="T469">be</text:span> меняется местами с подлежащим, </text:p>
      <text:p text:style-name="P686">а в отрицательных, используется с частицей <text:span text:style-name="T469">not</text:span>:</text:p>
      <text:p text:style-name="P686"/>
      <text:p text:style-name="P814"><text:span text:style-name="T912">I </text:span><text:span text:style-name="T911">am not a student — Я не студент.</text:span></text:p>
      <text:p text:style-name="P883">We are not English speakers — Они не англоговорящие люди.</text:p>
      <text:p text:style-name="P814"><text:span text:style-name="T912">I</text:span><text:span text:style-name="T911">s it dark? — Сейчас темно?</text:span></text:p>
      <text:p text:style-name="P883">Are they hungry? — Они голодны?</text:p>
      <text:p text:style-name="P883"/>
      <text:p text:style-name="P687">Если перед <text:span text:style-name="T478">am/is/are</text:span> нет вопросительного слова, то это общий вопрос. </text:p>
      <text:p text:style-name="P687">В корешке ответа вместо <text:span text:style-name="T469">do/does</text:span> используется <text:span text:style-name="T469">am/is/are</text:span>:</text:p>
      <text:p text:style-name="P687"><text:soft-page-break/></text:p>
      <text:p text:style-name="P815"><text:span text:style-name="T911">Am I in danger? Yes, you are. </text:span><text:span text:style-name="T913">—</text:span><text:span text:style-name="T911"> Я в опасности? Да.</text:span></text:p>
      <text:p text:style-name="P815"><text:span text:style-name="T911">Is John married? - No, he isn`t. </text:span><text:span text:style-name="T913">— </text:span><text:span text:style-name="T911">Джон женат? </text:span><text:span text:style-name="T913">— </text:span><text:span text:style-name="T911">Нет.</text:span></text:p>
      <text:p text:style-name="P884"><text:span text:style-name="T713">Специальный вопрос начинается с вопросительного слова </text:span><text:span text:style-name="T718">или связки</text:span><text:span text:style-name="T713">:</text:span> </text:p>
      <text:p text:style-name="P884">Where is Jill?<text:span text:style-name="T942"> </text:span>She is at school. <text:span text:style-name="T942">— </text:span>Где Джил? Она в школе.</text:p>
      <text:p text:style-name="P884"/>
      <text:p text:style-name="P929"><text:span text:style-name="T630">Очень часто </text:span><text:span text:style-name="T513">am/is/are</text:span><text:span text:style-name="T630"> сокращаются: </text:span><text:span text:style-name="T513">I am → I`m, he is → he`s, <text:s/></text:span></text:p>
      <text:p text:style-name="P929"><text:span text:style-name="T513">you are → you`re, John is → John`s, </text:span><text:span text:style-name="T515">t</text:span><text:span text:style-name="T513">hey are → </text:span><text:span text:style-name="T515">t</text:span><text:span text:style-name="T513">hey`re</text:span><text:span text:style-name="T514">. </text:span></text:p>
      <text:p text:style-name="P885"/>
      <text:p text:style-name="P929"><text:span text:style-name="T631">С</text:span><text:span text:style-name="T632">окращать можно как по </text:span><text:span text:style-name="T633">вспом.</text:span><text:span text:style-name="T632"> глаголу, так и по частице </text:span><text:span text:style-name="T516">not</text:span><text:span text:style-name="T632">: </text:span><text:span text:style-name="T516">he is not → he`s not</text:span><text:span text:style-name="T517"> или</text:span><text:span text:style-name="T516"> he isn`t.</text:span></text:p>
      <text:p text:style-name="P916"><text:span text:style-name="T1055">П</text:span>ри этом <text:span text:style-name="T469">am</text:span> сокращается только по <text:span text:style-name="T469">am</text:span> → <text:span text:style-name="T469">I`m not (I amn`t не существует).</text:span></text:p>
      <text:p text:style-name="P716"/>
      <text:p text:style-name="P930"><text:span text:style-name="T687">Глагол be</text:span><text:span text:style-name="T689"> </text:span><text:span text:style-name="T687">в Past Simple имеет 2 формы: </text:span></text:p>
      <text:list xml:id="list583367226" text:style-name="L43">
        <text:list-item>
          <text:p text:style-name="P1322"><text:span text:style-name="T687">was — </text:span><text:span text:style-name="T688">если подлежащее в первом лице или множественном числе (</text:span><text:span text:style-name="T535">I, you, we, they</text:span><text:span text:style-name="T688">);</text:span></text:p>
        </text:list-item>
        <text:list-item>
          <text:p text:style-name="P1322"><text:span text:style-name="T688">were <text:s/>— если подлежащее в третьем лице, единственно</text:span><text:span text:style-name="T712">го</text:span><text:span text:style-name="T688"> числ</text:span><text:span text:style-name="T712">а </text:span><text:span text:style-name="T688">(</text:span><text:span text:style-name="T535">he, she, it</text:span><text:span text:style-name="T688">).</text:span></text:p>
        </text:list-item>
      </text:list>
      <text:p text:style-name="P714"/>
      <text:p text:style-name="P816"><text:span text:style-name="T934">I </text:span><text:span text:style-name="T911">was</text:span><text:span text:style-name="T910"> satisfied with my work — Я </text:span><text:span text:style-name="T911">был</text:span><text:span text:style-name="T910"> доволен своей работой.</text:span></text:p>
      <text:p text:style-name="P816"><text:span text:style-name="T911">Was</text:span><text:span text:style-name="T910"> the weather good? No, it </text:span><text:span text:style-name="T911">wasn`t</text:span><text:span text:style-name="T910"> — </text:span><text:span text:style-name="T911">Погода была хорош</text:span><text:span text:style-name="T920">ая</text:span><text:span text:style-name="T911">? Нет.</text:span></text:p>
      <text:p text:style-name="P661"/>
      <text:p text:style-name="P703">В Future Simple принимает только одну форму — <text:span text:style-name="T469">will be</text:span> (буду).</text:p>
      <text:p text:style-name="P1038"><text:span text:style-name="T95">I will be happy to eat — Я буду </text:span><text:span text:style-name="T96">рад </text:span><text:span text:style-name="T95">поесть.</text:span></text:p>
      <text:p text:style-name="P661"/>
      <text:p text:style-name="P706">Глагол <text:span text:style-name="T469">do</text:span></text:p>
      <text:p text:style-name="P662"/>
      <text:p text:style-name="P928"><text:span text:style-name="T753">Переводится как </text:span><text:span text:style-name="T752">«делать». В </text:span><text:span text:style-name="T754">одном предложении </text:span><text:span text:style-name="T752">может встречаться несколько раз, </text:span></text:p>
      <text:p text:style-name="P1103"><text:span text:style-name="T355">в качестве вспомогательного </text:span><text:span text:style-name="T356">глагола </text:span><text:span text:style-name="T355">и смыслового.</text:span><text:span text:style-name="T1056"> </text:span><text:span text:style-name="T353">Вспомогательным глаголом </text:span><text:span text:style-name="T354">он </text:span><text:span text:style-name="T353">может быть только в отрицаниях и вопросах, времен группы Simple.</text:span></text:p>
      <text:p text:style-name="P1105"/>
      <text:p text:style-name="P918"><text:span text:style-name="T490">What do you do? </text:span><text:span text:style-name="T491">— </text:span><text:span text:style-name="T490">Что ты делаешь?</text:span></text:p>
      <text:p text:style-name="P1104"><text:span text:style-name="T353">D</text:span><text:span text:style-name="T41">o you like pets? </text:span><text:span text:style-name="T353">—</text:span><text:span text:style-name="T41"> No, I don`t.</text:span></text:p>
      <text:p text:style-name="P1106"/>
      <text:p text:style-name="P217"><text:span text:style-name="T347">В</text:span><text:span text:style-name="T348"> </text:span><text:span text:style-name="T349">прошедшем времени</text:span><text:span text:style-name="T350"> преорбазуется в </text:span><text:span text:style-name="T344">did</text:span><text:span text:style-name="T350"> — «</text:span><text:span text:style-name="T348">делал» (2я форма </text:span><text:span text:style-name="T343">do</text:span><text:span text:style-name="T348">)</text:span><text:span text:style-name="T350">.</text:span></text:p>
      <text:p text:style-name="P715">Если в предложении появляется <text:span text:style-name="T469">was/were</text:span>, <text:span text:style-name="T973">то </text:span><text:span text:style-name="T968">did</text:span><text:span text:style-name="T973"> уже не нужно использовать.</text:span></text:p>
      <text:p text:style-name="P708"/>
      <text:p text:style-name="P707">Глагол <text:span text:style-name="T469">have</text:span></text:p>
      <text:p text:style-name="P688"/>
      <text:p text:style-name="P1012"><text:span text:style-name="T276">Переводится как «иметь». </text:span><text:span text:style-name="T278">Д</text:span><text:span text:style-name="T276">ля времен группы Perfect </text:span><text:span text:style-name="T278">выступает в роли вспомогательного глагола</text:span><text:span text:style-name="T276">. </text:span><text:span text:style-name="T262">Также </text:span><text:span text:style-name="T276">может быть</text:span><text:span text:style-name="T262"> частью устойчивых словосотечаний. В </text:span><text:span text:style-name="T279">прошедшем </text:span></text:p>
      <text:p text:style-name="P1012"><text:span text:style-name="T279">времени</text:span><text:span text:style-name="T262"> преобразуется в </text:span><text:span text:style-name="T82">had</text:span><text:span text:style-name="T262"> </text:span><text:span text:style-name="T344">—</text:span><text:span text:style-name="T262"> «</text:span><text:span text:style-name="T279">имел</text:span><text:span text:style-name="T262">».</text:span></text:p>
      <text:p text:style-name="P690"/>
      <text:p text:style-name="P1008"><text:span text:style-name="T262">В некоторых ситуациях его можно не переводить (когда он смысловой). </text:span><text:span text:style-name="T263">Но при этом в предложении он обязан быть. </text:span><text:span text:style-name="T276">Это </text:span><text:span text:style-name="T263">из-за особенностей английской грамматики, которая требует, обязательного наличия подлежащего и сказуемого.</text:span></text:p>
      <text:p text:style-name="P663"/>
      <text:p text:style-name="P886">I have a lot of friends — У меня (есть) много друзей.</text:p>
      <text:p text:style-name="P887">We heave a big house — У нас (есть) большой дом.</text:p>
      <text:p text:style-name="P689"/>
      <text:p text:style-name="P1013"><text:span text:style-name="T280">Когда </text:span><text:span text:style-name="T85">have</text:span><text:span text:style-name="T280"> является смысловым глаголом, он </text:span><text:span text:style-name="T266">работает по тем же правилам что и </text:span><text:span text:style-name="T267">другие</text:span><text:span text:style-name="T266"> </text:span><text:span text:style-name="T280">смысловые </text:span><text:span text:style-name="T266">глаголы, т. е. требует вспомогательного </text:span><text:span text:style-name="T83">do</text:span><text:span text:style-name="T266"> для отрицаний и вопросов. </text:span></text:p>
      <text:p text:style-name="P1013"><text:span text:style-name="T278">В утверждениях </text:span><text:span text:style-name="T85">have</text:span><text:span text:style-name="T280"> </text:span><text:span text:style-name="T278">не пишется с окончанием </text:span><text:span text:style-name="T84">-s</text:span><text:span text:style-name="T278">, а преобразуется в </text:span><text:span text:style-name="T84">has</text:span><text:span text:style-name="T278">.</text:span></text:p>
      <text:p text:style-name="P663"/>
      <text:p text:style-name="P42"><text:span text:style-name="T53">Mike has </text:span><text:span text:style-name="T54">many friends</text:span><text:span text:style-name="T53"> — У Майка много друзей.</text:span></text:p>
      <text:p text:style-name="P43"><text:soft-page-break/><text:span text:style-name="T53">He</text:span><text:span text:style-name="T54"> do</text:span><text:span text:style-name="T53">es</text:span><text:span text:style-name="T54">n`t have many friends </text:span><text:span text:style-name="T55">—</text:span><text:span text:style-name="T54"> У </text:span><text:span text:style-name="T53">него </text:span><text:span text:style-name="T54">не много друзей.</text:span></text:p>
      <text:p text:style-name="P69"><text:span text:style-name="T45">Do you have many friends? </text:span><text:span text:style-name="T55">—</text:span><text:span text:style-name="T45"> У тебя много друзей?</text:span></text:p>
      <text:p text:style-name="P896"/>
      <text:p text:style-name="P225"><text:span text:style-name="T45">Когда </text:span><text:span text:style-name="T67">have</text:span><text:span text:style-name="T45"> является вспомогательным глаголом, то для </text:span><text:span text:style-name="T67">he/she/it</text:span><text:span text:style-name="T45"> он всегда в форме </text:span><text:span text:style-name="T67">has</text:span><text:span text:style-name="T45">.</text:span></text:p>
      <text:p text:style-name="P70">He hasn`t lost his keys — Он не потерял свои ключи <text:span text:style-name="T1058">(has в отрицании)</text:span>.</text:p>
      <text:p text:style-name="P897"/>
      <text:p text:style-name="P664">Have в значении «иметь» не употребляется во временах группы Continuous.</text:p>
      <text:p text:style-name="P664"/>
      <text:p text:style-name="P888">I am having many friends now → Неправильно</text:p>
      <text:p text:style-name="P888">I have many friends → Правильно</text:p>
      <text:p text:style-name="P663"/>
      <text:p text:style-name="P1144"><text:span text:style-name="T236">В разговорной речи очесть часто используется оборот </text:span><text:span text:style-name="T67">have got</text:span><text:span text:style-name="T236">. </text:span><text:span text:style-name="T264">Он обозначает тоже самое, что и </text:span><text:span text:style-name="T86">have</text:span><text:span text:style-name="T264"> </text:span><text:span text:style-name="T236">(иметь/владеть/</text:span><text:span text:style-name="T314">есть</text:span><text:span text:style-name="T236">)</text:span><text:span text:style-name="T264">, но используется только в настоящем времени.</text:span></text:p>
      <text:p text:style-name="P671"/>
      <text:p text:style-name="P1144"><text:span text:style-name="T264">Г</text:span><text:span text:style-name="T236">рамматически, </text:span><text:span text:style-name="T67">have got</text:span><text:span text:style-name="T236"> — это Present Perfect, т. е. </text:span><text:span text:style-name="T67">have</text:span><text:span text:style-name="T236"> здесь вспомогательный глагол, </text:span></text:p>
      <text:p text:style-name="P1039"><text:span text:style-name="T277">а основное значение «</text:span><text:span text:style-name="T313">есть</text:span><text:span text:style-name="T277">» передает </text:span><text:span text:style-name="T87">got</text:span><text:span text:style-name="T277"> </text:span><text:span text:style-name="T265">(3я форма get)</text:span><text:span text:style-name="T277">. </text:span></text:p>
      <text:p text:style-name="P665"/>
      <text:p text:style-name="P889">Have you got a Mercedes? / Do you have a Mercedes? — У тебя есть мерседес?</text:p>
      <text:p text:style-name="P889">I haven`t got a Mercedes / I don`t have a Mercedes — У меня нет мерседеса.</text:p>
      <text:p text:style-name="P666"/>
      <text:p text:style-name="P1014"><text:span text:style-name="T268">Глагол </text:span><text:span text:style-name="T88">have</text:span><text:span text:style-name="T269"> может входить в состав устойчивых выражений и словосочетаний. </text:span></text:p>
      <text:p text:style-name="P668">В этом случае он может переводится по другому. Также здесь отменяется правило, </text:p>
      <text:p text:style-name="P667">по которому <text:span text:style-name="T469">have</text:span> нельзя употребять в Continuous:</text:p>
      <text:p text:style-name="P667"/>
      <text:list xml:id="list293852942" text:style-name="L44">
        <text:list-item>
          <text:p text:style-name="P1301"><text:span text:style-name="T1079">в</text:span>ыражения, связанные с приемом пищи:</text:p>
        </text:list-item>
      </text:list>
      <text:list xml:id="list1473741645" text:style-name="L45">
        <text:list-item>
          <text:list>
            <text:list-item>
              <text:p text:style-name="P1302">have a coffee/tea/<text:span text:style-name="T1053">drink</text:span> — пить кофе/чай/<text:span text:style-name="T1053">напиток</text:span>;</text:p>
            </text:list-item>
            <text:list-item>
              <text:p text:style-name="P1302">have a meal — принимать пищу;</text:p>
            </text:list-item>
            <text:list-item>
              <text:p text:style-name="P1302">have a breakfast/luch/dinner — завтракать/обедать/ужинать.</text:p>
            </text:list-item>
          </text:list>
        </text:list-item>
      </text:list>
      <text:p text:style-name="P669"/>
      <text:list xml:id="list135759367672790" text:continue-list="list293852942" text:style-name="L44">
        <text:list-item>
          <text:p text:style-name="P1431"><text:span text:style-name="T305">в</text:span><text:span text:style-name="T269">ыражения, связанные с времяпровождением:</text:span></text:p>
        </text:list-item>
      </text:list>
      <text:list xml:id="list3179772681" text:style-name="L46">
        <text:list-item>
          <text:list>
            <text:list-item>
              <text:p text:style-name="P1303">have a date — ходить на свидание;</text:p>
            </text:list-item>
            <text:list-item>
              <text:p text:style-name="P1303">have a good time — хорошо проводить время;</text:p>
            </text:list-item>
            <text:list-item>
              <text:p text:style-name="P1303">have a meeting / an appointment — назначать встречу;</text:p>
            </text:list-item>
            <text:list-item>
              <text:p text:style-name="P1303">have a nice day — удачного дня (пожелание);</text:p>
            </text:list-item>
            <text:list-item>
              <text:p text:style-name="P1303">have fun — веселиться.</text:p>
            </text:list-item>
          </text:list>
        </text:list-item>
      </text:list>
      <text:p text:style-name="P667"/>
      <text:list xml:id="list135759239482280" text:continue-list="list135759367672790" text:style-name="L44">
        <text:list-item>
          <text:p text:style-name="P1431"><text:span text:style-name="T305">в</text:span><text:span text:style-name="T269">ыражения, связанные </text:span><text:span text:style-name="T306">с внешностью:</text:span></text:p>
        </text:list-item>
      </text:list>
      <text:list xml:id="list4211963048" text:style-name="L47">
        <text:list-item>
          <text:list>
            <text:list-item>
              <text:p text:style-name="P1304">have a bath/shower/shave — принимать ванну/душ, побриться;</text:p>
            </text:list-item>
            <text:list-item>
              <text:p text:style-name="P1304">have a haircat — постричься.</text:p>
            </text:list-item>
          </text:list>
        </text:list-item>
      </text:list>
      <text:p text:style-name="P670"/>
      <text:list xml:id="list135759786708353" text:continue-list="list135759239482280" text:style-name="L44">
        <text:list-item>
          <text:p text:style-name="P1432"><text:span text:style-name="T305">в</text:span><text:span text:style-name="T306">ыражения, связанные с общением:</text:span></text:p>
        </text:list-item>
      </text:list>
      <text:list xml:id="list102556018" text:style-name="L48">
        <text:list-item>
          <text:list>
            <text:list-item>
              <text:p text:style-name="P1305">have a guess — угадывать, догадываться;</text:p>
            </text:list-item>
            <text:list-item>
              <text:p text:style-name="P1305">have a chat — болтать;</text:p>
            </text:list-item>
            <text:list-item>
              <text:p text:style-name="P1305">have a talk/discussion — беседовать/обсуждать;</text:p>
            </text:list-item>
            <text:list-item>
              <text:p text:style-name="P1305">have a call — позвонить.</text:p>
            </text:list-item>
          </text:list>
        </text:list-item>
      </text:list>
      <text:p text:style-name="P670"/>
      <text:list xml:id="list135760582700868" text:continue-list="list135759786708353" text:style-name="L44">
        <text:list-item>
          <text:p text:style-name="P1432"><text:span text:style-name="T305">в</text:span><text:span text:style-name="T306">ыражения связанные со здоровьем:</text:span></text:p>
        </text:list-item>
      </text:list>
      <text:list xml:id="list1487399642" text:style-name="L49">
        <text:list-item>
          <text:list>
            <text:list-item>
              <text:p text:style-name="P1306">have a baby — родить;</text:p>
            </text:list-item>
            <text:list-item>
              <text:p text:style-name="P1306">have a cold — простудиться;</text:p>
            </text:list-item>
            <text:list-item>
              <text:p text:style-name="P1306"><text:soft-page-break/>have a cough — кашлять;</text:p>
            </text:list-item>
            <text:list-item>
              <text:p text:style-name="P1306">have a headache — болит голова.</text:p>
            </text:list-item>
          </text:list>
        </text:list-item>
      </text:list>
      <text:p text:style-name="P670"/>
      <text:list xml:id="list135760071344025" text:continue-list="list135760582700868" text:style-name="L44">
        <text:list-item>
          <text:p text:style-name="P1432"><text:span text:style-name="T305">в</text:span><text:span text:style-name="T306">ыражения, связанные с отдыхом:</text:span></text:p>
          <text:list>
            <text:list-item>
              <text:p text:style-name="P1307">have a day off — взять выходной;</text:p>
            </text:list-item>
            <text:list-item>
              <text:p text:style-name="P1307">have a dream — видеть сон;</text:p>
            </text:list-item>
            <text:list-item>
              <text:p text:style-name="P1307">have a nightmare — видеть кошмар;</text:p>
            </text:list-item>
            <text:list-item>
              <text:p text:style-name="P1307">have a rest — отдыхать;</text:p>
            </text:list-item>
            <text:list-item>
              <text:p text:style-name="P1307">have a sleep — спать.</text:p>
            </text:list-item>
          </text:list>
        </text:list-item>
      </text:list>
      <text:p text:style-name="P670"/>
      <text:list xml:id="list135759440683004" text:continue-numbering="true" text:style-name="L44">
        <text:list-item>
          <text:p text:style-name="P1432"><text:span text:style-name="T305">в</text:span><text:span text:style-name="T306">ыражения, свяханые с физической активностью:</text:span></text:p>
        </text:list-item>
      </text:list>
      <text:list xml:id="list909348129" text:style-name="L50">
        <text:list-item>
          <text:list>
            <text:list-item>
              <text:p text:style-name="P1308">have a good journey — добраться без проблем (пожелание);</text:p>
            </text:list-item>
            <text:list-item>
              <text:p text:style-name="P1308">have a good flight — хорошо долететь (пожелание);</text:p>
            </text:list-item>
            <text:list-item>
              <text:p text:style-name="P1308">have a lift — подвести (на машине);</text:p>
            </text:list-item>
            <text:list-item>
              <text:p text:style-name="P1309">have a ride — проехаться;</text:p>
            </text:list-item>
            <text:list-item>
              <text:p text:style-name="P1309">have a walk — пройтись (прогуляться);</text:p>
            </text:list-item>
            <text:list-item>
              <text:p text:style-name="P1309">have a swim — поплавать;</text:p>
            </text:list-item>
            <text:list-item>
              <text:p text:style-name="P1309">have a hug — обняться;</text:p>
            </text:list-item>
            <text:list-item>
              <text:p text:style-name="P1309">have a kiss — поцеловаться.</text:p>
            </text:list-item>
          </text:list>
        </text:list-item>
      </text:list>
      <text:p text:style-name="P670"/>
      <text:p text:style-name="P709">Глагол <text:span text:style-name="T469">get</text:span></text:p>
      <text:p text:style-name="P672"/>
      <text:p text:style-name="P1009"><text:span text:style-name="T271">Один и самых запутанных глаголов, который может переводится по разному,</text:span><text:span text:style-name="T270"> в записимости </text:span></text:p>
      <text:p text:style-name="P673">от слов, идущих после него. Поэтому его нужно переводить в связке с соседними словами.</text:p>
      <text:p text:style-name="P674"/>
      <text:p text:style-name="P1009"><text:span text:style-name="T271">Если после </text:span><text:span text:style-name="T89">get</text:span><text:span text:style-name="T271"> идет существительное, то он передает значение </text:span><text:span text:style-name="T270">«</text:span><text:span text:style-name="T271">получать, покупать</text:span><text:span text:style-name="T270">».</text:span></text:p>
      <text:p text:style-name="P673"/>
      <text:p text:style-name="P71"><text:span text:style-name="T56">I </text:span><text:span text:style-name="T45">got a new car — Я купил новую машину.</text:span></text:p>
      <text:p text:style-name="P890">I got an A today — Я получил пятерку сегодня. (A — <text:span text:style-name="T1058">это </text:span>оценка)</text:p>
      <text:p text:style-name="P1145"><text:span text:style-name="T270">Е</text:span><text:span text:style-name="T236">сли </text:span><text:span text:style-name="T67">get</text:span><text:span text:style-name="T236"> используется со средством передвижения, то он приобретает значение </text:span></text:p>
      <text:p text:style-name="P675">«сесть в транспорт». В этом случае он может использоваться с предлогом <text:span text:style-name="T469">on</text:span>.</text:p>
      <text:p text:style-name="P675"/>
      <text:p text:style-name="P890">I got on a bus at 5 o`clock — Я сел в автобус в 5 часов.</text:p>
      <text:p text:style-name="P890">I got a taxi — Я взял такси.</text:p>
      <text:p text:style-name="P673"/>
      <text:p text:style-name="P1145"><text:span text:style-name="T270">Е</text:span><text:span text:style-name="T236">сли после get идет прилагательное, то это означает «прийти к этому состоянию», </text:span></text:p>
      <text:p text:style-name="P675">например: <text:span text:style-name="T469">get hungry (проголодаться), get better (стать лучше), get cold (замерзнуть)</text:span> и т. д.</text:p>
      <text:p text:style-name="P675"/>
      <text:p text:style-name="P890">He got dressed quickly and left — Он оделся быстро и ушел.</text:p>
      <text:p text:style-name="P675"/>
      <text:p text:style-name="P675">Если <text:span text:style-name="T469">get</text:span> используется с частицей <text:span text:style-name="T469">to</text:span>, то это означает «прибывать в такое-то место».</text:p>
      <text:p text:style-name="P675"/>
      <text:p text:style-name="P890">I got to work late — Я приехал на работу поздно.</text:p>
      <text:p text:style-name="P890">I got to the airport by train — Я приехал в аэропорт на поезде.</text:p>
      <text:p text:style-name="P673"/>
      <text:p text:style-name="P673">В пассивном залоге может заменять глагол <text:span text:style-name="T469">be</text:span>. </text:p>
      <text:p text:style-name="P673"/>
      <text:p text:style-name="P673">Если <text:span text:style-name="T469">be</text:span> означает «быть в состоянии / обладать качеством», то <text:span text:style-name="T469">get</text:span> означает </text:p>
      <text:p text:style-name="P674">«входить в состояние / приобретать качество».</text:p>
      <text:p text:style-name="P674"/>
      <text:p text:style-name="P674">В отличии от <text:span text:style-name="T469">be, do, have</text:span>, этот глагол не может быть вспомогательным.</text:p>
      <text:p text:style-name="P676"><text:soft-page-break/>Почти для любого предложения с <text:span text:style-name="T469">get</text:span> можно найти замену с другим глаголом.</text:p>
      <text:p text:style-name="P674"/>
      <text:p text:style-name="P1151"><text:span text:style-name="T236">После </text:span><text:span text:style-name="T67">get</text:span><text:span text:style-name="T236"> могут стоять разные предлоги, в зависимости от которых он может сильно</text:span></text:p>
      <text:p text:style-name="P1152"><text:span text:style-name="T236">меняться. Такие измененя не всегда поддаются логике</text:span><text:span text:style-name="T272">:</text:span></text:p>
      <text:list xml:id="list2043417720" text:style-name="L51">
        <text:list-item>
          <text:p text:style-name="P1310">get along — ладить друг с другом;</text:p>
        </text:list-item>
        <text:list-item>
          <text:p text:style-name="P1310">get away — убираться прочь (грубо);</text:p>
        </text:list-item>
        <text:list-item>
          <text:p text:style-name="P1310">get back — вернуться;</text:p>
        </text:list-item>
        <text:list-item>
          <text:p text:style-name="P1310">get in — попасть внутрь;</text:p>
        </text:list-item>
        <text:list-item>
          <text:p text:style-name="P1310">get on — справиться с ситуацией.</text:p>
        </text:list-item>
      </text:list>
      <text:p text:style-name="P677"/>
      <text:p text:style-name="P817"><text:span text:style-name="T921">W</text:span><text:span text:style-name="T911">e get along well — Мы хорошо ладим.</text:span></text:p>
      <text:p text:style-name="P891">I`ll get away from work as soon as I can — Я свалю с этой работы, как только смогу.</text:p>
      <text:p text:style-name="P891">Get in the car quickly! — Быстро садись в машину!</text:p>
      <text:p text:style-name="P892">How are you getting on with your new job? — Как дела на новой работе?</text:p>
      <text:p text:style-name="P1100"/>
      <text:p text:style-name="P1100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099">Такие сочетания нельзя переводить по отдельности, а только в связке.</text:p>
      <text:p text:style-name="P674"/>
      <text:p text:style-name="P1099">Один и тот же фразовый глагол может иметь несколько значений.</text:p>
      <text:p text:style-name="P674"/>
      <text:p text:style-name="P705">Глаголы, в которых все путаются</text:p>
      <text:p text:style-name="P678"/>
      <text:p text:style-name="P679"><text:span text:style-name="T606">Tell и say</text:span> можно перевести как «сказать». Только первый означатает «рассказать», </text:p>
      <text:p text:style-name="P679">а второй - «сказать/говорить». </text:p>
      <text:p text:style-name="P679"/>
      <text:p text:style-name="P679">После <text:span text:style-name="T469">tell</text:span> нужно обязательно указать, кому адресована фраза, либо что именно </text:p>
      <text:p text:style-name="P679">говорится. После <text:span text:style-name="T469">tell</text:span> не нужен предлог.</text:p>
      <text:p text:style-name="P679"/>
      <text:p text:style-name="P893">Tell me the truth — Скажи мне правду.</text:p>
      <text:p text:style-name="P893">Tell Michael that I will be late — Скажи Майклу, что я опоздаю.</text:p>
      <text:p text:style-name="P679"/>
      <text:p text:style-name="P679">После <text:span text:style-name="T469">say</text:span> можно ничего не указывать, либо указать того, кто сказал фразу.</text:p>
      <text:p text:style-name="P679">Если мы говорим, кому адресована фраза, то после <text:span text:style-name="T469">say</text:span> нужен предлог <text:span text:style-name="T469">to</text:span>.</text:p>
      <text:p text:style-name="P679"/>
      <text:p text:style-name="P893">«You deserve more than this», I said to myself — Ты заслуживаешь большего, я сказал себе.</text:p>
      <text:p text:style-name="P679"/>
      <text:p text:style-name="P1146"><text:span text:style-name="T150">See, l</text:span><text:span text:style-name="T149">ook, watch</text:span><text:span text:style-name="T236"> передают значение «видеть», но с разными смысловыми оттенками.</text:span></text:p>
      <text:p text:style-name="P679"/>
      <text:p text:style-name="P680">Глагол <text:span text:style-name="T469">see</text:span> означает «видеть», как физическую возможность. Обычно <text:span text:style-name="T1059">он </text:span>не употребляется </text:p>
      <text:p text:style-name="P680">во временах Continuous.</text:p>
      <text:p text:style-name="P679"/>
      <text:p text:style-name="P893">I see a bird in the tree — Я вижу птицу на дереве.</text:p>
      <text:p text:style-name="P679"/>
      <text:p text:style-name="P679"><text:span text:style-name="T469">Look</text:span> означает «смотреть на что-либо». Если мы хотим узнать на какой объет смотрим — используется предлог <text:span text:style-name="T469">at</text:span>. В отличии от <text:span text:style-name="T469">see</text:span>, можно использовать в Continuous.</text:p>
      <text:p text:style-name="P679"/>
      <text:p text:style-name="P893">Don`t worry, I`m not looking — Не волнуйся, я не смотрю.</text:p>
      <text:p text:style-name="P893">I`m looking at the dog — Я смотрю на собаку.</text:p>
      <text:p text:style-name="P679"/>
      <text:p text:style-name="P1010"><text:span text:style-name="T67">Watch</text:span><text:span text:style-name="T236"> означает «</text:span><text:span text:style-name="T274">следить (взором)</text:span><text:span text:style-name="T236">» или «наблюдать» </text:span><text:span text:style-name="T273">за объектом</text:span><text:span text:style-name="T236">.</text:span></text:p>
      <text:p text:style-name="P681"/>
      <text:p text:style-name="P44"><text:soft-page-break/><text:span text:style-name="T57">Mothers always watch their children — М</text:span><text:span text:style-name="T58">а</text:span><text:span text:style-name="T57">мы всегда следят за своими детьми.</text:span></text:p>
      <text:p text:style-name="P72"><text:span text:style-name="T59">I </text:span><text:span text:style-name="T45">like watching birds — Мне нравится наблюдать за птицами.</text:span></text:p>
      <text:p text:style-name="P681"/>
      <text:p text:style-name="P1010"><text:span text:style-name="T149">Hear, listen</text:span><text:span text:style-name="T236"> можно перевести как «слышать» и «слушать». Первый означает физическую возможность, а второй — осознанное действие.</text:span></text:p>
      <text:p text:style-name="P681"/>
      <text:p text:style-name="P894">Can you hear some noise? — Ты слышишь шум?</text:p>
      <text:p text:style-name="P894">I think I heard something — Кажется, я что-то слышал.</text:p>
      <text:p text:style-name="P681"/>
      <text:p text:style-name="P1147"><text:span text:style-name="T274">Когда мы говорим о том, что именно слушаем, то</text:span><text:span text:style-name="T236"> </text:span><text:span text:style-name="T274">п</text:span><text:span text:style-name="T236">осле </text:span><text:span text:style-name="T67">listen</text:span><text:span text:style-name="T236"> </text:span><text:span text:style-name="T274">ставится предлог </text:span><text:span text:style-name="T90">to</text:span><text:span text:style-name="T274">.</text:span></text:p>
      <text:p text:style-name="P682">При переводе на русский предлог выпадает.</text:p>
      <text:p text:style-name="P682"/>
      <text:p text:style-name="P894">Listen to me, please — Пожалуйста, послушай меня.</text:p>
      <text:p text:style-name="P894">What music do you listen to? - Какую музыку ты слушает?</text:p>
      <text:p text:style-name="P682"/>
      <text:p text:style-name="P1148"><text:span text:style-name="T149">Do, make</text:span><text:span text:style-name="T236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682"/>
      <text:p text:style-name="P683">Устойчивые выражения с do:</text:p>
      <text:list xml:id="list1069922147" text:style-name="L52">
        <text:list-item>
          <text:p text:style-name="P1311">do an exam/test — сдавать экзамен/тест;</text:p>
        </text:list-item>
        <text:list-item>
          <text:p text:style-name="P1311">do a course — пройти курс;</text:p>
        </text:list-item>
        <text:list-item>
          <text:p text:style-name="P1311">do work/homework/housework — делать работу / домашнюю работу / работу по дому;</text:p>
        </text:list-item>
        <text:list-item>
          <text:p text:style-name="P1311">do a favour — оказывать услугу;</text:p>
        </text:list-item>
        <text:list-item>
          <text:p text:style-name="P1311">do business — заниматься бизнесом;</text:p>
        </text:list-item>
        <text:list-item>
          <text:p text:style-name="P1311">do right/wrong — поступать правильно/неправильно;</text:p>
        </text:list-item>
        <text:list-item>
          <text:p text:style-name="P1313">do the shopping — делать покупки;</text:p>
        </text:list-item>
        <text:list-item>
          <text:p text:style-name="P1311">do the wassing up — мыть посуду;</text:p>
        </text:list-item>
      </text:list>
      <text:p text:style-name="P682"/>
      <text:p text:style-name="P683">Устойчивые выражения с make:</text:p>
      <text:list xml:id="list3271872671" text:style-name="L53">
        <text:list-item>
          <text:p text:style-name="P1312">make a noise — шуметь;</text:p>
        </text:list-item>
        <text:list-item>
          <text:p text:style-name="P1312">make a bed — застилать постель;</text:p>
        </text:list-item>
        <text:list-item>
          <text:p text:style-name="P1312">make a cake/tea/dinner — приготовить торт/чай/ужин;</text:p>
        </text:list-item>
        <text:list-item>
          <text:p text:style-name="P1433"><text:span text:style-name="T236">make a choice — сделать </text:span><text:span text:style-name="T275">выбор;</text:span></text:p>
        </text:list-item>
        <text:list-item>
          <text:p text:style-name="P1314">make a scision — принять решение;</text:p>
        </text:list-item>
        <text:list-item>
          <text:p text:style-name="P1314">make a promise — обещать, дать обещание;</text:p>
        </text:list-item>
        <text:list-item>
          <text:p text:style-name="P1314">make a friends — подружиться.</text:p>
        </text:list-item>
      </text:list>
      <text:p text:style-name="P684"/>
      <text:p text:style-name="P895">Could you do me a favour — Не мог бы ты оказать мне услугу? </text:p>
      <text:p text:style-name="P895">I belive she`ll make the right choice — Я верю, что она сделает правильный выбор.</text:p>
      <text:p text:style-name="P684"/>
      <text:p text:style-name="P1065"><text:span text:style-name="T359">Про и</text:span><text:span text:style-name="T360">нфинитив и герундий</text:span></text:p>
      <text:p text:style-name="P685"/>
      <text:p text:style-name="P692">Когда в английском предложении идет несколько глаголов <text:span text:style-name="T1061">подря</text:span><text:span text:style-name="T1062">д</text:span>, то первый является сказуемым<text:span text:style-name="T1060">, а следующий, свободный от времени, стоит в форме инфинитива </text:span></text:p>
      <text:p text:style-name="P1018"><text:span text:style-name="T295">или герундия </text:span><text:span text:style-name="T296">(</text:span><text:span text:style-name="T307">после сказуемоего</text:span><text:span text:style-name="T297"> </text:span><text:span text:style-name="T295">может быть несколько </text:span><text:span text:style-name="T307">глаголов</text:span><text:span text:style-name="T296">)</text:span><text:span text:style-name="T295">.</text:span></text:p>
      <text:p text:style-name="P691"/>
      <text:p text:style-name="P904">What do you want <text:span text:style-name="T890">to do</text:span>? — Что ты хочешь <text:span text:style-name="T890">делать</text:span>?</text:p>
      <text:p text:style-name="P904">I like <text:span text:style-name="T890">playing</text:span> cards — Я люблю <text:span text:style-name="T890">играть</text:span> в карты.</text:p>
      <text:p text:style-name="P905">Please don`t make me <text:span text:style-name="T890">worry</text:span> — Пожалуйста, не заставляй меня <text:span text:style-name="T890">волноваться</text:span>.</text:p>
      <text:p text:style-name="P906">I don`t mind <text:span text:style-name="T890">doing</text:span> it on my own — Я не против <text:span text:style-name="T890">сделать</text:span> это в одиночку.</text:p>
      <text:p text:style-name="P693"/>
      <text:p text:style-name="P1019"><text:soft-page-break/><text:span text:style-name="T281">И</text:span><text:span text:style-name="T282">нфинитив и герундий дополняют по смыслу </text:span><text:span text:style-name="T298">сказуемое</text:span><text:span text:style-name="T282">. </text:span><text:span text:style-name="T283">Они являются взаимозаменяемы </text:span></text:p>
      <text:p text:style-name="P1019"><text:span text:style-name="T291">и</text:span><text:span text:style-name="T283"> </text:span><text:span text:style-name="T291">в</text:span><text:span text:style-name="T283"> основном </text:span><text:span text:style-name="T291">и</text:span><text:span text:style-name="T283">спользуют</text:span><text:span text:style-name="T291">ся</text:span><text:span text:style-name="T283"> по наитию </text:span><text:span text:style-name="T298">либо</text:span><text:span text:style-name="T283"> в зависимости от диалекта.</text:span></text:p>
      <text:p text:style-name="P694"/>
      <text:p text:style-name="P695">На русский инфинитив и герундий переводятся несколькими способами:</text:p>
      <text:list xml:id="list2627039814" text:style-name="L54">
        <text:list-item>
          <text:p text:style-name="P1315">начальной формой глагола (делать);</text:p>
        </text:list-item>
        <text:list-item>
          <text:p text:style-name="P1315">причастием (делая);</text:p>
        </text:list-item>
        <text:list-item>
          <text:p text:style-name="P1315">придаточным предложением (чтобы сделать).</text:p>
        </text:list-item>
      </text:list>
      <text:p text:style-name="P694"/>
      <text:p text:style-name="P710">Инфинитив </text:p>
      <text:p text:style-name="P701"/>
      <text:p text:style-name="P1025"><text:span text:style-name="T304">Э</text:span><text:span text:style-name="T291">то глагол в начальной форме, </text:span><text:span text:style-name="T298">который </text:span><text:span text:style-name="T299">обычно </text:span><text:span text:style-name="T300">идет</text:span><text:span text:style-name="T298"> </text:span><text:span text:style-name="T291">с частицей </text:span><text:span text:style-name="T92">to</text:span><text:span text:style-name="T291">.</text:span></text:p>
      <text:p text:style-name="P899"><text:span text:style-name="T65">I don`t want </text:span><text:span text:style-name="T1077">to interface</text:span><text:span text:style-name="T65"> — Я не хочу </text:span><text:span text:style-name="T1077">вмешиваться</text:span><text:span text:style-name="T65">.</text:span></text:p>
      <text:p text:style-name="P702"/>
      <text:p text:style-name="P595"><text:span text:style-name="T291">Г</text:span><text:span text:style-name="T284">лаголы, после которых инфинитив всегда </text:span><text:span text:style-name="T292">с частицей </text:span><text:span text:style-name="T91">to</text:span><text:span text:style-name="T284">:</text:span></text:p>
      <text:list xml:id="list326733320" text:style-name="L55">
        <text:list-item>
          <text:p text:style-name="P1316">want — хотеть;</text:p>
        </text:list-item>
        <text:list-item>
          <text:p text:style-name="P1316">need — нуждаться;</text:p>
        </text:list-item>
        <text:list-item>
          <text:p text:style-name="P1316">plan — планировать;</text:p>
        </text:list-item>
        <text:list-item>
          <text:p text:style-name="P1316">decide — принимать решение;</text:p>
        </text:list-item>
        <text:list-item>
          <text:p text:style-name="P1316">offer — предлагать;</text:p>
        </text:list-item>
        <text:list-item>
          <text:p text:style-name="P1316">hope — надеяться;</text:p>
        </text:list-item>
        <text:list-item>
          <text:p text:style-name="P1316">promise — обещать;</text:p>
        </text:list-item>
        <text:list-item>
          <text:p text:style-name="P1316">try — пытаться;</text:p>
        </text:list-item>
        <text:list-item>
          <text:p text:style-name="P1316">forget — забывать;</text:p>
        </text:list-item>
        <text:list-item>
          <text:p text:style-name="P1316">learn — изучать;</text:p>
        </text:list-item>
        <text:list-item>
          <text:p text:style-name="P1316">would like — хотел бы.</text:p>
        </text:list-item>
      </text:list>
      <text:p text:style-name="P898"/>
      <text:p text:style-name="P898">We promise <text:span text:style-name="T890">to get</text:span> the money — Мы обещали <text:span text:style-name="T890">достать</text:span> денег.</text:p>
      <text:p text:style-name="P898">Don`t forget <text:span text:style-name="T890">to write</text:span> importang things — Не забывай <text:span text:style-name="T890">записывать</text:span> самое главное.</text:p>
      <text:p text:style-name="P696"/>
      <text:p text:style-name="P1017"><text:span text:style-name="T285">Между смысловым глаголом и идущим за ним инфинитивом часто </text:span><text:span text:style-name="T302">стоит</text:span><text:span text:style-name="T285"> дополнение.</text:span></text:p>
      <text:p text:style-name="P596"><text:span text:style-name="T302">Обычно</text:span><text:span text:style-name="T303"> </text:span><text:span text:style-name="T289">дополнение указывает</text:span><text:span text:style-name="T290">ся</text:span><text:span text:style-name="T289"> после </text:span><text:span text:style-name="T302">следующих </text:span><text:span text:style-name="T289">глаголов:</text:span></text:p>
      <text:list xml:id="list2777957337" text:style-name="L56">
        <text:list-item>
          <text:p text:style-name="P1317">ask — спрашивать;</text:p>
        </text:list-item>
        <text:list-item>
          <text:p text:style-name="P1317">tell — говорить;</text:p>
        </text:list-item>
        <text:list-item>
          <text:p text:style-name="P1317">advice — советовать;</text:p>
        </text:list-item>
        <text:list-item>
          <text:p text:style-name="P1317">expect — ожидать;</text:p>
        </text:list-item>
        <text:list-item>
          <text:p text:style-name="P1317">pesuade — убеждать;</text:p>
        </text:list-item>
        <text:list-item>
          <text:p text:style-name="P1317">teach — обучать.</text:p>
        </text:list-item>
      </text:list>
      <text:p text:style-name="P699"/>
      <text:p text:style-name="P903"><text:span text:style-name="T1068">I </text:span><text:span text:style-name="T34">asked</text:span><text:span text:style-name="T1069"> </text:span><text:span text:style-name="T1099">Mike</text:span><text:span text:style-name="T1069"> </text:span><text:span text:style-name="T895">to come</text:span><text:span text:style-name="T1069"> in — Я просила Майка войти.</text:span></text:p>
      <text:p text:style-name="P74"><text:span text:style-name="T32">Tell</text:span><text:span text:style-name="T45"> </text:span><text:span text:style-name="T1100">them</text:span><text:span text:style-name="T45"> </text:span><text:span text:style-name="T63">to leave</text:span><text:span text:style-name="T45"> us alone — Попроси их оставить нас в покое.</text:span></text:p>
      <text:p text:style-name="P696"/>
      <text:p text:style-name="P1020"><text:span text:style-name="T285">Если после смыслового глагола </text:span><text:span text:style-name="T301">указано</text:span><text:span text:style-name="T286"> </text:span><text:span text:style-name="T285">дополне</text:span><text:span text:style-name="T286">ние, </text:span><text:span text:style-name="T287">то такие предложения удобней переводить с использованием придаточного предложения.</text:span></text:p>
      <text:p text:style-name="P700"/>
      <text:p text:style-name="P78"><text:span text:style-name="T60">I </text:span><text:span text:style-name="T33">promise</text:span><text:span text:style-name="T60"> </text:span><text:span text:style-name="T1101">you</text:span><text:span text:style-name="T60"> </text:span><text:span text:style-name="T64">to be</text:span><text:span text:style-name="T60"> there always — Я обещаю тебе, что буду рядом всегда.</text:span></text:p>
      <text:p text:style-name="P900"/>
      <text:p text:style-name="P78"><text:span text:style-name="T236">(</text:span><text:span text:style-name="T294">п</text:span><text:span text:style-name="T287">ридаточно</text:span><text:span text:style-name="T288">е</text:span><text:span text:style-name="T287"> предложения — </text:span><text:span text:style-name="T236">это синтаксическая часть сложноподчиненного предложения, содержащая подчинительный союз или союзное слово: </text:span><text:span text:style-name="T45">Петя убежал с урока, </text:span><text:span text:style-name="T357">чтобы не пропустить концерт</text:span><text:span text:style-name="T236">. </text:span><text:span text:style-name="Emphasis"><text:span text:style-name="T45">Изобразить чувство, </text:span></text:span><text:span text:style-name="Emphasis"><text:span text:style-name="T357">которое я испытывал</text:span></text:span><text:span text:style-name="Emphasis"><text:span text:style-name="T45">, очень трудно</text:span></text:span><text:span text:style-name="T236">)</text:span><text:span text:style-name="T287">.</text:span></text:p>
      <text:p text:style-name="P900"/>
      <text:p text:style-name="P1020"><text:soft-page-break/><text:span text:style-name="T287">Т</text:span><text:span text:style-name="T293">акже придаточное предложение используется, когда вторая часть объясняет причину действия из главной части. </text:span><text:span text:style-name="T294">В этом случае инфинитив всегда используется с </text:span><text:span text:style-name="T93">to</text:span><text:span text:style-name="T294">.</text:span></text:p>
      <text:p text:style-name="P697"/>
      <text:p text:style-name="P79"><text:span text:style-name="T60">I </text:span><text:span text:style-name="T33">went out</text:span><text:span text:style-name="T64">,</text:span><text:span text:style-name="T60"> </text:span><text:span text:style-name="T64">to buy</text:span><text:span text:style-name="T60"> food — Я </text:span><text:span text:style-name="T33">вышел</text:span><text:span text:style-name="T60">,</text:span><text:span text:style-name="T62"> </text:span><text:span text:style-name="T64">чтобы</text:span><text:span text:style-name="T60"> </text:span><text:span text:style-name="T64">купить</text:span><text:span text:style-name="T60"> еды.</text:span></text:p>
      <text:p text:style-name="P80"><text:span text:style-name="T60">W</text:span><text:span text:style-name="T45">hy did I </text:span><text:span text:style-name="T32">come in</text:span><text:span text:style-name="T45">? </text:span><text:span text:style-name="T63">To drink</text:span><text:span text:style-name="T45"> cofee — Почему я </text:span><text:span text:style-name="T32">зашел</text:span><text:span text:style-name="T45">? </text:span><text:span text:style-name="T63">Чтобы выпить</text:span><text:span text:style-name="T45"> кофе.</text:span></text:p>
      <text:p text:style-name="P901"/>
      <text:p text:style-name="P234"><text:span text:style-name="T45">Не всегда причина указывается в виде глагола. Если в качестве причины указано существительное, то перед ним будет предлог </text:span><text:span text:style-name="T67">for</text:span><text:span text:style-name="T45"> </text:span><text:span text:style-name="T61">(за, для)</text:span><text:span text:style-name="T45">.</text:span></text:p>
      <text:p text:style-name="P698"/>
      <text:p text:style-name="P902">I <text:span text:style-name="T23">went out</text:span> <text:span text:style-name="T890">for food</text:span> — Я <text:span text:style-name="T23">вышел</text:span><text:span text:style-name="T1067"> </text:span><text:span text:style-name="T890">за едой</text:span>.</text:p>
      <text:p text:style-name="P228"/>
      <text:p text:style-name="P228">Ес<text:span text:style-name="T1067">ть</text:span> глаголы, после которых инфинитив используется без частицы <text:span text:style-name="T469">to</text:span> («голый» инфитив). Таких глаголов немного. Самыми распространенные: <text:span text:style-name="T469">let </text:span>(позволять) и <text:span text:style-name="T469">make</text:span>.</text:p>
      <text:p text:style-name="P226"/>
      <text:p text:style-name="P76"><text:span text:style-name="T23">Let</text:span> <text:span text:style-name="T1096">Peter</text:span> <text:span text:style-name="T890">explain</text:span> himself — Позволь Питеру объясниться.</text:p>
      <text:p text:style-name="P77"><text:span text:style-name="T23">Let</text:span> <text:span text:style-name="T1096">us</text:span> (let`s) <text:span text:style-name="T890">watch</text:span> this movie — Давай<text:span text:style-name="T1064"> </text:span>посмотрим этот фильм.</text:p>
      <text:p text:style-name="P227"/>
      <text:p text:style-name="P229">Если после <text:span text:style-name="T469">make</text:span> стоит еще один глагол, то в этом случае <text:span text:style-name="T469">make</text:span> переводится не как «делать», </text:p>
      <text:p text:style-name="P229">а как «заставлять». После <text:span text:style-name="T469">make</text:span> нужно также указать дополнение.</text:p>
      <text:p text:style-name="P229"/>
      <text:p text:style-name="P198">I <text:span text:style-name="T3">can`t</text:span> <text:span text:style-name="T23">make</text:span> <text:span text:style-name="T1096">John</text:span> <text:span text:style-name="T890">work</text:span> — Я не могу заставить Джона работать.</text:p>
      <text:p text:style-name="P230"/>
      <text:p text:style-name="P232"><text:span text:style-name="T1065">Если инфинитив стоит после связки </text:span><text:span text:style-name="T497">it</text:span><text:span text:style-name="T1087"> + </text:span><text:span text:style-name="T494">be </text:span><text:span text:style-name="T1065">+ прилагательно</text:span><text:span text:style-name="T1066">е</text:span><text:span text:style-name="T1065">, то </text:span><text:span text:style-name="T1087">он </text:span><text:span text:style-name="T1065">используется </text:span></text:p>
      <text:p text:style-name="P232"><text:span text:style-name="T1065">с частицей </text:span><text:span text:style-name="T494">to</text:span><text:span text:style-name="T1065">. </text:span><text:span text:style-name="T1087">Такая связка выражает отношение к делу.</text:span></text:p>
      <text:p text:style-name="P231"/>
      <text:p text:style-name="P75">It <text:span text:style-name="T358">is difficult</text:span> to understand him — Его<text:span text:style-name="T1087"> </text:span>сложно понять.</text:p>
      <text:p text:style-name="P83">It was difficult to find a good job — Было трудно найти хорошую работу.</text:p>
      <text:p text:style-name="P46"><text:span text:style-name="T1087">It is nice to live here — Здесь </text:span><text:span text:style-name="T1088">приятно жить.</text:span></text:p>
      <text:p text:style-name="P231"/>
      <text:p text:style-name="P1165">По правилам английского языка после <text:span text:style-name="T469">be</text:span> всегда используется прилалагательное, при этом на русский, <text:span text:style-name="T469">be</text:span> + прилагательное будет переводиться наречием (где, куда, зачем, как).</text:p>
      <text:p text:style-name="P233"/>
      <text:p text:style-name="P1025"><text:span text:style-name="T882">Г</text:span><text:span text:style-name="T883">ерундий</text:span><text:span text:style-name="T734"> </text:span></text:p>
      <text:p text:style-name="P237"/>
      <text:p text:style-name="P1025"><text:span text:style-name="T737">Э</text:span><text:span text:style-name="T730">то нечно среднее между глаголом и существительным, </text:span><text:span text:style-name="T735">потому что м</text:span><text:span text:style-name="T730">ожет переводит</text:span><text:span text:style-name="T735">ь</text:span><text:span text:style-name="T730">ся </text:span></text:p>
      <text:p text:style-name="P1025"><text:span text:style-name="T735">и так и этак </text:span><text:span text:style-name="T738">(в зависимости от места)</text:span><text:span text:style-name="T730">.</text:span><text:span text:style-name="T736"> </text:span><text:span text:style-name="T731">Выглядит как глагол c окончанием </text:span><text:span text:style-name="T495">-ing</text:span><text:span text:style-name="T731">.</text:span></text:p>
      <text:p text:style-name="P240"/>
      <text:p text:style-name="P1026"><text:span text:style-name="T739">Герундий используется после предлогов </text:span><text:span text:style-name="T742">и</text:span><text:span text:style-name="T739"> некоторых глаголов. </text:span><text:span text:style-name="T741">Т</text:span><text:span text:style-name="T742">акже</text:span><text:span text:style-name="T739"> е</text:span><text:span text:style-name="T740">сли после </text:span></text:p>
      <text:p text:style-name="P241">первого глагола идет предлог, то второй всегда пишется в форме герундия.</text:p>
      <text:p text:style-name="P242"/>
      <text:p text:style-name="P239">Если герундий стоит в конце предложения, то он переводится глаголом.</text:p>
      <text:p text:style-name="P921"/>
      <text:p text:style-name="P818"><text:span text:style-name="T976">I </text:span><text:span text:style-name="T31">ran</text:span><text:span text:style-name="T975"> for a long time </text:span><text:span text:style-name="T1042">without</text:span><text:span text:style-name="T975"> </text:span><text:span text:style-name="T978">stopping</text:span><text:span text:style-name="T975"> — Я долго бежал, не останавливаясь.</text:span></text:p>
      <text:p text:style-name="P818"><text:span text:style-name="T976">D</text:span><text:span text:style-name="T975">on`t stop. </text:span><text:span text:style-name="T31">Keep</text:span><text:span text:style-name="T975"> </text:span><text:span text:style-name="T1042">on</text:span><text:span text:style-name="T975"> </text:span><text:span text:style-name="T978">running</text:span><text:span text:style-name="T975">! </text:span><text:span text:style-name="T977">— </text:span><text:span text:style-name="T975">Не останавливайся. Продолжай бежать!</text:span></text:p>
      <text:p text:style-name="P819"><text:span text:style-name="T1042">Before</text:span><text:span text:style-name="T975"> </text:span><text:span text:style-name="T978">going</text:span><text:span text:style-name="T975"> </text:span><text:span text:style-name="T978">out</text:span><text:span text:style-name="T975">, I phoned Jerry — Перед выходом я позвонил Джерри.</text:span></text:p>
      <text:p text:style-name="P921"/>
      <text:p text:style-name="P1021"><text:span text:style-name="T337">Глаголы, после которых </text:span><text:span text:style-name="T338">принято использовать</text:span><text:span text:style-name="T337"> герундий:</text:span></text:p>
      <text:p text:style-name="P922"/>
      <text:list xml:id="list2863345578" text:style-name="L57">
        <text:list-item>
          <text:p text:style-name="P1320">обозначающие начало, продолжительность или конец процесса:</text:p>
          <text:list>
            <text:list-item>
              <text:p text:style-name="P1321">stop — прекращать;</text:p>
            </text:list-item>
            <text:list-item>
              <text:p text:style-name="P1321">finish — заканчивать;</text:p>
            </text:list-item>
            <text:list-item>
              <text:p text:style-name="P1321">give up — прекращать;</text:p>
            </text:list-item>
            <text:list-item>
              <text:p text:style-name="P1321"><text:soft-page-break/>carry on / go on / keep on — продолжать;</text:p>
            </text:list-item>
          </text:list>
          <text:p text:style-name="P1321"/>
        </text:list-item>
        <text:list-item>
          <text:p text:style-name="P1320">обозначающие отношение к чему-то:</text:p>
          <text:list>
            <text:list-item>
              <text:p text:style-name="P1321">dislike — нелюбить;</text:p>
            </text:list-item>
            <text:list-item>
              <text:p text:style-name="P1321">enjoy — нравиться;</text:p>
            </text:list-item>
          </text:list>
        </text:list-item>
        <text:list-item>
          <text:p text:style-name="P1320">глаголы чувственного восприятия:</text:p>
          <text:list>
            <text:list-item>
              <text:p text:style-name="P1321">see — видеть;</text:p>
            </text:list-item>
            <text:list-item>
              <text:p text:style-name="P1321">watch — смотреть;</text:p>
            </text:list-item>
            <text:list-item>
              <text:p text:style-name="P1321">hear — слышать;</text:p>
            </text:list-item>
            <text:list-item>
              <text:p text:style-name="P1321">listen to — слушать.</text:p>
            </text:list-item>
          </text:list>
        </text:list-item>
      </text:list>
      <text:p text:style-name="P923"/>
      <text:list xml:id="list135759908246686" text:continue-numbering="true" text:style-name="L57">
        <text:list-item>
          <text:p text:style-name="P1320">другие глаголы и словосочетания:</text:p>
          <text:list>
            <text:list-item>
              <text:p text:style-name="P1321">suggest — предлагать;</text:p>
            </text:list-item>
            <text:list-item>
              <text:p text:style-name="P1321">mind — иметь ввиду, возражать;</text:p>
            </text:list-item>
            <text:list-item>
              <text:p text:style-name="P1321">avoid — избегать;</text:p>
            </text:list-item>
            <text:list-item>
              <text:p text:style-name="P1321">practice — практиковаться;</text:p>
            </text:list-item>
            <text:list-item>
              <text:p text:style-name="P1321">can`t help — не мочь не делать;</text:p>
            </text:list-item>
            <text:list-item>
              <text:p text:style-name="P1321">can`t stand — не выносить, ненавидеть;</text:p>
            </text:list-item>
            <text:list-item>
              <text:p text:style-name="P1321">look forward to — ждать с нетерпением.</text:p>
            </text:list-item>
          </text:list>
        </text:list-item>
      </text:list>
      <text:p text:style-name="P922"/>
      <text:p text:style-name="P820">I enjoy <text:span text:style-name="T890">reading</text:span> very much — Я очень люблю читать.</text:p>
      <text:p text:style-name="P820">I can`t help <text:span text:style-name="T890">feeling</text:span> responsible — Я не могу не чувствовать ответственности.</text:p>
      <text:p text:style-name="P820">I look forward to <text:span text:style-name="T890">meeting</text:span> John — Я жд<text:span text:style-name="T1080">у</text:span> с нетерпением встечи с Джоном.</text:p>
      <text:p text:style-name="P235"/>
      <text:p text:style-name="P235">Сочетание сказуемого и герундия можно расш<text:span text:style-name="T1081">и</text:span>рить, добавив между ними дополнение.</text:p>
      <text:p text:style-name="P235"/>
      <text:p text:style-name="P45"><text:span text:style-name="T1070">I </text:span><text:span text:style-name="T35">saw</text:span><text:span text:style-name="T1070"> </text:span><text:span text:style-name="T1102">John</text:span><text:span text:style-name="T1070"> </text:span><text:span text:style-name="T896">working</text:span><text:span text:style-name="T1070"> in the garden — Я видел, как Джон работает в саду.</text:span></text:p>
      <text:p text:style-name="P81">He <text:span text:style-name="T3">can`t</text:span> <text:span text:style-name="T23">stand</text:span> <text:span text:style-name="T1096">his father</text:span> <text:span text:style-name="T890">drinking</text:span> — Он не может вынести того, что его отец пьет.</text:p>
      <text:p text:style-name="P226"/>
      <text:p text:style-name="P238">Когда нужно сказать про дейсвтие, которое регулярно совершается, то для этого используется</text:p>
      <text:p text:style-name="P597"><text:span text:style-name="T732">связка </text:span><text:span text:style-name="T496">go</text:span><text:span text:style-name="T732"> + герундий. Глагол </text:span><text:span text:style-name="T496">go</text:span><text:span text:style-name="T732"> в этом случае переводится как «занимаюсь этим делом»:</text:span></text:p>
      <text:list xml:id="list1060467851" text:style-name="L58">
        <text:list-item>
          <text:p text:style-name="P1422"><text:span text:style-name="T732">go swimming — занима</text:span><text:span text:style-name="T733">ться</text:span><text:span text:style-name="T732"> плаваньем;</text:span></text:p>
        </text:list-item>
        <text:list-item>
          <text:p text:style-name="P1397">go running — бегать;</text:p>
        </text:list-item>
        <text:list-item>
          <text:p text:style-name="P1397">go fishing — рыбачить;</text:p>
        </text:list-item>
        <text:list-item>
          <text:p text:style-name="P1422">go skiing — кататься на лыжах;</text:p>
        </text:list-item>
        <text:list-item>
          <text:p text:style-name="P1434">go shopping — ходить по магазинам.</text:p>
        </text:list-item>
      </text:list>
      <text:p text:style-name="P1155"/>
      <text:p text:style-name="P1022"><text:span text:style-name="T1071">А связка </text:span><text:span text:style-name="T496">like</text:span><text:span text:style-name="T1071"> + герундий означает «</text:span><text:span text:style-name="T1072">люблю</text:span><text:span text:style-name="T1071"> заниматься этим </text:span><text:span text:style-name="T1072">делом</text:span><text:span text:style-name="T1071">».</text:span></text:p>
      <text:p text:style-name="P1155"/>
      <text:p text:style-name="P82">Would you like to <text:span text:style-name="T890">go skiing</text:span> this weekend? — Ты хочешь <text:span text:style-name="T890">покататься на лыжах</text:span> на выходных?</text:p>
      <text:p text:style-name="P82">I would rather <text:span text:style-name="T890">go shopp</text:span><text:span text:style-name="T897">i</text:span><text:span text:style-name="T890">ng</text:span> — Нет, я лучше <text:span text:style-name="T890">пойду по магазинам</text:span>.</text:p>
      <text:p text:style-name="P82">I <text:span text:style-name="T890">like shopping</text:span> with my girlfriends! — Я <text:span text:style-name="T890">люблю ходить по магазинам</text:span> с подру<text:span text:style-name="T1082">ж</text:span>ками!</text:p>
      <text:p text:style-name="P1155"/>
      <text:p text:style-name="P1024"><text:span text:style-name="T1074">Если герундий стоит в начале предложения, то он </text:span><text:span text:style-name="T1076">переводится не как глагол, а</text:span><text:span text:style-name="T1075"> как сущестительное </text:span><text:span text:style-name="T1076">(т. е. в этом случае он является подлежащим)</text:span><text:span text:style-name="T1074">.</text:span></text:p>
      <text:p text:style-name="P1023"/>
      <text:p text:style-name="P109">Swimming is very good for your health — Плаванье хорошо для здоровья</text:p>
      <text:p text:style-name="P109"><text:span text:style-name="T1073">L</text:span>earning English is not easy — Изучение английского — это нелегко.</text:p>
      <text:p text:style-name="P1023"/>
      <text:p text:style-name="P526">Глаголы, после который можно использовать как инфинитив так и герундий:</text:p>
      <text:p text:style-name="P526"><text:soft-page-break/></text:p>
      <text:list xml:id="list3115499030" text:style-name="L59">
        <text:list-item>
          <text:p text:style-name="P1407">обозначающие процесс:</text:p>
          <text:list>
            <text:list-item>
              <text:p text:style-name="P1408">start, begin — начинать;</text:p>
            </text:list-item>
            <text:list-item>
              <text:p text:style-name="P1408">continue — продолжать;</text:p>
            </text:list-item>
          </text:list>
        </text:list-item>
      </text:list>
      <text:p text:style-name="P526"/>
      <text:list xml:id="list135759573407225" text:continue-numbering="true" text:style-name="L59">
        <text:list-item>
          <text:p text:style-name="P1407">обозначающие отношение к чему-то:</text:p>
          <text:list>
            <text:list-item>
              <text:p text:style-name="P1409">love — любить;</text:p>
            </text:list-item>
            <text:list-item>
              <text:p text:style-name="P1409">like — нравиться;</text:p>
            </text:list-item>
            <text:list-item>
              <text:p text:style-name="P1409">hate — ненавидеть;</text:p>
            </text:list-item>
            <text:list-item>
              <text:p text:style-name="P1409">prefer — предпочитать;</text:p>
            </text:list-item>
          </text:list>
        </text:list-item>
      </text:list>
      <text:p text:style-name="P527"/>
      <text:p text:style-name="P110">I started to leart English at school / I started learning English at school.</text:p>
      <text:p text:style-name="P110">I love to play the piano / I love playing the piano.</text:p>
      <text:p text:style-name="P528"/>
      <text:p text:style-name="P1187">Формальное подлежащее. <text:span text:style-name="T1084">Dummy subject</text:span></text:p>
      <text:p text:style-name="P529"/>
      <text:p text:style-name="P530">В английском предложении обязательно должно присутствовать подлежащее и сказуемое.</text:p>
      <text:p text:style-name="P531">Это его грамматическая основа. В русском предложении подлежащее может отсутствовать.</text:p>
      <text:p text:style-name="P530">Из-за этого могут возн<text:span text:style-name="T1084">и</text:span>кать некоторые трудности при переводе.</text:p>
      <text:p text:style-name="P530"/>
      <text:p text:style-name="P532">Когда в русском предложении подлежащее отсутствует, в английском используется формальное подлежащее. Их всего 2: <text:span text:style-name="T469">there</text:span> и <text:span text:style-name="T469">it</text:span>, <text:span text:style-name="T1085">но </text:span><text:span text:style-name="T1089">еще </text:span><text:span text:style-name="T1085">могут</text:span><text:span text:style-name="T1089"> </text:span><text:span text:style-name="T1085">встретиться: </text:span><text:span text:style-name="T498">t</text:span><text:span text:style-name="T469">hey</text:span>, <text:span text:style-name="T469">this</text:span>, <text:span text:style-name="T469">that</text:span>.</text:p>
      <text:p text:style-name="P1054"><text:span text:style-name="T373">Т</text:span><text:span text:style-name="T374">акие предложения удобнее переводить с конца </text:span><text:span text:style-name="T445">(как и </text:span><text:span text:style-name="T446">все, в английском</text:span><text:span text:style-name="T445">)</text:span><text:span text:style-name="T374">. </text:span></text:p>
      <text:p text:style-name="P533"/>
      <text:p text:style-name="P1030"><text:span text:style-name="T381">П</text:span><text:span text:style-name="T379">одлежащее </text:span><text:span text:style-name="T546">there</text:span><text:span text:style-name="T379"> </text:span><text:span text:style-name="T381">всегда идет</text:span><text:span text:style-name="T379"> в связке с глаголом </text:span><text:span text:style-name="T546">be</text:span><text:span text:style-name="T379">. Оно необходимо, чтобы сказать </text:span></text:p>
      <text:p text:style-name="P1030"><text:span text:style-name="T379">о местоположении существительного, которое идет после </text:span><text:span text:style-name="T546">be</text:span><text:span text:style-name="T379"> </text:span><text:span text:style-name="T381">(как указатель)</text:span><text:span text:style-name="T379">.</text:span></text:p>
      <text:p text:style-name="P536"/>
      <text:p text:style-name="P111"><text:span text:style-name="T21">There</text:span><text:span text:style-name="T1086"> </text:span><text:span text:style-name="T37">is</text:span><text:span text:style-name="T1086"> </text:span><text:span text:style-name="T1103">a new restaurant</text:span><text:span text:style-name="T1086"> </text:span><text:span text:style-name="T12">in King Street</text:span><text:span text:style-name="T1086"> — На Кинг-стрит есть новый ресторан.</text:span></text:p>
      <text:p text:style-name="P112"><text:span text:style-name="T13">There</text:span> <text:span text:style-name="T23">was</text:span> <text:span text:style-name="T1096">a fight</text:span> <text:span text:style-name="T10">in the street today</text:span> — На улице сегодня была драка.</text:p>
      <text:p text:style-name="P537"/>
      <text:p text:style-name="P1028"><text:span text:style-name="T379">Иногда с помощью </text:span><text:span text:style-name="T546">there</text:span><text:span text:style-name="T379"> + </text:span><text:span text:style-name="T546">be</text:span><text:span text:style-name="T379"> говорят о существительном, которое не может совершать действий, но с которым связана дополнительная информация.</text:span></text:p>
      <text:p text:style-name="P537"/>
      <text:p text:style-name="P84"><text:span text:style-name="T373">T</text:span><text:span text:style-name="T379">here is something I want to tell you — Есть, кое-что, что я должен сказать тебе.</text:span></text:p>
      <text:p text:style-name="P538"/>
      <text:p text:style-name="P1029"><text:span text:style-name="T374">Связка </text:span><text:span text:style-name="T547">there</text:span><text:span text:style-name="T374"> + </text:span><text:span text:style-name="T547">be</text:span><text:span text:style-name="T374"> переводится по глаголу </text:span><text:span text:style-name="T547">be</text:span><text:span text:style-name="T374">, либо полностью выпадает при переводе.</text:span></text:p>
      <text:p text:style-name="P1157"><text:span text:style-name="T375">В Present Perfect, </text:span><text:span text:style-name="T548">be</text:span><text:span text:style-name="T375"> преобразуется в </text:span><text:span text:style-name="T548">have/has been</text:span><text:span text:style-name="T375">.</text:span></text:p>
      <text:p text:style-name="P538"/>
      <text:p text:style-name="P1027"><text:span text:style-name="T375">В вопросах </text:span><text:span text:style-name="T548">be</text:span><text:span text:style-name="T375"> </text:span><text:span text:style-name="T376">ставится</text:span><text:span text:style-name="T375"> перед </text:span><text:span text:style-name="T548">there</text:span><text:span text:style-name="T375">. Вопрос не обязательно </text:span><text:span text:style-name="T380">должен быть </text:span><text:span text:style-name="T375">общи</text:span><text:span text:style-name="T380">м</text:span><text:span text:style-name="T375">. </text:span></text:p>
      <text:p text:style-name="P535">Он может начинаться и с вопросительного слова. </text:p>
      <text:p text:style-name="P540"/>
      <text:p text:style-name="P113">What is there in the box? — Что находится в коробке? (Что есть в коробке?)</text:p>
      <text:p text:style-name="P540"/>
      <text:p text:style-name="P1027"><text:span text:style-name="T376">Отрицание образуется</text:span><text:span text:style-name="T375"> </text:span><text:span text:style-name="T376">с помощью частицы </text:span><text:span text:style-name="T549">not</text:span><text:span text:style-name="T376"> после </text:span><text:span text:style-name="T549">be</text:span><text:span text:style-name="T376">. Также </text:span><text:span text:style-name="T378">можно</text:span><text:span text:style-name="T376"> использовать отрицательное местоимение </text:span><text:span text:style-name="T549">no</text:span><text:span text:style-name="T376">, </text:span><text:span text:style-name="T1092">которое стоит перед существительным, как отдельное слово</text:span><text:span text:style-name="T376">.</text:span></text:p>
      <text:p text:style-name="P540"/>
      <text:p text:style-name="P85"><text:span text:style-name="T365">There aren`t any challenges in his life / T</text:span><text:span text:style-name="T377">here are no challenges in his life</text:span><text:span text:style-name="T365"> — </text:span></text:p>
      <text:p text:style-name="P113">В его жизни нет испытаний.</text:p>
      <text:p text:style-name="P540"/>
      <text:p text:style-name="P1030"><text:span text:style-name="T381">Подлежащее </text:span><text:span text:style-name="T550">it</text:span><text:span text:style-name="T381"> </text:span><text:span text:style-name="T390">обычно </text:span><text:span text:style-name="T381">используется, когда надо сообщить время или сказать о погоде.</text:span></text:p>
      <text:p text:style-name="P544"/>
      <text:p text:style-name="P1031"><text:soft-page-break/><text:span text:style-name="T384">После </text:span><text:span text:style-name="T551">it</text:span><text:span text:style-name="T384"> может идти не только существительное </text:span><text:span text:style-name="T386">(в отличие от </text:span><text:span text:style-name="T553">there</text:span><text:span text:style-name="T386">)</text:span><text:span text:style-name="T384">, но </text:span><text:span text:style-name="T386">также </text:span><text:span text:style-name="T384">прилагательное </text:span><text:span text:style-name="T386">или глагол</text:span><text:span text:style-name="T384"> </text:span><text:span text:style-name="T386">(обычно идет прилагательное).</text:span></text:p>
      <text:p text:style-name="P114"/>
      <text:p text:style-name="P543"><text:span text:style-name="T499">It</text:span><text:span text:style-name="T1091"> может идти в связке с любым глаголом, а не только с </text:span><text:span text:style-name="T499">be</text:span><text:span text:style-name="T1091">.</text:span></text:p>
      <text:p text:style-name="P544"/>
      <text:p text:style-name="P1171"><text:span text:style-name="T16">It</text:span><text:span text:style-name="T544"> </text:span><text:span text:style-name="T27">is</text:span><text:span text:style-name="T544"> 5 o`clock — Сейчас 5 часов.</text:span></text:p>
      <text:p text:style-name="P86"><text:span text:style-name="T17">It</text:span><text:span text:style-name="T365"> </text:span><text:span text:style-name="T36">is</text:span><text:span text:style-name="T365"> warm — Тепло.</text:span></text:p>
      <text:p text:style-name="P86"><text:span text:style-name="T17">It</text:span><text:span text:style-name="T365"> often </text:span><text:span text:style-name="T36">snows</text:span><text:span text:style-name="T365"> </text:span><text:span text:style-name="T382">in the winter — Зимой часто идет снег.</text:span></text:p>
      <text:p text:style-name="P545"/>
      <text:p text:style-name="P598"><text:span text:style-name="T382">Е</text:span><text:span text:style-name="T385">ще </text:span><text:span text:style-name="T552">it</text:span><text:span text:style-name="T385"> является подлежащим в таких конструкциях:</text:span></text:p>
      <text:list xml:id="list1657598323" text:style-name="L60">
        <text:list-item>
          <text:p text:style-name="P1435"><text:span text:style-name="T544">It`s time</text:span><text:span text:style-name="T365"> — пора (после используется инфинитив для указания действия, </text:span></text:p>
          <text:p text:style-name="P1410">которое пришло время сделать);</text:p>
        </text:list-item>
        <text:list-item>
          <text:p text:style-name="P1436"><text:span text:style-name="T549">I</text:span><text:span text:style-name="T544">t</text:span><text:span text:style-name="T365"> + </text:span><text:span text:style-name="T544">be</text:span><text:span text:style-name="T365"> + прилагательное + инфинитив</text:span><text:span text:style-name="T383"> (отношение к делу);</text:span></text:p>
        </text:list-item>
        <text:list-item>
          <text:p text:style-name="P1437"><text:span text:style-name="T383">в </text:span><text:span text:style-name="T365">пассивном залоге, в оборотах </text:span><text:span text:style-name="T544">it is known</text:span><text:span text:style-name="T365"> (известно) и </text:span><text:span text:style-name="T544">it is said</text:span><text:span text:style-name="T365"> (говорят).</text:span></text:p>
        </text:list-item>
      </text:list>
      <text:p text:style-name="P541"/>
      <text:p text:style-name="P1042"><text:span text:style-name="T18">П</text:span><text:span text:style-name="T19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0">Заменяться может как отдельное существительное, так и целое предложение.</text:span></text:p>
      <text:p text:style-name="P541"/>
      <text:p text:style-name="P1170"><text:span text:style-name="T377">Т</text:span><text:span text:style-name="T365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542"/>
      <text:p text:style-name="P926"><text:span text:style-name="T372">They say this film is interesting / </text:span><text:span text:style-name="T371">This film is said to be interesting</text:span><text:span text:style-name="T372"> — </text:span></text:p>
      <text:p text:style-name="P927">Говорят, этот фильминтересный.</text:p>
      <text:p text:style-name="P1158"/>
      <text:p text:style-name="P1135"><text:span text:style-name="T1090">М</text:span>естоимение. Pronoun</text:p>
      <text:p text:style-name="P539"/>
      <text:p text:style-name="P1134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546"/>
      <text:p text:style-name="P547">Все местоимения можно разбить на несколько группы:</text:p>
      <text:list xml:id="list1483455619" text:style-name="L61">
        <text:list-item>
          <text:p text:style-name="P1411">личные местоимения (Personal Pronouns);</text:p>
        </text:list-item>
        <text:list-item>
          <text:p text:style-name="P1411">притяжательные местоимения (Possessive Pronouns);</text:p>
        </text:list-item>
        <text:list-item>
          <text:p text:style-name="P1411">возвратные местоимения (Reflexive Pronouns);</text:p>
        </text:list-item>
        <text:list-item>
          <text:p text:style-name="P1411">указательные местоимения (Demonstrative Pronouns);</text:p>
        </text:list-item>
        <text:list-item>
          <text:p text:style-name="P1411"><text:span text:style-name="T1122">неопределенные </text:span>местоимения <text:span text:style-name="T1126">(</text:span>some, any, no и их производные<text:span text:style-name="T1126">)</text:span>.</text:p>
        </text:list-item>
      </text:list>
      <text:p text:style-name="P534"/>
      <text:p text:style-name="P9">Личные местоимения</text:p>
      <text:p text:style-name="P548"/>
      <text:p text:style-name="P1047"><text:span text:style-name="T387">Имеют только 2 формы: </text:span>именительный паде<text:span text:style-name="T1127">ж и </text:span><text:span text:style-name="T387">объектные падеж.</text:span></text:p>
      <text:p text:style-name="P549">Объектный падеж соответсвует любому косвенному падежу русского языка.</text:p>
      <text:p text:style-name="P549">(косвенный падежы — это все падежы, кроме именительного)</text:p>
      <text:p text:style-name="P549"/>
      <text:p text:style-name="P599"><text:span text:style-name="T387">Личные местоимения в именительном падеже </text:span><text:span text:style-name="T400">заменяют</text:span><text:span text:style-name="T396"> подлежащее </text:span><text:span text:style-name="T404">(кто/</text:span><text:span text:style-name="T405">что</text:span><text:span text:style-name="T404">)</text:span><text:span text:style-name="T396">:</text:span></text:p>
      <table:table table:name="Table10" table:style-name="Table10">
        <table:table-column table:style-name="Table10.A" table:number-columns-repeated="3"/>
        <table:table-row table:style-name="TableLine94223328386256">
          <table:table-cell table:style-name="Table10.A1" office:value-type="string">
            <text:p text:style-name="P1217">Лицо</text:p>
          </table:table-cell>
          <table:table-cell table:style-name="Table10.A1" office:value-type="string">
            <text:p text:style-name="P1217">Единственное число</text:p>
          </table:table-cell>
          <table:table-cell table:style-name="Table10.C1" office:value-type="string">
            <text:p text:style-name="P1217">Множественное число</text:p>
          </table:table-cell>
        </table:table-row>
        <table:table-row table:style-name="TableLine94223325794368">
          <table:table-cell table:style-name="Table10.A2" office:value-type="string">
            <text:p text:style-name="P1256">1</text:p>
          </table:table-cell>
          <table:table-cell table:style-name="Table10.A2" office:value-type="string">
            <text:p text:style-name="P1256">I</text:p>
          </table:table-cell>
          <table:table-cell table:style-name="Table10.C2" office:value-type="string">
            <text:p text:style-name="P1257">we</text:p>
          </table:table-cell>
        </table:table-row>
        <table:table-row table:style-name="TableLine94223325815328">
          <table:table-cell table:style-name="Table10.A2" office:value-type="string">
            <text:p text:style-name="P1256">2</text:p>
          </table:table-cell>
          <table:table-cell table:style-name="Table10.A2" office:value-type="string">
            <text:p text:style-name="P1256">you</text:p>
          </table:table-cell>
          <table:table-cell table:style-name="Table10.C2" office:value-type="string">
            <text:p text:style-name="P1257">you</text:p>
          </table:table-cell>
        </table:table-row>
        <table:table-row table:style-name="TableLine94223325819120">
          <table:table-cell table:style-name="Table10.A2" office:value-type="string">
            <text:p text:style-name="P1256">3</text:p>
          </table:table-cell>
          <table:table-cell table:style-name="Table10.A2" office:value-type="string">
            <text:p text:style-name="P1256">he/she/<text:span text:style-name="T1093">it</text:span></text:p>
          </table:table-cell>
          <table:table-cell table:style-name="Table10.C2" office:value-type="string">
            <text:p text:style-name="P1257">they</text:p>
          </table:table-cell>
        </table:table-row>
      </table:table>
      <text:p text:style-name="P549"><text:soft-page-break/></text:p>
      <text:p text:style-name="P551">Местоимения <text:span text:style-name="T469">he</text:span> <text:span text:style-name="T1106">(он)</text:span> и <text:span text:style-name="T469">she</text:span> <text:span text:style-name="T1106">(она)</text:span> заменяют <text:span text:style-name="T1061">человека</text:span>.</text:p>
      <text:p text:style-name="P551">Они не могут заменить неодушевленный предмет или животное.</text:p>
      <text:p text:style-name="P550"/>
      <text:p text:style-name="P1036">Местоимение you заменяет 2 лицо <text:span text:style-name="T1116">(ты/</text:span>вы<text:span text:style-name="T1116">)</text:span>. По умолчанию you означает «вы» <text:span text:style-name="T388">и лишь </text:span></text:p>
      <text:p text:style-name="P1036"><text:span text:style-name="T388">по тону и </text:span><text:span text:style-name="T389">словам</text:span><text:span text:style-name="T388"> можно догадаться что вместо «вы», хотят сказать «ты».</text:span></text:p>
      <text:p text:style-name="P550"/>
      <text:p text:style-name="P115">Hey you, kid! Come to me — Эй ты, пацан, подойди сюда. (грубо)</text:p>
      <text:p text:style-name="P115">Would you like some tea? — Не хотите ли вы чаю? (вежливо)</text:p>
      <text:p text:style-name="P550"/>
      <text:p text:style-name="P554">Местоимение <text:span text:style-name="T469">it</text:span> <text:span text:style-name="T1094">переводится как «он/она/оно».</text:span> <text:span text:style-name="T1094">З</text:span>аменяет все неодушевленный </text:p>
      <text:p text:style-name="P555">предметы <text:span text:style-name="T1115">(</text:span>независимо от их рода<text:span text:style-name="T1115">)</text:span>, а также животных.</text:p>
      <text:p text:style-name="P552"/>
      <text:p text:style-name="P116">Where is the <text:span text:style-name="T890">book</text:span>? <text:span text:style-name="T890">It</text:span> is on the table — Где <text:span text:style-name="T890">книга</text:span>? <text:span text:style-name="T890">Она</text:span> на столе.</text:p>
      <text:p text:style-name="P116">My <text:span text:style-name="T890">cat</text:span> is funny. <text:span text:style-name="T890">It</text:span> plays all day long — Мой <text:span text:style-name="T890">кот</text:span> смешной. <text:span text:style-name="T890">Он</text:span> играет целый день.</text:p>
      <text:p text:style-name="P552"/>
      <text:p text:style-name="P554">Местоимение <text:span text:style-name="T469">they</text:span> переводится как «они». <text:span text:style-name="T1094">Может заменять как людей,</text:span> </text:p>
      <text:p text:style-name="P554"><text:span text:style-name="T1094">так и </text:span>неодушевленные предметы.</text:p>
      <text:p text:style-name="P553"/>
      <text:p text:style-name="P117">Where are the <text:span text:style-name="T890">keys</text:span>? <text:span text:style-name="T890">They</text:span> are on the table — Где <text:span text:style-name="T890">ключи</text:span>? <text:span text:style-name="T890">Они</text:span> на столе.</text:p>
      <text:p text:style-name="P554"/>
      <text:p text:style-name="P1032"><text:span text:style-name="T391">Местоимение </text:span><text:span text:style-name="T554">we</text:span><text:span text:style-name="T391"> переводится как «мы». </text:span><text:span text:style-name="T394">И </text:span><text:span text:style-name="T555">they</text:span><text:span text:style-name="T394">, и </text:span><text:span text:style-name="T555">we</text:span><text:span text:style-name="T391"> </text:span><text:span text:style-name="T394">могут </text:span><text:span text:style-name="T391">заменять связки из </text:span></text:p>
      <text:p text:style-name="P557">нескольких слов, которые используются как одно подлежащее.</text:p>
      <text:p text:style-name="P558"/>
      <text:p text:style-name="P47"><text:span text:style-name="T898">S</text:span><text:span text:style-name="T899">ue and I</text:span><text:span text:style-name="T392"> are good friends — </text:span><text:span text:style-name="T900">Мы со Сью</text:span><text:span text:style-name="T393"> хорошие друзья </text:span><text:span text:style-name="T395">(</text:span><text:span text:style-name="T397">я</text:span><text:span text:style-name="T395"> </text:span><text:span text:style-name="T397">+</text:span><text:span text:style-name="T395"> Сью = we)</text:span><text:span text:style-name="T392">.</text:span></text:p>
      <text:p text:style-name="P118"><text:span text:style-name="T365">Where are </text:span><text:span text:style-name="T890">Tom and Jerry</text:span><text:span text:style-name="T365">? </text:span><text:span text:style-name="T890">They</text:span><text:span text:style-name="T365"> are in the garden — Где </text:span><text:span text:style-name="T890">Том и Джерри</text:span><text:span text:style-name="T365">? </text:span><text:span text:style-name="T890">Они</text:span><text:span text:style-name="T365"> в саду.</text:span></text:p>
      <text:p text:style-name="P559"/>
      <text:p text:style-name="P1166"><text:span text:style-name="T389">It — </text:span><text:span text:style-name="T424">переводится как «</text:span><text:span text:style-name="T389">это»? </text:span><text:span text:style-name="T425">(</text:span><text:span text:style-name="T389">I</text:span><text:span text:style-name="T426">t</text:span><text:span text:style-name="T389"> is in the garden — Это в саду</text:span><text:span text:style-name="T425">)</text:span><text:span text:style-name="T389">.</text:span></text:p>
      <text:p text:style-name="P1167"><text:span text:style-name="T389">(</text:span><text:span text:style-name="T427">после it может стоять указание на место, где происходит ситуация, стр. 192</text:span><text:span text:style-name="T423">)</text:span></text:p>
      <text:p text:style-name="P560"/>
      <text:p text:style-name="P600"><text:span text:style-name="T398">Личные местоимения в объектном падеже </text:span><text:span text:style-name="T400">заменяют</text:span><text:span text:style-name="T398"> дополнени</text:span><text:span text:style-name="T399">е </text:span><text:span text:style-name="T404">(кого, кому, кем)</text:span><text:span text:style-name="T398">:</text:span></text:p>
      <text:list xml:id="list1999467001" text:style-name="L62">
        <text:list-item>
          <text:p text:style-name="P1461">me — меня, мне, мной;</text:p>
        </text:list-item>
        <text:list-item>
          <text:p text:style-name="P1461">you — тебя, тебе, тобой / вас, вам, вами;</text:p>
        </text:list-item>
        <text:list-item>
          <text:p text:style-name="P1462">him — его, ему, <text:span text:style-name="T1112">им;</text:span></text:p>
        </text:list-item>
        <text:list-item>
          <text:p text:style-name="P1462">her — ее, ей;</text:p>
        </text:list-item>
        <text:list-item>
          <text:p text:style-name="P1463"><text:span text:style-name="T979">it — </text:span><text:span text:style-name="T980">этого</text:span><text:span text:style-name="T979">, </text:span><text:span text:style-name="T980">этому, этим </text:span><text:span text:style-name="T982">(неодушевлен.)</text:span><text:span text:style-name="T981">;</text:span></text:p>
        </text:list-item>
        <text:list-item>
          <text:p text:style-name="P1462">us — нас, нам, нами;</text:p>
        </text:list-item>
        <text:list-item>
          <text:p text:style-name="P1462">them — их, им, ими.</text:p>
          <text:p text:style-name="P1464"/>
        </text:list-item>
      </text:list>
      <text:p text:style-name="P119"><text:span text:style-name="T13">I</text:span> <text:span text:style-name="T23">love</text:span> <text:span text:style-name="T1096">Jave</text:span> — Я люблю Джейн</text:p>
      <text:p text:style-name="P119"><text:span text:style-name="T13">Jane</text:span> <text:span text:style-name="T23">loves</text:span> <text:span text:style-name="T1096">me</text:span> — Джейн любит меня</text:p>
      <text:p text:style-name="P561"/>
      <text:p text:style-name="P10">Притяжательные местоимения</text:p>
      <text:p text:style-name="P562"/>
      <text:p text:style-name="P1034"><text:span text:style-name="T401">Овечают на вопрос «чей?». </text:span><text:span text:style-name="T402">И</text:span><text:span text:style-name="T412">х особенность </text:span><text:span text:style-name="T411">в</text:span><text:span text:style-name="T412"> то</text:span><text:span text:style-name="T411">м</text:span><text:span text:style-name="T412">, что они заменяют артикли.</text:span></text:p>
      <text:p text:style-name="P120">The dress is blue →<text:span text:style-name="T1118"> </text:span>Her dress is blue.</text:p>
      <text:p text:style-name="P563"/>
      <text:p text:style-name="P1164"><text:span text:style-name="T401">А</text:span><text:span text:style-name="T365">ртикли и местоимения претендуют на одну и ту же позицию в предложении, т. к. передают, по сути, один вид информации — краткую характеристику предмета (уточнить речь идет именно о притяжательных местоимениях или вообще обо всех).</text:span></text:p>
      <text:p text:style-name="P564"/>
      <text:p text:style-name="P1033"><text:span text:style-name="T407">П</text:span><text:span text:style-name="T403">ритяжательные местоимения первого типа — это местоимен</text:span><text:span text:style-name="T406">ия</text:span><text:span text:style-name="T403">, </text:span><text:span text:style-name="T406">которые </text:span><text:span text:style-name="T401">употребляются</text:span><text:span text:style-name="T406"> </text:span></text:p>
      <text:p text:style-name="P571"><text:soft-page-break/>в связке с существительным (существительное идет после, обязательно):</text:p>
      <text:list xml:id="list1947871815" text:style-name="L63">
        <text:list-item>
          <text:p text:style-name="P1412">my — <text:span text:style-name="T1107">мо</text:span><text:span text:style-name="T1108">й</text:span>; </text:p>
        </text:list-item>
        <text:list-item>
          <text:p text:style-name="P1412">your — <text:span text:style-name="T1107">твой/ваш</text:span>; </text:p>
        </text:list-item>
        <text:list-item>
          <text:p text:style-name="P1412">his — <text:span text:style-name="T1108">его</text:span>;</text:p>
        </text:list-item>
        <text:list-item>
          <text:p text:style-name="P1412">her — <text:span text:style-name="T1108">ее</text:span>;</text:p>
        </text:list-item>
        <text:list-item>
          <text:p text:style-name="P1423"><text:span text:style-name="T403">its — </text:span><text:span text:style-name="T416">этого</text:span><text:span text:style-name="T403">.</text:span></text:p>
        </text:list-item>
        <text:list-item>
          <text:p text:style-name="P1413">our — <text:span text:style-name="T1107">наш</text:span>; </text:p>
        </text:list-item>
        <text:list-item>
          <text:p text:style-name="P1412">their — <text:span text:style-name="T1108">их</text:span>; </text:p>
        </text:list-item>
      </text:list>
      <text:p text:style-name="P566"/>
      <text:p text:style-name="P48"><text:span text:style-name="T901">I</text:span><text:span text:style-name="T406"> like </text:span><text:span text:style-name="T901">my</text:span><text:span text:style-name="T406"> </text:span><text:span text:style-name="T419">work</text:span><text:span text:style-name="T406"> — Мне нравится моя </text:span><text:span text:style-name="T419">работа</text:span><text:span text:style-name="T406">.</text:span></text:p>
      <text:p text:style-name="P49"><text:span text:style-name="T901">He</text:span><text:span text:style-name="T406"> likes </text:span><text:span text:style-name="T901">his</text:span><text:span text:style-name="T406"> </text:span><text:span text:style-name="T419">work</text:span><text:span text:style-name="T406"> — Ему нравится его </text:span><text:span text:style-name="T419">работа</text:span><text:span text:style-name="T406">.</text:span></text:p>
      <text:p text:style-name="P573"/>
      <text:p text:style-name="P1037"><text:span text:style-name="T418">С</text:span><text:span text:style-name="T420">ледует обратить внимание, в каком контексте используется </text:span><text:span text:style-name="T556">its</text:span><text:span text:style-name="T420">.</text:span></text:p>
      <text:p text:style-name="P574"/>
      <text:p text:style-name="P87"><text:span text:style-name="T415">T</text:span><text:span text:style-name="T365">he </text:span><text:span text:style-name="T902">plant</text:span><text:span text:style-name="T417"> likes </text:span><text:span text:style-name="T902">its</text:span><text:span text:style-name="T417"> soil — Растению нравится его почва.</text:span></text:p>
      <text:p text:style-name="P1053"><text:span text:style-name="T570">The</text:span><text:span text:style-name="T608"> </text:span><text:span text:style-name="T609">dog</text:span><text:span text:style-name="T571"> likes </text:span><text:span text:style-name="T608">his</text:span><text:span text:style-name="T571"> food — </text:span><text:span text:style-name="T572">Собаке</text:span><text:span text:style-name="T571"> нратися е</text:span><text:span text:style-name="T572">е</text:span><text:span text:style-name="T571"> </text:span><text:span text:style-name="T573">корм </text:span><text:span text:style-name="T574">(так выдает google-переводчик)</text:span><text:span text:style-name="T571">.</text:span></text:p>
      <text:p text:style-name="P565"/>
      <text:p text:style-name="P1035"><text:span text:style-name="T404">Иногда </text:span><text:span text:style-name="T413">такие</text:span><text:span text:style-name="T406"> местоимения удобнее переводить словом «свой» </text:span><text:span text:style-name="T407">и его вариантами</text:span><text:span text:style-name="T406">.</text:span></text:p>
      <text:p text:style-name="P568"/>
      <text:p text:style-name="P121">I love <text:span text:style-name="T890">my</text:span> native town — Я люблю <text:span text:style-name="T890">свой</text:span> родной город.</text:p>
      <text:p text:style-name="P121">He loves <text:span text:style-name="T890">his</text:span> native town — Он любит <text:span text:style-name="T890">свой</text:span> родной город.</text:p>
      <text:p text:style-name="P567"/>
      <text:p text:style-name="P569">Бывают ситуации, когда после притяжательного местоимения существительного нет.</text:p>
      <text:p text:style-name="P570">В этом случае используются притяжательные местоимения второго типа. </text:p>
      <text:p text:style-name="P570"/>
      <text:p text:style-name="P575">Они употребляются самостоятельно, в конце предложения:</text:p>
      <text:list xml:id="list4281210644" text:style-name="L64">
        <text:list-item>
          <text:p text:style-name="P1414"><text:span text:style-name="T1113">m</text:span>ine — <text:span text:style-name="T1113">мой</text:span>;</text:p>
        </text:list-item>
        <text:list-item>
          <text:p text:style-name="P1414">yours — <text:span text:style-name="T1113">твой/ваш</text:span>;</text:p>
        </text:list-item>
        <text:list-item>
          <text:p text:style-name="P1414">his — <text:span text:style-name="T1113">его</text:span>;</text:p>
        </text:list-item>
        <text:list-item>
          <text:p text:style-name="P1414">hers — <text:span text:style-name="T1113">ее</text:span>;</text:p>
        </text:list-item>
        <text:list-item>
          <text:p text:style-name="P1424"><text:span text:style-name="T408">its — </text:span><text:span text:style-name="T414">э</text:span><text:span text:style-name="T409">того</text:span><text:span text:style-name="T408">;</text:span></text:p>
        </text:list-item>
        <text:list-item>
          <text:p text:style-name="P1414">ours — <text:span text:style-name="T1113">наш</text:span>; </text:p>
        </text:list-item>
        <text:list-item>
          <text:p text:style-name="P1415">theirs — их.</text:p>
        </text:list-item>
      </text:list>
      <text:p text:style-name="P576"/>
      <text:p text:style-name="P50"><text:span text:style-name="T409">Don`t touch it. It`s </text:span><text:span text:style-name="T413">mine</text:span><text:span text:style-name="T409"> — </text:span><text:span text:style-name="T410">Не трогай это. Это </text:span><text:span text:style-name="T413">мое</text:span><text:span text:style-name="T410">.</text:span></text:p>
      <text:p text:style-name="P122">It`s my money (это мои деньги) → It`s mine (они мои).</text:p>
      <text:p text:style-name="P556"/>
      <text:p text:style-name="P11">Возвратные местоимения</text:p>
      <text:p text:style-name="P572"/>
      <text:p text:style-name="P1040"><text:span text:style-name="T421">Показывают, что человек совершает действие по отношению к самому себе. </text:span><text:span text:style-name="T755">С</text:span><text:span text:style-name="T757">остоят из </text:span></text:p>
      <text:p text:style-name="P1048"><text:span text:style-name="T757">2х частей: слова </text:span><text:span text:style-name="T557">my/your/him/her/it/our/them</text:span><text:span text:style-name="T757"> и хвостика </text:span><text:span text:style-name="T557">-self</text:span><text:span text:style-name="T757"> или </text:span><text:span text:style-name="T557">-selves</text:span><text:span text:style-name="T757"> </text:span><text:span text:style-name="T772">(</text:span><text:span text:style-name="T757">для множеств. числа</text:span><text:span text:style-name="T772">)</text:span><text:span text:style-name="T757">.</text:span><text:span text:style-name="T422"> </text:span></text:p>
      <text:p text:style-name="P394"/>
      <text:p text:style-name="P1048"><text:span text:style-name="T755">В</text:span><text:span text:style-name="T756">сегда </text:span><text:span text:style-name="T757">идут</text:span><text:span text:style-name="T756"> после глаголов. </text:span><text:span text:style-name="T743">На русский переводятся словами «себя, себе, собой», </text:span></text:p>
      <text:p text:style-name="P244">либо появляются у глаголов в виде окончания -сь, -ся.</text:p>
      <text:p text:style-name="P243"/>
      <text:p text:style-name="P88"><text:span text:style-name="T1128">I </text:span>looked at <text:span text:style-name="T890">myself</text:span> in the mirror — Я посмотрела на <text:span text:style-name="T890">себя</text:span> в зеркало.</text:p>
      <text:p text:style-name="P123">He had to explain <text:span text:style-name="T890">himself</text:span> — Ему пришлось объяснить<text:span text:style-name="T890">ся</text:span></text:p>
      <text:p text:style-name="P356"/>
      <text:p text:style-name="P577"><text:span text:style-name="T713">Местоимение, образованное от you имеет 2 варианта: </text:span><text:span text:style-name="T469">yourself</text:span><text:span text:style-name="T713"> и </text:span><text:span text:style-name="T469">yourselves</text:span><text:span text:style-name="T713">. Это практически единственный слу</text:span><text:span text:style-name="T744">ч</text:span><text:span text:style-name="T713">ай в английском, когда видны отличия между «ты» и «вы».</text:span></text:p>
      <text:p text:style-name="P356"/>
      <text:p text:style-name="P124"><text:soft-page-break/>You talk to yourself when you sleep — Ты говоришь с собой, когда спишь.</text:p>
      <text:p text:style-name="P124">You should belive in yourselves — Вы должны верить в себя. (во множественном)</text:p>
      <text:p text:style-name="P357"/>
      <text:p text:style-name="P357">Местоимение <text:span text:style-name="T469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357"/>
      <text:p text:style-name="P124">I hope crisis resolves itself — Я надеюсь, кризис разрешится сам собой.</text:p>
      <text:p text:style-name="P357"/>
      <text:p text:style-name="P359">Глаголы, после которых возвратные местоимения не используются:</text:p>
      <text:list xml:id="list2638557952" text:style-name="L65">
        <text:list-item>
          <text:p text:style-name="P1327">concentrate — сконцентрироваться;</text:p>
        </text:list-item>
        <text:list-item>
          <text:p text:style-name="P1327">relax — расслабиться;</text:p>
        </text:list-item>
        <text:list-item>
          <text:p text:style-name="P1327">feel — чувствовать (себя);</text:p>
        </text:list-item>
        <text:list-item>
          <text:p text:style-name="P1327">meet — встретиться.</text:p>
        </text:list-item>
      </text:list>
      <text:p text:style-name="P358"/>
      <text:p text:style-name="P125">I can`t concentrate — Я не могу сконцентрировать<text:span text:style-name="T890">ся</text:span>.</text:p>
      <text:p text:style-name="P125">I feel good — Я чувствую <text:span text:style-name="T890">себя</text:span> хорошо.</text:p>
      <text:p text:style-name="P126">You need to relax — Тебе нужно расслабить<text:span text:style-name="T890">ся</text:span>.</text:p>
      <text:p text:style-name="P360"/>
      <text:p text:style-name="P360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360"/>
      <text:p text:style-name="P89">I did it <text:span text:style-name="T890">myself</text:span> — Я <text:span text:style-name="T890">сам</text:span> это сделал.</text:p>
      <text:p text:style-name="P51"><text:span text:style-name="T1119">If you want to do it well, do it </text:span><text:span text:style-name="T903">yourself</text:span><text:span text:style-name="T1119"> — Хочешь сделать хорошо, делай это </text:span><text:span text:style-name="T903">сам</text:span><text:span text:style-name="T1119">.</text:span></text:p>
      <text:p text:style-name="P360"/>
      <text:p text:style-name="P1049"><text:span text:style-name="T779">Также, в этом случае перед местоимением можно поставить предлог </text:span><text:span text:style-name="T558">by</text:span><text:span text:style-name="T779">. </text:span><text:span text:style-name="T777">Он лишь указывает на то, кто же сделал это самостоятельно </text:span><text:span text:style-name="T778">(здесь </text:span><text:span text:style-name="T559">by</text:span><text:span text:style-name="T778"> — это отсылка к пассивному залогу)</text:span><text:span text:style-name="T777">.</text:span></text:p>
      <text:p text:style-name="P361"/>
      <text:p text:style-name="P127">I did it by myself — Я сам это сделал (обратите внимание на меня).</text:p>
      <text:p text:style-name="P361"/>
      <text:p text:style-name="P507">Указательные местоимения</text:p>
      <text:p text:style-name="P362"/>
      <text:p text:style-name="P602"><text:span text:style-name="T751">Нужны, чтобы указать на человека, предмет </text:span><text:span text:style-name="T758">или идею</text:span><text:span text:style-name="T763">.</text:span></text:p>
      <text:list xml:id="list2295030861" text:style-name="L66">
        <text:list-item>
          <text:p text:style-name="P1328">this — этот;</text:p>
        </text:list-item>
        <text:list-item>
          <text:p text:style-name="P1328">that — тот;</text:p>
        </text:list-item>
        <text:list-item>
          <text:p text:style-name="P1328">these — эти;</text:p>
        </text:list-item>
        <text:list-item>
          <text:p text:style-name="P1328">those — те.</text:p>
        </text:list-item>
      </text:list>
      <text:p text:style-name="P363"/>
      <text:p text:style-name="P364">Они связаны с расстоянием и показывают близко ли объект или далеко. Если объект близко, </text:p>
      <text:p text:style-name="P364">то используют <text:span text:style-name="T469">this</text:span> и <text:span text:style-name="T469">these</text:span>. Если объект далеко, и до него не дотянуться — то <text:span text:style-name="T469">that</text:span> и <text:span text:style-name="T469">thas</text:span>. </text:p>
      <text:p text:style-name="P364">После <text:span text:style-name="T469">these</text:span> и <text:span text:style-name="T469">those</text:span> нужно использовать глагол во множественном числе.</text:p>
      <text:p text:style-name="P364"/>
      <text:p text:style-name="P52"><text:span text:style-name="T430">T</text:span><text:span text:style-name="T431">his is my friend Joe — Это мой друг Джо (</text:span><text:span text:style-name="T432">досл. </text:span><text:span text:style-name="T433">Этот есть мой друг</text:span><text:span text:style-name="T431">).</text:span></text:p>
      <text:p text:style-name="P128">Those pictures on the wall are very beautiful — Те картины на стене очень красивые.</text:p>
      <text:p text:style-name="P364"/>
      <text:p text:style-name="P1050"><text:span text:style-name="T780">Данные</text:span><text:span text:style-name="T758"> местоимения могут использоватьс в связке с существительным или самостоятельно.</text:span></text:p>
      <text:p text:style-name="P365">Если используются самостоятельно, то могут быть как подлежащим, так и дополнением.</text:p>
      <text:p text:style-name="P365"/>
      <text:p text:style-name="P1041"><text:span text:style-name="T760">Очень часто </text:span><text:span text:style-name="T560">this</text:span><text:span text:style-name="T760"> и </text:span><text:span text:style-name="T560">that</text:span><text:span text:style-name="T760"> указывают именно на идею, </text:span><text:span text:style-name="T761">выступа</text:span><text:span text:style-name="T762">я</text:span><text:span text:style-name="T759"> формальн</text:span><text:span text:style-name="T761">ым</text:span><text:span text:style-name="T759"> подлежа</text:span><text:span text:style-name="T761">щим</text:span><text:span text:style-name="T760">. </text:span></text:p>
      <text:p text:style-name="P366">В этом случае <text:span text:style-name="T469">this</text:span> соответствует тому, что человек видит сейчас, а <text:span text:style-name="T469">that</text:span> — тому, что человек видел или слышал раньше. Также <text:span text:style-name="T469">that</text:span> может указывать на событие прошлого.</text:p>
      <text:p text:style-name="P367"/>
      <text:p text:style-name="P90"><text:soft-page-break/><text:span text:style-name="T434">T</text:span><text:span text:style-name="T365">hanks for help. That was really nice of you — Спасибо за помощь. Это было мило </text:span></text:p>
      <text:p text:style-name="P129">с вашей стороны (that указывает на ранее произошедшее событие).</text:p>
      <text:p text:style-name="P369"/>
      <text:p text:style-name="P129">I`ve got a new job! That`s good news — Я получил работу. Это хорошие новости </text:p>
      <text:p text:style-name="P129">(that указывает на озвученную ранее мысл).</text:p>
      <text:p text:style-name="P369"/>
      <text:p text:style-name="P130">That`s OK — Все в порядке (формальное подлежащее, </text:p>
      <text:p text:style-name="P53"><text:span text:style-name="T435">я </text:span><text:span text:style-name="T1063">вижу</text:span><text:span text:style-name="T435"> что все хорошо / </text:span><text:span text:style-name="T923">идея</text:span><text:span text:style-name="T435"> хороша</text:span><text:span text:style-name="T436">).</text:span></text:p>
      <text:p text:style-name="P370"/>
      <text:p text:style-name="P129">This is Kerry — Это Кэри (подлежащее).</text:p>
      <text:p text:style-name="P367"/>
      <text:p text:style-name="P368">Указательные местоимения можно заменить определенным артиклем <text:span text:style-name="T469">the</text:span>.</text:p>
      <text:p text:style-name="P131">This food is delicious → The food is delicious (Эта еда очень вкусная).</text:p>
      <text:p text:style-name="P371"/>
      <text:p text:style-name="P372">Когда необходимо указать на человека или предмет, то это можно сделать и через <text:span text:style-name="T469">it is</text:span>. Разницы между <text:span text:style-name="T469">this is</text:span> и <text:span text:style-name="T469">it is</text:span> в этом случае нет. Но обычно используют вариант с <text:span text:style-name="T469">it</text:span>, </text:p>
      <text:p text:style-name="P373">т. к. он короче и является более разговорным: </text:p>
      <text:p text:style-name="P373"/>
      <text:p text:style-name="P54"><text:span text:style-name="T437">T</text:span><text:span text:style-name="T425">his is my book / </text:span><text:span text:style-name="T437">I</text:span><text:span text:style-name="T425">t is my book — </text:span><text:span text:style-name="T437">Это моя книга</text:span><text:span text:style-name="T425">. </text:span></text:p>
      <text:p text:style-name="P372"/>
      <text:p text:style-name="P12"><text:span text:style-name="T745">Н</text:span><text:span text:style-name="T713">еопределенные местоимения</text:span></text:p>
      <text:p text:style-name="P374"/>
      <text:p text:style-name="P375">Местоимения <text:span text:style-name="T469">some</text:span> и <text:span text:style-name="T469">any</text:span> означают «какой-то», «какое-то количество», «некоторый». </text:p>
      <text:p text:style-name="P375">Они связаны с чем-то неопределенным и часто выпадают при переводе.</text:p>
      <text:p text:style-name="P1161"/>
      <text:p text:style-name="P1044"><text:span text:style-name="T770">Они стоят перед существительном во множественно числе или перед неисчисляемым существительным: </text:span><text:span text:style-name="T561">s</text:span><text:span text:style-name="T562">ome water</text:span><text:span text:style-name="T764">, </text:span><text:span text:style-name="T561">some</text:span><text:span text:style-name="T562"> friends</text:span><text:span text:style-name="T764"> </text:span><text:span text:style-name="T769">и т. д.</text:span></text:p>
      <text:p text:style-name="P376"/>
      <text:p text:style-name="P377">Разница между <text:span text:style-name="T469">some</text:span> и <text:span text:style-name="T469">any</text:span> в том, что <text:span text:style-name="T469">some</text:span> используется в утверждениях, а <text:span text:style-name="T469">any</text:span> — </text:p>
      <text:p text:style-name="P377">в отрицаниях (в связке с <text:span text:style-name="T469">not</text:span>). Связка <text:span text:style-name="T469">not + any</text:span> <text:span text:style-name="T1125">обычно </text:span>переводится двойным отрицанием.</text:p>
      <text:p text:style-name="P375"/>
      <text:p text:style-name="P132">I have some friends — У меня есть друзья. (какое-то количество)</text:p>
      <text:p text:style-name="P132">I haven`t got any friends — У меня нет (никаких) друзей.</text:p>
      <text:p text:style-name="P376"/>
      <text:p text:style-name="P378">В утвержениях <text:span text:style-name="T469">some</text:span> ставить не обязательно. Его часто не указывают.</text:p>
      <text:p text:style-name="P133">I have some friends / I have friends (одно и тоже).</text:p>
      <text:p text:style-name="P378"/>
      <text:p text:style-name="P378">В вопросах можно использовать оба местоимения, но смысл они будут передавать разный.</text:p>
      <text:p text:style-name="P380"/>
      <text:p text:style-name="P380"><text:span text:style-name="T469">Some</text:span> имеет позитивный оттенок <text:span text:style-name="T1121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380"/>
      <text:p text:style-name="P1051"><text:span text:style-name="T563">Would you like some </text:span><text:span text:style-name="T564">milk</text:span><text:span text:style-name="T563">? </text:span><text:span text:style-name="T562">—</text:span><text:span text:style-name="T563"> Вы хотите </text:span><text:span text:style-name="T564">молока</text:span><text:span text:style-name="T563">? (он</text:span><text:span text:style-name="T565">о</text:span><text:span text:style-name="T563"> у нас есть)</text:span></text:p>
      <text:p text:style-name="P55"><text:span text:style-name="T438">Could you give me some </text:span><text:span text:style-name="T439">milk</text:span><text:span text:style-name="T438">? </text:span><text:span text:style-name="T440">— </text:span><text:span text:style-name="T438">Я могу попросить </text:span><text:span text:style-name="T439">молока</text:span><text:span text:style-name="T438">? (поделитесь </text:span><text:span text:style-name="T441">пожалуйста</text:span><text:span text:style-name="T438">)</text:span></text:p>
      <text:p text:style-name="P381"/>
      <text:p text:style-name="P1043"><text:span text:style-name="T566">Any</text:span><text:span text:style-name="T765"> передает сомнение </text:span><text:span text:style-name="T766">в наличии объектов, о которых спрашивают, поэтому обычно используется в вопросах, </text:span><text:span text:style-name="T767">где нужно получить </text:span><text:span text:style-name="T780">дополнительную</text:span><text:span text:style-name="T767"> информаци</text:span><text:span text:style-name="T768">ю</text:span><text:span text:style-name="T766">.</text:span></text:p>
      <text:p text:style-name="P382"/>
      <text:p text:style-name="P91"><text:span text:style-name="T442">H</text:span><text:span text:style-name="T365">ave you </text:span><text:span text:style-name="T441">got any milk in the fridge? </text:span><text:span text:style-name="T443">—</text:span><text:span text:style-name="T441"> У тебя есть молоко в холодильнике?</text:span></text:p>
      <text:p text:style-name="P92"><text:span text:style-name="T441">H</text:span><text:span text:style-name="T365">ave you bought </text:span><text:span text:style-name="T890">any</text:span><text:span text:style-name="T365"> new closes? — Ты купила </text:span><text:span text:style-name="T890">какую-нибудь</text:span><text:span text:style-name="T365"> новую одежду?</text:span></text:p>
      <text:p text:style-name="P379"/>
      <text:p text:style-name="P1052"><text:span text:style-name="T767">Если зада</text:span><text:span text:style-name="T769">ется вопрос и ожидается положительный ответ, то используется </text:span><text:span text:style-name="T561">some</text:span><text:span text:style-name="T769">.</text:span></text:p>
      <text:p text:style-name="P1160"><text:soft-page-break/>Are you wainting for somebody? — Ты кого-то ждешь? (не так ли).<text:span text:style-name="T974"> <text:s/></text:span><text:span text:style-name="T993">(привести другой пример)</text:span></text:p>
      <text:p text:style-name="P1160"/>
      <text:p text:style-name="P1045"><text:span text:style-name="T771">Местоимение </text:span><text:span text:style-name="T567">no</text:span><text:span text:style-name="T771"> </text:span><text:span text:style-name="T776">также </text:span><text:span text:style-name="T771">используется в отрицаниях. Им можно заменить связку </text:span><text:span text:style-name="T567">not</text:span><text:span text:style-name="T771"> + </text:span><text:span text:style-name="T567">any</text:span><text:span text:style-name="T771">.</text:span></text:p>
      <text:p text:style-name="P383">В предложениях с <text:span text:style-name="T469">no</text:span> первая половина выглядит, как утверждение. </text:p>
      <text:p text:style-name="P383"/>
      <text:p text:style-name="P385">Местоимение <text:span text:style-name="T469">no</text:span> стоит перед существительным, а частица <text:span text:style-name="T469">not</text:span> идет вместе со вспомогательны<text:span text:style-name="T1123">м</text:span> глаголом. <text:span text:style-name="T1123">Они не могут использоваться вместе в одном предложении.</text:span></text:p>
      <text:p text:style-name="P386"/>
      <text:p text:style-name="P134">There are no shops here / There aren`t any shops here — Здесь нет<text:span text:style-name="T1124"> </text:span>магазинов.</text:p>
      <text:p text:style-name="P384"/>
      <text:p text:style-name="P1071"><text:span text:style-name="T772">Неопределенные местоимения, </text:span><text:span text:style-name="T774">как и</text:span><text:span text:style-name="T772"> возвратны</text:span><text:span text:style-name="T774">е</text:span><text:span text:style-name="T772">, могут объединяться с некоторыми словами. </text:span><text:span text:style-name="T773">Здесь п</text:span><text:span text:style-name="T772">ервой половинкой будет: </text:span><text:span text:style-name="T568">some</text:span><text:span text:style-name="T772">, </text:span><text:span text:style-name="T568">any</text:span><text:span text:style-name="T772">, </text:span><text:span text:style-name="T568">no</text:span><text:span text:style-name="T772">, а второй — </text:span><text:span text:style-name="T568">b</text:span><text:span text:style-name="T569">ody/one</text:span><text:span text:style-name="T773"> (если человек), </text:span></text:p>
      <text:p text:style-name="P1071"><text:span text:style-name="T569">thing</text:span><text:span text:style-name="T773"> (если предмет) или </text:span><text:span text:style-name="T569">where</text:span><text:span text:style-name="T773"> (если мест</text:span><text:span text:style-name="T806">о</text:span><text:span text:style-name="T773">).</text:span></text:p>
      <text:p text:style-name="P387"/>
      <text:p text:style-name="P388">Переводятся они как: «кто-то», «что-то», «где-то», «никто», «ничто», «нигде».</text:p>
      <text:p text:style-name="P389">Могут заменять как подлежащее, так и дополнение. <text:span text:style-name="T1130">И</text:span><text:span text:style-name="T1129">спользуются по тем же правилам.</text:span></text:p>
      <text:p text:style-name="P387"/>
      <text:p text:style-name="P93"><text:span text:style-name="T444">T</text:span><text:span text:style-name="T365">here is somebody in the street — Кто-то на улице.</text:span></text:p>
      <text:p text:style-name="P135">Is there anybody in the street? — Есть кто на улице?</text:p>
      <text:p text:style-name="P135">There is nobody in the street / There isn`t anybody in the street — Никого нет на улице.</text:p>
      <text:p text:style-name="P387"/>
      <text:p text:style-name="P387">Если в предложении стоит <text:span text:style-name="T469">nobody</text:span>/<text:span text:style-name="T469">nothing</text:span>/<text:span text:style-name="T469">nowthere</text:span>, то отрицательная частица <text:span text:style-name="T469">not</text:span> уже </text:p>
      <text:p text:style-name="P1046"><text:span text:style-name="T773">не нужна, подобно тому как она не используется </text:span><text:span text:style-name="T775">вместе с</text:span><text:span text:style-name="T773"> </text:span><text:span text:style-name="T569">no</text:span><text:span text:style-name="T773">.</text:span></text:p>
      <text:p text:style-name="P387"/>
      <text:p text:style-name="P1175"><text:span text:style-name="T773">М</text:span><text:span text:style-name="T751">естоимения с окончанием </text:span><text:span text:style-name="T544">-body</text:span><text:span text:style-name="T751"> и </text:span><text:span text:style-name="T544">-one</text:span><text:span text:style-name="T751"> взаимозаменяемы.</text:span></text:p>
      <text:p text:style-name="P390"/>
      <text:p text:style-name="P1189">Притяжательный падеж. Possessive Case</text:p>
      <text:p text:style-name="P395"/>
      <text:p text:style-name="P1058"><text:span text:style-name="T781">Сообщает информацию о том, </text:span><text:span text:style-name="T750">кому</text:span><text:span text:style-name="T781"> принадлежит </text:span><text:span text:style-name="T785">объект</text:span><text:span text:style-name="T781">, </text:span><text:span text:style-name="T782">т. е. указывает на владельца.</text:span></text:p>
      <text:p text:style-name="P397"/>
      <text:p text:style-name="P1177"><text:span text:style-name="T751">Существительно в притяжательном падеже, как и </text:span><text:span text:style-name="T782">притяжательное</text:span><text:span text:style-name="T751"> местоимение, </text:span></text:p>
      <text:p text:style-name="P1056"><text:span text:style-name="T781">отвечает </text:span><text:span text:style-name="T751">на вопрос «чей?». </text:span><text:span text:style-name="T782">Они взаимозаменяемы.</text:span></text:p>
      <text:p text:style-name="P398"/>
      <text:p text:style-name="P399"><text:span text:style-name="T782">Чтобы поставить существительное в этот падеж, нужно добавить к нему окончание </text:span><text:span text:style-name="T469">`s</text:span><text:span text:style-name="T782">.</text:span></text:p>
      <text:p text:style-name="P396"/>
      <text:p text:style-name="P56"><text:span text:style-name="T447">This is </text:span><text:span text:style-name="T904">Tom`s</text:span><text:span text:style-name="T448"> friend — </text:span><text:span text:style-name="T447">Это друг </text:span><text:span text:style-name="T905">Тома</text:span><text:span text:style-name="T447"> (существительное в притяжательном падеже)</text:span></text:p>
      <text:p text:style-name="P137">This is <text:span text:style-name="T890">his</text:span> friend — Это <text:span text:style-name="T890">его</text:span> друг (притяжательное местоимение)</text:p>
      <text:p text:style-name="P396"/>
      <text:p text:style-name="P397"><text:span text:style-name="T1131">Если существительное </text:span><text:span text:style-name="T1132">только </text:span><text:span text:style-name="T1131">подразумевается, то его можно не указывать.</text:span></text:p>
      <text:p text:style-name="P137">This isn`t my car. It`s my brothers`s — Это не моя машина. Она брата.</text:p>
      <text:p text:style-name="P398"/>
      <text:p text:style-name="P400">Если существительное идет в связке с прилагательным или местоимением, то <text:span text:style-name="T469">`s</text:span> </text:p>
      <text:p text:style-name="P400">ставиться в концей всей связки: <text:span text:style-name="T469">a </text:span><text:span text:style-name="T607">big dog`s</text:span><text:span text:style-name="T469"> owner</text:span>, <text:span text:style-name="T607">my friend`s</text:span><text:span text:style-name="T469"> house</text:span>.</text:p>
      <text:p text:style-name="P400"/>
      <text:p text:style-name="P400">Если владельцев несколько то <text:span text:style-name="T469">`s</text:span> ставится в конце словосочетания: </text:p>
      <text:p text:style-name="P138"><text:span text:style-name="T890">Rick and Kate`s</text:span> wedding — Свадьба Рика и Кейт.</text:p>
      <text:p text:style-name="P400"/>
      <text:p text:style-name="P400">Если существительное во множественном числе, то в конце пишется только апостроф, </text:p>
      <text:p text:style-name="P1057"><text:span text:style-name="T783">без </text:span><text:span text:style-name="T575">s</text:span><text:span text:style-name="T783">: </text:span><text:span text:style-name="T575">my </text:span><text:span text:style-name="T610">friends`</text:span><text:span text:style-name="T575"> school</text:span><text:span text:style-name="T783">. Но если во множественном числе слово-исключение, </text:span></text:p>
      <text:p text:style-name="P1057"><text:span text:style-name="T783">то применяются обычные правила: </text:span><text:span text:style-name="T610">men`s</text:span><text:span text:style-name="T575"> clothes</text:span><text:span text:style-name="T783"> (мужская одежда).</text:span></text:p>
      <text:p text:style-name="P400"/>
      <text:p text:style-name="P1178"><text:span text:style-name="T783">П</text:span><text:span text:style-name="T751">орядок слов следующий: сначала указывается владелец в притяжательном падеже, </text:span></text:p>
      <text:p text:style-name="P401"><text:soft-page-break/>а потом то, чем он владеет (в русском языке все наоборот).</text:p>
      <text:p text:style-name="P401"/>
      <text:p text:style-name="P1058"><text:span text:style-name="T784">Если </text:span><text:span text:style-name="T785">предмет</text:span><text:span text:style-name="T784"> является частью другого </text:span><text:span text:style-name="T785">предмета</text:span><text:span text:style-name="T784">, то вместо притяжательного падежа используется предлог </text:span><text:span text:style-name="T576">of</text:span><text:span text:style-name="T784">. Т. к. владельцем может быть кто-то живой.</text:span></text:p>
      <text:p text:style-name="P401"/>
      <text:p text:style-name="P94"><text:span text:style-name="T449">T</text:span><text:span text:style-name="T365">he wheel of the car — Колесо машины (Car`s wheel неправильно).</text:span></text:p>
      <text:p text:style-name="P57"><text:span text:style-name="T449">The door of the house — Двер дома </text:span><text:span text:style-name="T450">(предмет + of + больший предмет)</text:span><text:span text:style-name="T449">.</text:span></text:p>
      <text:p text:style-name="P402"/>
      <text:p text:style-name="P1180"><text:span text:style-name="T784">С</text:span><text:span text:style-name="T751">ловосочетания с предлогом </text:span><text:span text:style-name="T544">of</text:span><text:span text:style-name="T751">:</text:span></text:p>
      <text:list xml:id="list1615975191" text:style-name="L67">
        <text:list-item>
          <text:p text:style-name="P1329">the beginning/end of — начало/конец чего-то;</text:p>
        </text:list-item>
        <text:list-item>
          <text:p text:style-name="P1329">the top/middle/bottom of — вершина/середина/дно чего-то;</text:p>
        </text:list-item>
        <text:list-item>
          <text:p text:style-name="P1329">the side of — сторона чего-то.</text:p>
        </text:list-item>
      </text:list>
      <text:p text:style-name="P1179"/>
      <text:p text:style-name="P1188">Существительное. Noun</text:p>
      <text:p text:style-name="P1181"/>
      <text:p text:style-name="P1059"><text:span text:style-name="T1142">Ч</text:span>асть речи, обознача<text:span text:style-name="T1142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133">в предложении. </text:span></text:p>
      <text:p text:style-name="P1182"/>
      <text:p text:style-name="P1060"><text:span text:style-name="T1133">В русском языке существительное меняется по падежам. В английском </text:span><text:span text:style-name="T1137">все</text:span><text:span text:style-name="T1133"> по другому. </text:span></text:p>
      <text:p text:style-name="P1060"><text:span text:style-name="T1133">Там за падежи отвечают предлоги, а не окончания:</text:span><text:span text:style-name="T906"> </text:span><text:span text:style-name="T613">to</text:span><text:span text:style-name="T502"> the table </text:span><text:span text:style-name="T580">—</text:span><text:span text:style-name="T502"> </text:span><text:span text:style-name="T613">к</text:span><text:span text:style-name="T502"> стол</text:span><text:span text:style-name="T613">у</text:span><text:span text:style-name="T1133">.</text:span></text:p>
      <text:p text:style-name="P1060"/>
      <text:p text:style-name="P1094"><text:span text:style-name="T362">И</text:span><text:span text:style-name="T363">менительным и объектный падеж </text:span><text:span text:style-name="T364">распростанаются</text:span><text:span text:style-name="T363"> только </text:span><text:span text:style-name="T364">на</text:span><text:span text:style-name="T363"> местоимения!</text:span></text:p>
      <text:p text:style-name="P1182"/>
      <text:p text:style-name="P13">Множественное <text:span text:style-name="T1134">число. Plural</text:span></text:p>
      <text:p text:style-name="P1182"/>
      <text:p text:style-name="P1195">Распространяется только на существительные, и не касается прилагательных.</text:p>
      <text:p text:style-name="P1063"><text:span text:style-name="T1135">Образуется с помощью окончания </text:span><text:span text:style-name="T500">-s</text:span><text:span text:style-name="T1135"> или </text:span><text:span text:style-name="T500">-es.</text:span></text:p>
      <text:p text:style-name="P97"/>
      <text:p text:style-name="P1063"><text:span text:style-name="T501">a </text:span><text:span text:style-name="T500">blue ballon</text:span><text:span text:style-name="T612">s</text:span><text:span text:style-name="T500"> — </text:span><text:span text:style-name="T501">г</text:span><text:span text:style-name="T500">олуб</text:span><text:span text:style-name="T612">ые</text:span><text:span text:style-name="T500"> шарик</text:span><text:span text:style-name="T612">и</text:span><text:span text:style-name="T500">.</text:span></text:p>
      <text:p text:style-name="P1179"/>
      <text:p text:style-name="P403">Окончание <text:span text:style-name="T469">-es</text:span> ставится, когда:</text:p>
      <text:p text:style-name="P403"/>
      <text:list xml:id="list2382288840" text:style-name="L68">
        <text:list-item>
          <text:p text:style-name="P1330">слово заканчивается на <text:span text:style-name="T469">-s</text:span> или шипящий <text:span text:style-name="T469">-sh</text:span>, <text:span text:style-name="T469">-ch</text:span>, <text:span text:style-name="T469">-x</text:span>:</text:p>
          <text:p text:style-name="P1438">box/boxes, watch/watches, dish/dishes, bus/buses;</text:p>
          <text:p text:style-name="P1330"/>
        </text:list-item>
        <text:list-item>
          <text:p text:style-name="P1330">слово заканчивается на <text:span text:style-name="T469">-o</text:span> <text:span text:style-name="T1136">(</text:span>кроме исключений<text:span text:style-name="T1136">)</text:span>:</text:p>
          <text:p text:style-name="P1438">potato/potatoes, piano/pianos;</text:p>
          <text:p text:style-name="P1330"/>
        </text:list-item>
        <text:list-item>
          <text:p text:style-name="P1425"><text:span text:style-name="T786">слово заканчивается на </text:span><text:span text:style-name="T581">-f</text:span><text:span text:style-name="T786"> или </text:span><text:span text:style-name="T581">-fe</text:span><text:span text:style-name="T786">, </text:span><text:span text:style-name="T787">где</text:span><text:span text:style-name="T786"> </text:span><text:span text:style-name="T581">-f</text:span><text:span text:style-name="T786"> </text:span><text:span text:style-name="T787">также </text:span><text:span text:style-name="T786">заменяется на </text:span><text:span text:style-name="T581">-v</text:span><text:span text:style-name="T786"> </text:span><text:span text:style-name="T787">(кроме исключений)</text:span><text:span text:style-name="T786">:</text:span></text:p>
          <text:p text:style-name="P1446"><text:span text:style-name="T451">s</text:span><text:span text:style-name="T365">helf/shelves, wife/wives, proof/proofs.</text:span></text:p>
        </text:list-item>
      </text:list>
      <text:p text:style-name="P404"/>
      <text:p text:style-name="P405">Слова-исключения, которые меняются не по правилам:</text:p>
      <text:list xml:id="list3412903571" text:style-name="L69">
        <text:list-item>
          <text:p text:style-name="P1331">man/men — мужчина/мужчины;</text:p>
        </text:list-item>
        <text:list-item>
          <text:p text:style-name="P1331">child/children — ребенок/дети;</text:p>
        </text:list-item>
        <text:list-item>
          <text:p text:style-name="P1331">woman/women [вимен] — женщина/женщины;</text:p>
        </text:list-item>
        <text:list-item>
          <text:p text:style-name="P1331">foot/feet — нога/ноги;</text:p>
        </text:list-item>
        <text:list-item>
          <text:p text:style-name="P1331">mouse/mice — мышь/мыши;</text:p>
        </text:list-item>
        <text:list-item>
          <text:p text:style-name="P1331">sheep/sheep — овца/овцы;</text:p>
        </text:list-item>
        <text:list-item>
          <text:p text:style-name="P1448"><text:span text:style-name="T751">tooth/teeth — </text:span><text:span text:style-name="T788">зуб/</text:span><text:span text:style-name="T751">зубы;</text:span></text:p>
        </text:list-item>
        <text:list-item>
          <text:p text:style-name="P1332">fish/fish — рыба/рыбы;</text:p>
        </text:list-item>
        <text:list-item>
          <text:p text:style-name="P1448"><text:span text:style-name="T788">goose/geese — гусь/гуси.</text:span><text:span text:style-name="T751"> </text:span></text:p>
        </text:list-item>
      </text:list>
      <text:p text:style-name="P14"><text:soft-page-break/><text:span text:style-name="T746">И</text:span><text:span text:style-name="T713">счисляемые и неисчисляемые существительные</text:span></text:p>
      <text:p text:style-name="P406"/>
      <text:p text:style-name="P407">Исчисляемые существительные можно пересчитать. У них есть форма единственного </text:p>
      <text:p text:style-name="P1062"><text:span text:style-name="T789">и множественного числа. Количество можно указать числом, наречием </text:span><text:span text:style-name="T791">или артиклем </text:span><text:span text:style-name="T578">a</text:span><text:span text:style-name="T791"> (one).</text:span></text:p>
      <text:p text:style-name="P408"/>
      <text:p text:style-name="P139"><text:span text:style-name="T890">3</text:span> apples — 3 яблока;</text:p>
      <text:p text:style-name="P139"><text:span text:style-name="T890">many</text:span> books — много книг;</text:p>
      <text:p text:style-name="P1061"><text:span text:style-name="T577">I want </text:span><text:span text:style-name="T611">a</text:span><text:span text:style-name="T577"> banana — </text:span><text:span text:style-name="T579">я</text:span><text:span text:style-name="T577"> хочу банан.</text:span></text:p>
      <text:p text:style-name="P408"/>
      <text:p text:style-name="P1183"><text:span text:style-name="T751">Неисчисляемые существительные невозможно посчитать. К ним относятся вещества, жидкости, явления, ощущуне</text:span><text:span text:style-name="T791">н</text:span><text:span text:style-name="T751">ия, </text:span><text:span text:style-name="T792">абстрактные </text:span><text:span text:style-name="T751">понятия. </text:span><text:span text:style-name="T794">Они и</text:span><text:span text:style-name="T751">меют только одну форму единственного числа и заменяются местоимнием </text:span><text:span text:style-name="T544">it</text:span><text:span text:style-name="T751">.</text:span></text:p>
      <text:p text:style-name="P408"/>
      <text:p text:style-name="P408">Чтобы выразить количество, используется дополнительная мерка: </text:p>
      <text:p text:style-name="P408"/>
      <text:list xml:id="list586755615" text:style-name="L70">
        <text:list-item>
          <text:p text:style-name="P1333">для жидкостей:</text:p>
          <text:list>
            <text:list-item>
              <text:p text:style-name="P1335"><text:span text:style-name="T1144">a </text:span>glass of — стакан;</text:p>
            </text:list-item>
            <text:list-item>
              <text:p text:style-name="P1335"><text:span text:style-name="T1144">a </text:span>cup of — чашка;</text:p>
            </text:list-item>
            <text:list-item>
              <text:p text:style-name="P1335"><text:span text:style-name="T1144">a</text:span> jar of — банка;</text:p>
            </text:list-item>
            <text:list-item>
              <text:p text:style-name="P1335"><text:span text:style-name="T1144">a </text:span>jug of — кувшин;</text:p>
            </text:list-item>
            <text:list-item>
              <text:p text:style-name="P1335"><text:span text:style-name="T1144">a </text:span>bottle of — бутылка;</text:p>
            </text:list-item>
          </text:list>
          <text:p text:style-name="P1334"/>
        </text:list-item>
        <text:list-item>
          <text:p text:style-name="P1333">для сыпучих веществ:</text:p>
          <text:list>
            <text:list-item>
              <text:p text:style-name="P1335"><text:span text:style-name="T1144">a </text:span>packet of — упаковка;</text:p>
            </text:list-item>
            <text:list-item>
              <text:p text:style-name="P1335"><text:span text:style-name="T1144">a </text:span>bowl of — миска;</text:p>
            </text:list-item>
            <text:list-item>
              <text:p text:style-name="P1335"><text:span text:style-name="T1144">a </text:span>bag of — мешок;</text:p>
            </text:list-item>
            <text:list-item>
              <text:p text:style-name="P1335"><text:span text:style-name="T1144">a </text:span>kilo of — килограм;</text:p>
            </text:list-item>
          </text:list>
          <text:p text:style-name="P1338"/>
        </text:list-item>
        <text:list-item>
          <text:p text:style-name="P1337">для продуктов, которые режут:</text:p>
          <text:list>
            <text:list-item>
              <text:p text:style-name="P1449"><text:span text:style-name="T796">a </text:span><text:span text:style-name="T751">piece/</text:span><text:span text:style-name="T790">slice</text:span><text:span text:style-name="T751"> of — кусо</text:span><text:span text:style-name="T790">чек</text:span><text:span text:style-name="T751">;</text:span></text:p>
            </text:list-item>
            <text:list-item>
              <text:p text:style-name="P1335"><text:span text:style-name="T1144">a </text:span>loaf of — буханка;</text:p>
            </text:list-item>
          </text:list>
        </text:list-item>
      </text:list>
      <text:p text:style-name="P409"/>
      <text:p text:style-name="P58"><text:span text:style-name="T452">2 loafs of bread — </text:span><text:span text:style-name="T453">д</text:span><text:span text:style-name="T452">ве буханки хлеба.</text:span></text:p>
      <text:p text:style-name="P98"><text:span text:style-name="T455">a </text:span><text:span text:style-name="T452">c</text:span><text:span text:style-name="T365">up of tea — (одна) чашка чая</text:span></text:p>
      <text:p text:style-name="P409"/>
      <text:p text:style-name="P410">Существительные, которые всегда неислисляемые:</text:p>
      <text:list xml:id="list3209142228" text:style-name="L71">
        <text:list-item>
          <text:p text:style-name="P1336">news — новости;</text:p>
        </text:list-item>
        <text:list-item>
          <text:p text:style-name="P1336">money — деньги;</text:p>
        </text:list-item>
        <text:list-item>
          <text:p text:style-name="P1336">bad luck — неудача;</text:p>
        </text:list-item>
        <text:list-item>
          <text:p text:style-name="P1336">traffic — транспорт на дороге;</text:p>
        </text:list-item>
        <text:list-item>
          <text:p text:style-name="P1336">f<text:span text:style-name="T1143">u</text:span>rniture — мебель;</text:p>
        </text:list-item>
        <text:list-item>
          <text:p text:style-name="P1336">progress — прогресс;</text:p>
        </text:list-item>
        <text:list-item>
          <text:p text:style-name="P1336">information — информация;</text:p>
        </text:list-item>
        <text:list-item>
          <text:p text:style-name="P1336">advice — совет;</text:p>
        </text:list-item>
        <text:list-item>
          <text:p text:style-name="P1336">hair — волосы;</text:p>
        </text:list-item>
        <text:list-item>
          <text:p text:style-name="P1336">paper — бумага;</text:p>
        </text:list-item>
        <text:list-item>
          <text:p text:style-name="P1336">food — еда;</text:p>
        </text:list-item>
      </text:list>
      <text:p text:style-name="P409"/>
      <text:p text:style-name="P95"><text:span text:style-name="T365">It is good news — Это хорошие новости </text:span><text:span text:style-name="T454">(без артикля)</text:span><text:span text:style-name="T365">.</text:span></text:p>
      <text:p text:style-name="P96"><text:span text:style-name="T365">I need good advice — Мне нужен хороший совет </text:span><text:span text:style-name="T454">(без артикля)</text:span><text:span text:style-name="T365">.</text:span></text:p>
      <text:p text:style-name="P15"><text:soft-page-break/><text:span text:style-name="T713">Два </text:span><text:span text:style-name="T747">(и более) </text:span><text:span text:style-name="T713">существительный рядом</text:span></text:p>
      <text:p text:style-name="P411"/>
      <text:p text:style-name="P1066"><text:span text:style-name="T793">Такая цепочка обозначает один предмет, идею </text:span><text:span text:style-name="T795">или </text:span><text:span text:style-name="T793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797">ь</text:span><text:span text:style-name="T793">ся прилагательным </text:span><text:span text:style-name="T795">или</text:span><text:span text:style-name="T793"> существительным с предлогом).</text:span></text:p>
      <text:p text:style-name="P412"/>
      <text:p text:style-name="P140">a tennis ball — теннисный мяч / мяч для тенниса;</text:p>
      <text:p text:style-name="P140">a income tax — подоходный налог / налог на прибыль;</text:p>
      <text:p text:style-name="P413"/>
      <text:p text:style-name="P415">Первое существительное всегда стоит в единственном числе.</text:p>
      <text:p text:style-name="P415"/>
      <text:p text:style-name="P141">tennis balls — теннисные мячи;</text:p>
      <text:p text:style-name="P142">two part question (question of two parts) — <text:span text:style-name="T1145">вопрос из 2х частей;</text:span></text:p>
      <text:p text:style-name="P413"/>
      <text:p text:style-name="P1184"><text:span text:style-name="T793">И</text:span><text:span text:style-name="T751">ногда первое существительное имеет окончание </text:span><text:span text:style-name="T544">-ing</text:span><text:span text:style-name="T751">.</text:span></text:p>
      <text:p text:style-name="P414"/>
      <text:p text:style-name="P140">a swimming pool — плавательный бассейн;</text:p>
      <text:p text:style-name="P142">working hours — рабочие часы;</text:p>
      <text:p text:style-name="P414"/>
      <text:p text:style-name="P1190">Артикли. Articles</text:p>
      <text:p text:style-name="P416"/>
      <text:p text:style-name="P417">Это маленькие слова перед существительными, которые передают оттенки смысла.</text:p>
      <text:p text:style-name="P417">Есть 2 вида артикля: неопределенный <text:span text:style-name="T1148">(</text:span><text:span text:style-name="T469">a/an</text:span><text:span text:style-name="T1148">)</text:span> и определенный <text:span text:style-name="T1148">(</text:span><text:span text:style-name="T469">the</text:span><text:span text:style-name="T1148">)</text:span>.</text:p>
      <text:p text:style-name="P417"/>
      <text:p text:style-name="P509">Неопределенный артикль</text:p>
      <text:p text:style-name="P417"/>
      <text:p text:style-name="P1067"><text:span text:style-name="T798">Артикль </text:span><text:span text:style-name="T582">a</text:span><text:span text:style-name="T798"> </text:span><text:span text:style-name="T807">указывает на</text:span><text:span text:style-name="T798"> </text:span><text:span text:style-name="T799">один </text:span><text:span text:style-name="T798">предмет. Причем не конкретный предмет, а</text:span><text:span text:style-name="T799"> </text:span><text:span text:style-name="T798">неопределенный. </text:span><text:span text:style-name="T799">К</text:span><text:span text:style-name="T798">аждый </text:span><text:span text:style-name="T799">человек </text:span><text:span text:style-name="T798">может представлять </text:span><text:span text:style-name="T799">такой предмет </text:span><text:span text:style-name="T798">по своему.</text:span></text:p>
      <text:p text:style-name="P418"/>
      <text:p text:style-name="P143">a house — дом (один представит большой особняк, другой — маленький домик).</text:p>
      <text:p text:style-name="P418"/>
      <text:p text:style-name="P1070"><text:span text:style-name="T799">Его можно условно заменить на числительное </text:span><text:span text:style-name="T588">one </text:span><text:span text:style-name="T805">(какой-то один)</text:span><text:span text:style-name="T799">. </text:span><text:span text:style-name="T653">Поэтому о</text:span><text:span text:style-name="T654">н ставится перед исчисляемыми существительными в единственном числе.</text:span></text:p>
      <text:p text:style-name="P419"/>
      <text:p text:style-name="P1073"><text:span text:style-name="T583">I have </text:span><text:span text:style-name="T614">a</text:span><text:span text:style-name="T583"> cat / I have </text:span><text:span text:style-name="T614">one</text:span><text:span text:style-name="T583"> cat — У меня есть </text:span><text:span text:style-name="T590">(одна такая </text:span><text:span text:style-name="T596">прикольная</text:span><text:span text:style-name="T590">) </text:span><text:span text:style-name="T583">кошка.</text:span></text:p>
      <text:p text:style-name="P424"/>
      <text:p text:style-name="P420"><text:span text:style-name="T469">A</text:span> ставится перед согласными, а <text:span text:style-name="T469">an</text:span> — перед гласными. Оба означают одно и тоже.</text:p>
      <text:p text:style-name="P420"/>
      <text:p text:style-name="P578"><text:span text:style-name="T748">Если гласная читается как двойной звук с первым [</text:span>йи<text:span text:style-name="T748">], то ставится </text:span><text:span text:style-name="T504">a</text:span><text:span text:style-name="T748">: </text:span><text:span text:style-name="T504">a union</text:span><text:span text:style-name="T748">, </text:span><text:span text:style-name="T504">a European</text:span><text:span text:style-name="T748">.</text:span></text:p>
      <text:p text:style-name="P420"/>
      <text:p text:style-name="P1068"><text:span text:style-name="T801">Если первая согласная (после которой гласная) не произносится, то ставится </text:span><text:span text:style-name="T586">an</text:span><text:span text:style-name="T801">: </text:span></text:p>
      <text:p text:style-name="P1068"><text:span text:style-name="T586">an hour </text:span><text:span text:style-name="T801">(аувер), </text:span><text:span text:style-name="T586">an honesty </text:span><text:span text:style-name="T801">(анэсти).</text:span></text:p>
      <text:p text:style-name="P420"/>
      <text:p text:style-name="P603"><text:span text:style-name="T801">Т</text:span><text:span text:style-name="T802">акже артикль </text:span><text:span text:style-name="T587">a</text:span><text:span text:style-name="T802"> </text:span><text:span text:style-name="T804">ставится</text:span><text:span text:style-name="T802">, когда:</text:span></text:p>
      <text:list xml:id="list1823407912" text:style-name="L72">
        <text:list-item>
          <text:p text:style-name="P1450"><text:span text:style-name="T751">говорят о профессии (</text:span><text:span text:style-name="T544">I`m a doctor)</text:span><text:span text:style-name="T751">;</text:span></text:p>
        </text:list-item>
        <text:list-item>
          <text:p text:style-name="P1451"><text:span text:style-name="T751">впервые упоминяют человека или предмет в разговоре </text:span><text:span text:style-name="T803">(</text:span><text:span text:style-name="T583">I have a cat</text:span><text:span text:style-name="T803">);</text:span></text:p>
        </text:list-item>
        <text:list-item>
          <text:p text:style-name="P1426"><text:span text:style-name="T803">дается определение предмету (</text:span><text:span text:style-name="T584">He is a good man «</text:span><text:span text:style-name="T585">О</text:span><text:span text:style-name="T584">н относится к хорошим людям»</text:span><text:span text:style-name="T803">)</text:span></text:p>
        </text:list-item>
      </text:list>
      <text:p text:style-name="P425"/>
      <text:p text:style-name="P1069">Если перед существительным сто<text:span text:style-name="T1147">и</text:span>т прилагательн<text:span text:style-name="T1147">ое</text:span>, то артикль <text:span text:style-name="T503">a</text:span><text:span text:style-name="T1151"> </text:span>ставится перед ним.</text:p>
      <text:p text:style-name="P423"/>
      <text:p text:style-name="P1069">a big old house — большой старый дом.</text:p>
      <text:p text:style-name="P144">a black and white cat — черно-белый кот.</text:p>
      <text:p text:style-name="P419"><text:soft-page-break/></text:p>
      <text:p text:style-name="P421">При этом перед прилагательным без существительного артикль <text:span text:style-name="T503">a</text:span><text:span text:style-name="T1151"> </text:span>не ставится.</text:p>
      <text:p text:style-name="P421"/>
      <text:p text:style-name="P145">This book is a good (неправильно).</text:p>
      <text:p text:style-name="P145">Th<text:span text:style-name="T1146">i</text:span>s book is good (правильно).</text:p>
      <text:p text:style-name="P419"/>
      <text:p text:style-name="P510">Определенный артикль</text:p>
      <text:p text:style-name="P422"/>
      <text:p text:style-name="P427">Артикль <text:span text:style-name="T469">the</text:span> указывает на конкретный предмет или понятие.</text:p>
      <text:p text:style-name="P427">Т. е. на то, что выделяется из общей массы.</text:p>
      <text:p text:style-name="P428"/>
      <text:p text:style-name="P429">Его можно заменить указательным местоимением (<text:span text:style-name="T469">this, that, these, those</text:span>) </text:p>
      <text:p text:style-name="P1077"><text:span text:style-name="T808">и</text:span><text:span text:style-name="T807"> часто удобнее </text:span><text:span text:style-name="T810">им же </text:span><text:span text:style-name="T819">и </text:span><text:span text:style-name="T807">переводить.</text:span></text:p>
      <text:p text:style-name="P428"/>
      <text:p text:style-name="P428">Он может стоять как перед единственным числом, так и перед множественным; </text:p>
      <text:p text:style-name="P428">как перед исчисляемыми, так и неисчисляемыми существительными.</text:p>
      <text:p text:style-name="P430"/>
      <text:p text:style-name="P1072"><text:span text:style-name="T808">Е</text:span><text:span text:style-name="T800">сли предмет или человек упоминаются в </text:span><text:span text:style-name="T811">речи </text:span><text:span text:style-name="T800">впервые, то обычно о них ничего не известно, поэтому </text:span><text:span text:style-name="T809">сначала</text:span><text:span text:style-name="T800"> использ</text:span><text:span text:style-name="T809">уется</text:span><text:span text:style-name="T800"> неопределенный артикль </text:span><text:span text:style-name="T589">a/an</text:span><text:span text:style-name="T800"> </text:span><text:span text:style-name="T808">(при условии, что он нужен</text:span><text:span text:style-name="T800">).</text:span></text:p>
      <text:p text:style-name="P1198"><text:span text:style-name="T800">Н</text:span><text:span text:style-name="T751">о если </text:span><text:span text:style-name="T820">этот </text:span><text:span text:style-name="T751">предмет или человек упоминаются в речи повторно, то уже используется определенный артикль </text:span><text:span text:style-name="T544">the</text:span><text:span text:style-name="T751">.</text:span></text:p>
      <text:p text:style-name="P426"/>
      <text:p text:style-name="P99"><text:span text:style-name="T458">I </text:span><text:span text:style-name="T365">have got </text:span><text:span text:style-name="T890">a</text:span><text:span text:style-name="T365"> puppy. </text:span><text:span text:style-name="T890">The</text:span><text:span text:style-name="T365"> puppy is white — У меня есть щенок. (Этот) щенок белый.</text:span></text:p>
      <text:p text:style-name="P431"/>
      <text:p text:style-name="P431">Определенный артикль может стоять не только перед существительным, но и перед прилагательным. <text:span text:style-name="T1152">В этом случае прилагательное становится существительным.</text:span></text:p>
      <text:p text:style-name="P431"/>
      <text:p text:style-name="P148">rich people — богатые люди.</text:p>
      <text:p text:style-name="P99"><text:span text:style-name="T459">t</text:span><text:span text:style-name="T365">he rich — богачи.</text:span></text:p>
      <text:p text:style-name="P431"/>
      <text:p text:style-name="P432">Также артикль <text:span text:style-name="T469">the</text:span> ставится, когда:</text:p>
      <text:p text:style-name="P432"/>
      <text:list xml:id="list204180912" text:style-name="L73">
        <text:list-item>
          <text:p text:style-name="P1339">говорят о части помещения:</text:p>
          <text:list>
            <text:list-item>
              <text:p text:style-name="P1343">in the room — в комнате;</text:p>
            </text:list-item>
            <text:list-item>
              <text:p text:style-name="P1343">on the floor — на полу;</text:p>
            </text:list-item>
          </text:list>
          <text:p text:style-name="P1341"/>
        </text:list-item>
        <text:list-item>
          <text:p text:style-name="P1340">говорят, на каком музыкальном инструменте играют:</text:p>
          <text:list>
            <text:list-item>
              <text:p text:style-name="P1344">play the piano — играть на фортепиано;</text:p>
            </text:list-item>
          </text:list>
          <text:p text:style-name="P1341"/>
        </text:list-item>
        <text:list-item>
          <text:p text:style-name="P1339">человек напрявляется в конкретное место:</text:p>
          <text:list>
            <text:list-item>
              <text:p text:style-name="P1343">go to the bank — идти в банк;</text:p>
            </text:list-item>
            <text:list-item>
              <text:p text:style-name="P1343">drive to the shop — поехать на машине в магазин;</text:p>
            </text:list-item>
          </text:list>
          <text:p text:style-name="P1341"/>
        </text:list-item>
        <text:list-item>
          <text:p text:style-name="P1348">объект, о котором идет речь, уникальный (другого такого нет):</text:p>
          <text:list>
            <text:list-item>
              <text:p text:style-name="P1347">природные объекты или явления:</text:p>
              <text:list>
                <text:list-item>
                  <text:p text:style-name="P1344">the equator — экватор;</text:p>
                </text:list-item>
                <text:list-item>
                  <text:p text:style-name="P1344">the sky — небо;</text:p>
                </text:list-item>
                <text:list-item>
                  <text:p text:style-name="P1347">the moon — луна;</text:p>
                </text:list-item>
              </text:list>
            </text:list-item>
            <text:list-item>
              <text:p text:style-name="P1347">объекты созданные человеком</text:p>
              <text:list>
                <text:list-item>
                  <text:p text:style-name="P1344"><text:soft-page-break/>the Bible (the Book) — Библия;</text:p>
                </text:list-item>
                <text:list-item>
                  <text:p text:style-name="P1344">the Internet — Интернет;</text:p>
                </text:list-item>
                <text:list-item>
                  <text:p text:style-name="P1347">the radio — радио;</text:p>
                </text:list-item>
              </text:list>
            </text:list-item>
            <text:list-item>
              <text:p text:style-name="P1347"><text:span text:style-name="T1153">с </text:span>превосходн<text:span text:style-name="T1153">ой</text:span> степень<text:span text:style-name="T1153">ю</text:span> прилагательных:</text:p>
              <text:list>
                <text:list-item>
                  <text:p text:style-name="P1344">the longest — самый длинный;</text:p>
                </text:list-item>
                <text:list-item>
                  <text:p text:style-name="P1347">the hottest — самый жаркий;</text:p>
                </text:list-item>
              </text:list>
            </text:list-item>
            <text:list-item>
              <text:p text:style-name="P1345"><text:span text:style-name="T1154">со </text:span>словосочетани<text:span text:style-name="T1154">ем</text:span><text:span text:style-name="T469"> the same</text:span> (такой же, одинаковый):</text:p>
              <text:p text:style-name="P1439">These two photos are the same — Эти 2 фото одинаковые;</text:p>
            </text:list-item>
          </text:list>
          <text:p text:style-name="P1346"/>
        </text:list-item>
        <text:list-item>
          <text:p text:style-name="P1339">перед порядковым числительным:</text:p>
          <text:list>
            <text:list-item>
              <text:p text:style-name="P1349">the first — первый;</text:p>
            </text:list-item>
            <text:list-item>
              <text:p text:style-name="P1349">the second — второй;</text:p>
            </text:list-item>
          </text:list>
          <text:p text:style-name="P1341"/>
        </text:list-item>
        <text:list-item>
          <text:p text:style-name="P1342">перед фамилией (чтобы показать что люди принадлежат одной семье):</text:p>
          <text:p text:style-name="P1447"><text:span text:style-name="T456">The Jachsons </text:span><text:span text:style-name="T457">are very nice people — Джексоны очень милые люди;</text:span></text:p>
          <text:p text:style-name="P1341"/>
        </text:list-item>
        <text:list-item>
          <text:p text:style-name="P1350">в словосочетаниях, касающихся сторон:</text:p>
          <text:list>
            <text:list-item>
              <text:p text:style-name="P1351">the top of — верхушка (чего-то);</text:p>
            </text:list-item>
            <text:list-item>
              <text:p text:style-name="P1351">on the left — слева.</text:p>
            </text:list-item>
          </text:list>
        </text:list-item>
      </text:list>
      <text:p text:style-name="P433"/>
      <text:p text:style-name="P513">Случаи, когда артикли не используются</text:p>
      <text:p text:style-name="P433"/>
      <text:p text:style-name="P434">Такие ситуации зачастую не имеют логического объяснения и их нужно просто запомнить.</text:p>
      <text:p text:style-name="P434"/>
      <text:list xml:id="list962435649" text:style-name="L74">
        <text:list-item>
          <text:p text:style-name="P1352">в выражениях со словами <text:span text:style-name="T469">breakfast</text:span>, <text:span text:style-name="T469">lunch</text:span>, <text:span text:style-name="T469">dinner</text:span>:</text:p>
          <text:p text:style-name="P1440">When do you usually have breakfast? — Когда ты обычно завтракаешь?</text:p>
          <text:p text:style-name="P1353"/>
        </text:list-item>
        <text:list-item>
          <text:p text:style-name="P1354">когда говорят о направлении или местонахождении словами:</text:p>
          <text:list>
            <text:list-item>
              <text:p text:style-name="P1353">work <text:span text:style-name="T1164">(</text:span><text:span text:style-name="T469">go to work, start work</text:span><text:span text:style-name="T1164">)</text:span>;</text:p>
            </text:list-item>
            <text:list-item>
              <text:p text:style-name="P1353">school, university, college <text:span text:style-name="T1164">(</text:span><text:span text:style-name="T469">go to school, start school</text:span>);</text:p>
            </text:list-item>
            <text:list-item>
              <text:p text:style-name="P1353">church, hospital, prison <text:span text:style-name="T1164">(</text:span><text:span text:style-name="T469">go to church, be at hospital</text:span><text:span text:style-name="T1164">)</text:span>;</text:p>
            </text:list-item>
            <text:list-item>
              <text:p text:style-name="P1353">home, bed <text:span text:style-name="T1164">(</text:span><text:span text:style-name="T469">go home, go to bed</text:span><text:span text:style-name="T1164">)</text:span>;</text:p>
            </text:list-item>
          </text:list>
          <text:p text:style-name="P1353"/>
        </text:list-item>
        <text:list-item>
          <text:p text:style-name="P1352">в словосочетаниях <text:span text:style-name="T469">play</text:span> + вид спорта или игры:</text:p>
          <text:p text:style-name="P1440">I play football — Я играю в футбол;</text:p>
          <text:p text:style-name="P1353"/>
        </text:list-item>
        <text:list-item>
          <text:p text:style-name="P1352">перед названием языков или учебных дисциплин (котор. всегда с большой буквы):</text:p>
          <text:p text:style-name="P1440">I want to speak <text:span text:style-name="T1149">English well — Я хочу хорошо говорить по-английски;</text:span></text:p>
          <text:p text:style-name="P1353"/>
        </text:list-item>
        <text:list-item>
          <text:p text:style-name="P1355">перед именами людей и фамилями:</text:p>
          <text:p text:style-name="P1441">My name is Bond, James Bond — Меня зовут Бонд, Джеймс Бонд.</text:p>
        </text:list-item>
      </text:list>
      <text:p text:style-name="P435"/>
      <text:p text:style-name="P511">Артикли в географических названиях</text:p>
      <text:p text:style-name="P436"/>
      <text:p text:style-name="P1074"><text:span text:style-name="T812">Артикли не </text:span><text:span text:style-name="T814">ставятся</text:span><text:span text:style-name="T812"> </text:span><text:span text:style-name="T814">с</text:span><text:span text:style-name="T812"> названиями континентов:</text:span></text:p>
      <text:p text:style-name="P146">I live in Western Europe — Я живу в западной Европе.</text:p>
      <text:p text:style-name="P437"/>
      <text:p text:style-name="P437">Артикли не ставятся с названиям<text:span text:style-name="T1150">и</text:span> стран из 1 слова и с названиями городов:</text:p>
      <text:p text:style-name="P146">Washington is the capital of America — Вашингтон — столица Америки.</text:p>
      <text:p text:style-name="P146"><text:soft-page-break/></text:p>
      <text:p text:style-name="P147"><text:span text:style-name="T713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437"/>
      <text:p text:style-name="P1074"><text:span text:style-name="T812">Артикли не нужны в названиях горных вершин, а также там, где присутсв</text:span><text:span text:style-name="T813">ует</text:span><text:span text:style-name="T812"> слово Mount: </text:span></text:p>
      <text:p text:style-name="P1074"><text:span text:style-name="T591">Everest / Mount Everest, Makalu</text:span><text:span text:style-name="T812">. Но </text:span><text:span text:style-name="T813">в</text:span><text:span text:style-name="T812"> названия</text:span><text:span text:style-name="T813">х</text:span><text:span text:style-name="T812"> горных цепей ставится </text:span><text:span text:style-name="T591">the</text:span><text:span text:style-name="T812">: </text:span><text:span text:style-name="T591">the Himalayas</text:span><text:span text:style-name="T812">.</text:span></text:p>
      <text:p text:style-name="P437"/>
      <text:p text:style-name="P1196"><text:span text:style-name="T751">Артикль </text:span><text:span text:style-name="T544">the</text:span><text:span text:style-name="T751"> не нужен с прилагательными, образованными от частей света или когда часть света указана вместе с названием страны: </text:span><text:span text:style-name="T544">North America, Eastern Europe.</text:span></text:p>
      <text:p text:style-name="P440"/>
      <text:p text:style-name="P1196"><text:span text:style-name="T751">Артикль </text:span><text:span text:style-name="T544">the</text:span><text:span text:style-name="T751"> не нужен в названиях улиц, дорог, скверов, парков:</text:span></text:p>
      <text:p text:style-name="P150">Fifth Avenue (5я Авеню), Broadway, Times Square.</text:p>
      <text:p text:style-name="P437"/>
      <text:p text:style-name="P1074"><text:span text:style-name="T812">А</text:span><text:span text:style-name="T815">ртикль </text:span><text:span text:style-name="T593">the</text:span><text:span text:style-name="T815"> нужен в названиях водных объектов (океан, море, река, канал): </text:span><text:span text:style-name="T593">the Thames River, the Amazon (Амазонка), the Pacific (Тихий океан), the Baltic Sea. </text:span><text:span text:style-name="T814">Но с названиями озер он </text:span></text:p>
      <text:p text:style-name="P1074"><text:span text:style-name="T814">не используется: </text:span><text:span text:style-name="T592">Lake Superior (Верхнее озеро).</text:span></text:p>
      <text:p text:style-name="P442"/>
      <text:p text:style-name="P438">Также <text:span text:style-name="T469">the</text:span> нужен в названиях частей света: <text:span text:style-name="T469">the north, the south, the east, the west</text:span>.</text:p>
      <text:p text:style-name="P147">We should go to the north — Нам нужно идти на север.</text:p>
      <text:p text:style-name="P439"/>
      <text:p text:style-name="P1074"><text:span text:style-name="T821">Следует</text:span><text:span text:style-name="T822"> </text:span><text:span text:style-name="T821">знать</text:span><text:span text:style-name="T822">, что на картах не печатают артикль </text:span><text:span text:style-name="T597">the</text:span><text:span text:style-name="T822">, даже когда он нужен.</text:span></text:p>
      <text:p text:style-name="P439"/>
      <text:p text:style-name="P512">Артикли в других названиях</text:p>
      <text:p text:style-name="P439"/>
      <text:p text:style-name="P441">Артикль не ставится в названиях административных зданий или комплексов из 2х слов.</text:p>
      <text:p text:style-name="P149"/>
      <text:p text:style-name="P149">Cambridge University, JFK Airport, Buckingham Palace.</text:p>
      <text:p text:style-name="P149">(порядок слов: сначала уникальное название, а затем категория <text:s/>объекта).</text:p>
      <text:p text:style-name="P441"/>
      <text:p text:style-name="P1075"><text:span text:style-name="T816">Артикль </text:span><text:span text:style-name="T594">the</text:span><text:span text:style-name="T816"> ставится в названиях отелей, театров, галерей, а также в названиях всемирно известных зданий:</text:span><text:span text:style-name="T594"> the Hilton Hotel, the Red Lion (бар), the White House.</text:span></text:p>
      <text:p text:style-name="P441"/>
      <text:p text:style-name="P1197"><text:span text:style-name="T751">В названиях, где присутствует предлог </text:span><text:span text:style-name="T544">of</text:span><text:span text:style-name="T751">, артикль </text:span><text:span text:style-name="T544">the</text:span><text:span text:style-name="T751"> ставится всегда: </text:span></text:p>
      <text:p text:style-name="P149">the Bank of England, the Great Wall of China, the Tower of London.</text:p>
      <text:p text:style-name="P441"/>
      <text:p text:style-name="P514">Какой артикль выбрать</text:p>
      <text:p text:style-name="P443"/>
      <text:p text:style-name="P1076"><text:span text:style-name="T817">Мысленно предсавить перед существительным слово «один», «один такой (</text:span><text:span text:style-name="T818">прикольный</text:span><text:span text:style-name="T817">)», </text:span></text:p>
      <text:p text:style-name="P1076"><text:span text:style-name="T817">«один из» и т. д. Если логика предложения не нарушена, то скорее всего нужен </text:span><text:span text:style-name="T595">a/an</text:span><text:span text:style-name="T817">.</text:span></text:p>
      <text:p text:style-name="P443"/>
      <text:p text:style-name="P151">I`ve got a window in my room — У меня в комнате есть окно. (обычное окно, каких много)</text:p>
      <text:p text:style-name="P443"/>
      <text:p text:style-name="P1076"><text:span text:style-name="T817">Мысленно представить перед существительным слова: </text:span><text:span text:style-name="T595">this, that, these, those</text:span><text:span text:style-name="T817"> или «тот самый», «именно тот», «конкретное этот» и т. д. Если смысл предложения в целом не изменился, </text:span></text:p>
      <text:p text:style-name="P1076"><text:span text:style-name="T817">то можно ставить </text:span><text:span text:style-name="T595">the</text:span><text:span text:style-name="T817">.</text:span></text:p>
      <text:p text:style-name="P443"/>
      <text:p text:style-name="P151">Look at the window. It`s broken — Посмотри на окно. Оно разбито. (посмотри на это конкретное окно, именно оно разбито).</text:p>
      <text:p text:style-name="P443"/>
      <text:p text:style-name="P444"/>
      <text:p text:style-name="P1278">Прилагательное. Adjective</text:p>
      <text:p text:style-name="P444"/>
      <text:p text:style-name="P1078"><text:span text:style-name="T824">Ч</text:span><text:span text:style-name="T823">асть речи, которая описывает качества и свойства объектов, и отвечает на вопрос «какой?».</text:span></text:p>
      <text:p text:style-name="P445"/>
      <text:p text:style-name="P1079"><text:span text:style-name="T823">П</text:span><text:span text:style-name="T824">рилагательное стоит перед существительным, но может появиться и без него если используется после глагола </text:span><text:span text:style-name="T598">be</text:span><text:span text:style-name="T824">. В этом случае </text:span><text:span text:style-name="T832">оно</text:span><text:span text:style-name="T824"> </text:span><text:span text:style-name="T832">обычно</text:span><text:span text:style-name="T824"> переводиться глаголом.</text:span></text:p>
      <text:p text:style-name="P446"/>
      <text:p text:style-name="P1079"><text:span text:style-name="T824">Если перед прилагательным стоит артикль </text:span><text:span text:style-name="T598">the</text:span><text:span text:style-name="T824">, то оно </text:span><text:span text:style-name="T825">становится</text:span><text:span text:style-name="T824"> существительным.</text:span></text:p>
      <text:p text:style-name="P1080"><text:span text:style-name="T824">Прилагательн</text:span><text:span text:style-name="T826">ые</text:span><text:span text:style-name="T824"> не меняется по родам, числам и падежам.</text:span></text:p>
      <text:p text:style-name="P446"/>
      <text:p text:style-name="P1199"><text:span text:style-name="T824">П</text:span><text:span text:style-name="T751">рилагательные делятся на 2 группы:</text:span></text:p>
      <text:p text:style-name="P448"/>
      <text:list xml:id="list4227625659" text:style-name="L75">
        <text:list-item>
          <text:p text:style-name="P1356">оценочные прилагательные; они выражают личное мнение человека о предмете:</text:p>
          <text:p text:style-name="P1442">a funny cat — смешной кот (мнение, с которым можно не соглашаться)</text:p>
          <text:p text:style-name="P1356"/>
        </text:list-item>
        <text:list-item>
          <text:p text:style-name="P1356">фактовые прилагательные; они указывают на визуальную информацию, либо факты, </text:p>
          <text:p text:style-name="P1356">которые известны об объекте: размер, возраст, цвет, происхождение, состав и пр.:</text:p>
          <text:p text:style-name="P1442">a gray cat — серый кот (характеристика, которая не зависит от мнения)</text:p>
        </text:list-item>
      </text:list>
      <text:p text:style-name="P448"/>
      <text:p text:style-name="P448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448"/>
      <text:p text:style-name="P152">a gray funny cat (неправильно)</text:p>
      <text:p text:style-name="P152">a funny gray cat (правильно)</text:p>
      <text:p text:style-name="P448"/>
      <text:p text:style-name="P604"><text:span text:style-name="T828">Глаголы, после которых </text:span><text:span text:style-name="T844">всегда</text:span><text:span text:style-name="T828"> </text:span><text:span text:style-name="T844">идут</text:span><text:span text:style-name="T828"> прилагательн</text:span><text:span text:style-name="T827">ые</text:span><text:span text:style-name="T828">:</text:span></text:p>
      <text:list xml:id="list2360573701" text:style-name="L76">
        <text:list-item>
          <text:p text:style-name="P1357">be — быть;</text:p>
        </text:list-item>
        <text:list-item>
          <text:p text:style-name="P1357">get — становиться;</text:p>
        </text:list-item>
        <text:list-item>
          <text:p text:style-name="P1357">become — становиться;</text:p>
        </text:list-item>
        <text:list-item>
          <text:p text:style-name="P1357">seem — казаться;</text:p>
        </text:list-item>
        <text:list-item>
          <text:p text:style-name="P1357">look — выглядеть;</text:p>
        </text:list-item>
        <text:list-item>
          <text:p text:style-name="P1357">feel — чувствовать (себя);</text:p>
        </text:list-item>
        <text:list-item>
          <text:p text:style-name="P1357">sound — звучать;</text:p>
        </text:list-item>
        <text:list-item>
          <text:p text:style-name="P1452"><text:span text:style-name="T751">taste — </text:span><text:span text:style-name="T827">иметь вкус</text:span><text:span text:style-name="T751">;</text:span></text:p>
        </text:list-item>
        <text:list-item>
          <text:p text:style-name="P1452"><text:span text:style-name="T751">smell — </text:span><text:span text:style-name="T827">иметь запах</text:span><text:span text:style-name="T751">;</text:span></text:p>
        </text:list-item>
      </text:list>
      <text:p text:style-name="P448"/>
      <text:p text:style-name="P1082"><text:span text:style-name="T224">Обычно, в английском </text:span><text:span text:style-name="T225">языке </text:span><text:span text:style-name="T224">после глаголов стоят наречия. </text:span><text:span text:style-name="T226">Но даже если стоит прилагательное, то оно все равно будет перводится наречием (кроме случае с глаголом be).</text:span></text:p>
      <text:p text:style-name="P812"/>
      <text:p text:style-name="P821"><text:span text:style-name="T365">You look nice! </text:span><text:span text:style-name="T460">— </text:span><text:span text:style-name="T365">Ты прекрасно выглядишь!</text:span></text:p>
      <text:p text:style-name="P872">I feel bad — Я плохо себя чувствую.</text:p>
      <text:p text:style-name="P447"/>
      <text:p text:style-name="P1169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169"/>
      <text:p text:style-name="P1168"><text:span text:style-name="T365">He </text:span><text:span text:style-name="T890">looked at</text:span><text:span text:style-name="T365"> me angrily — Он посмотрел на меня злобно</text:span></text:p>
      <text:p text:style-name="P447"/>
      <text:p text:style-name="P515">Степени сравнения прилагательных</text:p>
      <text:p text:style-name="P451"/>
      <text:p text:style-name="P452">Их всего 2: сравнительная и превосходная.</text:p>
      <text:p text:style-name="P449"/>
      <text:p text:style-name="P1081">Сравнительная степень нужна, когда сравниваются 2 альтернативы. Вторая альтернатива </text:p>
      <text:p text:style-name="P450"><text:soft-page-break/>не обязательно должна указываться напрямую. Она может подразумеваться.</text:p>
      <text:p text:style-name="P450"/>
      <text:p text:style-name="P453">Сравнительная степень образуется с помощью суффикса <text:span text:style-name="T469">-er</text:span> или слова <text:span text:style-name="T469">more</text:span>.</text:p>
      <text:p text:style-name="P454">Суффикс <text:span text:style-name="T469">-er</text:span> ставится, когда слово состоит из 1 слога, или 2х, но заканчивается на <text:span text:style-name="T469">-y</text:span>:</text:p>
      <text:p text:style-name="P1136">small → smaller (маленький → еще меньше); </text:p>
      <text:p text:style-name="P1136">funny → funnier (смешной → смешнее);</text:p>
      <text:p text:style-name="P1136"/>
      <text:p text:style-name="P607"><text:span text:style-name="T984">Если сло</text:span><text:span text:style-name="T985">г</text:span><text:span text:style-name="T984"> с 1 гласной, после которой </text:span><text:span text:style-name="T985">1 </text:span><text:span text:style-name="T984">согласная, то эта согласная удваивается:</text:span></text:p>
      <text:p text:style-name="P1141">big → bigger (большой → больше);</text:p>
      <text:p text:style-name="P1141">hot → hotter (горячий → горячее);</text:p>
      <text:p text:style-name="P453"/>
      <text:p text:style-name="P1082"><text:span text:style-name="T833">С</text:span><text:span text:style-name="T830">лово </text:span><text:span text:style-name="T600">more</text:span><text:span text:style-name="T830"> </text:span><text:span text:style-name="T833">(более) ставится</text:span><text:span text:style-name="T830">, когда сло</text:span><text:span text:style-name="T831">в</text:span><text:span text:style-name="T830">о </text:span><text:span text:style-name="T832">состоит </text:span><text:span text:style-name="T830">из 2х и более слогов. </text:span></text:p>
      <text:p text:style-name="P607"><text:span text:style-name="T852">Здесь с</text:span><text:span text:style-name="T830">уффикс </text:span><text:span text:style-name="T600">-er</text:span><text:span text:style-name="T830"> уже не </text:span><text:span text:style-name="T833">используется</text:span><text:span text:style-name="T839">:</text:span></text:p>
      <text:p text:style-name="P1139">useful → more useful (полезный → более полезный)</text:p>
      <text:p text:style-name="P1140"><text:span text:style-name="T1155">i</text:span>nteresting → more interesting (интересный → более интересный)</text:p>
      <text:p text:style-name="P453"/>
      <text:p text:style-name="P456">Есть прилагательные, для которых сравнительная степень образовывается и так и эдак:</text:p>
      <text:p text:style-name="P1129">quiet (тихий), clever (умный), narrow (узкий), simple (простой).</text:p>
      <text:p text:style-name="P1162"/>
      <text:p text:style-name="P1129">Be quiet<text:span text:style-name="T890">er</text:span>, please / Be <text:span text:style-name="T890">more</text:span> quiet, please — Веди себя <text:span text:style-name="T890">тише</text:span>, пожалуйста.</text:p>
      <text:p text:style-name="P453"/>
      <text:p text:style-name="P455"><text:span text:style-name="T994">П</text:span><text:span text:style-name="T966">ри сравнении двух прилагательных часто используется слово </text:span><text:span text:style-name="T972">than</text:span><text:span text:style-name="T966"> (чем).</text:span></text:p>
      <text:p text:style-name="P1137"/>
      <text:p text:style-name="P1132"><text:span text:style-name="T365">New York is </text:span><text:span text:style-name="T890">bigger than</text:span><text:span text:style-name="T365"> Manchester — Нью Йорк </text:span><text:span text:style-name="T890">больше, чем</text:span><text:span text:style-name="T365"> Манчестер.</text:span></text:p>
      <text:p text:style-name="P1083"><text:span text:style-name="T969">Apples are </text:span><text:span text:style-name="T971">testier than</text:span><text:span text:style-name="T969"> cherries — Яблоки </text:span><text:span text:style-name="T971">слаще</text:span><text:span text:style-name="T969"> вишен.</text:span></text:p>
      <text:p text:style-name="P1130"/>
      <text:p text:style-name="P1142"><text:span text:style-name="T829">Иногда после </text:span><text:span text:style-name="T599">than</text:span><text:span text:style-name="T829"> может идти местоимение в объектной форме (</text:span><text:span text:style-name="T599">me, you, him, her</text:span><text:span text:style-name="T829"> и т. д.).</text:span></text:p>
      <text:p text:style-name="P1083"><text:span text:style-name="T991">Сложность этой ситуации в том, </text:span><text:span text:style-name="T992">что при переводе</text:span><text:span text:style-name="T991"> местоимен. </text:span><text:span text:style-name="T986">будет </text:span><text:span text:style-name="T991">в именительном падеже.</text:span></text:p>
      <text:p text:style-name="P1137"/>
      <text:p text:style-name="P1132"><text:span text:style-name="T365">I`m more attentive </text:span><text:span text:style-name="T890">than him</text:span><text:span text:style-name="T365"> — Я внимательней, </text:span><text:span text:style-name="T890">чем он</text:span><text:span text:style-name="T365">.</text:span></text:p>
      <text:p text:style-name="P1129"/>
      <text:p text:style-name="P1083"><text:span text:style-name="T986">В качестве альтернативы</text:span><text:span text:style-name="T987"> </text:span><text:span text:style-name="T986">м</text:span><text:span text:style-name="T987">ожно поставить местоимение в начальной форме, а после </text:span></text:p>
      <text:p text:style-name="P1138">него вспомогательный или модальный глагол из первой части предложения.</text:p>
      <text:p text:style-name="P1131"/>
      <text:p text:style-name="P1133"><text:span text:style-name="T365">I am more attentive </text:span><text:span text:style-name="T890">than he is</text:span><text:span text:style-name="T365"> — Я внимательне, </text:span><text:span text:style-name="T890">чем он</text:span><text:span text:style-name="T365">.</text:span></text:p>
      <text:p text:style-name="P1131">I can jump higher <text:span text:style-name="T890">than he can</text:span> — Я прыгаю выше, <text:span text:style-name="T890">чем он</text:span>.</text:p>
      <text:p text:style-name="P453"/>
      <text:p text:style-name="P1084"><text:span text:style-name="T834">Прилагательн</text:span><text:span text:style-name="T835">ые</text:span><text:span text:style-name="T834"> в сравнительной степени </text:span><text:span text:style-name="T835">могут</text:span><text:span text:style-name="T834"> переводиться одинаково, будь он</text:span><text:span text:style-name="T835">и</text:span><text:span text:style-name="T834"> </text:span><text:span text:style-name="T988">с суффиксом </text:span><text:span text:style-name="T970">-er</text:span><text:span text:style-name="T988"> или с</text:span><text:span text:style-name="T989">о</text:span><text:span text:style-name="T988"> словом </text:span><text:span text:style-name="T970">more</text:span><text:span text:style-name="T988">. Тоже самое касается и </text:span><text:span text:style-name="T970">than</text:span><text:span text:style-name="T988"> </text:span><text:span text:style-name="T990">(см. внимательно примеры)</text:span><text:span text:style-name="T988">.</text:span></text:p>
      <text:p text:style-name="P153"/>
      <text:p text:style-name="P245"><text:span text:style-name="T365">Превосходная степень </text:span><text:span text:style-name="T461">обозначает наивысшую степень качества, которая в русском соответствует усилительн</text:span><text:span text:style-name="T464">о</text:span><text:span text:style-name="T461">м</text:span><text:span text:style-name="T464">у</text:span><text:span text:style-name="T461"> суффикс</text:span><text:span text:style-name="T464">у</text:span><text:span text:style-name="T461"> </text:span><text:span text:style-name="T462">-ший</text:span><text:span text:style-name="T461"> или слову «самый».</text:span></text:p>
      <text:p text:style-name="P457"/>
      <text:p text:style-name="P246"><text:span text:style-name="T365">Она используется, когда сравнивают 3 и более объектов. Общее количество может подразумеваться или выражаться местоимением </text:span><text:span text:style-name="T544">all</text:span><text:span text:style-name="T365"> или </text:span><text:span text:style-name="T544">every</text:span><text:span text:style-name="T365">.</text:span></text:p>
      <text:p text:style-name="P458"/>
      <text:p text:style-name="P460">Превосходная степень образуется по тем же правилам, что и сравнительная, только вместо</text:p>
      <text:p text:style-name="P248"><text:span text:style-name="T365">суффикса </text:span><text:span text:style-name="T544">-er</text:span><text:span text:style-name="T365"> используется </text:span><text:span text:style-name="T544">-est</text:span><text:span text:style-name="T365">, а вместо слова more используется </text:span><text:span text:style-name="T544">-most</text:span><text:span text:style-name="T365"> (самый).</text:span></text:p>
      <text:p text:style-name="P154">strong → the strongest (сильный → сильнейший / самый сильный);</text:p>
      <text:p text:style-name="P154">reasonable → the most reasonable (разумный → разумнейший / самый разумный);</text:p>
      <text:p text:style-name="P459"><text:soft-page-break/></text:p>
      <text:p text:style-name="P1085"><text:span text:style-name="T836">П</text:span><text:span text:style-name="T837">еред прилогательным </text:span><text:span text:style-name="T836">в превосходной степени</text:span><text:span text:style-name="T838"> </text:span><text:span text:style-name="T837">почти всегда </text:span><text:span text:style-name="T836">стоит</text:span><text:span text:style-name="T837"> артикль </text:span><text:span text:style-name="T601">the</text:span><text:span text:style-name="T837"> </text:span><text:span text:style-name="T836">(т. к. эта степень подчеркивает уникальность). А после прилагательного — 2 предлога: </text:span><text:span text:style-name="T602">in</text:span><text:span text:style-name="T836"> и </text:span><text:span text:style-name="T602">of</text:span><text:span text:style-name="T836">.</text:span></text:p>
      <text:p text:style-name="P461"/>
      <text:p text:style-name="P1200"><text:span text:style-name="T751">Предлог </text:span><text:span text:style-name="T544">in</text:span><text:span text:style-name="T751"> указывает на место, или группу людей, в которых выделяется объект.</text:span></text:p>
      <text:p text:style-name="P1085"><text:span text:style-name="T836">А предлог </text:span><text:span text:style-name="T602">of</text:span><text:span text:style-name="T836"> — на период времени, в котором выделяется объект.</text:span></text:p>
      <text:p text:style-name="P461"/>
      <text:p text:style-name="P100"><text:span text:style-name="T463">W</text:span><text:span text:style-name="T365">hat is the longest river in the world? — Какая самая длинная река в мире?</text:span></text:p>
      <text:p text:style-name="P1086"><text:span text:style-name="T603">It</text:span><text:span text:style-name="T604"> was the happiest day of </text:span><text:span text:style-name="T603">my</text:span><text:span text:style-name="T604"> life — </text:span><text:span text:style-name="T603">Это</text:span><text:span text:style-name="T604"> был самый счастливый день </text:span><text:span text:style-name="T603">в моей</text:span><text:span text:style-name="T604"> жизни.</text:span></text:p>
      <text:p text:style-name="P459"/>
      <text:p text:style-name="P247"><text:span text:style-name="T365">Слова-исключения </text:span><text:span text:style-name="T465">с особой сравнительной и превосходной степен</text:span><text:span text:style-name="T466">ью</text:span><text:span text:style-name="T465">:</text:span></text:p>
      <text:p text:style-name="P462">good → better → the best (хороший → лучше → самый лучший);</text:p>
      <text:p text:style-name="P462">bad → worse → the worst (плохой → хуже → самый плохой);</text:p>
      <text:p text:style-name="P462">far → farther → the farthest (далекий → дальше → самый далекий);</text:p>
      <text:p text:style-name="P155"/>
      <text:p text:style-name="P1191">Наречие. Adverb</text:p>
      <text:p text:style-name="P462"/>
      <text:p text:style-name="P464">Часть речи, которая отвечает на вопросы «как?», «каким образом?». </text:p>
      <text:p text:style-name="P1088"><text:span text:style-name="T844">Оно п</text:span><text:span text:style-name="T843">омогает описать действие и дает его более точную характеристику.</text:span></text:p>
      <text:p text:style-name="P463"/>
      <text:p text:style-name="P1087"><text:span text:style-name="T1157">Е</text:span>сли наречие относится к глаголу, то оно ст<text:span text:style-name="T1160">ои</text:span>т после него <text:span text:style-name="T1156">(</text:span><text:span text:style-name="T995">обычно </text:span><text:span text:style-name="T966">в </text:span><text:span text:style-name="T996">самом</text:span><text:span text:style-name="T966"> </text:span><text:span text:style-name="T995">конце</text:span><text:span text:style-name="T1156">)</text:span>. </text:p>
      <text:p text:style-name="P1087"><text:span text:style-name="T1158">Е</text:span><text:span text:style-name="T840">сли наречие относится к прилагательному, то оно сто</text:span><text:span text:style-name="T849">и</text:span><text:span text:style-name="T840">т перед ним.</text:span></text:p>
      <text:p text:style-name="P465"/>
      <text:p text:style-name="P156">I kwon him <text:span text:style-name="T890">well</text:span> — Я <text:span text:style-name="T890">хорошо</text:span> его знаю.</text:p>
      <text:p text:style-name="P156">He is <text:span text:style-name="T890">very</text:span> serious — Он <text:span text:style-name="T890">очень</text:span> серьезный.</text:p>
      <text:p text:style-name="P156"/>
      <text:p text:style-name="P467">В английском, начерия делятся на 2 группы: </text:p>
      <text:list xml:id="list2546841382" text:style-name="L77">
        <text:list-item>
          <text:p text:style-name="P1358">наречия, образованые от прилагательных;</text:p>
        </text:list-item>
        <text:list-item>
          <text:p text:style-name="P1358">самобытне наречия, которые существуют с давних времен.</text:p>
        </text:list-item>
      </text:list>
      <text:p text:style-name="P466"/>
      <text:p text:style-name="P516">Наречия, образованные от прилагательных</text:p>
      <text:p text:style-name="P466"/>
      <text:p text:style-name="P468"><text:span text:style-name="T1159">О</text:span>ни <text:span text:style-name="T1159">о</text:span>бразуются при помощи суффикса <text:span text:style-name="T469">-ly</text:span>:</text:p>
      <text:p text:style-name="P469">quick → quickly (быстрый → быстро);</text:p>
      <text:p text:style-name="P469">serious → seriously (серьезный → серьезно);</text:p>
      <text:p text:style-name="P469"/>
      <text:p text:style-name="P605"><text:span text:style-name="T847">Н</text:span><text:span text:style-name="T841">аречи</text:span><text:span text:style-name="T842">я</text:span><text:span text:style-name="T841">, которые </text:span><text:span text:style-name="T846">пишутся</text:span><text:span text:style-name="T841"> также, как </text:span><text:span text:style-name="T845">и </text:span><text:span text:style-name="T841">прилагательные</text:span><text:span text:style-name="T845">:</text:span></text:p>
      <text:list xml:id="list3986197269" text:style-name="L78">
        <text:list-item>
          <text:p text:style-name="P1453"><text:span text:style-name="T751">fast — </text:span><text:span text:style-name="T842">быстрый, быстро</text:span><text:span text:style-name="T751">;</text:span></text:p>
        </text:list-item>
        <text:list-item>
          <text:p text:style-name="P1453"><text:span text:style-name="T751">late — </text:span><text:span text:style-name="T842">поздний, поздно</text:span><text:span text:style-name="T751">;</text:span></text:p>
        </text:list-item>
        <text:list-item>
          <text:p text:style-name="P1453"><text:span text:style-name="T751">hard — </text:span><text:span text:style-name="T842">тяжелый, тяжело</text:span><text:span text:style-name="T751">.</text:span></text:p>
        </text:list-item>
      </text:list>
      <text:p text:style-name="P473"/>
      <text:p text:style-name="P101"><text:span text:style-name="T365">Jack is a very </text:span><text:span text:style-name="T890">fast runner</text:span><text:span text:style-name="T365"> — Джек очень быстрый бегут. (fast — это прилагательное, </text:span></text:p>
      <text:p text:style-name="P158">т. к. стоит перед существительным; см. раздел «Прилагательное»)</text:p>
      <text:p text:style-name="P158"/>
      <text:p text:style-name="P101"><text:span text:style-name="T365">Jack can </text:span><text:span text:style-name="T890">run fast</text:span><text:span text:style-name="T365"> — Джек быстро бегает. (fast — это наречие, т. к. стоит после глагола)</text:span></text:p>
      <text:p text:style-name="P158"/>
      <text:p text:style-name="P474"/>
      <text:p text:style-name="P1272"><text:span text:style-name="T848">Наречие </text:span><text:span text:style-name="T605">well</text:span><text:span text:style-name="T848"> (хорошо) можно использовать как прилагательное, если оно </text:span><text:span text:style-name="T856">идет в связке </text:span></text:p>
      <text:p text:style-name="P1090"><text:span text:style-name="T848">с глаголом </text:span><text:span text:style-name="T605">be</text:span><text:span text:style-name="T848"> или </text:span><text:span text:style-name="T605">get </text:span><text:span text:style-name="T848">(в разговор</text:span><text:span text:style-name="T859">ах</text:span><text:span text:style-name="T848"> о здоровь</text:span><text:span text:style-name="T858">и</text:span><text:span text:style-name="T848"> и самочувствии).</text:span></text:p>
      <text:p text:style-name="P159"/>
      <text:p text:style-name="P102"><text:span text:style-name="T467">H</text:span><text:span text:style-name="T365">ow are you? I`m </text:span><text:span text:style-name="T890">well</text:span><text:span text:style-name="T365"> — Как ты? Я в </text:span><text:span text:style-name="T890">порядке</text:span><text:span text:style-name="T365">.</text:span></text:p>
      <text:p text:style-name="P102"><text:span text:style-name="T365">He got </text:span><text:span text:style-name="T890">well</text:span><text:span text:style-name="T365"> after the accident — Он </text:span><text:span text:style-name="T890">поправился</text:span><text:span text:style-name="T365"> после аварии.</text:span></text:p>
      <text:p text:style-name="P474"/>
      <text:p text:style-name="P517">Самобытные наречия</text:p>
      <text:p text:style-name="P475"/>
      <text:p text:style-name="P1201"><text:span text:style-name="T844">О</text:span><text:span text:style-name="T751">ни имеют собственную форму и используются по особым правилам или в особых случаях.</text:span></text:p>
      <text:p text:style-name="P476">Ниже приведены списки самых распространенных самобытных наречий.</text:p>
      <text:p text:style-name="P471"/>
      <text:p text:style-name="P472">Наречия, указывающие на степень чего-либо:</text:p>
      <text:list xml:id="list2387022620" text:style-name="L79">
        <text:list-item>
          <text:p text:style-name="P1454"><text:span text:style-name="T751">enough — </text:span><text:span text:style-name="T850">достаточно</text:span><text:span text:style-name="T751">;</text:span></text:p>
        </text:list-item>
        <text:list-item>
          <text:p text:style-name="P1454"><text:span text:style-name="T751">a lot, much, many - </text:span><text:span text:style-name="T850">много</text:span><text:span text:style-name="T751">;</text:span></text:p>
        </text:list-item>
        <text:list-item>
          <text:p text:style-name="P1454"><text:span text:style-name="T751">almost — </text:span><text:span text:style-name="T850">почти</text:span><text:span text:style-name="T751">;</text:span></text:p>
        </text:list-item>
        <text:list-item>
          <text:p text:style-name="P1359">pretty, very — довольно (очень);</text:p>
        </text:list-item>
        <text:list-item>
          <text:p text:style-name="P1359">too — слишком;</text:p>
        </text:list-item>
      </text:list>
      <text:p text:style-name="P477"/>
      <text:p text:style-name="P478">Наречия, помогающие акцентироваться на чем-либо:</text:p>
      <text:list xml:id="list2940701002" text:style-name="L80">
        <text:list-item>
          <text:p text:style-name="P1360">just — всего лишь;</text:p>
        </text:list-item>
        <text:list-item>
          <text:p text:style-name="P1360">only — только;</text:p>
        </text:list-item>
        <text:list-item>
          <text:p text:style-name="P1360">simply — просто;</text:p>
        </text:list-item>
        <text:list-item>
          <text:p text:style-name="P1360">especially — особенно.</text:p>
        </text:list-item>
      </text:list>
      <text:p text:style-name="P463"/>
      <text:p text:style-name="P606"><text:span text:style-name="T850">Другие</text:span><text:span text:style-name="T851"> распространенные наречи</text:span><text:span text:style-name="T850">я</text:span><text:span text:style-name="T851">:</text:span></text:p>
      <text:list xml:id="list3599772088" text:style-name="L81">
        <text:list-item>
          <text:p text:style-name="P1455"><text:span text:style-name="T751">quite - </text:span><text:span text:style-name="T850">совсем</text:span><text:span text:style-name="T751">;</text:span></text:p>
        </text:list-item>
        <text:list-item>
          <text:p text:style-name="P1455"><text:span text:style-name="T751">so - </text:span><text:span text:style-name="T850">такой</text:span><text:span text:style-name="T751">;</text:span></text:p>
        </text:list-item>
        <text:list-item>
          <text:p text:style-name="P1361">soon - <text:span text:style-name="T1161">скоро</text:span>;</text:p>
        </text:list-item>
      </text:list>
      <text:p text:style-name="P470"/>
      <text:p text:style-name="P59">Marry is pretty smart — Мэри очень умная;</text:p>
      <text:p text:style-name="P157">I almost finished my work yesterday — Я почти закончил вчера работу.</text:p>
      <text:p text:style-name="P157">We just want to ask you a question — Мы всего лишь хотим задать вам вопрос.</text:p>
      <text:p text:style-name="P103"><text:span text:style-name="T468">W</text:span><text:span text:style-name="T365">hy are you so sad? — Почему ты такой грусный?</text:span></text:p>
      <text:p text:style-name="P160">See you soon — Скоро увидимся.</text:p>
      <text:p text:style-name="P479"/>
      <text:p text:style-name="P518">Наречия <text:span text:style-name="T469">much</text:span>, <text:span text:style-name="T469">many</text:span>, <text:span text:style-name="T469">a lot</text:span>, <text:span text:style-name="T469">little</text:span>, <text:span text:style-name="T469">few</text:span></text:p>
      <text:p text:style-name="P476"/>
      <text:p text:style-name="P480">Наречия <text:span text:style-name="T469">much</text:span> и <text:span text:style-name="T469">many</text:span> стоят перед существительными. <text:span text:style-name="T469">Much</text:span> — перед неисчисляемыми, </text:p>
      <text:p text:style-name="P480">а <text:span text:style-name="T469">many</text:span> — перед исчисляемыми: <text:span text:style-name="T469">much work, many books</text:span>.</text:p>
      <text:p text:style-name="P480"/>
      <text:p text:style-name="P480">Связка <text:span text:style-name="T469">a lot of</text:span> (или <text:span text:style-name="T469">lots of</text:span>) может стоять как перед исчисляемыми, так и неисчисляемыми существительными: <text:span text:style-name="T469">a lot of coffee, a lot of cars</text:span>.</text:p>
      <text:p text:style-name="P480"/>
      <text:p text:style-name="P481">Англоговорящие избегают использовать <text:span text:style-name="T469">much</text:span> в утвердительных предложениях. </text:p>
      <text:p text:style-name="P481">Они заменяют его на <text:span text:style-name="T469">a lof of</text:span> <text:span text:style-name="T1162">в этих случаях</text:span>.</text:p>
      <text:p text:style-name="P481"/>
      <text:p text:style-name="P161">There is a lot of juice in the jug — В кувшине много сока.</text:p>
      <text:p text:style-name="P161">There isn`t much coffee in the cup — В чашке не много кофе.</text:p>
      <text:p text:style-name="P480"/>
      <text:p text:style-name="P482"/>
      <text:p text:style-name="P1267">Слова <text:span text:style-name="T469">little</text:span> и <text:span text:style-name="T469">few</text:span> переводятся как «мало». <text:span text:style-name="T469">Little</text:span> — это антоним <text:span text:style-name="T469">much</text:span>, </text:p>
      <text:p text:style-name="P482">а <text:span text:style-name="T469">few</text:span> — антоним <text:span text:style-name="T469">many</text:span>: <text:span text:style-name="T469">little work, few books</text:span>.</text:p>
      <text:p text:style-name="P482"/>
      <text:p text:style-name="P519">Наречия частности</text:p>
      <text:p text:style-name="P483"/>
      <text:p text:style-name="P1089"><text:span text:style-name="T853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857">я</text:span><text:span text:style-name="T853">ть правильное время)</text:span></text:p>
      <text:p text:style-name="P484"/>
      <text:p text:style-name="P1091"><text:span text:style-name="T854">Они могут стоять почти в любой позиции в предложении, </text:span><text:span text:style-name="T855">но </text:span><text:span text:style-name="T860">чаще всего стоят </text:span></text:p>
      <text:p text:style-name="P489">между подлежащим и сказуемым <text:span text:style-name="T1164">(после вспомогательного глагола)</text:span>.</text:p>
      <text:p text:style-name="P486"/>
      <text:p text:style-name="P162"><text:span text:style-name="T13">I</text:span> <text:span text:style-name="T3">don`t</text:span> <text:span text:style-name="T890">usually</text:span> <text:span text:style-name="T23">drive</text:span> to work — Обычно, я не еду (на машине) на работу.</text:p>
      <text:p text:style-name="P163"><text:span text:style-name="T13">You</text:span> <text:span text:style-name="T3">can</text:span> <text:span text:style-name="T890">always</text:span> <text:span text:style-name="T23">call</text:span> me — Ты всегда можешь позвонить мне.</text:p>
      <text:p text:style-name="P485"/>
      <text:p text:style-name="P498">Если в предложении есть глагол <text:span text:style-name="T469">be</text:span>, то наречие частности будет стоять после него.</text:p>
      <text:p text:style-name="P166">He <text:span text:style-name="T23">was</text:span> <text:span text:style-name="T890">sometimes</text:span> very lazy — Иногда он был очень ленивым.</text:p>
      <text:p text:style-name="P487"/>
      <text:p text:style-name="P497">Если наречие частотности стоит в связке с другим словом, то вся связка </text:p>
      <text:p text:style-name="P497">должна быть в конце предложения.</text:p>
      <text:p text:style-name="P497"/>
      <text:p text:style-name="P167">I <text:span text:style-name="T890">often</text:span> buy coffee on my way to work — Я часто покупаю кофе по дороге на работу.</text:p>
      <text:p text:style-name="P167">I buy coffee on my way to work <text:span text:style-name="T890">very often</text:span> — Я очень часто покупаю кофе по дороге на работу.</text:p>
      <text:p text:style-name="P487"/>
      <text:p text:style-name="P1192">Порядок слов в предложении</text:p>
      <text:p text:style-name="P488"/>
      <text:p text:style-name="P490">Любое английское предложение <text:span text:style-name="T1163">обязано</text:span> иметь подлежащее и сказуемое.</text:p>
      <text:p text:style-name="P490">Если подлежащее отсутсвует, то на его место ставят формальное подлежащее.</text:p>
      <text:p text:style-name="P490"/>
      <text:p text:style-name="P490">Сказуемое всегда передает время. В вопросах и отрицаниях оно разделяется </text:p>
      <text:p text:style-name="P490">на вспомогательный и смысловой глаголы.</text:p>
      <text:p text:style-name="P490"/>
      <text:p text:style-name="P1092"><text:span text:style-name="T861">Если в предло</text:span><text:span text:style-name="T862">жении несколько смысловых глаголов, то </text:span><text:span text:style-name="T863">лишь </text:span><text:span text:style-name="T862">первый будет сказуемым, </text:span></text:p>
      <text:p text:style-name="P491">а остальные, в форме инфинитива или герундия, будут дополнять его.</text:p>
      <text:p text:style-name="P485"/>
      <text:p text:style-name="P1093"><text:span text:style-name="T865">Наречие</text:span><text:span text:style-name="T864"> обычно стоит после смыслового глагола, в конце предложения. </text:span></text:p>
      <text:p text:style-name="P492"/>
      <text:p text:style-name="P1093"><text:span text:style-name="T864">Т</text:span><text:span text:style-name="T865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494"/>
      <text:p text:style-name="P494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494"/>
      <text:p text:style-name="P520">В разговоре о месте и времени</text:p>
      <text:p text:style-name="P495"/>
      <text:p text:style-name="P496">Если после глагола указан человек, то сначала указывают человека, а потом говорят </text:p>
      <text:p text:style-name="P496">о месте, где все происходит.</text:p>
      <text:p text:style-name="P496"/>
      <text:p text:style-name="P496">Обстоятельство времени обычно идет в конце, после слов, связанных с местом.</text:p>
      <text:p text:style-name="P496">Но если оно состоит из нескольких слов, то может переехать в самое начало предложения.</text:p>
      <text:p text:style-name="P496"/>
      <text:p text:style-name="P164">Tom walks to work <text:span text:style-name="T10">every morning</text:span> / <text:span text:style-name="T10">Every morning</text:span> Tom walks to work — </text:p>
      <text:p text:style-name="P164">Том ходит на работу каждое утро.</text:p>
      <text:p text:style-name="P496"><text:soft-page-break/></text:p>
      <text:p text:style-name="P165">I`m going to Paris <text:span text:style-name="T10">on Monday</text:span> / <text:span text:style-name="T10">On Monday</text:span> I`m going to Paris — </text:p>
      <text:p text:style-name="P165">В понедельник я поеду в Париж.</text:p>
      <text:p text:style-name="P168"/>
      <text:p text:style-name="P521">Глаголы, которые требуют 2х дополнений</text:p>
      <text:p text:style-name="P499"/>
      <text:p text:style-name="P608"><text:span text:style-name="T866">Эт</text:span><text:span text:style-name="T867">и</text:span><text:span text:style-name="T866"> глаголы могут направлять действие и на человека, и на предмет одновременно:</text:span></text:p>
      <text:list xml:id="list2445515482" text:style-name="L82">
        <text:list-item>
          <text:p text:style-name="P1362">give — давать, дарить;</text:p>
        </text:list-item>
        <text:list-item>
          <text:p text:style-name="P1362">lend — одалживать;</text:p>
        </text:list-item>
        <text:list-item>
          <text:p text:style-name="P1362">pass — передавать;</text:p>
        </text:list-item>
        <text:list-item>
          <text:p text:style-name="P1362">send — посылать;</text:p>
        </text:list-item>
        <text:list-item>
          <text:p text:style-name="P1362">show — показывать.</text:p>
        </text:list-item>
      </text:list>
      <text:p text:style-name="P499"/>
      <text:p text:style-name="P499">Дополнения могут указ<text:span text:style-name="T1166">ываться</text:span> двумя способами:</text:p>
      <text:p text:style-name="P499"/>
      <text:list xml:id="list341045548" text:style-name="L83">
        <text:list-item>
          <text:p text:style-name="P1363"><text:span text:style-name="T1165">п</text:span>осле глагола указать человека, а затем предмет; без предлогов:</text:p>
          <text:p text:style-name="P1443">I lent <text:span text:style-name="T1096">Mike</text:span> some <text:span text:style-name="T1096">money </text:span><text:span text:style-name="T41">— Я одолжил</text:span><text:span text:style-name="T1096"> Майку деньги</text:span><text:span text:style-name="T41">.</text:span></text:p>
          <text:p text:style-name="P1444"><text:span text:style-name="T41">You lent </text:span><text:span text:style-name="T1096">me</text:span><text:span text:style-name="T41"> some </text:span><text:span text:style-name="T1096">money</text:span><text:span text:style-name="T41"> — Ты </text:span><text:span text:style-name="T361">одолжил </text:span><text:span text:style-name="T1104">мне деньги</text:span><text:span text:style-name="T361">.</text:span></text:p>
          <text:p text:style-name="P1297"/>
        </text:list-item>
        <text:list-item>
          <text:p text:style-name="P1427"><text:span text:style-name="T228">п</text:span><text:span text:style-name="T227">осле глагола указать предмет, а затем человека; перед человеком будет предлог </text:span><text:span text:style-name="T142">to:</text:span></text:p>
          <text:p text:style-name="P1456"><text:span text:style-name="T142">I </text:span><text:span text:style-name="T102">lent some </text:span><text:span text:style-name="T1098">money </text:span><text:span text:style-name="T102">to</text:span><text:span text:style-name="T1098"> Mike</text:span><text:span text:style-name="T102"> — Я одолжил </text:span><text:span text:style-name="T1098">деньги Майку</text:span><text:span text:style-name="T102">.</text:span></text:p>
        </text:list-item>
      </text:list>
      <text:p text:style-name="P499"/>
      <text:p text:style-name="P1193">Предлог. Preposition</text:p>
      <text:p text:style-name="P500"/>
      <text:p text:style-name="P1095"><text:span text:style-name="T868">В английском языке предлоги заменяют падежи для существительных. </text:span><text:span text:style-name="T869">При этом нет четкого соответствия. К одному падежу могут вести разные предлоги или вообще никаких.</text:span></text:p>
      <text:p text:style-name="P1364"/>
      <text:p text:style-name="P1163"><text:span text:style-name="T869">П</text:span><text:span text:style-name="T751">редлог to в основном указывает на направление, отвечая на вопрос «куда?»</text:span></text:p>
      <text:p text:style-name="P1457">Это максимально соответствует винительному падежу.</text:p>
      <text:p text:style-name="P1457"/>
      <text:p text:style-name="P1457">go to the village — поехать (куда? во что?) в деревню.</text:p>
      <text:p text:style-name="P1457">walk to school — пойти в школу.</text:p>
      <text:p text:style-name="P1365"/>
      <text:p text:style-name="P16"><text:span text:style-name="T713">Предлоги времени </text:span><text:span text:style-name="T469">at</text:span><text:span text:style-name="T713">, </text:span><text:span text:style-name="T469">on</text:span><text:span text:style-name="T713">, </text:span><text:span text:style-name="T469">in</text:span></text:p>
      <text:p text:style-name="P1366"/>
      <text:p text:style-name="P1367">Отвечают на вопрос «когда?». Каждый из них обозначает разный момент времни.</text:p>
      <text:p text:style-name="P1367"/>
      <text:p text:style-name="P1202"><text:span text:style-name="T751">Предлог at используется для указания </text:span><text:span text:style-name="T879">точного </text:span><text:span text:style-name="T751">времени </text:span><text:span text:style-name="T879">(</text:span><text:span text:style-name="T751">на часах</text:span><text:span text:style-name="T879">)</text:span><text:span text:style-name="T751">. Иногда с помощью </text:span></text:p>
      <text:p text:style-name="P611"><text:span text:style-name="T870">него указываются периоды дня и праздники </text:span><text:span text:style-name="T880">(в качестве исключени</text:span><text:span text:style-name="T881">й</text:span><text:span text:style-name="T880">)</text:span><text:span text:style-name="T870">:</text:span></text:p>
      <text:list xml:id="list1415194023" text:style-name="L84">
        <text:list-item>
          <text:p text:style-name="P1368">at 5 o`clock — в 5 часов;</text:p>
        </text:list-item>
        <text:list-item>
          <text:p text:style-name="P1368">at noon — днем;</text:p>
        </text:list-item>
        <text:list-item>
          <text:p text:style-name="P1368">at night — ночью;</text:p>
        </text:list-item>
        <text:list-item>
          <text:p text:style-name="P1368">at luchtime — во время обеда;</text:p>
        </text:list-item>
        <text:list-item>
          <text:p text:style-name="P1368">at sunset — на рассвете;</text:p>
        </text:list-item>
        <text:list-item>
          <text:p text:style-name="P1368">at the weekdays — в будние дни;</text:p>
        </text:list-item>
        <text:list-item>
          <text:p text:style-name="P1368">at the weekend — в выходные;</text:p>
        </text:list-item>
        <text:list-item>
          <text:p text:style-name="P1368">at the moment — в данный момент;</text:p>
        </text:list-item>
        <text:list-item>
          <text:p text:style-name="P1368">at the end (of) — в конце;</text:p>
        </text:list-item>
        <text:list-item>
          <text:p text:style-name="P1368">at Christmas — на Рождество;</text:p>
        </text:list-item>
        <text:list-item>
          <text:p text:style-name="P1368">at Easter — на Пасху.</text:p>
        </text:list-item>
      </text:list>
      <text:p text:style-name="P1367"/>
      <text:p text:style-name="P609"><text:soft-page-break/><text:span text:style-name="T871">Предлог </text:span><text:span text:style-name="T873">on </text:span><text:span text:style-name="T871">указывает на конкретный день. Обычно это дни недели или точные даты.</text:span></text:p>
      <text:list xml:id="list1615937385" text:style-name="L85">
        <text:list-item>
          <text:p text:style-name="P1458"><text:span text:style-name="T751">on Sunday — </text:span><text:span text:style-name="T873">в воскресенье / по воскресеньям</text:span><text:span text:style-name="T751">;</text:span></text:p>
        </text:list-item>
        <text:list-item>
          <text:p text:style-name="P1458"><text:span text:style-name="T751">on Monday — </text:span><text:span text:style-name="T873">в понедельник / по понелеьникам</text:span><text:span text:style-name="T751">;</text:span></text:p>
        </text:list-item>
        <text:list-item>
          <text:p text:style-name="P1369">on Tuesday — во вторник / по вторникам;</text:p>
        </text:list-item>
        <text:list-item>
          <text:p text:style-name="P1369">on Wednesday — в срезу / по средам;</text:p>
        </text:list-item>
        <text:list-item>
          <text:p text:style-name="P1369">on Thursday — в четверг;</text:p>
        </text:list-item>
        <text:list-item>
          <text:p text:style-name="P1369">on Friday — в пятницу;</text:p>
        </text:list-item>
        <text:list-item>
          <text:p text:style-name="P1370">on Saturday — в субботу;</text:p>
        </text:list-item>
        <text:list-item>
          <text:p text:style-name="P1369">on the 8th of March — 8го марта;</text:p>
        </text:list-item>
        <text:list-item>
          <text:p text:style-name="P1370">on April, 10 — 10го апреля;</text:p>
        </text:list-item>
        <text:list-item>
          <text:p text:style-name="P1369">on my birthday — на мой день рождения;</text:p>
        </text:list-item>
        <text:list-item>
          <text:p text:style-name="P1369">on Christmas day — в день Рождества.</text:p>
        </text:list-item>
      </text:list>
      <text:p text:style-name="P1371"/>
      <text:p text:style-name="P1372">В английском языке дни недели, месяцы, и названия праздников пишутся с большой буквы!</text:p>
      <text:p text:style-name="P1203"><text:span text:style-name="T872">Первым днем недели является не понедельник, а воскресенье. </text:span><text:span text:style-name="T751">Если праздник содержит </text:span></text:p>
      <text:p text:style-name="P1203"><text:span text:style-name="T751">в названии слово day, то он </text:span><text:span text:style-name="T874">также </text:span><text:span text:style-name="T751">пишется с предлогом on, а не at.</text:span></text:p>
      <text:p text:style-name="P1371"/>
      <text:p text:style-name="P610"><text:span text:style-name="T876">Предлог in </text:span><text:span text:style-name="T875">указывает на</text:span><text:span text:style-name="T874"> </text:span><text:span text:style-name="T875">большие</text:span><text:span text:style-name="T874"> период</text:span><text:span text:style-name="T875">ы</text:span><text:span text:style-name="T874">: </text:span><text:span text:style-name="T875">месяцы</text:span><text:span text:style-name="T874">, </text:span><text:span text:style-name="T875">сезоны,</text:span><text:span text:style-name="T874"> год</text:span><text:span text:style-name="T875">ы</text:span><text:span text:style-name="T874">:</text:span></text:p>
      <text:list xml:id="list2053820970" text:style-name="L86">
        <text:list-item>
          <text:p text:style-name="P1459"><text:span text:style-name="T751">In January — </text:span><text:span text:style-name="T877">в январе</text:span><text:span text:style-name="T751">;</text:span></text:p>
        </text:list-item>
        <text:list-item>
          <text:p text:style-name="P1459"><text:span text:style-name="T751">in February — </text:span><text:span text:style-name="T877">в феврале</text:span><text:span text:style-name="T751">;</text:span></text:p>
        </text:list-item>
        <text:list-item>
          <text:p text:style-name="P1459"><text:span text:style-name="T751">in March — </text:span><text:span text:style-name="T877">в марте</text:span><text:span text:style-name="T751">;</text:span></text:p>
        </text:list-item>
        <text:list-item>
          <text:p text:style-name="P1459"><text:span text:style-name="T751">in April — </text:span><text:span text:style-name="T877">в апреле</text:span><text:span text:style-name="T751">;</text:span></text:p>
        </text:list-item>
        <text:list-item>
          <text:p text:style-name="P1459"><text:span text:style-name="T751">in May — </text:span><text:span text:style-name="T877">в мае</text:span><text:span text:style-name="T751">;</text:span></text:p>
        </text:list-item>
        <text:list-item>
          <text:p text:style-name="P1459"><text:span text:style-name="T751">in June — </text:span><text:span text:style-name="T877">в июне</text:span><text:span text:style-name="T751">;</text:span></text:p>
        </text:list-item>
        <text:list-item>
          <text:p text:style-name="P1373">in July — в июле;</text:p>
        </text:list-item>
        <text:list-item>
          <text:p text:style-name="P1459"><text:span text:style-name="T751">in August — </text:span><text:span text:style-name="T877">в авгесте</text:span><text:span text:style-name="T751">;</text:span></text:p>
        </text:list-item>
        <text:list-item>
          <text:p text:style-name="P1459"><text:span text:style-name="T751">in September — </text:span><text:span text:style-name="T877">в сентябре</text:span><text:span text:style-name="T751">;</text:span></text:p>
        </text:list-item>
        <text:list-item>
          <text:p text:style-name="P1459"><text:span text:style-name="T751">in October — </text:span><text:span text:style-name="T877">в октябре</text:span><text:span text:style-name="T751">;</text:span></text:p>
        </text:list-item>
        <text:list-item>
          <text:p text:style-name="P1459"><text:span text:style-name="T751">in November — </text:span><text:span text:style-name="T877">в ноябре</text:span><text:span text:style-name="T751">;</text:span></text:p>
        </text:list-item>
        <text:list-item>
          <text:p text:style-name="P1460"><text:span text:style-name="T751">in December — </text:span><text:span text:style-name="T877">в декабре</text:span><text:span text:style-name="T751">;</text:span></text:p>
        </text:list-item>
        <text:list-item>
          <text:p text:style-name="P1459"><text:span text:style-name="T751">in winter — </text:span><text:span text:style-name="T877">зимой</text:span><text:span text:style-name="T751">;</text:span></text:p>
        </text:list-item>
        <text:list-item>
          <text:p text:style-name="P1459"><text:span text:style-name="T751">in spring — </text:span><text:span text:style-name="T877">весной</text:span><text:span text:style-name="T751">;</text:span></text:p>
        </text:list-item>
        <text:list-item>
          <text:p text:style-name="P1459"><text:span text:style-name="T751">in summer — </text:span><text:span text:style-name="T877">летом</text:span><text:span text:style-name="T751">;</text:span></text:p>
        </text:list-item>
        <text:list-item>
          <text:p text:style-name="P1460"><text:span text:style-name="T751">in autumn — </text:span><text:span text:style-name="T877">осенью</text:span><text:span text:style-name="T751">;</text:span></text:p>
        </text:list-item>
        <text:list-item>
          <text:p text:style-name="P1459"><text:span text:style-name="T751">in the evening — </text:span><text:span text:style-name="T877">вечером</text:span><text:span text:style-name="T751">;</text:span></text:p>
        </text:list-item>
        <text:list-item>
          <text:p text:style-name="P1460"><text:span text:style-name="T751">in the morning — </text:span><text:span text:style-name="T877">утром</text:span><text:span text:style-name="T751">;</text:span></text:p>
        </text:list-item>
        <text:list-item>
          <text:p text:style-name="P1428"><text:span text:style-name="T874">in </text:span><text:span text:style-name="T878">2065</text:span><text:span text:style-name="T874"> — </text:span><text:span text:style-name="T877">в </text:span><text:span text:style-name="T878">2065</text:span><text:span text:style-name="T877"> году</text:span><text:span text:style-name="T874">;</text:span></text:p>
        </text:list-item>
        <text:list-item>
          <text:p text:style-name="P1459"><text:span text:style-name="T751">in the 1970s — </text:span><text:span text:style-name="T877">в 1970х годах</text:span><text:span text:style-name="T751">;</text:span></text:p>
        </text:list-item>
        <text:list-item>
          <text:p text:style-name="P1459"><text:span text:style-name="T751">in the 20th century — </text:span><text:span text:style-name="T877">в 20м веке</text:span><text:span text:style-name="T751">;</text:span></text:p>
        </text:list-item>
        <text:list-item>
          <text:p text:style-name="P1459"><text:span text:style-name="T751">in the past — </text:span><text:span text:style-name="T877">в прошлом</text:span><text:span text:style-name="T751">;</text:span></text:p>
        </text:list-item>
        <text:list-item>
          <text:p text:style-name="P1459"><text:span text:style-name="T751">in the future — </text:span><text:span text:style-name="T877">в будущем</text:span><text:span text:style-name="T751">;</text:span></text:p>
        </text:list-item>
      </text:list>
      <text:p text:style-name="P1367"/>
      <text:p text:style-name="P1374">Предлог in в связке со временем означает «через»:</text:p>
      <text:list xml:id="list2438344080" text:style-name="L87">
        <text:list-item>
          <text:p text:style-name="P1375">in 5 minutes — через 5 минут;</text:p>
        </text:list-item>
        <text:list-item>
          <text:p text:style-name="P1375">in two weeks — через две недели;</text:p>
        </text:list-item>
        <text:list-item>
          <text:p text:style-name="P1375">in no time — мигом.</text:p>
        </text:list-item>
      </text:list>
      <text:p text:style-name="P493"/>
      <text:p text:style-name="P501">Предлоги времени не используются перед словами last, next, this, that, each, every.</text:p>
      <text:p text:style-name="P169"><text:soft-page-break/>See you next Friday — Увидимся в следующую пятницу (next заменяет on).</text:p>
      <text:p text:style-name="P169">I didn`t have breakfast this morning — Я не завтракал этим утром (this вместо in the).</text:p>
      <text:p text:style-name="P169"/>
      <text:p text:style-name="P503"><text:span text:style-name="T1167">Эти п</text:span>редлоги имеют множество не логичных исключений. Так, напрамер, предлоги </text:p>
      <text:p text:style-name="P503"><text:span text:style-name="T469">in</text:span> и <text:span text:style-name="T469">at</text:span> принятно говорить с некоторыми переодами дня и пр. Это нужно просто заучить.</text:p>
      <text:p text:style-name="P502"/>
      <text:p text:style-name="P522">Предлоги времени from, to, until, since, for</text:p>
      <text:p text:style-name="P504"/>
      <text:p text:style-name="P501"/>
      <text:p text:style-name="P493"/>
      <text:p text:style-name="P208"/>
      <text:p text:style-name="P1268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223328681200">
          <table:table-cell table:style-name="Table7.A1" office:value-type="string">
            <text:p text:style-name="P1220"/>
          </table:table-cell>
          <table:table-cell table:style-name="Table7.A1" office:value-type="string">
            <text:p text:style-name="P1204">Past</text:p>
          </table:table-cell>
          <table:table-cell table:style-name="Table7.A1" office:value-type="string">
            <text:p text:style-name="P1204">Present</text:p>
          </table:table-cell>
          <table:table-cell table:style-name="Table7.D1" office:value-type="string">
            <text:p text:style-name="P1204">Future</text:p>
          </table:table-cell>
        </table:table-row>
        <table:table-row table:style-name="TableLine94223326153712">
          <table:table-cell table:style-name="Table7.A2" office:value-type="string">
            <text:p text:style-name="P1211">+</text:p>
          </table:table-cell>
          <table:table-cell table:style-name="Table7.A2" office:value-type="string">
            <text:p text:style-name="P1242">I/y<text:span text:style-name="T1004">ou</text:span>/w<text:span text:style-name="T1004">e</text:span>/t<text:span text:style-name="T1004">hey</text:span>/he/she/it started</text:p>
          </table:table-cell>
          <table:table-cell table:style-name="Table7.A2" office:value-type="string">
            <text:p text:style-name="P1233">I/you/we/they start</text:p>
            <text:p text:style-name="P1233">He/she/it starts</text:p>
          </table:table-cell>
          <table:table-cell table:style-name="Table7.D2" office:value-type="string">
            <text:p text:style-name="P1245">I/y<text:span text:style-name="T1004">ou</text:span>/w<text:span text:style-name="T1004">e</text:span>/t<text:span text:style-name="T1004">hey</text:span>/he/she/it </text:p>
            <text:p text:style-name="P1245">will start</text:p>
          </table:table-cell>
        </table:table-row>
        <table:table-row table:style-name="TableLine94223326245936">
          <table:table-cell table:style-name="Table7.A2" office:value-type="string">
            <text:p text:style-name="P1205">-</text:p>
          </table:table-cell>
          <table:table-cell table:style-name="Table7.A2" office:value-type="string">
            <text:p text:style-name="P1242">I/y<text:span text:style-name="T1004">ou</text:span>/w<text:span text:style-name="T1004">e</text:span>/t<text:span text:style-name="T1004">hey</text:span>/he/she/it</text:p>
            <text:p text:style-name="P1242">didn`t start</text:p>
          </table:table-cell>
          <table:table-cell table:style-name="Table7.A2" office:value-type="string">
            <text:p text:style-name="P1233">I/you/we/they don`t start</text:p>
            <text:p text:style-name="P1233">He/she/it doesn`t start</text:p>
          </table:table-cell>
          <table:table-cell table:style-name="Table7.D2" office:value-type="string">
            <text:p text:style-name="P1245">I/y<text:span text:style-name="T1004">ou</text:span>/w<text:span text:style-name="T1004">e</text:span>/t<text:span text:style-name="T1004">hey</text:span>/he/she/it</text:p>
            <text:p text:style-name="P1245">won`t start</text:p>
          </table:table-cell>
        </table:table-row>
        <table:table-row table:style-name="TableLine94223326348656">
          <table:table-cell table:style-name="Table7.A2" office:value-type="string">
            <text:p text:style-name="P1205">?</text:p>
          </table:table-cell>
          <table:table-cell table:style-name="Table7.A2" office:value-type="string">
            <text:p text:style-name="P1243">Did I/y<text:span text:style-name="T1004">ou</text:span>/w<text:span text:style-name="T1004">e</text:span>/t<text:span text:style-name="T1004">hey</text:span>/he</text:p>
            <text:p text:style-name="P1243">/she/it start?</text:p>
          </table:table-cell>
          <table:table-cell table:style-name="Table7.A2" office:value-type="string">
            <text:p text:style-name="P1233">Do I/you/we/they start?</text:p>
            <text:p text:style-name="P1233">Does he/she/it start?</text:p>
          </table:table-cell>
          <table:table-cell table:style-name="Table7.D2" office:value-type="string">
            <text:p text:style-name="P1246">Will I/y<text:span text:style-name="T1004">ou</text:span>/w<text:span text:style-name="T1004">e</text:span>/t<text:span text:style-name="T1004">hey</text:span>/he</text:p>
            <text:p text:style-name="P1246">/she/it start?</text:p>
          </table:table-cell>
        </table:table-row>
      </table:table>
      <text:p text:style-name="P208"/>
      <text:p text:style-name="P589"><text:span text:style-name="T719">Таблица времен группы Continu</text:span><text:span text:style-name="T720">ou</text:span><text:span text:style-name="T719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223326452048">
          <table:table-cell table:style-name="Table8.A1" office:value-type="string">
            <text:p text:style-name="P1232"/>
          </table:table-cell>
          <table:table-cell table:style-name="Table8.A1" office:value-type="string">
            <text:p text:style-name="P1204">Past</text:p>
          </table:table-cell>
          <table:table-cell table:style-name="Table8.A1" office:value-type="string">
            <text:p text:style-name="P1204">Present</text:p>
          </table:table-cell>
          <table:table-cell table:style-name="Table8.D1" office:value-type="string">
            <text:p text:style-name="P1204">Future</text:p>
          </table:table-cell>
        </table:table-row>
        <table:table-row table:style-name="TableLine94223326774832">
          <table:table-cell table:style-name="Table8.A2" office:value-type="string">
            <text:p text:style-name="P1205">+</text:p>
          </table:table-cell>
          <table:table-cell table:style-name="Table8.A2" office:value-type="string">
            <text:p text:style-name="P1244">I/<text:span text:style-name="T1003">he/she/it</text:span> <text:span text:style-name="T1003">was starting</text:span></text:p>
            <text:p text:style-name="P1244"><text:span text:style-name="T1003">Y</text:span><text:span text:style-name="T1004">ou</text:span><text:span text:style-name="T1003">/w</text:span><text:span text:style-name="T1004">e</text:span><text:span text:style-name="T1003">/t</text:span><text:span text:style-name="T1004">hey</text:span><text:span text:style-name="T1003"> were starting</text:span></text:p>
          </table:table-cell>
          <table:table-cell table:style-name="Table8.A2" office:value-type="string">
            <text:p text:style-name="P1235">I am starting</text:p>
            <text:p text:style-name="P1236">He/she/it is starting</text:p>
            <text:p text:style-name="P1235">You/we/they are starting</text:p>
          </table:table-cell>
          <table:table-cell table:style-name="Table8.D2" office:value-type="string">
            <text:p text:style-name="P1220"/>
          </table:table-cell>
        </table:table-row>
        <table:table-row table:style-name="TableLine94223326790480">
          <table:table-cell table:style-name="Table8.A2" office:value-type="string">
            <text:p text:style-name="P1205">-</text:p>
          </table:table-cell>
          <table:table-cell table:style-name="Table8.A2" office:value-type="string">
            <text:p text:style-name="P1245">I/he/she/it wasn`t starting</text:p>
            <text:p text:style-name="P1245">Y<text:span text:style-name="T1004">ou</text:span>/w<text:span text:style-name="T1004">e</text:span>/t<text:span text:style-name="T1004">hey</text:span> weren`t starting</text:p>
          </table:table-cell>
          <table:table-cell table:style-name="Table8.A2" office:value-type="string">
            <text:p text:style-name="P1235">I`m not starting</text:p>
            <text:p text:style-name="P1236">He/she/it isn`t starting</text:p>
            <text:p text:style-name="P1235">You/we/they aren`t starting</text:p>
          </table:table-cell>
          <table:table-cell table:style-name="Table8.D2" office:value-type="string">
            <text:p text:style-name="P1220"/>
          </table:table-cell>
        </table:table-row>
        <table:table-row table:style-name="TableLine94223326776896">
          <table:table-cell table:style-name="Table8.A2" office:value-type="string">
            <text:p text:style-name="P1205">?</text:p>
          </table:table-cell>
          <table:table-cell table:style-name="Table8.A2" office:value-type="string">
            <text:p text:style-name="P1245">Was I/he/she/it starting?</text:p>
            <text:p text:style-name="P1245">Were y<text:span text:style-name="T1004">ou</text:span>/w<text:span text:style-name="T1004">e</text:span>/t<text:span text:style-name="T1004">hey</text:span> starting?</text:p>
          </table:table-cell>
          <table:table-cell table:style-name="Table8.A2" office:value-type="string">
            <text:p text:style-name="P1235">Am I starting?</text:p>
            <text:p text:style-name="P1236">Is he/she/it starting?</text:p>
            <text:p text:style-name="P1235">Are you/we/they starting?</text:p>
          </table:table-cell>
          <table:table-cell table:style-name="Table8.D2" office:value-type="string">
            <text:p text:style-name="P1220"/>
          </table:table-cell>
        </table:table-row>
      </table:table>
      <text:p text:style-name="P208"/>
      <text:p text:style-name="P210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223326848992">
          <table:table-cell table:style-name="Table9.A1" office:value-type="string">
            <text:p text:style-name="P1232"/>
          </table:table-cell>
          <table:table-cell table:style-name="Table9.A1" office:value-type="string">
            <text:p text:style-name="P1204">Past</text:p>
          </table:table-cell>
          <table:table-cell table:style-name="Table9.A1" office:value-type="string">
            <text:p text:style-name="P1204">Present</text:p>
          </table:table-cell>
          <table:table-cell table:style-name="Table9.D1" office:value-type="string">
            <text:p text:style-name="P1204">Future</text:p>
          </table:table-cell>
        </table:table-row>
        <table:table-row table:style-name="TableLine94223327028880">
          <table:table-cell table:style-name="Table9.A2" office:value-type="string">
            <text:p text:style-name="P1205">+</text:p>
          </table:table-cell>
          <table:table-cell table:style-name="Table9.A2" office:value-type="string">
            <text:p text:style-name="P1220"/>
          </table:table-cell>
          <table:table-cell table:style-name="Table9.A2" office:value-type="string">
            <text:p text:style-name="P1235">I/you/we/they have started</text:p>
            <text:p text:style-name="P1235">He/she/it has started</text:p>
          </table:table-cell>
          <table:table-cell table:style-name="Table9.D2" office:value-type="string">
            <text:p text:style-name="P1220"/>
          </table:table-cell>
        </table:table-row>
        <table:table-row table:style-name="TableLine94223327057936">
          <table:table-cell table:style-name="Table9.A2" office:value-type="string">
            <text:p text:style-name="P1205">-</text:p>
          </table:table-cell>
          <table:table-cell table:style-name="Table9.A2" office:value-type="string">
            <text:p text:style-name="P1220"/>
          </table:table-cell>
          <table:table-cell table:style-name="Table9.A2" office:value-type="string">
            <text:p text:style-name="P1235">I/y<text:span text:style-name="T953">ou</text:span>/w<text:span text:style-name="T953">e</text:span>/t<text:span text:style-name="T953">hey</text:span> haven`t started</text:p>
            <text:p text:style-name="P1235">He/she/it hasn`t started</text:p>
          </table:table-cell>
          <table:table-cell table:style-name="Table9.D2" office:value-type="string">
            <text:p text:style-name="P1220"/>
          </table:table-cell>
        </table:table-row>
        <table:table-row table:style-name="TableLine94223327091136">
          <table:table-cell table:style-name="Table9.A2" office:value-type="string">
            <text:p text:style-name="P1205">?</text:p>
          </table:table-cell>
          <table:table-cell table:style-name="Table9.A2" office:value-type="string">
            <text:p text:style-name="P1220"/>
          </table:table-cell>
          <table:table-cell table:style-name="Table9.A2" office:value-type="string">
            <text:p text:style-name="P1235">Have I/y<text:span text:style-name="T954">ou</text:span>/w<text:span text:style-name="T954">e</text:span>/t<text:span text:style-name="T954">hey</text:span> started?</text:p>
            <text:p text:style-name="P1235">Has he/she/it started?</text:p>
          </table:table-cell>
          <table:table-cell table:style-name="Table9.D2" office:value-type="string">
            <text:p text:style-name="P1220"/>
          </table:table-cell>
        </table:table-row>
      </table:table>
      <text:p text:style-name="P210"/>
      <text:p text:style-name="P211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23327088048">
          <table:table-cell table:style-name="Table1.A1" office:value-type="string">
            <text:p text:style-name="P1234"/>
          </table:table-cell>
          <table:table-cell table:style-name="Table1.A1" office:value-type="string">
            <text:p text:style-name="P1206">Past</text:p>
          </table:table-cell>
          <table:table-cell table:style-name="Table1.A1" office:value-type="string">
            <text:p text:style-name="P1206">Present</text:p>
          </table:table-cell>
          <table:table-cell table:style-name="Table1.D1" office:value-type="string">
            <text:p text:style-name="P1206">Future</text:p>
          </table:table-cell>
        </table:table-row>
        <table:table-row table:style-name="TableLine94223327258704">
          <table:table-cell table:style-name="Table1.A2" office:value-type="string">
            <text:p text:style-name="P1206">+</text:p>
          </table:table-cell>
          <table:table-cell table:style-name="Table1.A2" office:value-type="string">
            <text:p text:style-name="P1221"/>
          </table:table-cell>
          <table:table-cell table:style-name="Table1.A2" office:value-type="string">
            <text:p text:style-name="P1241">I/y<text:span text:style-name="T1004">ou</text:span>/w<text:span text:style-name="T1004">e</text:span>/t<text:span text:style-name="T1004">hey</text:span> have been starting</text:p>
            <text:p text:style-name="P1241">He/she/it has been starting</text:p>
          </table:table-cell>
          <table:table-cell table:style-name="Table1.D2" office:value-type="string">
            <text:p text:style-name="P1221"/>
          </table:table-cell>
        </table:table-row>
        <table:table-row table:style-name="TableLine94223327270016">
          <table:table-cell table:style-name="Table1.A2" office:value-type="string">
            <text:p text:style-name="P1206">-</text:p>
          </table:table-cell>
          <table:table-cell table:style-name="Table1.A2" office:value-type="string">
            <text:p text:style-name="P1221"/>
          </table:table-cell>
          <table:table-cell table:style-name="Table1.A2" office:value-type="string">
            <text:p text:style-name="P1241">I/y<text:span text:style-name="T1004">ou</text:span>/w<text:span text:style-name="T1004">e</text:span>/t<text:span text:style-name="T1004">hey</text:span> haven`t been starting</text:p>
            <text:p text:style-name="P1241">He/she/it hasn`t been starting</text:p>
          </table:table-cell>
          <table:table-cell table:style-name="Table1.D2" office:value-type="string">
            <text:p text:style-name="P1221"/>
          </table:table-cell>
        </table:table-row>
        <table:table-row table:style-name="TableLine94223327266800">
          <table:table-cell table:style-name="Table1.A2" office:value-type="string">
            <text:p text:style-name="P1206">?</text:p>
          </table:table-cell>
          <table:table-cell table:style-name="Table1.A2" office:value-type="string">
            <text:p text:style-name="P1221"/>
          </table:table-cell>
          <table:table-cell table:style-name="Table1.A2" office:value-type="string">
            <text:p text:style-name="P1241">Have I/y<text:span text:style-name="T1004">ou</text:span>/w<text:span text:style-name="T1004">e</text:span>/t<text:span text:style-name="T1004">hey</text:span> been starting?</text:p>
            <text:p text:style-name="P1241">Has he/she/it been starting?</text:p>
          </table:table-cell>
          <table:table-cell table:style-name="Table1.D2" office:value-type="string">
            <text:p text:style-name="P1221"/>
          </table:table-cell>
        </table:table-row>
      </table:table>
      <text:p text:style-name="P1269"><text:span text:style-name="T636">Таблица </text:span><text:span text:style-name="T648">форм </text:span><text:span text:style-name="T636">пассивно</text:span><text:span text:style-name="T649">го</text:span><text:span text:style-name="T636"> залог</text:span><text:span text:style-name="T649">а</text:span><text:span text:style-name="T636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223327352432">
          <table:table-cell table:style-name="Table4.A1" office:value-type="string">
            <text:p text:style-name="P1223"/>
          </table:table-cell>
          <table:table-cell table:style-name="Table4.A1" office:value-type="string">
            <text:p text:style-name="P1215">Past</text:p>
          </table:table-cell>
          <table:table-cell table:style-name="Table4.A1" office:value-type="string">
            <text:p text:style-name="P1215">Present</text:p>
          </table:table-cell>
          <table:table-cell table:style-name="Table4.D1" office:value-type="string">
            <text:p text:style-name="P1215">Future</text:p>
          </table:table-cell>
        </table:table-row>
        <table:table-row table:style-name="TableLine94223327846944">
          <table:table-cell table:style-name="Table4.A2" office:value-type="string">
            <text:p text:style-name="P1216">Simple</text:p>
          </table:table-cell>
          <table:table-cell table:style-name="Table4.A2" office:value-type="string">
            <text:p text:style-name="P1223"><text:span text:style-name="T1032">I/</text:span><text:span text:style-name="T1033">he/she/it</text:span><text:span text:style-name="T1032"> </text:span><text:span text:style-name="T1033">was</text:span><text:span text:style-name="T1032"> </text:span><text:span text:style-name="T212">taught</text:span></text:p>
            <text:p text:style-name="P1253">You/we/they were <text:span text:style-name="T212">taught</text:span></text:p>
          </table:table-cell>
          <table:table-cell table:style-name="Table4.A2" office:value-type="string">
            <text:p text:style-name="P1254">I am <text:span text:style-name="T212">taught</text:span></text:p>
            <text:p text:style-name="P1253">He/she/it is <text:span text:style-name="T212">taught</text:span></text:p>
            <text:p text:style-name="P1253">You/we/the<text:span text:style-name="T1034">y</text:span> are <text:span text:style-name="T212">taught</text:span></text:p>
          </table:table-cell>
          <table:table-cell table:style-name="Table4.D2" office:value-type="string">
            <text:p text:style-name="P1252">I/you/we/they/he/she/it</text:p>
            <text:p text:style-name="P1252">will be <text:span text:style-name="T212">taught</text:span></text:p>
          </table:table-cell>
        </table:table-row>
        <table:table-row table:style-name="TableLine94223327909520">
          <table:table-cell table:style-name="Table4.A2" office:value-type="string">
            <text:p text:style-name="P1216">Contin.</text:p>
          </table:table-cell>
          <table:table-cell table:style-name="Table4.A2" office:value-type="string">
            <text:p text:style-name="P1223"><text:span text:style-name="T1034">I/he/she/it was being </text:span><text:span text:style-name="T212">taught</text:span></text:p>
            <text:p text:style-name="P1223"><text:span text:style-name="T214">You/we/the</text:span><text:span text:style-name="T213">y</text:span><text:span text:style-name="T214"> </text:span><text:span text:style-name="T213">were</text:span><text:span text:style-name="T214"> </text:span><text:span text:style-name="T213">being</text:span><text:span text:style-name="T214"> </text:span><text:span text:style-name="T212">taught</text:span></text:p>
          </table:table-cell>
          <table:table-cell table:style-name="Table4.A2" office:value-type="string">
            <text:p text:style-name="P1252">I am being <text:span text:style-name="T212">taught</text:span></text:p>
            <text:p text:style-name="P1252"><text:span text:style-name="T212">H</text:span><text:span text:style-name="T151">e/she/it is being taught</text:span></text:p>
            <text:p text:style-name="P1253"><text:span text:style-name="T151">You/we/the</text:span><text:span text:style-name="T213">y</text:span><text:span text:style-name="T151"> are </text:span><text:span text:style-name="T213">being</text:span><text:span text:style-name="T151"> </text:span><text:span text:style-name="T212">taught</text:span></text:p>
          </table:table-cell>
          <table:table-cell table:style-name="Table4.D2" office:value-type="string">
            <text:p text:style-name="P1252">— </text:p>
          </table:table-cell>
        </table:table-row>
        <table:table-row table:style-name="TableLine94223327905424">
          <table:table-cell table:style-name="Table4.A2" office:value-type="string">
            <text:p text:style-name="P1216">Perfect</text:p>
          </table:table-cell>
          <table:table-cell table:style-name="Table4.A2" office:value-type="string">
            <text:p text:style-name="P1223"><text:span text:style-name="T1035">I/you/we/they/</text:span><text:span text:style-name="T215">he/she/it</text:span><text:span text:style-name="T1035"> </text:span></text:p>
            <text:p text:style-name="P1223"><text:span text:style-name="T1035">had been </text:span><text:span text:style-name="T212">taught</text:span></text:p>
          </table:table-cell>
          <table:table-cell table:style-name="Table4.A2" office:value-type="string">
            <text:p text:style-name="P1255">I/you/we/they have been <text:span text:style-name="T212">taught</text:span></text:p>
            <text:p text:style-name="P1255"><text:span text:style-name="T212">H</text:span><text:span text:style-name="T151">e/she/it has been </text:span><text:span text:style-name="T212">taught</text:span></text:p>
          </table:table-cell>
          <table:table-cell table:style-name="Table4.D2" office:value-type="string">
            <text:p text:style-name="P1223"><text:span text:style-name="T1035">I/you/we/they/</text:span><text:span text:style-name="T215">he/she/it</text:span><text:span text:style-name="T1035"> </text:span></text:p>
            <text:p text:style-name="P1223"><text:span text:style-name="T1035">will have been </text:span><text:span text:style-name="T212">taught</text:span></text:p>
          </table:table-cell>
        </table:table-row>
      </table:table>
      <text:p text:style-name="P274"/>
      <text:p text:style-name="P594"><text:span text:style-name="T636">Таблица </text:span><text:span text:style-name="T637">форм</text:span><text:span text:style-name="T636"> глагола </text:span><text:span text:style-name="T646">b</text:span><text:span text:style-name="T636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223327963696">
          <table:table-cell table:style-name="Table5.A1" office:value-type="string">
            <text:p text:style-name="P1210">Подлежащее</text:p>
          </table:table-cell>
          <table:table-cell table:style-name="Table5.A1" office:value-type="string">
            <text:p text:style-name="P1207">Past</text:p>
          </table:table-cell>
          <table:table-cell table:style-name="Table5.A1" office:value-type="string">
            <text:p text:style-name="P1207">Present</text:p>
          </table:table-cell>
          <table:table-cell table:style-name="Table5.D1" office:value-type="string">
            <text:p text:style-name="P1207">Future</text:p>
          </table:table-cell>
        </table:table-row>
        <table:table-row table:style-name="TableLine94223328233648">
          <table:table-cell table:style-name="Table5.A2" office:value-type="string">
            <text:p text:style-name="P1240">I</text:p>
          </table:table-cell>
          <table:table-cell table:style-name="Table5.A2" office:value-type="string">
            <text:p text:style-name="P1241">was</text:p>
          </table:table-cell>
          <table:table-cell table:style-name="Table5.A2" office:value-type="string">
            <text:p text:style-name="P1237">am</text:p>
          </table:table-cell>
          <table:table-cell table:style-name="Table5.D2" office:value-type="string">
            <text:p text:style-name="P1247">will be</text:p>
          </table:table-cell>
        </table:table-row>
        <table:table-row table:style-name="TableLine94223328235536">
          <table:table-cell table:style-name="Table5.A2" office:value-type="string">
            <text:p text:style-name="P1239">he/she/<text:span text:style-name="T961">it</text:span></text:p>
          </table:table-cell>
          <table:table-cell table:style-name="Table5.A2" office:value-type="string">
            <text:p text:style-name="P1241">was</text:p>
          </table:table-cell>
          <table:table-cell table:style-name="Table5.A2" office:value-type="string">
            <text:p text:style-name="P1238">is</text:p>
          </table:table-cell>
          <table:table-cell table:style-name="Table5.D2" office:value-type="string">
            <text:p text:style-name="P1247">will be</text:p>
          </table:table-cell>
        </table:table-row>
        <table:table-row table:style-name="TableLine94223328267216">
          <table:table-cell table:style-name="Table5.A2" office:value-type="string">
            <text:p text:style-name="P1239">you/we/they</text:p>
          </table:table-cell>
          <table:table-cell table:style-name="Table5.A2" office:value-type="string">
            <text:p text:style-name="P1241">were</text:p>
          </table:table-cell>
          <table:table-cell table:style-name="Table5.A2" office:value-type="string">
            <text:p text:style-name="P1238">are</text:p>
          </table:table-cell>
          <table:table-cell table:style-name="Table5.D2" office:value-type="string">
            <text:p text:style-name="P1247">will be</text:p>
          </table:table-cell>
        </table:table-row>
      </table:table>
      <text:p text:style-name="P271"/>
      <text:p text:style-name="P271">Таблица модальных глаголов:</text:p>
      <table:table table:name="Table2" table:style-name="Table2">
        <table:table-column table:style-name="Table2.A" table:number-columns-repeated="3"/>
        <table:table-row table:style-name="TableLine94223328259040">
          <table:table-cell table:style-name="Table2.A1" office:value-type="string">
            <text:p text:style-name="P1213">Глагол</text:p>
          </table:table-cell>
          <table:table-cell table:style-name="Table2.A1" office:value-type="string">
            <text:p text:style-name="P1222"><text:span text:style-name="T893">З</text:span><text:span text:style-name="T894">начение</text:span></text:p>
          </table:table-cell>
          <table:table-cell table:style-name="Table2.C1" office:value-type="string">
            <text:p text:style-name="P1222"><text:span text:style-name="T893">В</text:span><text:span text:style-name="T894">рем</text:span><text:span text:style-name="T893">я</text:span></text:p>
          </table:table-cell>
        </table:table-row>
        <table:table-row table:style-name="TableLine94223328694768">
          <table:table-cell table:style-name="Table2.A2" office:value-type="string">
            <text:p text:style-name="P1248">can</text:p>
          </table:table-cell>
          <table:table-cell table:style-name="Table2.A2" office:value-type="string">
            <text:p text:style-name="P1248">могу, умею, смогу;</text:p>
            <text:p text:style-name="P1248">(часто используется в просьбах и предложениях)</text:p>
          </table:table-cell>
          <table:table-cell table:style-name="Table2.C2" office:value-type="string">
            <text:p text:style-name="P1248">настоящее и будущее</text:p>
          </table:table-cell>
        </table:table-row>
        <table:table-row table:style-name="TableLine94223328708944">
          <table:table-cell table:style-name="Table2.A2" office:value-type="string">
            <text:p text:style-name="P1248">could</text:p>
          </table:table-cell>
          <table:table-cell table:style-name="Table2.A2" office:value-type="string">
            <text:p text:style-name="P1248">мог, умел</text:p>
          </table:table-cell>
          <table:table-cell table:style-name="Table2.C2" office:value-type="string">
            <text:p text:style-name="P1248">прошедшее</text:p>
          </table:table-cell>
        </table:table-row>
        <table:table-row table:style-name="TableLine94223328719168">
          <table:table-cell table:style-name="Table2.A2" office:value-type="string">
            <text:p text:style-name="P1248">might, may</text:p>
          </table:table-cell>
          <table:table-cell table:style-name="Table2.A2" office:value-type="string">
            <text:p text:style-name="P1248">может быть, мог бы, возможно, наверное</text:p>
          </table:table-cell>
          <table:table-cell table:style-name="Table2.C2" office:value-type="string">
            <text:p text:style-name="P1248">настоящее и будущие</text:p>
          </table:table-cell>
        </table:table-row>
        <table:table-row table:style-name="TableLine94223328725920">
          <table:table-cell table:style-name="Table2.A2" office:value-type="string">
            <text:p text:style-name="P1248">must</text:p>
          </table:table-cell>
          <table:table-cell table:style-name="Table2.A2" office:value-type="string">
            <text:p text:style-name="P1248">должен, обязан, нужно, запрет, нельзя</text:p>
          </table:table-cell>
          <table:table-cell table:style-name="Table2.C2" office:value-type="string">
            <text:p text:style-name="P1248">настоящее</text:p>
          </table:table-cell>
        </table:table-row>
        <table:table-row table:style-name="TableLine94223328745728">
          <table:table-cell table:style-name="Table2.A2" office:value-type="string">
            <text:p text:style-name="P1248">should</text:p>
          </table:table-cell>
          <table:table-cell table:style-name="Table2.A2" office:value-type="string">
            <text:p text:style-name="P1248">следует сделать, следовало бы сделать; (совет)</text:p>
          </table:table-cell>
          <table:table-cell table:style-name="Table2.C2" office:value-type="string">
            <text:p text:style-name="P1248">настоящее и будущие</text:p>
          </table:table-cell>
        </table:table-row>
        <table:table-row table:style-name="TableLine94223328754656">
          <table:table-cell table:style-name="Table2.A2" office:value-type="string">
            <text:p text:style-name="P1248">would</text:p>
          </table:table-cell>
          <table:table-cell table:style-name="Table2.A2" office:value-type="string">
            <text:p text:style-name="P1248">частица «бы», предложение услуги, привычка прошлого</text:p>
          </table:table-cell>
          <table:table-cell table:style-name="Table2.C2" office:value-type="string">
            <text:p text:style-name="P1248">настоящее, прошедшее, будущие</text:p>
          </table:table-cell>
        </table:table-row>
      </table:table>
      <text:p text:style-name="P272"/>
      <text:p text:style-name="P272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223328759104">
          <table:table-cell table:style-name="Table3.A1" office:value-type="string">
            <text:p text:style-name="P1214">Конструкция</text:p>
          </table:table-cell>
          <table:table-cell table:style-name="Table3.A1" office:value-type="string">
            <text:p text:style-name="P1214">Значение</text:p>
          </table:table-cell>
          <table:table-cell table:style-name="Table3.C1" office:value-type="string">
            <text:p text:style-name="P1214">Время</text:p>
          </table:table-cell>
        </table:table-row>
        <table:table-row table:style-name="TableLine94223328795904">
          <table:table-cell table:style-name="Table3.A2" office:value-type="string">
            <text:p text:style-name="P1249">be able to</text:p>
          </table:table-cell>
          <table:table-cell table:style-name="Table3.A2" office:value-type="string">
            <text:p text:style-name="P1249">могу (близко к can)</text:p>
          </table:table-cell>
          <table:table-cell table:style-name="Table3.C2" office:value-type="string">
            <text:p text:style-name="P1249">be меняется по временам</text:p>
          </table:table-cell>
        </table:table-row>
        <table:table-row table:style-name="TableLine94223328834560">
          <table:table-cell table:style-name="Table3.A2" office:value-type="string">
            <text:p text:style-name="P1249">have to</text:p>
          </table:table-cell>
          <table:table-cell table:style-name="Table3.A2" office:value-type="string">
            <text:p text:style-name="P1249">должен (близко к must)</text:p>
          </table:table-cell>
          <table:table-cell table:style-name="Table3.C2" office:value-type="string">
            <text:p text:style-name="P1249">have меняется по временам</text:p>
          </table:table-cell>
        </table:table-row>
        <table:table-row table:style-name="TableLine94223328838592">
          <table:table-cell table:style-name="Table3.A2" office:value-type="string">
            <text:p text:style-name="P1249">used to</text:p>
          </table:table-cell>
          <table:table-cell table:style-name="Table3.A2" office:value-type="string">
            <text:p text:style-name="P1249">делал раньше, имел привычку делать (близко к would)</text:p>
          </table:table-cell>
          <table:table-cell table:style-name="Table3.C2" office:value-type="string">
            <text:p text:style-name="P1249">всегда стоит в прошедшем;</text:p>
            <text:p text:style-name="P1249">меняется как Past Simple</text:p>
          </table:table-cell>
        </table:table-row>
      </table:table>
      <text:p text:style-name="P273"/>
      <text:p text:style-name="P278"/>
      <text:p text:style-name="P1270"><text:span text:style-name="T411">Таблица </text:span><text:span text:style-name="T428">личны</text:span><text:span text:style-name="T429">х</text:span><text:span text:style-name="T428"> и притяжательных </text:span><text:span text:style-name="T411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223328861168">
          <table:table-cell table:style-name="Table11.A1" table:number-columns-spanned="2" office:value-type="string">
            <text:p text:style-name="P1218">Личные местоимения</text:p>
          </table:table-cell>
          <table:covered-table-cell/>
          <table:table-cell table:style-name="Table11.C1" table:number-columns-spanned="2" office:value-type="string">
            <text:p text:style-name="P1218">Притяжательные местоимения</text:p>
          </table:table-cell>
          <table:covered-table-cell/>
        </table:table-row>
        <table:table-row table:style-name="TableLine94223328927968">
          <table:table-cell table:style-name="Table11.A2" office:value-type="string">
            <text:p text:style-name="P1224"><text:span text:style-name="T1120">и</text:span><text:span text:style-name="T1114">менительный падеж</text:span></text:p>
            <text:p text:style-name="P1259"><text:span text:style-name="T1117">(</text:span>кто/что<text:span text:style-name="T1117">)</text:span></text:p>
          </table:table-cell>
          <table:table-cell table:style-name="Table11.A2" office:value-type="string">
            <text:p text:style-name="P1224"><text:span text:style-name="T1120">о</text:span><text:span text:style-name="T1114">бъектный падеж</text:span></text:p>
            <text:p text:style-name="P1259"><text:span text:style-name="T1117">(</text:span>кого, <text:span text:style-name="T1117">к</text:span>ому, кем<text:span text:style-name="T1117">)</text:span></text:p>
          </table:table-cell>
          <table:table-cell table:style-name="Table11.A2" office:value-type="string">
            <text:p text:style-name="P1258"><text:span text:style-name="T1117">с</text:span> существительным</text:p>
            <text:p text:style-name="P1260">(чей)</text:p>
          </table:table-cell>
          <table:table-cell table:style-name="Table11.D2" office:value-type="string">
            <text:p text:style-name="P1224"><text:span text:style-name="T1117">о</text:span><text:span text:style-name="T1114">тдельно</text:span></text:p>
            <text:p text:style-name="P1260">(чей)</text:p>
          </table:table-cell>
        </table:table-row>
        <table:table-row table:style-name="TableLine94223328948144">
          <table:table-cell table:style-name="Table11.A2" office:value-type="string">
            <text:p text:style-name="P1263">I</text:p>
          </table:table-cell>
          <table:table-cell table:style-name="Table11.A2" office:value-type="string">
            <text:p text:style-name="P1263">me</text:p>
          </table:table-cell>
          <table:table-cell table:style-name="Table11.A2" office:value-type="string">
            <text:p text:style-name="P1261">my</text:p>
          </table:table-cell>
          <table:table-cell table:style-name="Table11.D2" office:value-type="string">
            <text:p text:style-name="P1261">mine</text:p>
          </table:table-cell>
        </table:table-row>
        <table:table-row table:style-name="TableLine94223328951344">
          <table:table-cell table:style-name="Table11.A2" office:value-type="string">
            <text:p text:style-name="P1263">you</text:p>
          </table:table-cell>
          <table:table-cell table:style-name="Table11.A2" office:value-type="string">
            <text:p text:style-name="P1263">you</text:p>
          </table:table-cell>
          <table:table-cell table:style-name="Table11.A2" office:value-type="string">
            <text:p text:style-name="P1261">your</text:p>
          </table:table-cell>
          <table:table-cell table:style-name="Table11.D2" office:value-type="string">
            <text:p text:style-name="P1261">yours</text:p>
          </table:table-cell>
        </table:table-row>
        <table:table-row table:style-name="TableLine94223328970176">
          <table:table-cell table:style-name="Table11.A2" office:value-type="string">
            <text:p text:style-name="P1263">he</text:p>
          </table:table-cell>
          <table:table-cell table:style-name="Table11.A2" office:value-type="string">
            <text:p text:style-name="P1263">him</text:p>
          </table:table-cell>
          <table:table-cell table:style-name="Table11.A2" office:value-type="string">
            <text:p text:style-name="P1261">his</text:p>
          </table:table-cell>
          <table:table-cell table:style-name="Table11.D2" office:value-type="string">
            <text:p text:style-name="P1262">his</text:p>
          </table:table-cell>
        </table:table-row>
        <table:table-row table:style-name="TableLine94223328983472">
          <table:table-cell table:style-name="Table11.A2" office:value-type="string">
            <text:p text:style-name="P1263">she</text:p>
          </table:table-cell>
          <table:table-cell table:style-name="Table11.A2" office:value-type="string">
            <text:p text:style-name="P1261">her</text:p>
          </table:table-cell>
          <table:table-cell table:style-name="Table11.A2" office:value-type="string">
            <text:p text:style-name="P1261">her</text:p>
          </table:table-cell>
          <table:table-cell table:style-name="Table11.D2" office:value-type="string">
            <text:p text:style-name="P1261">hers</text:p>
          </table:table-cell>
        </table:table-row>
        <table:table-row table:style-name="TableLine94223328988272">
          <table:table-cell table:style-name="Table11.A2" office:value-type="string">
            <text:p text:style-name="P1263">it</text:p>
          </table:table-cell>
          <table:table-cell table:style-name="Table11.A2" office:value-type="string">
            <text:p text:style-name="P1261">it</text:p>
          </table:table-cell>
          <table:table-cell table:style-name="Table11.A2" office:value-type="string">
            <text:p text:style-name="P1261">its</text:p>
          </table:table-cell>
          <table:table-cell table:style-name="Table11.D2" office:value-type="string">
            <text:p text:style-name="P1262">its</text:p>
          </table:table-cell>
        </table:table-row>
        <table:table-row table:style-name="TableLine94223328991504">
          <table:table-cell table:style-name="Table11.A2" office:value-type="string">
            <text:p text:style-name="P1263">we</text:p>
          </table:table-cell>
          <table:table-cell table:style-name="Table11.A2" office:value-type="string">
            <text:p text:style-name="P1261">us</text:p>
          </table:table-cell>
          <table:table-cell table:style-name="Table11.A2" office:value-type="string">
            <text:p text:style-name="P1261">our</text:p>
          </table:table-cell>
          <table:table-cell table:style-name="Table11.D2" office:value-type="string">
            <text:p text:style-name="P1261">ours</text:p>
          </table:table-cell>
        </table:table-row>
        <table:table-row table:style-name="TableLine94223328994112">
          <table:table-cell table:style-name="Table11.A2" office:value-type="string">
            <text:p text:style-name="P1263">they</text:p>
          </table:table-cell>
          <table:table-cell table:style-name="Table11.A2" office:value-type="string">
            <text:p text:style-name="P1261">them</text:p>
          </table:table-cell>
          <table:table-cell table:style-name="Table11.A2" office:value-type="string">
            <text:p text:style-name="P1261">their</text:p>
          </table:table-cell>
          <table:table-cell table:style-name="Table11.D2" office:value-type="string">
            <text:p text:style-name="P1261">theirs</text:p>
          </table:table-cell>
        </table:table-row>
      </table:table>
      <text:p text:style-name="P279"/>
      <text:p text:style-name="P391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223328998464">
          <table:table-cell table:style-name="Table12.A1" office:value-type="string">
            <text:p text:style-name="P1212"/>
          </table:table-cell>
          <table:table-cell table:style-name="Table12.A1" office:value-type="string">
            <text:p text:style-name="P1219">body/one</text:p>
          </table:table-cell>
          <table:table-cell table:style-name="Table12.A1" office:value-type="string">
            <text:p text:style-name="P1219">thing</text:p>
          </table:table-cell>
          <table:table-cell table:style-name="Table12.D1" office:value-type="string">
            <text:p text:style-name="P1219">where</text:p>
          </table:table-cell>
        </table:table-row>
        <table:table-row table:style-name="TableLine94223329022832">
          <table:table-cell table:style-name="Table12.A2" office:value-type="string">
            <text:p text:style-name="P1219">some </text:p>
          </table:table-cell>
          <table:table-cell table:style-name="Table12.A2" office:value-type="string">
            <text:p text:style-name="P1264">somebody/someone (кто-то)</text:p>
          </table:table-cell>
          <table:table-cell table:style-name="Table12.A2" office:value-type="string">
            <text:p text:style-name="P1264">something </text:p>
            <text:p text:style-name="P1264">(что-то)</text:p>
          </table:table-cell>
          <table:table-cell table:style-name="Table12.D2" office:value-type="string">
            <text:p text:style-name="P1264">somewhere </text:p>
            <text:p text:style-name="P1264">(где-то)</text:p>
          </table:table-cell>
        </table:table-row>
        <table:table-row table:style-name="TableLine94223329027792">
          <table:table-cell table:style-name="Table12.A2" office:value-type="string">
            <text:p text:style-name="P1219">any</text:p>
          </table:table-cell>
          <table:table-cell table:style-name="Table12.A2" office:value-type="string">
            <text:p text:style-name="P1264">anybody/anyone </text:p>
            <text:p text:style-name="P1264">(кто-то)</text:p>
          </table:table-cell>
          <table:table-cell table:style-name="Table12.A2" office:value-type="string">
            <text:p text:style-name="P1264">anything </text:p>
            <text:p text:style-name="P1264">(что-то)</text:p>
          </table:table-cell>
          <table:table-cell table:style-name="Table12.D2" office:value-type="string">
            <text:p text:style-name="P1264">anywhere </text:p>
            <text:p text:style-name="P1264">(где-то)</text:p>
          </table:table-cell>
        </table:table-row>
        <table:table-row table:style-name="TableLine94223329032400">
          <table:table-cell table:style-name="Table12.A2" office:value-type="string">
            <text:p text:style-name="P1219">no</text:p>
          </table:table-cell>
          <table:table-cell table:style-name="Table12.A2" office:value-type="string">
            <text:p text:style-name="P1264">nobody/noone </text:p>
            <text:p text:style-name="P1264">(никто)</text:p>
          </table:table-cell>
          <table:table-cell table:style-name="Table12.A2" office:value-type="string">
            <text:p text:style-name="P1264">nothing </text:p>
            <text:p text:style-name="P1264">(ничто)</text:p>
          </table:table-cell>
          <table:table-cell table:style-name="Table12.D2" office:value-type="string">
            <text:p text:style-name="P1264">nowhere </text:p>
            <text:p text:style-name="P1264">(нигде)</text:p>
          </table:table-cell>
        </table:table-row>
      </table:table>
      <text:p text:style-name="P1387"/>
      <text:p text:style-name="P1384">Таблица сокращений:</text:p>
      <text:p text:style-name="P1385">Таблица предлогов: времени, места и др.</text:p>
      <text:p text:style-name="P1266"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223329036912">
          <table:table-cell table:style-name="Table6.A1" office:value-type="string">
            <text:p text:style-name="P1209">Перевод</text:p>
          </table:table-cell>
          <table:table-cell table:style-name="Table6.A1" office:value-type="string">
            <text:p text:style-name="P1208">Начальная форма</text:p>
          </table:table-cell>
          <table:table-cell table:style-name="Table6.A1" office:value-type="string">
            <text:p text:style-name="P1208">2я форма</text:p>
          </table:table-cell>
          <table:table-cell table:style-name="Table6.D1" office:value-type="string">
            <text:p text:style-name="P1209">3я форма</text:p>
          </table:table-cell>
        </table:table-row>
        <table:table-row table:style-name="TableLine94223329364944">
          <table:table-cell table:style-name="Table6.A2" office:value-type="string">
            <text:p text:style-name="P1225">начинать</text:p>
          </table:table-cell>
          <table:table-cell table:style-name="Table6.A2" office:value-type="string">
            <text:p text:style-name="P1226">begin</text:p>
          </table:table-cell>
          <table:table-cell table:style-name="Table6.A2" office:value-type="string">
            <text:p text:style-name="P1226">began</text:p>
          </table:table-cell>
          <table:table-cell table:style-name="Table6.D2" office:value-type="string">
            <text:p text:style-name="P1225">begun</text:p>
          </table:table-cell>
        </table:table-row>
        <table:table-row table:style-name="TableLine94223329390528">
          <table:table-cell table:style-name="Table6.A2" office:value-type="string">
            <text:p text:style-name="P1225">ломать</text:p>
          </table:table-cell>
          <table:table-cell table:style-name="Table6.A2" office:value-type="string">
            <text:p text:style-name="P1226">break</text:p>
          </table:table-cell>
          <table:table-cell table:style-name="Table6.A2" office:value-type="string">
            <text:p text:style-name="P1226">broke</text:p>
          </table:table-cell>
          <table:table-cell table:style-name="Table6.D2" office:value-type="string">
            <text:p text:style-name="P1225">broken</text:p>
          </table:table-cell>
        </table:table-row>
        <table:table-row table:style-name="TableLine94223329407536">
          <table:table-cell table:style-name="Table6.A2" office:value-type="string">
            <text:p text:style-name="P1225">приносить</text:p>
          </table:table-cell>
          <table:table-cell table:style-name="Table6.A2" office:value-type="string">
            <text:p text:style-name="P1226">bring</text:p>
          </table:table-cell>
          <table:table-cell table:style-name="Table6.A2" office:value-type="string">
            <text:p text:style-name="P1226">brought</text:p>
          </table:table-cell>
          <table:table-cell table:style-name="Table6.D2" office:value-type="string">
            <text:p text:style-name="P1225">brought</text:p>
          </table:table-cell>
        </table:table-row>
        <table:table-row table:style-name="TableLine94223329414848">
          <table:table-cell table:style-name="Table6.A2" office:value-type="string">
            <text:p text:style-name="P1225">покупать</text:p>
          </table:table-cell>
          <table:table-cell table:style-name="Table6.A2" office:value-type="string">
            <text:p text:style-name="P1226">buy</text:p>
          </table:table-cell>
          <table:table-cell table:style-name="Table6.A2" office:value-type="string">
            <text:p text:style-name="P1226">bought</text:p>
          </table:table-cell>
          <table:table-cell table:style-name="Table6.D2" office:value-type="string">
            <text:p text:style-name="P1225">bought</text:p>
          </table:table-cell>
        </table:table-row>
        <table:table-row table:style-name="TableLine94223329426160">
          <table:table-cell table:style-name="Table6.A2" office:value-type="string">
            <text:p text:style-name="P1225">приходить</text:p>
          </table:table-cell>
          <table:table-cell table:style-name="Table6.A2" office:value-type="string">
            <text:p text:style-name="P1226">come</text:p>
          </table:table-cell>
          <table:table-cell table:style-name="Table6.A2" office:value-type="string">
            <text:p text:style-name="P1226">came</text:p>
          </table:table-cell>
          <table:table-cell table:style-name="Table6.D2" office:value-type="string">
            <text:p text:style-name="P1225">come</text:p>
          </table:table-cell>
        </table:table-row>
        <table:table-row table:style-name="TableLine94223329446624">
          <table:table-cell table:style-name="Table6.A2" office:value-type="string">
            <text:p text:style-name="P1225">делать</text:p>
          </table:table-cell>
          <table:table-cell table:style-name="Table6.A2" office:value-type="string">
            <text:p text:style-name="P1226">do</text:p>
          </table:table-cell>
          <table:table-cell table:style-name="Table6.A2" office:value-type="string">
            <text:p text:style-name="P1226">did</text:p>
          </table:table-cell>
          <table:table-cell table:style-name="Table6.D2" office:value-type="string">
            <text:p text:style-name="P1225">done</text:p>
          </table:table-cell>
        </table:table-row>
        <table:table-row table:style-name="TableLine94223329458864">
          <table:table-cell table:style-name="Table6.A2" office:value-type="string">
            <text:p text:style-name="P1225">пить</text:p>
          </table:table-cell>
          <table:table-cell table:style-name="Table6.A2" office:value-type="string">
            <text:p text:style-name="P1226">drink</text:p>
          </table:table-cell>
          <table:table-cell table:style-name="Table6.A2" office:value-type="string">
            <text:p text:style-name="P1226">drank</text:p>
          </table:table-cell>
          <table:table-cell table:style-name="Table6.D2" office:value-type="string">
            <text:p text:style-name="P1225">drunk</text:p>
          </table:table-cell>
        </table:table-row>
        <table:table-row table:style-name="TableLine94223329472800">
          <table:table-cell table:style-name="Table6.A2" office:value-type="string">
            <text:p text:style-name="P1225">есть</text:p>
          </table:table-cell>
          <table:table-cell table:style-name="Table6.A2" office:value-type="string">
            <text:p text:style-name="P1226">eat</text:p>
          </table:table-cell>
          <table:table-cell table:style-name="Table6.A2" office:value-type="string">
            <text:p text:style-name="P1226">ate</text:p>
          </table:table-cell>
          <table:table-cell table:style-name="Table6.D2" office:value-type="string">
            <text:p text:style-name="P1225">eaten</text:p>
          </table:table-cell>
        </table:table-row>
        <table:table-row table:style-name="TableLine94223329477440">
          <table:table-cell table:style-name="Table6.A2" office:value-type="string">
            <text:p text:style-name="P1225">падать</text:p>
          </table:table-cell>
          <table:table-cell table:style-name="Table6.A2" office:value-type="string">
            <text:p text:style-name="P1227">fall</text:p>
          </table:table-cell>
          <table:table-cell table:style-name="Table6.A2" office:value-type="string">
            <text:p text:style-name="P1227">fell</text:p>
          </table:table-cell>
          <table:table-cell table:style-name="Table6.D2" office:value-type="string">
            <text:p text:style-name="P1225">fallen</text:p>
          </table:table-cell>
        </table:table-row>
        <table:table-row table:style-name="TableLine94223329491280">
          <table:table-cell table:style-name="Table6.A2" office:value-type="string">
            <text:p text:style-name="P1225">летать</text:p>
          </table:table-cell>
          <table:table-cell table:style-name="Table6.A2" office:value-type="string">
            <text:p text:style-name="P1227">fly</text:p>
          </table:table-cell>
          <table:table-cell table:style-name="Table6.A2" office:value-type="string">
            <text:p text:style-name="P1227">flew</text:p>
          </table:table-cell>
          <table:table-cell table:style-name="Table6.D2" office:value-type="string">
            <text:p text:style-name="P1225">flown</text:p>
          </table:table-cell>
        </table:table-row>
        <table:table-row table:style-name="TableLine94223329509280">
          <table:table-cell table:style-name="Table6.A2" office:value-type="string">
            <text:p text:style-name="P1225">забывать</text:p>
          </table:table-cell>
          <table:table-cell table:style-name="Table6.A2" office:value-type="string">
            <text:p text:style-name="P1227">forget</text:p>
          </table:table-cell>
          <table:table-cell table:style-name="Table6.A2" office:value-type="string">
            <text:p text:style-name="P1227">forgot</text:p>
          </table:table-cell>
          <table:table-cell table:style-name="Table6.D2" office:value-type="string">
            <text:p text:style-name="P1225">forgotten</text:p>
          </table:table-cell>
        </table:table-row>
        <table:table-row table:style-name="TableLine94223329512960">
          <table:table-cell table:style-name="Table6.A2" office:value-type="string">
            <text:p text:style-name="P1225">получать</text:p>
          </table:table-cell>
          <table:table-cell table:style-name="Table6.A2" office:value-type="string">
            <text:p text:style-name="P1227">get</text:p>
          </table:table-cell>
          <table:table-cell table:style-name="Table6.A2" office:value-type="string">
            <text:p text:style-name="P1227">got</text:p>
          </table:table-cell>
          <table:table-cell table:style-name="Table6.D2" office:value-type="string">
            <text:p text:style-name="P1225">got</text:p>
          </table:table-cell>
        </table:table-row>
        <table:table-row table:style-name="TableLine94223329520016">
          <table:table-cell table:style-name="Table6.A2" office:value-type="string">
            <text:p text:style-name="P1228">давать</text:p>
          </table:table-cell>
          <table:table-cell table:style-name="Table6.A2" office:value-type="string">
            <text:p text:style-name="P1229">give</text:p>
          </table:table-cell>
          <table:table-cell table:style-name="Table6.A2" office:value-type="string">
            <text:p text:style-name="P1229">gave</text:p>
          </table:table-cell>
          <table:table-cell table:style-name="Table6.D2" office:value-type="string">
            <text:p text:style-name="P1228">given</text:p>
          </table:table-cell>
        </table:table-row>
        <table:table-row table:style-name="TableLine94223329522576">
          <table:table-cell table:style-name="Table6.A2" office:value-type="string">
            <text:p text:style-name="P1228">идти</text:p>
          </table:table-cell>
          <table:table-cell table:style-name="Table6.A2" office:value-type="string">
            <text:p text:style-name="P1229">go</text:p>
          </table:table-cell>
          <table:table-cell table:style-name="Table6.A2" office:value-type="string">
            <text:p text:style-name="P1229">went</text:p>
          </table:table-cell>
          <table:table-cell table:style-name="Table6.D2" office:value-type="string">
            <text:p text:style-name="P1228">gone</text:p>
          </table:table-cell>
        </table:table-row>
        <table:table-row table:style-name="TableLine94223327944768">
          <table:table-cell table:style-name="Table6.A2" office:value-type="string">
            <text:p text:style-name="P1230">иметь </text:p>
          </table:table-cell>
          <table:table-cell table:style-name="Table6.A2" office:value-type="string">
            <text:p text:style-name="P1231">have</text:p>
          </table:table-cell>
          <table:table-cell table:style-name="Table6.A2" office:value-type="string">
            <text:p text:style-name="P1231">had</text:p>
          </table:table-cell>
          <table:table-cell table:style-name="Table6.D2" office:value-type="string">
            <text:p text:style-name="P1230">had</text:p>
          </table:table-cell>
        </table:table-row>
        <table:table-row table:style-name="TableLine94223329422208">
          <table:table-cell table:style-name="Table6.A2" office:value-type="string">
            <text:p text:style-name="P1230">слышать</text:p>
          </table:table-cell>
          <table:table-cell table:style-name="Table6.A2" office:value-type="string">
            <text:p text:style-name="P1231">hear</text:p>
          </table:table-cell>
          <table:table-cell table:style-name="Table6.A2" office:value-type="string">
            <text:p text:style-name="P1231">heard</text:p>
          </table:table-cell>
          <table:table-cell table:style-name="Table6.D2" office:value-type="string">
            <text:p text:style-name="P1230">heard</text:p>
          </table:table-cell>
        </table:table-row>
        <table:table-row table:style-name="TableLine94223327042688">
          <table:table-cell table:style-name="Table6.A2" office:value-type="string">
            <text:p text:style-name="P1230">знать</text:p>
          </table:table-cell>
          <table:table-cell table:style-name="Table6.A2" office:value-type="string">
            <text:p text:style-name="P1231">know</text:p>
          </table:table-cell>
          <table:table-cell table:style-name="Table6.A2" office:value-type="string">
            <text:p text:style-name="P1231">knew</text:p>
          </table:table-cell>
          <table:table-cell table:style-name="Table6.D2" office:value-type="string">
            <text:p text:style-name="P1230">known</text:p>
          </table:table-cell>
        </table:table-row>
        <table:table-row table:style-name="TableLine94223328699168">
          <table:table-cell table:style-name="Table6.A2" office:value-type="string">
            <text:p text:style-name="P1230">терять</text:p>
          </table:table-cell>
          <table:table-cell table:style-name="Table6.A2" office:value-type="string">
            <text:p text:style-name="P1231">lose</text:p>
          </table:table-cell>
          <table:table-cell table:style-name="Table6.A2" office:value-type="string">
            <text:p text:style-name="P1231">lost</text:p>
          </table:table-cell>
          <table:table-cell table:style-name="Table6.D2" office:value-type="string">
            <text:p text:style-name="P1230">lost</text:p>
          </table:table-cell>
        </table:table-row>
        <table:table-row table:style-name="TableLine94223329666400">
          <table:table-cell table:style-name="Table6.A2" office:value-type="string">
            <text:p text:style-name="P1230">делать</text:p>
          </table:table-cell>
          <table:table-cell table:style-name="Table6.A2" office:value-type="string">
            <text:p text:style-name="P1231">make</text:p>
          </table:table-cell>
          <table:table-cell table:style-name="Table6.A2" office:value-type="string">
            <text:p text:style-name="P1231">made</text:p>
          </table:table-cell>
          <table:table-cell table:style-name="Table6.D2" office:value-type="string">
            <text:p text:style-name="P1230">made</text:p>
          </table:table-cell>
        </table:table-row>
        <table:table-row table:style-name="TableLine94223329667216">
          <table:table-cell table:style-name="Table6.A2" office:value-type="string">
            <text:p text:style-name="P1230">платить</text:p>
          </table:table-cell>
          <table:table-cell table:style-name="Table6.A2" office:value-type="string">
            <text:p text:style-name="P1231">pay</text:p>
          </table:table-cell>
          <table:table-cell table:style-name="Table6.A2" office:value-type="string">
            <text:p text:style-name="P1231">paid</text:p>
          </table:table-cell>
          <table:table-cell table:style-name="Table6.D2" office:value-type="string">
            <text:p text:style-name="P1230">paid</text:p>
          </table:table-cell>
        </table:table-row>
        <table:table-row table:style-name="TableLine94223329668032">
          <table:table-cell table:style-name="Table6.A2" office:value-type="string">
            <text:p text:style-name="P1230">класть</text:p>
          </table:table-cell>
          <table:table-cell table:style-name="Table6.A2" office:value-type="string">
            <text:p text:style-name="P1231">put</text:p>
          </table:table-cell>
          <table:table-cell table:style-name="Table6.A2" office:value-type="string">
            <text:p text:style-name="P1231">put</text:p>
          </table:table-cell>
          <table:table-cell table:style-name="Table6.D2" office:value-type="string">
            <text:p text:style-name="P1230">put</text:p>
          </table:table-cell>
        </table:table-row>
        <table:table-row table:style-name="TableLine94223329668848">
          <table:table-cell table:style-name="Table6.A2" office:value-type="string">
            <text:p text:style-name="P1230">читать</text:p>
          </table:table-cell>
          <table:table-cell table:style-name="Table6.A2" office:value-type="string">
            <text:p text:style-name="P1231">read</text:p>
          </table:table-cell>
          <table:table-cell table:style-name="Table6.A2" office:value-type="string">
            <text:p text:style-name="P1231">read</text:p>
          </table:table-cell>
          <table:table-cell table:style-name="Table6.D2" office:value-type="string">
            <text:p text:style-name="P1231">read</text:p>
          </table:table-cell>
        </table:table-row>
        <table:table-row table:style-name="TableLine94223329669664">
          <table:table-cell table:style-name="Table6.A2" office:value-type="string">
            <text:p text:style-name="P1230">сказать</text:p>
          </table:table-cell>
          <table:table-cell table:style-name="Table6.A2" office:value-type="string">
            <text:p text:style-name="P1231">say</text:p>
          </table:table-cell>
          <table:table-cell table:style-name="Table6.A2" office:value-type="string">
            <text:p text:style-name="P1231">said</text:p>
          </table:table-cell>
          <table:table-cell table:style-name="Table6.D2" office:value-type="string">
            <text:p text:style-name="P1231">said</text:p>
          </table:table-cell>
        </table:table-row>
        <table:table-row table:style-name="TableLine94223329670480">
          <table:table-cell table:style-name="Table6.A2" office:value-type="string">
            <text:p text:style-name="P1230">говорить</text:p>
          </table:table-cell>
          <table:table-cell table:style-name="Table6.A2" office:value-type="string">
            <text:p text:style-name="P1231">speak</text:p>
          </table:table-cell>
          <table:table-cell table:style-name="Table6.A2" office:value-type="string">
            <text:p text:style-name="P1231">spoke</text:p>
          </table:table-cell>
          <table:table-cell table:style-name="Table6.D2" office:value-type="string">
            <text:p text:style-name="P1230">spoken</text:p>
          </table:table-cell>
        </table:table-row>
        <table:table-row table:style-name="TableLine94223329671376">
          <table:table-cell table:style-name="Table6.A2" office:value-type="string">
            <text:p text:style-name="P1230">видеть</text:p>
          </table:table-cell>
          <table:table-cell table:style-name="Table6.A2" office:value-type="string">
            <text:p text:style-name="P1231">see</text:p>
          </table:table-cell>
          <table:table-cell table:style-name="Table6.A2" office:value-type="string">
            <text:p text:style-name="P1231">saw</text:p>
          </table:table-cell>
          <table:table-cell table:style-name="Table6.D2" office:value-type="string">
            <text:p text:style-name="P1230">seen</text:p>
          </table:table-cell>
        </table:table-row>
        <table:table-row table:style-name="TableLine94223329672400">
          <table:table-cell table:style-name="Table6.A2" office:value-type="string">
            <text:p text:style-name="P1230">сидеть</text:p>
          </table:table-cell>
          <table:table-cell table:style-name="Table6.A2" office:value-type="string">
            <text:p text:style-name="P1231">sit</text:p>
          </table:table-cell>
          <table:table-cell table:style-name="Table6.A2" office:value-type="string">
            <text:p text:style-name="P1231">sat</text:p>
          </table:table-cell>
          <table:table-cell table:style-name="Table6.D2" office:value-type="string">
            <text:p text:style-name="P1230">sat</text:p>
          </table:table-cell>
        </table:table-row>
        <table:table-row table:style-name="TableLine94223329673472">
          <table:table-cell table:style-name="Table6.A2" office:value-type="string">
            <text:p text:style-name="P1230">брать</text:p>
          </table:table-cell>
          <table:table-cell table:style-name="Table6.A2" office:value-type="string">
            <text:p text:style-name="P1231">take</text:p>
          </table:table-cell>
          <table:table-cell table:style-name="Table6.A2" office:value-type="string">
            <text:p text:style-name="P1231">took</text:p>
          </table:table-cell>
          <table:table-cell table:style-name="Table6.D2" office:value-type="string">
            <text:p text:style-name="P1230">taken</text:p>
          </table:table-cell>
        </table:table-row>
        <table:table-row table:style-name="TableLine94223329674544">
          <table:table-cell table:style-name="Table6.A2" office:value-type="string">
            <text:p text:style-name="P1250">обучать</text:p>
          </table:table-cell>
          <table:table-cell table:style-name="Table6.A2" office:value-type="string">
            <text:p text:style-name="P1250">teach</text:p>
          </table:table-cell>
          <table:table-cell table:style-name="Table6.A2" office:value-type="string">
            <text:p text:style-name="P1251">taught</text:p>
          </table:table-cell>
          <table:table-cell table:style-name="Table6.D2" office:value-type="string">
            <text:p text:style-name="P1250">taught</text:p>
          </table:table-cell>
        </table:table-row>
        <table:table-row table:style-name="TableLine94223329675616">
          <table:table-cell table:style-name="Table6.A2" office:value-type="string">
            <text:p text:style-name="P1230">рассказывать</text:p>
          </table:table-cell>
          <table:table-cell table:style-name="Table6.A2" office:value-type="string">
            <text:p text:style-name="P1231">tell</text:p>
          </table:table-cell>
          <table:table-cell table:style-name="Table6.A2" office:value-type="string">
            <text:p text:style-name="P1231">told</text:p>
          </table:table-cell>
          <table:table-cell table:style-name="Table6.D2" office:value-type="string">
            <text:p text:style-name="P1230">told</text:p>
          </table:table-cell>
        </table:table-row>
        <table:table-row table:style-name="TableLine94223329676688">
          <table:table-cell table:style-name="Table6.A2" office:value-type="string">
            <text:p text:style-name="P1230">думать</text:p>
          </table:table-cell>
          <table:table-cell table:style-name="Table6.A2" office:value-type="string">
            <text:p text:style-name="P1231">think</text:p>
          </table:table-cell>
          <table:table-cell table:style-name="Table6.A2" office:value-type="string">
            <text:p text:style-name="P1231">thought</text:p>
          </table:table-cell>
          <table:table-cell table:style-name="Table6.D2" office:value-type="string">
            <text:p text:style-name="P1230">thought</text:p>
          </table:table-cell>
        </table:table-row>
        <table:table-row table:style-name="TableLine94223329677760">
          <table:table-cell table:style-name="Table6.A2" office:value-type="string">
            <text:p text:style-name="P1230">побеждать</text:p>
          </table:table-cell>
          <table:table-cell table:style-name="Table6.A2" office:value-type="string">
            <text:p text:style-name="P1231">win</text:p>
          </table:table-cell>
          <table:table-cell table:style-name="Table6.A2" office:value-type="string">
            <text:p text:style-name="P1231">won</text:p>
          </table:table-cell>
          <table:table-cell table:style-name="Table6.D2" office:value-type="string">
            <text:p text:style-name="P1230">won</text:p>
          </table:table-cell>
        </table:table-row>
        <table:table-row table:style-name="TableLine94223329678832">
          <table:table-cell table:style-name="Table6.A2" office:value-type="string">
            <text:p text:style-name="P1230">писать</text:p>
          </table:table-cell>
          <table:table-cell table:style-name="Table6.A2" office:value-type="string">
            <text:p text:style-name="P1231">write</text:p>
          </table:table-cell>
          <table:table-cell table:style-name="Table6.A2" office:value-type="string">
            <text:p text:style-name="P1231">wrote</text:p>
          </table:table-cell>
          <table:table-cell table:style-name="Table6.D2" office:value-type="string">
            <text:p text:style-name="P1230">written</text:p>
          </table:table-cell>
        </table:table-row>
      </table:table>
      <text:p text:style-name="P1386"/>
      <text:p text:style-name="P277">Попробовать написать упрощенный конспект, без тонких подробностей, <text:span text:style-name="T1105">т. к. они только забивают голову лишней информацией, мешая сосредоточиться на главн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09T13:57:58.151291926</dc:date>
    <meta:editing-duration>P2DT13H6M35S</meta:editing-duration>
    <meta:editing-cycles>1098</meta:editing-cycles>
    <meta:generator>LibreOffice/6.4.7.2$Linux_X86_64 LibreOffice_project/40$Build-2</meta:generator>
    <meta:document-statistic meta:table-count="12" meta:image-count="0" meta:object-count="0" meta:page-count="55" meta:paragraph-count="2026" meta:word-count="15986" meta:character-count="101161" meta:non-whitespace-character-count="86639"/>
  </office:meta>
</office:document-meta>
</file>